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8" svg:font-family="T3Font_8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42" svg:font-family="T3Font_42" style:font-family-generic="swiss" svg:panose-1="0 0 0 0 0 0 0 0 0 0"/>
    <style:font-face style:name="T3Font_44" svg:font-family="T3Font_44" style:font-family-generic="swiss" svg:panose-1="0 0 0 0 0 0 0 0 0 0"/>
    <style:font-face style:name="T3Font_45" svg:font-family="T3Font_45" style:font-family-generic="swiss" svg:panose-1="0 0 0 0 0 0 0 0 0 0"/>
    <style:font-face style:name="T3Font_48" svg:font-family="T3Font_48" style:font-family-generic="swiss" svg:panose-1="0 0 0 0 0 0 0 0 0 0"/>
    <style:font-face style:name="T3Font_47" svg:font-family="T3Font_47" style:font-family-generic="swiss" svg:panose-1="0 0 0 0 0 0 0 0 0 0"/>
    <style:font-face style:name="T3Font_46" svg:font-family="T3Font_46" style:font-family-generic="swiss" svg:panose-1="0 0 0 0 0 0 0 0 0 0"/>
    <style:font-face style:name="T3Font_43" svg:font-family="T3Font_43" style:font-family-generic="swiss" svg:panose-1="0 0 0 0 0 0 0 0 0 0"/>
    <style:font-face style:name="T3Font_40" svg:font-family="T3Font_40" style:font-family-generic="swiss" svg:panose-1="0 0 0 0 0 0 0 0 0 0"/>
    <style:font-face style:name="T3Font_41" svg:font-family="T3Font_41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50%"/>
    </style:style>
    <style:style style:name="T2" style:parent-style-name="Standardnípísmoodstavce" style:family="text">
      <style:text-properties style:font-name="T3Font_0" style:font-name-complex="T3Font_0" fo:color="#1F1F1F" style:letter-kerning="false" fo:font-size="18pt" style:font-size-asian="18pt" style:font-size-complex="18pt"/>
    </style:style>
    <style:style style:name="T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7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8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9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0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1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2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7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18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19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0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1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2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3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4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T25" style:parent-style-name="Standardnípísmoodstavce" style:family="text">
      <style:text-properties style:font-name="T3Font_1" style:font-name-complex="T3Font_1" fo:color="#1F1F1F" style:letter-kerning="false" fo:font-size="18pt" style:font-size-asian="18pt" style:font-size-complex="18pt"/>
    </style:style>
    <style:style style:name="T26" style:parent-style-name="Standardnípísmoodstavce" style:family="text">
      <style:text-properties style:font-name="T3Font_2" style:font-name-complex="T3Font_2" fo:color="#1F1F1F" style:letter-kerning="false" fo:font-size="18pt" style:font-size-asian="18pt" style:font-size-complex="18pt"/>
    </style:style>
    <style:style style:name="P27" style:parent-style-name="Normální" style:family="paragraph">
      <style:paragraph-properties style:text-autospace="none" fo:margin-bottom="0in" fo:line-height="150%"/>
    </style:style>
    <style:style style:name="T28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2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P38" style:parent-style-name="Normální" style:family="paragraph">
      <style:paragraph-properties style:text-autospace="none" fo:margin-bottom="0in" fo:line-height="150%"/>
    </style:style>
    <style:style style:name="T3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1" style:parent-style-name="Normální" style:family="paragraph">
      <style:paragraph-properties style:text-autospace="none" fo:margin-bottom="0in" fo:line-height="150%"/>
    </style:style>
    <style:style style:name="T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26" style:parent-style-name="Normální" style:family="paragraph">
      <style:paragraph-properties style:text-autospace="none" fo:margin-bottom="0in" fo:line-height="150%"/>
    </style:style>
    <style:style style:name="T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3" style:parent-style-name="Normální" style:family="paragraph">
      <style:paragraph-properties style:text-autospace="none" fo:margin-bottom="0in" fo:line-height="150%"/>
    </style:style>
    <style:style style:name="T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17" style:parent-style-name="Normální" style:family="paragraph">
      <style:paragraph-properties style:text-autospace="none" fo:margin-bottom="0in" fo:line-height="150%"/>
    </style:style>
    <style:style style:name="T2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68" style:parent-style-name="Normální" style:family="paragraph">
      <style:paragraph-properties style:text-autospace="none" fo:margin-bottom="0in" fo:line-height="150%"/>
    </style:style>
    <style:style style:name="T26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23" style:parent-style-name="Normální" style:family="paragraph">
      <style:paragraph-properties style:text-autospace="none" fo:margin-bottom="0in" fo:line-height="150%"/>
    </style:style>
    <style:style style:name="T3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74" style:parent-style-name="Normální" style:family="paragraph">
      <style:paragraph-properties style:text-autospace="none" fo:margin-bottom="0in" fo:line-height="150%"/>
    </style:style>
    <style:style style:name="T3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07" style:parent-style-name="Normální" style:family="paragraph">
      <style:paragraph-properties style:text-autospace="none" fo:margin-bottom="0in" fo:line-height="150%"/>
    </style:style>
    <style:style style:name="T40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53" style:parent-style-name="Normální" style:family="paragraph">
      <style:paragraph-properties style:text-autospace="none" fo:margin-bottom="0in" fo:line-height="150%"/>
    </style:style>
    <style:style style:name="T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91" style:parent-style-name="Normální" style:family="paragraph">
      <style:paragraph-properties style:text-autospace="none" fo:margin-bottom="0in" fo:line-height="150%"/>
    </style:style>
    <style:style style:name="T4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36" style:parent-style-name="Normální" style:family="paragraph">
      <style:paragraph-properties style:text-autospace="none" fo:margin-bottom="0in" fo:line-height="150%"/>
    </style:style>
    <style:style style:name="T5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74" style:parent-style-name="Normální" style:family="paragraph">
      <style:paragraph-properties style:text-autospace="none" fo:margin-bottom="0in" fo:line-height="150%"/>
    </style:style>
    <style:style style:name="T5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18" style:parent-style-name="Normální" style:family="paragraph">
      <style:paragraph-properties style:text-autospace="none" fo:margin-bottom="0in" fo:line-height="150%"/>
    </style:style>
    <style:style style:name="T6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66" style:parent-style-name="Normální" style:family="paragraph">
      <style:paragraph-properties style:text-autospace="none" fo:margin-bottom="0in" fo:line-height="150%"/>
    </style:style>
    <style:style style:name="T6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708" style:parent-style-name="Normální" style:family="paragraph">
      <style:paragraph-properties style:text-autospace="none" fo:margin-bottom="0in" fo:line-height="150%"/>
    </style:style>
    <style:style style:name="T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752" style:parent-style-name="Normální" style:family="paragraph">
      <style:paragraph-properties style:text-autospace="none" fo:margin-bottom="0in" fo:line-height="150%"/>
    </style:style>
    <style:style style:name="T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761" style:parent-style-name="Normální" style:family="paragraph">
      <style:paragraph-properties style:text-autospace="none" fo:margin-bottom="0in" fo:line-height="150%"/>
    </style:style>
    <style:style style:name="T762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76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6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7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6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6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7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77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77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P773" style:parent-style-name="Normální" style:family="paragraph">
      <style:paragraph-properties style:text-autospace="none" fo:margin-bottom="0in" fo:line-height="150%"/>
    </style:style>
    <style:style style:name="T77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7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97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79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99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1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3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5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7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0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09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81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8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1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8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22" style:parent-style-name="Normální" style:family="paragraph">
      <style:paragraph-properties style:text-autospace="none" fo:margin-bottom="0in" fo:line-height="150%"/>
    </style:style>
    <style:style style:name="T8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868" style:parent-style-name="Normální" style:family="paragraph">
      <style:paragraph-properties style:text-autospace="none" fo:margin-bottom="0in" fo:line-height="150%"/>
    </style:style>
    <style:style style:name="T8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87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8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8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8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919" style:parent-style-name="Normální" style:family="paragraph">
      <style:paragraph-properties style:text-autospace="none" fo:margin-bottom="0in" fo:line-height="150%"/>
    </style:style>
    <style:style style:name="T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9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964" style:parent-style-name="Normální" style:family="paragraph">
      <style:paragraph-properties style:text-autospace="none" fo:margin-bottom="0in" fo:line-height="150%"/>
    </style:style>
    <style:style style:name="T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985" style:parent-style-name="Normální" style:family="paragraph">
      <style:paragraph-properties style:text-autospace="none" fo:margin-bottom="0in" fo:line-height="150%"/>
    </style:style>
    <style:style style:name="T9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022" style:parent-style-name="Normální" style:family="paragraph">
      <style:paragraph-properties style:text-autospace="none" fo:margin-bottom="0in" fo:line-height="150%"/>
    </style:style>
    <style:style style:name="T10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041" style:parent-style-name="Normální" style:family="paragraph">
      <style:paragraph-properties style:text-autospace="none" fo:margin-bottom="0in" fo:line-height="150%"/>
    </style:style>
    <style:style style:name="T104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0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084" style:parent-style-name="Normální" style:family="paragraph">
      <style:paragraph-properties style:text-autospace="none" fo:margin-bottom="0in" fo:line-height="150%"/>
    </style:style>
    <style:style style:name="T1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0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0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2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129" style:parent-style-name="Normální" style:family="paragraph">
      <style:paragraph-properties style:text-autospace="none" fo:margin-bottom="0in" fo:line-height="150%"/>
    </style:style>
    <style:style style:name="T11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6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6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1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176" style:parent-style-name="Normální" style:family="paragraph">
      <style:paragraph-properties style:text-autospace="none" fo:margin-bottom="0in" fo:line-height="150%"/>
    </style:style>
    <style:style style:name="T11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1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1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1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222" style:parent-style-name="Normální" style:family="paragraph">
      <style:paragraph-properties style:text-autospace="none" fo:margin-bottom="0in" fo:line-height="150%"/>
    </style:style>
    <style:style style:name="T12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2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244" style:parent-style-name="Normální" style:family="paragraph">
      <style:paragraph-properties style:text-autospace="none" fo:margin-bottom="0in" fo:line-height="150%"/>
    </style:style>
    <style:style style:name="T124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2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285" style:parent-style-name="Normální" style:family="paragraph">
      <style:paragraph-properties style:text-autospace="none" fo:margin-bottom="0in" fo:line-height="150%"/>
    </style:style>
    <style:style style:name="T12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2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2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32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3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325" style:parent-style-name="Normální" style:family="paragraph">
      <style:paragraph-properties style:text-autospace="none" fo:margin-bottom="0in" fo:line-height="150%"/>
    </style:style>
    <style:style style:name="T1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373" style:parent-style-name="Normální" style:family="paragraph">
      <style:paragraph-properties style:text-autospace="none" fo:margin-bottom="0in" fo:line-height="150%"/>
    </style:style>
    <style:style style:name="T13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3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403" style:parent-style-name="Normální" style:family="paragraph">
      <style:paragraph-properties style:text-autospace="none" fo:margin-bottom="0in" fo:line-height="150%"/>
    </style:style>
    <style:style style:name="T140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4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452" style:parent-style-name="Normální" style:family="paragraph">
      <style:paragraph-properties style:text-autospace="none" fo:margin-bottom="0in" fo:line-height="150%"/>
    </style:style>
    <style:style style:name="T14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4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4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502" style:parent-style-name="Normální" style:family="paragraph">
      <style:paragraph-properties style:text-autospace="none" fo:margin-bottom="0in" fo:line-height="150%"/>
    </style:style>
    <style:style style:name="T15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2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5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558" style:parent-style-name="Normální" style:family="paragraph">
      <style:paragraph-properties style:text-autospace="none" fo:margin-bottom="0in" fo:line-height="150%"/>
    </style:style>
    <style:style style:name="T1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5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5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606" style:parent-style-name="Normální" style:family="paragraph">
      <style:paragraph-properties style:text-autospace="none" fo:margin-bottom="0in" fo:line-height="150%"/>
    </style:style>
    <style:style style:name="T16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2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644" style:parent-style-name="Normální" style:family="paragraph">
      <style:paragraph-properties style:text-autospace="none" fo:margin-bottom="0in" fo:line-height="150%"/>
    </style:style>
    <style:style style:name="T1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687" style:parent-style-name="Normální" style:family="paragraph">
      <style:paragraph-properties style:text-autospace="none" fo:margin-bottom="0in" fo:line-height="150%"/>
    </style:style>
    <style:style style:name="T1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69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6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6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6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23" style:parent-style-name="Normální" style:family="paragraph">
      <style:paragraph-properties style:text-autospace="none" fo:margin-bottom="0in" fo:line-height="150%"/>
    </style:style>
    <style:style style:name="T17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738" style:parent-style-name="Normální" style:family="paragraph">
      <style:paragraph-properties style:text-autospace="none" fo:margin-bottom="0in" fo:line-height="150%"/>
    </style:style>
    <style:style style:name="T173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1776" style:parent-style-name="Normální" style:family="paragraph">
      <style:paragraph-properties style:text-autospace="none" fo:margin-bottom="0in" fo:line-height="150%"/>
    </style:style>
    <style:style style:name="T1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809" style:parent-style-name="Normální" style:family="paragraph">
      <style:paragraph-properties style:text-autospace="none" fo:margin-bottom="0in" fo:line-height="150%"/>
    </style:style>
    <style:style style:name="T18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3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1836" style:parent-style-name="Normální" style:family="paragraph">
      <style:paragraph-properties style:text-autospace="none" fo:margin-bottom="0in" fo:line-height="150%"/>
    </style:style>
    <style:style style:name="T183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1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887" style:parent-style-name="Normální" style:family="paragraph">
      <style:paragraph-properties style:text-autospace="none" fo:margin-bottom="0in" fo:line-height="150%"/>
    </style:style>
    <style:style style:name="T1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8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8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939" style:parent-style-name="Normální" style:family="paragraph">
      <style:paragraph-properties style:text-autospace="none" fo:margin-bottom="0in" fo:line-height="150%"/>
    </style:style>
    <style:style style:name="T19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6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19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1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1984" style:parent-style-name="Normální" style:family="paragraph">
      <style:paragraph-properties style:text-autospace="none" fo:margin-bottom="0in" fo:line-height="150%"/>
    </style:style>
    <style:style style:name="T19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1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1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026" style:parent-style-name="Normální" style:family="paragraph">
      <style:paragraph-properties style:text-autospace="none" fo:margin-bottom="0in" fo:line-height="150%"/>
    </style:style>
    <style:style style:name="T20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05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066" style:parent-style-name="Normální" style:family="paragraph">
      <style:paragraph-properties style:text-autospace="none" fo:margin-bottom="0in" fo:line-height="150%"/>
    </style:style>
    <style:style style:name="T20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0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089" style:parent-style-name="Normální" style:family="paragraph">
      <style:paragraph-properties style:text-autospace="none" fo:margin-bottom="0in" fo:line-height="150%"/>
    </style:style>
    <style:style style:name="T2090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209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09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09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0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0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1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11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11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P2115" style:parent-style-name="Normální" style:family="paragraph">
      <style:paragraph-properties style:text-autospace="none" fo:margin-bottom="0in" fo:line-height="150%"/>
    </style:style>
    <style:style style:name="T211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1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5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167" style:parent-style-name="Normální" style:family="paragraph">
      <style:paragraph-properties style:text-autospace="none" fo:margin-bottom="0in" fo:line-height="150%"/>
    </style:style>
    <style:style style:name="T21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1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1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218" style:parent-style-name="Normální" style:family="paragraph">
      <style:paragraph-properties style:text-autospace="none" fo:margin-bottom="0in" fo:line-height="150%"/>
    </style:style>
    <style:style style:name="T2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272" style:parent-style-name="Normální" style:family="paragraph">
      <style:paragraph-properties style:text-autospace="none" fo:margin-bottom="0in" fo:line-height="150%"/>
    </style:style>
    <style:style style:name="T2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2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2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2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318" style:parent-style-name="Normální" style:family="paragraph">
      <style:paragraph-properties style:text-autospace="none" fo:margin-bottom="0in" fo:line-height="150%"/>
    </style:style>
    <style:style style:name="T23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360" style:parent-style-name="Normální" style:family="paragraph">
      <style:paragraph-properties style:text-autospace="none" fo:margin-bottom="0in" fo:line-height="150%"/>
    </style:style>
    <style:style style:name="T23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74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237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37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3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8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3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3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403" style:parent-style-name="Normální" style:family="paragraph">
      <style:paragraph-properties style:text-autospace="none" fo:margin-bottom="0in" fo:line-height="150%"/>
    </style:style>
    <style:style style:name="T24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445" style:parent-style-name="Normální" style:family="paragraph">
      <style:paragraph-properties style:text-autospace="none" fo:margin-bottom="0in" fo:line-height="150%"/>
    </style:style>
    <style:style style:name="T2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494" style:parent-style-name="Normální" style:family="paragraph">
      <style:paragraph-properties style:text-autospace="none" fo:margin-bottom="0in" fo:line-height="150%"/>
    </style:style>
    <style:style style:name="T24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4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5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545" style:parent-style-name="Normální" style:family="paragraph">
      <style:paragraph-properties style:text-autospace="none" fo:margin-bottom="0in" fo:line-height="150%"/>
    </style:style>
    <style:style style:name="T254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579" style:parent-style-name="Normální" style:family="paragraph">
      <style:paragraph-properties style:text-autospace="none" fo:margin-bottom="0in" fo:line-height="150%"/>
    </style:style>
    <style:style style:name="T258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8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8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83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8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8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8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8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8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8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9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594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9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9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97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598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599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6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1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629" style:parent-style-name="Normální" style:family="paragraph">
      <style:paragraph-properties style:text-autospace="none" fo:margin-bottom="0in" fo:line-height="150%"/>
    </style:style>
    <style:style style:name="T26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65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266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266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26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670" style:parent-style-name="Normální" style:family="paragraph">
      <style:paragraph-properties style:text-autospace="none" fo:margin-bottom="0in" fo:line-height="150%"/>
    </style:style>
    <style:style style:name="T2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69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722" style:parent-style-name="Normální" style:family="paragraph">
      <style:paragraph-properties style:text-autospace="none" fo:margin-bottom="0in" fo:line-height="150%"/>
    </style:style>
    <style:style style:name="T27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2771" style:parent-style-name="Normální" style:family="paragraph">
      <style:paragraph-properties style:text-autospace="none" fo:margin-bottom="0in" fo:line-height="150%"/>
    </style:style>
    <style:style style:name="T27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79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7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812" style:parent-style-name="Normální" style:family="paragraph">
      <style:paragraph-properties style:text-autospace="none" fo:margin-bottom="0in" fo:line-height="150%"/>
    </style:style>
    <style:style style:name="T28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8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2860" style:parent-style-name="Normální" style:family="paragraph">
      <style:paragraph-properties style:text-autospace="none" fo:margin-bottom="0in" fo:line-height="150%"/>
    </style:style>
    <style:style style:name="T2861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286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6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6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6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6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6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6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6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7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7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7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7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7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7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7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7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78" style:parent-style-name="Standardnípísmoodstavce" style:family="text">
      <style:text-properties style:font-name="T3Font_48" style:font-name-complex="T3Font_48" fo:color="#1F1F1F" style:letter-kerning="false" fo:font-size="15pt" style:font-size-asian="15pt" style:font-size-complex="15pt"/>
    </style:style>
    <style:style style:name="T287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8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8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8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8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8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8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86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87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88" style:parent-style-name="Standardnípísmoodstavce" style:family="text">
      <style:text-properties style:font-name="T3Font_48" style:font-name-complex="T3Font_48" fo:color="#1F1F1F" style:letter-kerning="false" fo:font-size="15pt" style:font-size-asian="15pt" style:font-size-complex="15pt"/>
    </style:style>
    <style:style style:name="T288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90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91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92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93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94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95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96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97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898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2899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2900" style:parent-style-name="Standardnípísmoodstavce" style:family="text">
      <style:text-properties style:font-name="T3Font_48" style:font-name-complex="T3Font_48" fo:color="#1F1F1F" style:letter-kerning="false" fo:font-size="15pt" style:font-size-asian="15pt" style:font-size-complex="15pt"/>
    </style:style>
    <style:style style:name="P2901" style:parent-style-name="Normální" style:family="paragraph">
      <style:paragraph-properties style:text-autospace="none" fo:margin-bottom="0in" fo:line-height="150%"/>
    </style:style>
    <style:style style:name="T2902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29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956" style:parent-style-name="Normální" style:family="paragraph">
      <style:paragraph-properties style:text-autospace="none" fo:margin-bottom="0in" fo:line-height="150%"/>
    </style:style>
    <style:style style:name="T29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297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29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2996" style:parent-style-name="Normální" style:family="paragraph">
      <style:paragraph-properties style:text-autospace="none" fo:margin-bottom="0in" fo:line-height="150%"/>
    </style:style>
    <style:style style:name="T2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2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2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042" style:parent-style-name="Normální" style:family="paragraph">
      <style:paragraph-properties style:text-autospace="none" fo:margin-bottom="0in" fo:line-height="150%"/>
    </style:style>
    <style:style style:name="T3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5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8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094" style:parent-style-name="Normální" style:family="paragraph">
      <style:paragraph-properties style:text-autospace="none" fo:margin-bottom="0in" fo:line-height="150%"/>
    </style:style>
    <style:style style:name="T30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0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0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1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137" style:parent-style-name="Normální" style:family="paragraph">
      <style:paragraph-properties style:text-autospace="none" fo:margin-bottom="0in" fo:line-height="150%"/>
    </style:style>
    <style:style style:name="T31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54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155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3156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157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3158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159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3160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161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3162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3163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31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16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1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3186" style:parent-style-name="Normální" style:family="paragraph">
      <style:paragraph-properties style:text-autospace="none" fo:margin-bottom="0in" fo:line-height="150%"/>
    </style:style>
    <style:style style:name="T3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1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1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0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0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2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2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3239" style:parent-style-name="Normální" style:family="paragraph">
      <style:paragraph-properties style:text-autospace="none" fo:margin-bottom="0in" fo:line-height="150%"/>
    </style:style>
    <style:style style:name="T32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7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279" style:parent-style-name="Normální" style:family="paragraph">
      <style:paragraph-properties style:text-autospace="none" fo:margin-bottom="0in" fo:line-height="150%"/>
    </style:style>
    <style:style style:name="T3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2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2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1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3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1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3320" style:parent-style-name="Normální" style:family="paragraph">
      <style:paragraph-properties style:text-autospace="none" fo:margin-bottom="0in" fo:line-height="150%"/>
    </style:style>
    <style:style style:name="T33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356" style:parent-style-name="Normální" style:family="paragraph">
      <style:paragraph-properties style:text-autospace="none" fo:margin-bottom="0in" fo:line-height="150%"/>
    </style:style>
    <style:style style:name="T3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39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395" style:parent-style-name="Normální" style:family="paragraph">
      <style:paragraph-properties style:text-autospace="none" fo:margin-bottom="0in" fo:line-height="150%"/>
    </style:style>
    <style:style style:name="T33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3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3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435" style:parent-style-name="Normální" style:family="paragraph">
      <style:paragraph-properties style:text-autospace="none" fo:margin-bottom="0in" fo:line-height="150%"/>
    </style:style>
    <style:style style:name="T34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5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5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475" style:parent-style-name="Normální" style:family="paragraph">
      <style:paragraph-properties style:text-autospace="none" fo:margin-bottom="0in" fo:line-height="150%"/>
    </style:style>
    <style:style style:name="T3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4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4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3525" style:parent-style-name="Normální" style:family="paragraph">
      <style:paragraph-properties style:text-autospace="none" fo:margin-bottom="0in" fo:line-height="150%"/>
    </style:style>
    <style:style style:name="T35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4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4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35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3568" style:parent-style-name="Normální" style:family="paragraph">
      <style:paragraph-properties style:text-autospace="none" fo:margin-bottom="0in" fo:line-height="150%"/>
    </style:style>
    <style:style style:name="T3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5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5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5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3596" style:parent-style-name="Normální" style:family="paragraph">
      <style:paragraph-properties style:text-autospace="none" fo:margin-bottom="0in" fo:line-height="150%"/>
    </style:style>
    <style:style style:name="T3597" style:parent-style-name="Standardnípísmoodstavce" style:family="text">
      <style:text-properties style:font-name="T3Font_3" style:font-name-complex="T3Font_3" fo:color="#1F1F1F" style:letter-kerning="false" fo:font-size="15pt" style:font-size-asian="15pt" style:font-size-complex="15pt"/>
    </style:style>
    <style:style style:name="T359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59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0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0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0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0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0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0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06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07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0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0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1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1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1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1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1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1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16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17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1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1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2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2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2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2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2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2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26" style:parent-style-name="Standardnípísmoodstavce" style:family="text">
      <style:text-properties style:font-name="T3Font_48" style:font-name-complex="T3Font_48" fo:color="#1F1F1F" style:letter-kerning="false" fo:font-size="15pt" style:font-size-asian="15pt" style:font-size-complex="15pt"/>
    </style:style>
    <style:style style:name="P3627" style:parent-style-name="Normální" style:family="paragraph">
      <style:paragraph-properties style:text-autospace="none" fo:margin-bottom="0in" fo:line-height="150%"/>
    </style:style>
    <style:style style:name="T3628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29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30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31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32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33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34" style:parent-style-name="Standardnípísmoodstavce" style:family="text">
      <style:text-properties style:font-name="T3Font_4" style:font-name-complex="T3Font_4" fo:color="#1F1F1F" style:letter-kerning="false" fo:font-size="15pt" style:font-size-asian="15pt" style:font-size-complex="15pt"/>
    </style:style>
    <style:style style:name="T3635" style:parent-style-name="Standardnípísmoodstavce" style:family="text">
      <style:text-properties style:font-name="T3Font_5" style:font-name-complex="T3Font_5" fo:color="#1F1F1F" style:letter-kerning="false" fo:font-size="15pt" style:font-size-asian="15pt" style:font-size-complex="15pt"/>
    </style:style>
    <style:style style:name="T3636" style:parent-style-name="Standardnípísmoodstavce" style:family="text">
      <style:text-properties style:font-name="T3Font_48" style:font-name-complex="T3Font_48" fo:color="#1F1F1F" style:letter-kerning="false" fo:font-size="15pt" style:font-size-asian="15pt" style:font-size-complex="15pt"/>
    </style:style>
    <style:style style:name="P3637" style:parent-style-name="Normální" style:family="paragraph">
      <style:paragraph-properties style:text-autospace="none" fo:margin-bottom="0in" fo:line-height="150%"/>
    </style:style>
    <style:style style:name="T363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6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4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689" style:parent-style-name="Normální" style:family="paragraph">
      <style:paragraph-properties style:text-autospace="none" fo:margin-bottom="0in" fo:line-height="150%"/>
    </style:style>
    <style:style style:name="T36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6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6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1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7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2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738" style:parent-style-name="Normální" style:family="paragraph">
      <style:paragraph-properties style:text-autospace="none" fo:margin-bottom="0in" fo:line-height="150%"/>
    </style:style>
    <style:style style:name="T37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781" style:parent-style-name="Normální" style:family="paragraph">
      <style:paragraph-properties style:text-autospace="none" fo:margin-bottom="0in" fo:line-height="150%"/>
    </style:style>
    <style:style style:name="T3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7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3833" style:parent-style-name="Normální" style:family="paragraph">
      <style:paragraph-properties style:text-autospace="none" fo:margin-bottom="0in" fo:line-height="150%"/>
    </style:style>
    <style:style style:name="T383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8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876" style:parent-style-name="Normální" style:family="paragraph">
      <style:paragraph-properties style:text-autospace="none" fo:margin-bottom="0in" fo:line-height="150%"/>
    </style:style>
    <style:style style:name="T38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89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8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8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8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0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926" style:parent-style-name="Normální" style:family="paragraph">
      <style:paragraph-properties style:text-autospace="none" fo:margin-bottom="0in" fo:line-height="150%"/>
    </style:style>
    <style:style style:name="T3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7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3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3977" style:parent-style-name="Normální" style:family="paragraph">
      <style:paragraph-properties style:text-autospace="none" fo:margin-bottom="0in" fo:line-height="150%"/>
    </style:style>
    <style:style style:name="T39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39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39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39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012" style:parent-style-name="Normální" style:family="paragraph">
      <style:paragraph-properties style:text-autospace="none" fo:margin-bottom="0in" fo:line-height="150%"/>
    </style:style>
    <style:style style:name="T4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2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0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5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5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5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5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5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5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6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6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063" style:parent-style-name="Normální" style:family="paragraph">
      <style:paragraph-properties style:text-autospace="none" fo:margin-bottom="0in" fo:line-height="150%"/>
    </style:style>
    <style:style style:name="T406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6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6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6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6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6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7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7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7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4073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407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07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4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0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120" style:parent-style-name="Normální" style:family="paragraph">
      <style:paragraph-properties style:text-autospace="none" fo:margin-bottom="0in" fo:line-height="150%"/>
    </style:style>
    <style:style style:name="T412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165" style:parent-style-name="Normální" style:family="paragraph">
      <style:paragraph-properties style:text-autospace="none" fo:margin-bottom="0in" fo:line-height="150%"/>
    </style:style>
    <style:style style:name="T41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1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1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1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223" style:parent-style-name="Normální" style:family="paragraph">
      <style:paragraph-properties style:text-autospace="none" fo:margin-bottom="0in" fo:line-height="150%"/>
    </style:style>
    <style:style style:name="T42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4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5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6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2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273" style:parent-style-name="Normální" style:family="paragraph">
      <style:paragraph-properties style:text-autospace="none" fo:margin-bottom="0in" fo:line-height="150%"/>
    </style:style>
    <style:style style:name="T42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2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2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2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1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3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319" style:parent-style-name="Normální" style:family="paragraph">
      <style:paragraph-properties style:text-autospace="none" fo:margin-bottom="0in" fo:line-height="150%"/>
    </style:style>
    <style:style style:name="T43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6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369" style:parent-style-name="Normální" style:family="paragraph">
      <style:paragraph-properties style:text-autospace="none" fo:margin-bottom="0in" fo:line-height="150%"/>
    </style:style>
    <style:style style:name="T437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3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3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3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3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417" style:parent-style-name="Normální" style:family="paragraph">
      <style:paragraph-properties style:text-autospace="none" fo:margin-bottom="0in" fo:line-height="150%"/>
    </style:style>
    <style:style style:name="T44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4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471" style:parent-style-name="Normální" style:family="paragraph">
      <style:paragraph-properties style:text-autospace="none" fo:margin-bottom="0in" fo:line-height="150%"/>
    </style:style>
    <style:style style:name="T44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4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4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0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514" style:parent-style-name="Normální" style:family="paragraph">
      <style:paragraph-properties style:text-autospace="none" fo:margin-bottom="0in" fo:line-height="150%"/>
    </style:style>
    <style:style style:name="T45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531" style:parent-style-name="Normální" style:family="paragraph">
      <style:paragraph-properties style:text-autospace="none" fo:margin-bottom="0in" fo:line-height="150%"/>
    </style:style>
    <style:style style:name="T453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5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579" style:parent-style-name="Normální" style:family="paragraph">
      <style:paragraph-properties style:text-autospace="none" fo:margin-bottom="0in" fo:line-height="150%"/>
    </style:style>
    <style:style style:name="T4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58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5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5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5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3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3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6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633" style:parent-style-name="Normální" style:family="paragraph">
      <style:paragraph-properties style:text-autospace="none" fo:margin-bottom="0in" fo:line-height="150%"/>
    </style:style>
    <style:style style:name="T46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675" style:parent-style-name="Normální" style:family="paragraph">
      <style:paragraph-properties style:text-autospace="none" fo:margin-bottom="0in" fo:line-height="150%"/>
    </style:style>
    <style:style style:name="T46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8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9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69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712" style:parent-style-name="Normální" style:family="paragraph">
      <style:paragraph-properties style:text-autospace="none" fo:margin-bottom="0in" fo:line-height="150%"/>
    </style:style>
    <style:style style:name="T47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3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7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3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7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763" style:parent-style-name="Normální" style:family="paragraph">
      <style:paragraph-properties style:text-autospace="none" fo:margin-bottom="0in" fo:line-height="150%"/>
    </style:style>
    <style:style style:name="T47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8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7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7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7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814" style:parent-style-name="Normální" style:family="paragraph">
      <style:paragraph-properties style:text-autospace="none" fo:margin-bottom="0in" fo:line-height="150%"/>
    </style:style>
    <style:style style:name="T48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850" style:parent-style-name="Normální" style:family="paragraph">
      <style:paragraph-properties style:text-autospace="none" fo:margin-bottom="0in" fo:line-height="150%"/>
    </style:style>
    <style:style style:name="T48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6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8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8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8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4900" style:parent-style-name="Normální" style:family="paragraph">
      <style:paragraph-properties style:text-autospace="none" fo:margin-bottom="0in" fo:line-height="150%"/>
    </style:style>
    <style:style style:name="T490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9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4949" style:parent-style-name="Normální" style:family="paragraph">
      <style:paragraph-properties style:text-autospace="none" fo:margin-bottom="0in" fo:line-height="150%"/>
    </style:style>
    <style:style style:name="T49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5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49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49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4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4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4999" style:parent-style-name="Normální" style:family="paragraph">
      <style:paragraph-properties style:text-autospace="none" fo:margin-bottom="0in" fo:line-height="150%"/>
    </style:style>
    <style:style style:name="T50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16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3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039" style:parent-style-name="Normální" style:family="paragraph">
      <style:paragraph-properties style:text-autospace="none" fo:margin-bottom="0in" fo:line-height="150%"/>
    </style:style>
    <style:style style:name="T50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5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0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081" style:parent-style-name="Normální" style:family="paragraph">
      <style:paragraph-properties style:text-autospace="none" fo:margin-bottom="0in" fo:line-height="150%"/>
    </style:style>
    <style:style style:name="T50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09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0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1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5119" style:parent-style-name="Normální" style:family="paragraph">
      <style:paragraph-properties style:text-autospace="none" fo:margin-bottom="0in" fo:line-height="150%"/>
    </style:style>
    <style:style style:name="T51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5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5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1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5168" style:parent-style-name="Normální" style:family="paragraph">
      <style:paragraph-properties style:text-autospace="none" fo:margin-bottom="0in" fo:line-height="150%"/>
    </style:style>
    <style:style style:name="T51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1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1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1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210" style:parent-style-name="Normální" style:family="paragraph">
      <style:paragraph-properties style:text-autospace="none" fo:margin-bottom="0in" fo:line-height="150%"/>
    </style:style>
    <style:style style:name="T52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2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4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41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2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5263" style:parent-style-name="Normální" style:family="paragraph">
      <style:paragraph-properties style:text-autospace="none" fo:margin-bottom="0in" fo:line-height="150%"/>
    </style:style>
    <style:style style:name="T52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2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2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2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315" style:parent-style-name="Normální" style:family="paragraph">
      <style:paragraph-properties style:text-autospace="none" fo:margin-bottom="0in" fo:line-height="150%"/>
    </style:style>
    <style:style style:name="T53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2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5327" style:parent-style-name="Normální" style:family="paragraph">
      <style:paragraph-properties style:text-autospace="none" fo:margin-bottom="0in" fo:line-height="150%"/>
    </style:style>
    <style:style style:name="T532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3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338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5339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40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41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42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43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44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4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4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47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48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49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50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51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52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53" style:parent-style-name="Standardnípísmoodstavce" style:family="text">
      <style:text-properties style:font-name="T3Font_47" style:font-name-complex="T3Font_47" fo:font-style="italic" style:font-style-asian="italic" style:font-style-complex="italic" fo:color="#1F1F1F" style:letter-kerning="false" fo:font-size="12pt" style:font-size-asian="12pt" style:font-size-complex="12pt"/>
    </style:style>
    <style:style style:name="T5354" style:parent-style-name="Standardnípísmoodstavce" style:family="text">
      <style:text-properties style:font-name="T3Font_46" style:font-name-complex="T3Font_46" fo:font-style="italic" style:font-style-asian="italic" style:font-style-complex="italic" fo:color="#1F1F1F" style:letter-kerning="false" fo:font-size="12pt" style:font-size-asian="12pt" style:font-size-complex="12pt"/>
    </style:style>
    <style:style style:name="T535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5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57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535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5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60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5361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5362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63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64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6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6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67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536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6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7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7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7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73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537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7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7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P5377" style:parent-style-name="Normální" style:family="paragraph">
      <style:paragraph-properties style:text-autospace="none" fo:margin-bottom="0in" fo:line-height="150%"/>
    </style:style>
    <style:style style:name="T5378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79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5380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5381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P5382" style:parent-style-name="Normální" style:family="paragraph">
      <style:paragraph-properties style:text-autospace="none" fo:margin-bottom="0in" fo:line-height="150%"/>
    </style:style>
    <style:style style:name="T5383" style:parent-style-name="Standardnípísmoodstavce" style:family="text">
      <style:text-properties style:font-name="T3Font_10" style:font-name-complex="T3Font_10" fo:color="#0074B9" style:letter-kerning="false" fo:font-size="12pt" style:font-size-asian="12pt" style:font-size-complex="12pt"/>
    </style:style>
    <style:style style:name="T538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538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53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3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3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0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0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4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2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4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2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5432" style:parent-style-name="Normální" style:family="paragraph">
      <style:paragraph-properties style:text-autospace="none" fo:margin-bottom="0in" fo:line-height="150%"/>
    </style:style>
    <style:style style:name="T543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4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476" style:parent-style-name="Normální" style:family="paragraph">
      <style:paragraph-properties style:text-autospace="none" fo:margin-bottom="0in" fo:line-height="150%"/>
    </style:style>
    <style:style style:name="T5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4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4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1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530" style:parent-style-name="Normální" style:family="paragraph">
      <style:paragraph-properties style:text-autospace="none" fo:margin-bottom="0in" fo:line-height="150%"/>
    </style:style>
    <style:style style:name="T55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3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3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5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579" style:parent-style-name="Normální" style:family="paragraph">
      <style:paragraph-properties style:text-autospace="none" fo:margin-bottom="0in" fo:line-height="150%"/>
    </style:style>
    <style:style style:name="T5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8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588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5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5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5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0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0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5620" style:parent-style-name="Normální" style:family="paragraph">
      <style:paragraph-properties style:text-autospace="none" fo:margin-bottom="0in" fo:line-height="150%"/>
    </style:style>
    <style:style style:name="T56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4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4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6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5667" style:parent-style-name="Normální" style:family="paragraph">
      <style:paragraph-properties style:text-autospace="none" fo:margin-bottom="0in" fo:line-height="150%"/>
    </style:style>
    <style:style style:name="T56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69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6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6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6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716" style:parent-style-name="Normální" style:family="paragraph">
      <style:paragraph-properties style:text-autospace="none" fo:margin-bottom="0in" fo:line-height="150%"/>
    </style:style>
    <style:style style:name="T57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4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7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764" style:parent-style-name="Normální" style:family="paragraph">
      <style:paragraph-properties style:text-autospace="none" fo:margin-bottom="0in" fo:line-height="150%"/>
    </style:style>
    <style:style style:name="T57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9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7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7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7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0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821" style:parent-style-name="Normální" style:family="paragraph">
      <style:paragraph-properties style:text-autospace="none" fo:margin-bottom="0in" fo:line-height="150%"/>
    </style:style>
    <style:style style:name="T58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2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5857" style:parent-style-name="Normální" style:family="paragraph">
      <style:paragraph-properties style:text-autospace="none" fo:margin-bottom="0in" fo:line-height="150%"/>
    </style:style>
    <style:style style:name="T585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59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86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88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8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8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8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0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910" style:parent-style-name="Normální" style:family="paragraph">
      <style:paragraph-properties style:text-autospace="none" fo:margin-bottom="0in" fo:line-height="150%"/>
    </style:style>
    <style:style style:name="T59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35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5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5947" style:parent-style-name="Normální" style:family="paragraph">
      <style:paragraph-properties style:text-autospace="none" fo:margin-bottom="0in" fo:line-height="150%"/>
    </style:style>
    <style:style style:name="T5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7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5979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59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5993" style:parent-style-name="Normální" style:family="paragraph">
      <style:paragraph-properties style:text-autospace="none" fo:margin-bottom="0in" fo:line-height="150%"/>
    </style:style>
    <style:style style:name="T59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59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59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1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016" style:parent-style-name="Normální" style:family="paragraph">
      <style:paragraph-properties style:text-autospace="none" fo:margin-bottom="0in" fo:line-height="150%"/>
    </style:style>
    <style:style style:name="T601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0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061" style:parent-style-name="Normální" style:family="paragraph">
      <style:paragraph-properties style:text-autospace="none" fo:margin-bottom="0in" fo:line-height="150%"/>
    </style:style>
    <style:style style:name="T60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7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0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8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0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0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0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103" style:parent-style-name="Normální" style:family="paragraph">
      <style:paragraph-properties style:text-autospace="none" fo:margin-bottom="0in" fo:line-height="150%"/>
    </style:style>
    <style:style style:name="T61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0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1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2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1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25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151" style:parent-style-name="Normální" style:family="paragraph">
      <style:paragraph-properties style:text-autospace="none" fo:margin-bottom="0in" fo:line-height="150%"/>
    </style:style>
    <style:style style:name="T61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1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189" style:parent-style-name="Normální" style:family="paragraph">
      <style:paragraph-properties style:text-autospace="none" fo:margin-bottom="0in" fo:line-height="150%"/>
    </style:style>
    <style:style style:name="T619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1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1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1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3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239" style:parent-style-name="Normální" style:family="paragraph">
      <style:paragraph-properties style:text-autospace="none" fo:margin-bottom="0in" fo:line-height="150%"/>
    </style:style>
    <style:style style:name="T62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4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2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7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280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2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292" style:parent-style-name="Normální" style:family="paragraph">
      <style:paragraph-properties style:text-autospace="none" fo:margin-bottom="0in" fo:line-height="150%"/>
    </style:style>
    <style:style style:name="T62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2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29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2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332" style:parent-style-name="Normální" style:family="paragraph">
      <style:paragraph-properties style:text-autospace="none" fo:margin-bottom="0in" fo:line-height="150%"/>
    </style:style>
    <style:style style:name="T63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3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371" style:parent-style-name="Normální" style:family="paragraph">
      <style:paragraph-properties style:text-autospace="none" fo:margin-bottom="0in" fo:line-height="150%"/>
    </style:style>
    <style:style style:name="T637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3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3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38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382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6383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84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8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8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87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88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89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90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91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92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93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94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95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396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397" style:parent-style-name="Standardnípísmoodstavce" style:family="text">
      <style:text-properties style:font-name="T3Font_47" style:font-name-complex="T3Font_47" fo:font-style="italic" style:font-style-asian="italic" style:font-style-complex="italic" fo:color="#1F1F1F" style:letter-kerning="false" fo:font-size="12pt" style:font-size-asian="12pt" style:font-size-complex="12pt"/>
    </style:style>
    <style:style style:name="T6398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639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0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0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0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03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0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0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0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07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640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09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10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11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1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13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6414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15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1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641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641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P6419" style:parent-style-name="Normální" style:family="paragraph">
      <style:paragraph-properties style:text-autospace="none" fo:margin-bottom="0in" fo:line-height="150%"/>
    </style:style>
    <style:style style:name="T642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4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6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467" style:parent-style-name="Normální" style:family="paragraph">
      <style:paragraph-properties style:text-autospace="none" fo:margin-bottom="0in" fo:line-height="150%"/>
    </style:style>
    <style:style style:name="T6468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4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4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4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507" style:parent-style-name="Normální" style:family="paragraph">
      <style:paragraph-properties style:text-autospace="none" fo:margin-bottom="0in" fo:line-height="150%"/>
    </style:style>
    <style:style style:name="T65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2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4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5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552" style:parent-style-name="Normální" style:family="paragraph">
      <style:paragraph-properties style:text-autospace="none" fo:margin-bottom="0in" fo:line-height="150%"/>
    </style:style>
    <style:style style:name="T65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6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5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7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5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5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5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5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598" style:parent-style-name="Normální" style:family="paragraph">
      <style:paragraph-properties style:text-autospace="none" fo:margin-bottom="0in" fo:line-height="150%"/>
    </style:style>
    <style:style style:name="T65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1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6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61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16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6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642" style:parent-style-name="Normální" style:family="paragraph">
      <style:paragraph-properties style:text-autospace="none" fo:margin-bottom="0in" fo:line-height="150%"/>
    </style:style>
    <style:style style:name="T66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63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6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67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6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7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7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7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74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6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688" style:parent-style-name="Normální" style:family="paragraph">
      <style:paragraph-properties style:text-autospace="none" fo:margin-bottom="0in" fo:line-height="150%"/>
    </style:style>
    <style:style style:name="T66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6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69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69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0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0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0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0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0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0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1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1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1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1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1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1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1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1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2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2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737" style:parent-style-name="Normální" style:family="paragraph">
      <style:paragraph-properties style:text-autospace="none" fo:margin-bottom="0in" fo:line-height="150%"/>
    </style:style>
    <style:style style:name="T67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43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7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5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5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5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6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6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0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6771" style:parent-style-name="Normální" style:family="paragraph">
      <style:paragraph-properties style:text-autospace="none" fo:margin-bottom="0in" fo:line-height="150%"/>
    </style:style>
    <style:style style:name="T677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77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7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7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7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14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81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817" style:parent-style-name="Normální" style:family="paragraph">
      <style:paragraph-properties style:text-autospace="none" fo:margin-bottom="0in" fo:line-height="150%"/>
    </style:style>
    <style:style style:name="T68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2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2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2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2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2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2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3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3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3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3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3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3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4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4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5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57" style:parent-style-name="Standardnípísmoodstavce" style:family="text">
      <style:text-properties style:font-name="T3Font_10" style:font-name-complex="T3Font_10" fo:color="#1F1F1F" style:letter-kerning="false" fo:font-size="12pt" style:font-size-asian="12pt" style:font-size-complex="12pt"/>
    </style:style>
    <style:style style:name="T685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5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6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6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6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6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6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6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6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P6872" style:parent-style-name="Normální" style:family="paragraph">
      <style:paragraph-properties style:text-autospace="none" fo:margin-bottom="0in" fo:line-height="150%"/>
    </style:style>
    <style:style style:name="T68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7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8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9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89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898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8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913" style:parent-style-name="Normální" style:family="paragraph">
      <style:paragraph-properties style:text-autospace="none" fo:margin-bottom="0in" fo:line-height="150%"/>
    </style:style>
    <style:style style:name="T69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1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1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1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1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2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21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22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692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2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2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2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2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2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2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3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3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3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4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4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4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4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4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5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5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5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5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5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5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5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6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P6963" style:parent-style-name="Normální" style:family="paragraph">
      <style:paragraph-properties style:text-autospace="none" fo:margin-bottom="0in" fo:line-height="150%"/>
    </style:style>
    <style:style style:name="T69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7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7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7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7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7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8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8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8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8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8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8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9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9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9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69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69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699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7000" style:parent-style-name="Normální" style:family="paragraph">
      <style:paragraph-properties style:text-autospace="none" fo:margin-bottom="0in" fo:line-height="150%"/>
    </style:style>
    <style:style style:name="T7001" style:parent-style-name="Standardnípísmoodstavce" style:family="text">
      <style:text-properties style:font-name="T3Font_10" style:font-name-complex="T3Font_10" fo:color="#0074B9" style:letter-kerning="false" fo:font-size="12pt" style:font-size-asian="12pt" style:font-size-complex="12pt"/>
    </style:style>
    <style:style style:name="T700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0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04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005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00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0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0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09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01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1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1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1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1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15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01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1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1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19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020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021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022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P7023" style:parent-style-name="Normální" style:family="paragraph">
      <style:paragraph-properties style:text-autospace="none" fo:margin-bottom="0in" fo:line-height="150%"/>
    </style:style>
    <style:style style:name="T7024" style:parent-style-name="Standardnípísmoodstavce" style:family="text">
      <style:text-properties style:font-name="T3Font_40" style:font-name-complex="T3Font_40" fo:color="#1F1F1F" style:letter-kerning="false" fo:font-size="12pt" style:font-size-asian="12pt" style:font-size-complex="12pt"/>
    </style:style>
    <style:style style:name="T7025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026" style:parent-style-name="Standardnípísmoodstavce" style:family="text">
      <style:text-properties style:font-name="T3Font_11" style:font-name-complex="T3Font_11" fo:color="#1F1F1F" style:letter-kerning="false" fo:font-size="12pt" style:font-size-asian="12pt" style:font-size-complex="12pt"/>
    </style:style>
    <style:style style:name="T7027" style:parent-style-name="Standardnípísmoodstavce" style:family="text">
      <style:text-properties style:font-name="T3Font_12" style:font-name-complex="T3Font_12" fo:color="#1F1F1F" style:letter-kerning="false" fo:font-size="12pt" style:font-size-asian="12pt" style:font-size-complex="12pt"/>
    </style:style>
    <style:style style:name="T7028" style:parent-style-name="Standardnípísmoodstavce" style:family="text">
      <style:text-properties style:font-name="T3Font_41" style:font-name-complex="T3Font_41" fo:color="#1F1F1F" style:letter-kerning="false" fo:font-size="12pt" style:font-size-asian="12pt" style:font-size-complex="12pt"/>
    </style:style>
    <style:style style:name="T7029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7030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7031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7032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7033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7034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35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703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3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3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3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4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42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3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44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5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46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7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48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49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50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51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52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53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7054" style:parent-style-name="Standardnípísmoodstavce" style:family="text">
      <style:text-properties style:font-name="T3Font_43" style:font-name-complex="T3Font_43" fo:font-style="italic" style:font-style-asian="italic" style:font-style-complex="italic" fo:color="#1F1F1F" style:letter-kerning="false" fo:font-size="12pt" style:font-size-asian="12pt" style:font-size-complex="12pt"/>
    </style:style>
    <style:style style:name="T7055" style:parent-style-name="Standardnípísmoodstavce" style:family="text">
      <style:text-properties style:font-name="T3Font_42" style:font-name-complex="T3Font_42" fo:font-style="italic" style:font-style-asian="italic" style:font-style-complex="italic" fo:color="#1F1F1F" style:letter-kerning="false" fo:font-size="12pt" style:font-size-asian="12pt" style:font-size-complex="12pt"/>
    </style:style>
    <style:style style:name="T7056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7057" style:parent-style-name="Standardnípísmoodstavce" style:family="text">
      <style:text-properties style:font-name="T3Font_45" style:font-name-complex="T3Font_45" fo:font-style="italic" style:font-style-asian="italic" style:font-style-complex="italic" fo:color="#1F1F1F" style:letter-kerning="false" fo:font-size="12pt" style:font-size-asian="12pt" style:font-size-complex="12pt"/>
    </style:style>
    <style:style style:name="T7058" style:parent-style-name="Standardnípísmoodstavce" style:family="text">
      <style:text-properties style:font-name="T3Font_44" style:font-name-complex="T3Font_44" fo:font-style="italic" style:font-style-asian="italic" style:font-style-complex="italic" fo:color="#1F1F1F" style:letter-kerning="false" fo:font-size="12pt" style:font-size-asian="12pt" style:font-size-complex="12pt"/>
    </style:style>
    <style:style style:name="T7059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060" style:parent-style-name="Standardnípísmoodstavce" style:family="text">
      <style:text-properties style:font-name="T3Font_6" style:font-name-complex="T3Font_6" fo:color="#1F1F1F" style:letter-kerning="false" fo:font-size="12pt" style:font-size-asian="12pt" style:font-size-complex="12pt"/>
    </style:style>
    <style:style style:name="T706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6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6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6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6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6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7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7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7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7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7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P7078" style:parent-style-name="Normální" style:family="paragraph">
      <style:paragraph-properties style:text-autospace="none" fo:margin-bottom="0in" fo:line-height="150%"/>
    </style:style>
    <style:style style:name="T707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8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8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8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8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8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8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8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8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8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8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9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9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9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9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9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9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9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9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09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09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0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0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0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6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07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08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09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10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11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12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13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14" style:parent-style-name="Standardnípísmoodstavce" style:family="text">
      <style:text-properties style:font-name="T3Font_7" style:font-name-complex="T3Font_7" fo:color="#1F1F1F" style:letter-kerning="false" fo:font-size="12pt" style:font-size-asian="12pt" style:font-size-complex="12pt"/>
    </style:style>
    <style:style style:name="T7115" style:parent-style-name="Standardnípísmoodstavce" style:family="text">
      <style:text-properties style:font-name="T3Font_8" style:font-name-complex="T3Font_8" fo:color="#1F1F1F" style:letter-kerning="false" fo:font-size="12pt" style:font-size-asian="12pt" style:font-size-complex="12pt"/>
    </style:style>
    <style:style style:name="T7116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17" style:parent-style-name="Standardnípísmoodstavce" style:family="text">
      <style:text-properties style:font-name="T3Font_42" style:font-name-complex="T3Font_42" fo:font-style="italic" style:font-style-asian="italic" style:font-style-complex="italic" fo:color="#0074B9" style:letter-kerning="false" fo:font-size="12pt" style:font-size-asian="12pt" style:font-size-complex="12pt"/>
    </style:style>
    <style:style style:name="T7118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19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20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21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22" style:parent-style-name="Standardnípísmoodstavce" style:family="text">
      <style:text-properties style:font-name="T3Font_43" style:font-name-complex="T3Font_43" fo:font-style="italic" style:font-style-asian="italic" style:font-style-complex="italic" fo:color="#0074B9" style:letter-kerning="false" fo:font-size="12pt" style:font-size-asian="12pt" style:font-size-complex="12pt"/>
    </style:style>
    <style:style style:name="T7123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24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25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P7126" style:parent-style-name="Normální" style:family="paragraph">
      <style:paragraph-properties style:text-autospace="none" fo:margin-bottom="0in" fo:line-height="150%"/>
    </style:style>
    <style:style style:name="T7127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12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2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3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3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3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3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3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3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3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3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38" style:parent-style-name="Standardnípísmoodstavce" style:family="text">
      <style:text-properties style:font-name="T3Font_46" style:font-name-complex="T3Font_46" fo:font-style="italic" style:font-style-asian="italic" style:font-style-complex="italic" fo:color="#0074B9" style:letter-kerning="false" fo:font-size="12pt" style:font-size-asian="12pt" style:font-size-complex="12pt"/>
    </style:style>
    <style:style style:name="T7139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40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41" style:parent-style-name="Standardnípísmoodstavce" style:family="text">
      <style:text-properties style:font-name="T3Font_42" style:font-name-complex="T3Font_42" fo:font-style="italic" style:font-style-asian="italic" style:font-style-complex="italic" fo:color="#0074B9" style:letter-kerning="false" fo:font-size="12pt" style:font-size-asian="12pt" style:font-size-complex="12pt"/>
    </style:style>
    <style:style style:name="T7142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43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44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45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146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147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48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49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50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51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52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53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54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55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56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15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5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5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6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61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162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63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64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65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66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67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168" style:parent-style-name="Standardnípísmoodstavce" style:family="text">
      <style:text-properties style:font-name="T3Font_46" style:font-name-complex="T3Font_46" fo:font-style="italic" style:font-style-asian="italic" style:font-style-complex="italic" fo:color="#0074B9" style:letter-kerning="false" fo:font-size="12pt" style:font-size-asian="12pt" style:font-size-complex="12pt"/>
    </style:style>
    <style:style style:name="T7169" style:parent-style-name="Standardnípísmoodstavce" style:family="text">
      <style:text-properties style:font-name="T3Font_43" style:font-name-complex="T3Font_43" fo:font-style="italic" style:font-style-asian="italic" style:font-style-complex="italic" fo:color="#0074B9" style:letter-kerning="false" fo:font-size="12pt" style:font-size-asian="12pt" style:font-size-complex="12pt"/>
    </style:style>
    <style:style style:name="P7170" style:parent-style-name="Normální" style:family="paragraph">
      <style:paragraph-properties style:text-autospace="none" fo:margin-bottom="0in" fo:line-height="150%"/>
    </style:style>
    <style:style style:name="T7171" style:parent-style-name="Standardnípísmoodstavce" style:family="text">
      <style:text-properties style:font-name="T3Font_42" style:font-name-complex="T3Font_42" fo:font-style="italic" style:font-style-asian="italic" style:font-style-complex="italic" fo:color="#0074B9" style:letter-kerning="false" fo:font-size="12pt" style:font-size-asian="12pt" style:font-size-complex="12pt"/>
    </style:style>
    <style:style style:name="T7172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73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74" style:parent-style-name="Standardnípísmoodstavce" style:family="text">
      <style:text-properties style:font-name="T3Font_45" style:font-name-complex="T3Font_45" fo:font-style="italic" style:font-style-asian="italic" style:font-style-complex="italic" fo:color="#0074B9" style:letter-kerning="false" fo:font-size="12pt" style:font-size-asian="12pt" style:font-size-complex="12pt"/>
    </style:style>
    <style:style style:name="T7175" style:parent-style-name="Standardnípísmoodstavce" style:family="text">
      <style:text-properties style:font-name="T3Font_44" style:font-name-complex="T3Font_44" fo:font-style="italic" style:font-style-asian="italic" style:font-style-complex="italic" fo:color="#0074B9" style:letter-kerning="false" fo:font-size="12pt" style:font-size-asian="12pt" style:font-size-complex="12pt"/>
    </style:style>
    <style:style style:name="T7176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177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17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7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8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8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8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83" style:parent-style-name="Standardnípísmoodstavce" style:family="text">
      <style:text-properties style:font-name="T3Font_9" style:font-name-complex="T3Font_9" fo:color="#0074B9" style:letter-kerning="false" fo:font-size="12pt" style:font-size-asian="12pt" style:font-size-complex="12pt"/>
    </style:style>
    <style:style style:name="T7184" style:parent-style-name="Standardnípísmoodstavce" style:family="text">
      <style:text-properties style:font-name="T3Font_6" style:font-name-complex="T3Font_6" fo:color="#0074B9" style:letter-kerning="false" fo:font-size="12pt" style:font-size-asian="12pt" style:font-size-complex="12pt"/>
    </style:style>
    <style:style style:name="T718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8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8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8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8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9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9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9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9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9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9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9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9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19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19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0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0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0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03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04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05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06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07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08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09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10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11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12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13" style:parent-style-name="Standardnípísmoodstavce" style:family="text">
      <style:text-properties style:font-name="T3Font_9" style:font-name-complex="T3Font_9" fo:color="#1F1F1F" style:letter-kerning="false" fo:font-size="12pt" style:font-size-asian="12pt" style:font-size-complex="12pt"/>
    </style:style>
    <style:style style:name="T7214" style:parent-style-name="Standardnípísmoodstavce" style:family="text">
      <style:text-properties style:font-name="T3Font_10" style:font-name-complex="T3Font_10" fo:color="#0074B9" style:letter-kerning="false" fo:font-size="12pt" style:font-size-asian="12pt" style:font-size-complex="12pt"/>
    </style:style>
    <style:style style:name="T7215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16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17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P7218" style:parent-style-name="Normální" style:family="paragraph">
      <style:paragraph-properties fo:line-height="150%"/>
    </style:style>
    <style:style style:name="T7219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  <style:style style:name="T7220" style:parent-style-name="Standardnípísmoodstavce" style:family="text">
      <style:text-properties style:font-name="T3Font_7" style:font-name-complex="T3Font_7" fo:color="#0074B9" style:letter-kerning="false" fo:font-size="12pt" style:font-size-asian="12pt" style:font-size-complex="12pt"/>
    </style:style>
    <style:style style:name="T7221" style:parent-style-name="Standardnípísmoodstavce" style:family="text">
      <style:text-properties style:font-name="T3Font_8" style:font-name-complex="T3Font_8" fo:color="#0074B9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K</text:span><text:span text:style-name="T3">a</text:span><text:span text:style-name="T4">mp</text:span><text:span text:style-name="T5">a</text:span><text:span text:style-name="T6">ň v<text:s/></text:span><text:span text:style-name="T7">k</text:span><text:span text:style-name="T8">om</text:span><text:span text:style-name="T9">e</text:span><text:span text:style-name="T10">r</text:span><text:span text:style-name="T11">č</text:span><text:span text:style-name="T12">n</text:span><text:span text:style-name="T13">í</text:span><text:span text:style-name="T14">m<text:s/></text:span><text:span text:style-name="T15">a<text:s/></text:span><text:span text:style-name="T16">n</text:span><text:span text:style-name="T17">e</text:span><text:span text:style-name="T18">z</text:span><text:span text:style-name="T19">i</text:span><text:span text:style-name="T20">s</text:span><text:span text:style-name="T21">k</text:span><text:span text:style-name="T22">ov</text:span><text:span text:style-name="T23">é</text:span><text:span text:style-name="T24">m s</text:span><text:span text:style-name="T25">ek</text:span><text:span text:style-name="T26">toru</text:span></text:p>
      <text:p text:style-name="P27"><text:span text:style-name="T28">K</text:span><text:span text:style-name="T29">om</text:span><text:span text:style-name="T30">e</text:span><text:span text:style-name="T31">r</text:span><text:span text:style-name="T32">č</text:span><text:span text:style-name="T33">n</text:span><text:span text:style-name="T34">í ka</text:span><text:span text:style-name="T35">mp</text:span><text:span text:style-name="T36">a</text:span><text:span text:style-name="T37">ň</text:span></text:p>
      <text:p text:style-name="P38"><text:span text:style-name="T39">K</text:span><text:span text:style-name="T40">om</text:span><text:span text:style-name="T41">e</text:span><text:span text:style-name="T42">r</text:span><text:span text:style-name="T43">č</text:span><text:span text:style-name="T44">n</text:span><text:span text:style-name="T45">í ka</text:span><text:span text:style-name="T46">mp</text:span><text:span text:style-name="T47">a</text:span><text:span text:style-name="T48">ň v</text:span><text:span text:style-name="T49">e<text:s/></text:span><text:span text:style-name="T50">v</text:span><text:span text:style-name="T51">ě</text:span><text:span text:style-name="T52">tš</text:span><text:span text:style-name="T53">i</text:span><text:span text:style-name="T54">n</text:span><text:span text:style-name="T55">ě<text:s/></text:span><text:span text:style-name="T56">př</text:span><text:span text:style-name="T57">í</text:span><text:span text:style-name="T58">p</text:span><text:span text:style-name="T59">ad</text:span><text:span text:style-name="T60">ů sm</text:span><text:span text:style-name="T61">ě</text:span><text:span text:style-name="T62">řu</text:span><text:span text:style-name="T63">je k ja</text:span><text:span text:style-name="T64">sn</text:span><text:span text:style-name="T65">é</text:span><text:span text:style-name="T66">mu<text:s/></text:span><text:span text:style-name="T67">cí</text:span><text:span text:style-name="T68">l</text:span><text:span text:style-name="T69">i</text:span><text:span text:style-name="T70">.<text:s/></text:span><text:span text:style-name="T71">T</text:span><text:span text:style-name="T72">e</text:span><text:span text:style-name="T73">nto<text:s/></text:span><text:span text:style-name="T74">cí</text:span><text:span text:style-name="T75">l můž</text:span><text:span text:style-name="T76">e b</text:span><text:span text:style-name="T77">ýt zvýš</text:span><text:span text:style-name="T78">e</text:span><text:span text:style-name="T79">n</text:span><text:span text:style-name="T80">í</text:span></text:p>
      <text:p text:style-name="P81"><text:span text:style-name="T82">popt</text:span><text:span text:style-name="T83">á</text:span><text:span text:style-name="T84">v</text:span><text:span text:style-name="T85">k</text:span><text:span text:style-name="T86">y po pro</text:span><text:span text:style-name="T87">d</text:span><text:span text:style-name="T88">u</text:span><text:span text:style-name="T89">k</text:span><text:span text:style-name="T90">tu</text:span><text:span text:style-name="T91">,<text:s/></text:span><text:span text:style-name="T92">zvýš</text:span><text:span text:style-name="T93">e</text:span><text:span text:style-name="T94">n</text:span><text:span text:style-name="T95">í<text:s/></text:span><text:span text:style-name="T96">možnost</text:span><text:span text:style-name="T97">í di</text:span><text:span text:style-name="T98">str</text:span><text:span text:style-name="T99">ib</text:span><text:span text:style-name="T100">u</text:span><text:span text:style-name="T101">ce<text:s/></text:span><text:span text:style-name="T102">n</text:span><text:span text:style-name="T103">eb</text:span><text:span text:style-name="T104">o<text:s/></text:span><text:span text:style-name="T105">b</text:span><text:span text:style-name="T106">u</text:span><text:span text:style-name="T107">d</text:span><text:span text:style-name="T108">ov</text:span><text:span text:style-name="T109">á</text:span><text:span text:style-name="T110">n</text:span><text:span text:style-name="T111">í<text:s/></text:span><text:span text:style-name="T112">s</text:span><text:span text:style-name="T113">i</text:span><text:span text:style-name="T114">ln</text:span><text:span text:style-name="T115">ěj</text:span><text:span text:style-name="T116">š</text:span><text:span text:style-name="T117">í<text:s/></text:span><text:span text:style-name="T118">zn</text:span><text:span text:style-name="T119">ačk</text:span><text:span text:style-name="T120">y<text:s/></text:span><text:span text:style-name="T121">a<text:s/></text:span><text:span text:style-name="T122">poz</text:span><text:span text:style-name="T123">ice<text:s/></text:span><text:span text:style-name="T124">n</text:span><text:span text:style-name="T125">a</text:span></text:p>
      <text:p text:style-name="P126"><text:span text:style-name="T127">tr</text:span><text:span text:style-name="T128">h</text:span><text:span text:style-name="T129">u</text:span><text:span text:style-name="T130">.<text:s/></text:span><text:span text:style-name="T131">P</text:span><text:span text:style-name="T132">r</text:span><text:span text:style-name="T133">i</text:span><text:span text:style-name="T134">m</text:span><text:span text:style-name="T135">á</text:span><text:span text:style-name="T136">rn</text:span><text:span text:style-name="T137">í cí</text:span><text:span text:style-name="T138">l<text:s/></text:span><text:span text:style-name="T139">je<text:s/></text:span><text:span text:style-name="T140">vy</text:span><text:span text:style-name="T141">dě</text:span><text:span text:style-name="T142">l</text:span><text:span text:style-name="T143">a</text:span><text:span text:style-name="T144">t p</text:span><text:span text:style-name="T145">e</text:span><text:span text:style-name="T146">n</text:span><text:span text:style-name="T147">í</text:span><text:span text:style-name="T148">z</text:span><text:span text:style-name="T149">e</text:span><text:span text:style-name="T150">,<text:s/></text:span><text:span text:style-name="T151">efek</text:span><text:span text:style-name="T152">t</text:span><text:span text:style-name="T153">i</text:span><text:span text:style-name="T154">vn</text:span><text:span text:style-name="T155">ě<text:s/></text:span><text:span text:style-name="T156">oslov</text:span><text:span text:style-name="T157">i</text:span><text:span text:style-name="T158">t z</text:span><text:span text:style-name="T159">áka</text:span><text:span text:style-name="T160">zn</text:span><text:span text:style-name="T161">ík</text:span><text:span text:style-name="T162">y<text:s/></text:span><text:span text:style-name="T163">a b</text:span><text:span text:style-name="T164">ýt rozpozn</text:span><text:span text:style-name="T165">a</text:span><text:span text:style-name="T166">t</text:span><text:span text:style-name="T167">e</text:span><text:span text:style-name="T168">lný</text:span><text:span text:style-name="T169">.<text:s/></text:span><text:span text:style-name="T170">S</text:span><text:span text:style-name="T171">k</text:span><text:span text:style-name="T172">oro u</text:span></text:p>
      <text:p text:style-name="P173"><text:span text:style-name="T174">vš</text:span><text:span text:style-name="T175">ech<text:s/></text:span><text:span text:style-name="T176">w</text:span><text:span text:style-name="T177">eb</text:span><text:span text:style-name="T178">ový</text:span><text:span text:style-name="T179">ch<text:s/></text:span><text:span text:style-name="T180">str</text:span><text:span text:style-name="T181">á</text:span><text:span text:style-name="T182">n</text:span><text:span text:style-name="T183">ek<text:s/></text:span><text:span text:style-name="T184">r</text:span><text:span text:style-name="T185">ek</text:span><text:span text:style-name="T186">l</text:span><text:span text:style-name="T187">a</text:span><text:span text:style-name="T188">mn</text:span><text:span text:style-name="T189">ích age</text:span><text:span text:style-name="T190">ntur</text:span><text:span text:style-name="T191">,<text:s/></text:span><text:span text:style-name="T192">k</text:span><text:span text:style-name="T193">t</text:span><text:span text:style-name="T194">e</text:span><text:span text:style-name="T195">r</text:span><text:span text:style-name="T196">é i</text:span><text:span text:style-name="T197">nz</text:span><text:span text:style-name="T198">e</text:span><text:span text:style-name="T199">ru</text:span><text:span text:style-name="T200">jí<text:s/></text:span><text:span text:style-name="T201">tvor</text:span><text:span text:style-name="T202">b</text:span><text:span text:style-name="T203">u<text:s/></text:span><text:span text:style-name="T204">k</text:span><text:span text:style-name="T205">om</text:span><text:span text:style-name="T206">e</text:span><text:span text:style-name="T207">r</text:span><text:span text:style-name="T208">č</text:span><text:span text:style-name="T209">n</text:span><text:span text:style-name="T210">ích ka</text:span><text:span text:style-name="T211">mp</text:span><text:span text:style-name="T212">a</text:span><text:span text:style-name="T213">n</text:span><text:span text:style-name="T214">í<text:s/></text:span><text:span text:style-name="T215">s</text:span><text:span text:style-name="T216">e</text:span></text:p>
      <text:p text:style-name="P217"><text:span text:style-name="T218">s</text:span><text:span text:style-name="T219">e</text:span><text:span text:style-name="T220">t</text:span><text:span text:style-name="T221">ká</text:span><text:span text:style-name="T222">m</text:span><text:span text:style-name="T223">e<text:s/></text:span><text:span text:style-name="T224">s<text:s/></text:span><text:span text:style-name="T225">f</text:span><text:span text:style-name="T226">r</text:span><text:span text:style-name="T227">á</text:span><text:span text:style-name="T228">z</text:span><text:span text:style-name="T229">e</text:span><text:span text:style-name="T230">m</text:span><text:span text:style-name="T231">i jak</text:span><text:span text:style-name="T232">o<text:s/></text:span><text:span text:style-name="T233">"</text:span><text:span text:style-name="T234">vy</text:span><text:span text:style-name="T235">dě</text:span><text:span text:style-name="T236">l</text:span><text:span text:style-name="T237">á</text:span><text:span text:style-name="T238">m</text:span><text:span text:style-name="T239">e<text:s/></text:span><text:span text:style-name="T240">V</text:span><text:span text:style-name="T241">á</text:span><text:span text:style-name="T242">m p</text:span><text:span text:style-name="T243">e</text:span><text:span text:style-name="T244">n</text:span><text:span text:style-name="T245">í</text:span><text:span text:style-name="T246">z</text:span><text:span text:style-name="T247">e</text:span><text:span text:style-name="T248">", "</text:span><text:span text:style-name="T249">l</text:span><text:span text:style-name="T250">idé<text:s/></text:span><text:span text:style-name="T251">s</text:span><text:span text:style-name="T252">i<text:s/></text:span><text:span text:style-name="T253">V</text:span><text:span text:style-name="T254">á</text:span><text:span text:style-name="T255">s z</text:span><text:span text:style-name="T256">a</text:span><text:span text:style-name="T257">p</text:span><text:span text:style-name="T258">a</text:span><text:span text:style-name="T259">m</text:span><text:span text:style-name="T260">a</text:span><text:span text:style-name="T261">tu</text:span><text:span text:style-name="T262">jí</text:span><text:span text:style-name="T263">"<text:s/></text:span><text:span text:style-name="T264">a</text:span><text:span text:style-name="T265">po</text:span><text:span text:style-name="T266">d</text:span><text:span text:style-name="T267">.</text:span></text:p>
      <text:p text:style-name="P268"><text:span text:style-name="T269">Ú</text:span><text:span text:style-name="T270">sp</text:span><text:span text:style-name="T271">ěch<text:s/></text:span><text:span text:style-name="T272">r</text:span><text:span text:style-name="T273">ek</text:span><text:span text:style-name="T274">l</text:span><text:span text:style-name="T275">a</text:span><text:span text:style-name="T276">mn</text:span><text:span text:style-name="T277">í ka</text:span><text:span text:style-name="T278">mp</text:span><text:span text:style-name="T279">a</text:span><text:span text:style-name="T280">n</text:span><text:span text:style-name="T281">ě<text:s/></text:span><text:span text:style-name="T282">pr</text:span><text:span text:style-name="T283">i</text:span><text:span text:style-name="T284">m</text:span><text:span text:style-name="T285">á</text:span><text:span text:style-name="T286">rn</text:span><text:span text:style-name="T287">ě<text:s/></text:span><text:span text:style-name="T288">z</text:span><text:span text:style-name="T289">á</text:span><text:span text:style-name="T290">v</text:span><text:span text:style-name="T291">i</text:span><text:span text:style-name="T292">s</text:span><text:span text:style-name="T293">í<text:s/></text:span><text:span text:style-name="T294">n</text:span><text:span text:style-name="T295">a d</text:span><text:span text:style-name="T296">o</text:span><text:span text:style-name="T297">b</text:span><text:span text:style-name="T298">r</text:span><text:span text:style-name="T299">é<text:s/></text:span><text:span text:style-name="T300">r</text:span><text:span text:style-name="T301">ek</text:span><text:span text:style-name="T302">l</text:span><text:span text:style-name="T303">a</text:span><text:span text:style-name="T304">mn</text:span><text:span text:style-name="T305">í<text:s/></text:span><text:span text:style-name="T306">str</text:span><text:span text:style-name="T307">a</text:span><text:span text:style-name="T308">t</text:span><text:span text:style-name="T309">egii</text:span><text:span text:style-name="T310">,<text:s/></text:span><text:span text:style-name="T311">z</text:span><text:span text:style-name="T312">ají</text:span><text:span text:style-name="T313">m</text:span><text:span text:style-name="T314">a</text:span><text:span text:style-name="T315">v</text:span><text:span text:style-name="T316">é k</text:span><text:span text:style-name="T317">r</text:span><text:span text:style-name="T318">ea</text:span><text:span text:style-name="T319">t</text:span><text:span text:style-name="T320">i</text:span><text:span text:style-name="T321">v</text:span><text:span text:style-name="T322">ě</text:span></text:p>
      <text:p text:style-name="P323"><text:span text:style-name="T324">(</text:span><text:span text:style-name="T325">d</text:span><text:span text:style-name="T326">o</text:span><text:span text:style-name="T327">b</text:span><text:span text:style-name="T328">rý<text:s/></text:span><text:span text:style-name="T329">c</text:span><text:span text:style-name="T330">l</text:span><text:span text:style-name="T331">ai</text:span><text:span text:style-name="T332">m</text:span><text:span text:style-name="T333">)<text:s/></text:span><text:span text:style-name="T334">a<text:s/></text:span><text:span text:style-name="T335">n</text:span><text:span text:style-name="T336">a<text:s/></text:span><text:span text:style-name="T337">v</text:span><text:span text:style-name="T338">h</text:span><text:span text:style-name="T339">o</text:span><text:span text:style-name="T340">d</text:span><text:span text:style-name="T341">n</text:span><text:span text:style-name="T342">é<text:s/></text:span><text:span text:style-name="T343">vol</text:span><text:span text:style-name="T344">bě k</text:span><text:span text:style-name="T345">omun</text:span><text:span text:style-name="T346">ikač</text:span><text:span text:style-name="T347">n</text:span><text:span text:style-name="T348">ích ka</text:span><text:span text:style-name="T349">n</text:span><text:span text:style-name="T350">á</text:span><text:span text:style-name="T351">lů<text:s/></text:span><text:span text:style-name="T352">a<text:s/></text:span><text:span text:style-name="T353">m</text:span><text:span text:style-name="T354">édií</text:span><text:span text:style-name="T355">.<text:s/></text:span><text:span text:style-name="T356">S</text:span><text:span text:style-name="T357">u</text:span><text:span text:style-name="T358">bjek</text:span><text:span text:style-name="T359">t s</text:span><text:span text:style-name="T360">i<text:s/></text:span><text:span text:style-name="T361">mus</text:span><text:span text:style-name="T362">í<text:s/></text:span><text:span text:style-name="T363">u</text:span><text:span text:style-name="T364">ja</text:span><text:span text:style-name="T365">sn</text:span><text:span text:style-name="T366">i</text:span><text:span text:style-name="T367">t</text:span><text:span text:style-name="T368">,<text:s/></text:span><text:span text:style-name="T369">k</text:span><text:span text:style-name="T370">o</text:span><text:span text:style-name="T371">h</text:span><text:span text:style-name="T372">o<text:s/></text:span><text:span text:style-name="T373">a</text:span></text:p>
      <text:p text:style-name="P374"><text:span text:style-name="T375">jak chce<text:s/></text:span><text:span text:style-name="T376">oslov</text:span><text:span text:style-name="T377">i</text:span><text:span text:style-name="T378">t</text:span><text:span text:style-name="T379">,<text:s/></text:span><text:span text:style-name="T380">c</text:span><text:span text:style-name="T381">o<text:s/></text:span><text:span text:style-name="T382">chce</text:span><text:span text:style-name="T383">m</text:span><text:span text:style-name="T384">e<text:s/></text:span><text:span text:style-name="T385">ř</text:span><text:span text:style-name="T386">íci a c</text:span><text:span text:style-name="T387">o s</text:span><text:span text:style-name="T388">i č</text:span><text:span text:style-name="T389">lov</text:span><text:span text:style-name="T390">ěk<text:s/></text:span><text:span text:style-name="T391">m</text:span><text:span text:style-name="T392">á<text:s/></text:span><text:span text:style-name="T393">z</text:span><text:span text:style-name="T394">e<text:s/></text:span><text:span text:style-name="T395">s</text:span><text:span text:style-name="T396">dě</text:span><text:span text:style-name="T397">l</text:span><text:span text:style-name="T398">e</text:span><text:span text:style-name="T399">n</text:span><text:span text:style-name="T400">í<text:s/></text:span><text:span text:style-name="T401">o</text:span><text:span text:style-name="T402">d</text:span><text:span text:style-name="T403">n</text:span><text:span text:style-name="T404">é</text:span><text:span text:style-name="T405">st</text:span><text:span text:style-name="T406">.</text:span></text:p>
      <text:p text:style-name="P407"><text:span text:style-name="T408">K</text:span><text:span text:style-name="T409">om</text:span><text:span text:style-name="T410">e</text:span><text:span text:style-name="T411">r</text:span><text:span text:style-name="T412">č</text:span><text:span text:style-name="T413">n</text:span><text:span text:style-name="T414">í<text:s/></text:span><text:span text:style-name="T415">r</text:span><text:span text:style-name="T416">ek</text:span><text:span text:style-name="T417">l</text:span><text:span text:style-name="T418">a</text:span><text:span text:style-name="T419">mn</text:span><text:span text:style-name="T420">í ka</text:span><text:span text:style-name="T421">mp</text:span><text:span text:style-name="T422">a</text:span><text:span text:style-name="T423">ň s</text:span><text:span text:style-name="T424">e<text:s/></text:span><text:span text:style-name="T425">v</text:span><text:span text:style-name="T426">ě</text:span><text:span text:style-name="T427">tš</text:span><text:span text:style-name="T428">i</text:span><text:span text:style-name="T429">nov</text:span><text:span text:style-name="T430">ě<text:s/></text:span><text:span text:style-name="T431">využ</text:span><text:span text:style-name="T432">í</text:span><text:span text:style-name="T433">v</text:span><text:span text:style-name="T434">á k<text:s/></text:span><text:span text:style-name="T435">po</text:span><text:span text:style-name="T436">d</text:span><text:span text:style-name="T437">poř</text:span><text:span text:style-name="T438">e<text:s/></text:span><text:span text:style-name="T439">nov</text:span><text:span text:style-name="T440">éh</text:span><text:span text:style-name="T441">o pro</text:span><text:span text:style-name="T442">d</text:span><text:span text:style-name="T443">u</text:span><text:span text:style-name="T444">k</text:span><text:span text:style-name="T445">tu</text:span><text:span text:style-name="T446">,<text:s/></text:span><text:span text:style-name="T447">nov</text:span><text:span text:style-name="T448">é<text:s/></text:span><text:span text:style-name="T449">zn</text:span><text:span text:style-name="T450">ačk</text:span><text:span text:style-name="T451">y</text:span><text:span text:style-name="T452">,</text:span></text:p>
      <text:p text:style-name="P453"><text:span text:style-name="T454">př</text:span><text:span text:style-name="T455">edá</text:span><text:span text:style-name="T456">n</text:span><text:span text:style-name="T457">í i</text:span><text:span text:style-name="T458">n</text:span><text:span text:style-name="T459">f</text:span><text:span text:style-name="T460">orm</text:span><text:span text:style-name="T461">ací<text:s/></text:span><text:span text:style-name="T462">o sl</text:span><text:span text:style-name="T463">e</text:span><text:span text:style-name="T464">v</text:span><text:span text:style-name="T465">ě či akci a</text:span><text:span text:style-name="T466">po</text:span><text:span text:style-name="T467">d</text:span><text:span text:style-name="T468">.<text:s/></text:span><text:span text:style-name="T469">C</text:span><text:span text:style-name="T470">hce</text:span><text:span text:style-name="T471">m</text:span><text:span text:style-name="T472">e jí</text:span><text:span text:style-name="T473">t z</text:span><text:span text:style-name="T474">a cí</text:span><text:span text:style-name="T475">l</text:span><text:span text:style-name="T476">i jak</text:span><text:span text:style-name="T477">o<text:s/></text:span><text:span text:style-name="T478">je<text:s/></text:span><text:span text:style-name="T479">zvýš</text:span><text:span text:style-name="T480">e</text:span><text:span text:style-name="T481">n</text:span><text:span text:style-name="T482">í<text:s/></text:span><text:span text:style-name="T483">pro</text:span><text:span text:style-name="T484">deje<text:s/></text:span><text:span text:style-name="T485">pro</text:span><text:span text:style-name="T486">d</text:span><text:span text:style-name="T487">u</text:span><text:span text:style-name="T488">k</text:span><text:span text:style-name="T489">tu</text:span><text:span text:style-name="T490">,</text:span></text:p>
      <text:p text:style-name="P491"><text:span text:style-name="T492">o</text:span><text:span text:style-name="T493">bec</text:span><text:span text:style-name="T494">n</text:span><text:span text:style-name="T495">é<text:s/></text:span><text:span text:style-name="T496">zvýš</text:span><text:span text:style-name="T497">e</text:span><text:span text:style-name="T498">n</text:span><text:span text:style-name="T499">í<text:s/></text:span><text:span text:style-name="T500">z</text:span><text:span text:style-name="T501">i</text:span><text:span text:style-name="T502">s</text:span><text:span text:style-name="T503">k</text:span><text:span text:style-name="T504">u<text:s/></text:span><text:span text:style-name="T505">a<text:s/></text:span><text:span text:style-name="T506">pov</text:span><text:span text:style-name="T507">ěd</text:span><text:span text:style-name="T508">om</text:span><text:span text:style-name="T509">í<text:s/></text:span><text:span text:style-name="T510">o zn</text:span><text:span text:style-name="T511">ačce<text:s/></text:span><text:span text:style-name="T512">n</text:span><text:span text:style-name="T513">eb</text:span><text:span text:style-name="T514">o<text:s/></text:span><text:span text:style-name="T515">fi</text:span><text:span text:style-name="T516">rm</text:span><text:span text:style-name="T517">ě</text:span><text:span text:style-name="T518">.<text:s/></text:span><text:span text:style-name="T519">V<text:s/></text:span><text:span text:style-name="T520">prů</text:span><text:span text:style-name="T521">běh</text:span><text:span text:style-name="T522">u<text:s/></text:span><text:span text:style-name="T523">a<text:s/></text:span><text:span text:style-name="T524">po uz</text:span><text:span text:style-name="T525">a</text:span><text:span text:style-name="T526">vř</text:span><text:span text:style-name="T527">e</text:span><text:span text:style-name="T528">n</text:span><text:span text:style-name="T529">í k</text:span><text:span text:style-name="T530">om</text:span><text:span text:style-name="T531">e</text:span><text:span text:style-name="T532">r</text:span><text:span text:style-name="T533">č</text:span><text:span text:style-name="T534">n</text:span><text:span text:style-name="T535">í</text:span></text:p>
      <text:p text:style-name="P536"><text:span text:style-name="T537">ka</text:span><text:span text:style-name="T538">mp</text:span><text:span text:style-name="T539">a</text:span><text:span text:style-name="T540">n</text:span><text:span text:style-name="T541">ě<text:s/></text:span><text:span text:style-name="T542">s</text:span><text:span text:style-name="T543">e ka</text:span><text:span text:style-name="T544">mp</text:span><text:span text:style-name="T545">a</text:span><text:span text:style-name="T546">ň vy</text:span><text:span text:style-name="T547">h</text:span><text:span text:style-name="T548">o</text:span><text:span text:style-name="T549">d</text:span><text:span text:style-name="T550">no</text:span><text:span text:style-name="T551">c</text:span><text:span text:style-name="T552">u</text:span><text:span text:style-name="T553">je a h</text:span><text:span text:style-name="T554">o</text:span><text:span text:style-name="T555">d</text:span><text:span text:style-name="T556">not</text:span><text:span text:style-name="T557">í<text:s/></text:span><text:span text:style-name="T558">s</text:span><text:span text:style-name="T559">e jak<text:s/></text:span><text:span text:style-name="T560">n</text:span><text:span text:style-name="T561">a</text:span><text:span text:style-name="T562">pln</text:span><text:span text:style-name="T563">ě</text:span><text:span text:style-name="T564">n</text:span><text:span text:style-name="T565">í jejích h</text:span><text:span text:style-name="T566">l</text:span><text:span text:style-name="T567">a</text:span><text:span text:style-name="T568">vn</text:span><text:span text:style-name="T569">ích cí</text:span><text:span text:style-name="T570">lů</text:span><text:span text:style-name="T571">,<text:s/></text:span><text:span text:style-name="T572">t</text:span><text:span text:style-name="T573">ak i jejích</text:span></text:p>
      <text:p text:style-name="P574"><text:span text:style-name="T575">v</text:span><text:span text:style-name="T576">ed</text:span><text:span text:style-name="T577">l</text:span><text:span text:style-name="T578">ej</text:span><text:span text:style-name="T579">š</text:span><text:span text:style-name="T580">ích cí</text:span><text:span text:style-name="T581">lů</text:span><text:span text:style-name="T582">.<text:s/></text:span><text:span text:style-name="T583">D</text:span><text:span text:style-name="T584">a</text:span><text:span text:style-name="T585">lš</text:span><text:span text:style-name="T586">í</text:span><text:span text:style-name="T587">m<text:s/></text:span><text:span text:style-name="T588">b</text:span><text:span text:style-name="T589">o</text:span><text:span text:style-name="T590">de</text:span><text:span text:style-name="T591">m<text:s/></text:span><text:span text:style-name="T592">je<text:s/></text:span><text:span text:style-name="T593">vy</text:span><text:span text:style-name="T594">h</text:span><text:span text:style-name="T595">o</text:span><text:span text:style-name="T596">d</text:span><text:span text:style-name="T597">no</text:span><text:span text:style-name="T598">ce</text:span><text:span text:style-name="T599">n</text:span><text:span text:style-name="T600">í<text:s/></text:span><text:span text:style-name="T601">rozpo</text:span><text:span text:style-name="T602">č</text:span><text:span text:style-name="T603">tu<text:s/></text:span><text:span text:style-name="T604">a<text:s/></text:span><text:span text:style-name="T605">n</text:span><text:span text:style-name="T606">ák</text:span><text:span text:style-name="T607">l</text:span><text:span text:style-name="T608">ad</text:span><text:span text:style-name="T609">ů n</text:span><text:span text:style-name="T610">a jed</text:span><text:span text:style-name="T611">no</text:span><text:span text:style-name="T612">h</text:span><text:span text:style-name="T613">o oslov</text:span><text:span text:style-name="T614">e</text:span><text:span text:style-name="T615">n</text:span><text:span text:style-name="T616">éh</text:span><text:span text:style-name="T617">o</text:span></text:p>
      <text:p text:style-name="P618"><text:span text:style-name="T619">č</text:span><text:span text:style-name="T620">lov</text:span><text:span text:style-name="T621">ěka</text:span><text:span text:style-name="T622">.<text:s/></text:span><text:span text:style-name="T623">M</text:span><text:span text:style-name="T624">o</text:span><text:span text:style-name="T625">de</text:span><text:span text:style-name="T626">rn</text:span><text:span text:style-name="T627">í<text:s/></text:span><text:span text:style-name="T628">n</text:span><text:span text:style-name="T629">á</text:span><text:span text:style-name="T630">stro</text:span><text:span text:style-name="T631">je jak</text:span><text:span text:style-name="T632">o<text:s/></text:span><text:span text:style-name="T633">G</text:span><text:span text:style-name="T634">oo</text:span><text:span text:style-name="T635">g</text:span><text:span text:style-name="T636">l</text:span><text:span text:style-name="T637">e<text:s/></text:span><text:span text:style-name="T638">A</text:span><text:span text:style-name="T639">n</text:span><text:span text:style-name="T640">a</text:span><text:span text:style-name="T641">lyt</text:span><text:span text:style-name="T642">ic</text:span><text:span text:style-name="T643">s<text:s/></text:span><text:span text:style-name="T644">d</text:span><text:span text:style-name="T645">o</text:span><text:span text:style-name="T646">ká</text:span><text:span text:style-name="T647">žou sl</text:span><text:span text:style-name="T648">ed</text:span><text:span text:style-name="T649">ov</text:span><text:span text:style-name="T650">a</text:span><text:span text:style-name="T651">t<text:s/></text:span><text:span text:style-name="T652">i<text:s/></text:span><text:span text:style-name="T653">sp</text:span><text:span text:style-name="T654">ecifič</text:span><text:span text:style-name="T655">t</text:span><text:span text:style-name="T656">ěj</text:span><text:span text:style-name="T657">š</text:span><text:span text:style-name="T658">í<text:s/></text:span><text:span text:style-name="T659">u</text:span><text:span text:style-name="T660">dá</text:span><text:span text:style-name="T661">lost</text:span><text:span text:style-name="T662">i</text:span><text:span text:style-name="T663">,<text:s/></text:span><text:span text:style-name="T664">jak</text:span><text:span text:style-name="T665">o</text:span></text:p>
      <text:p text:style-name="P666"><text:span text:style-name="T667">n</text:span><text:span text:style-name="T668">a</text:span><text:span text:style-name="T669">př</text:span><text:span text:style-name="T670">.<text:s/></text:span><text:span text:style-name="T671">ch</text:span><text:span text:style-name="T672">ov</text:span><text:span text:style-name="T673">á</text:span><text:span text:style-name="T674">n</text:span><text:span text:style-name="T675">í<text:s/></text:span><text:span text:style-name="T676">už</text:span><text:span text:style-name="T677">i</text:span><text:span text:style-name="T678">v</text:span><text:span text:style-name="T679">a</text:span><text:span text:style-name="T680">t</text:span><text:span text:style-name="T681">e</text:span><text:span text:style-name="T682">lů<text:s/></text:span><text:span text:style-name="T683">a jejich k</text:span><text:span text:style-name="T684">onv</text:span><text:span text:style-name="T685">e</text:span><text:span text:style-name="T686">rz</text:span><text:span text:style-name="T687">e a<text:s/></text:span><text:span text:style-name="T688">pro</text:span><text:span text:style-name="T689">deje</text:span><text:span text:style-name="T690">.<text:s/></text:span><text:span text:style-name="T691">D</text:span><text:span text:style-name="T692">ík</text:span><text:span text:style-name="T693">y t</text:span><text:span text:style-name="T694">ě</text:span><text:span text:style-name="T695">mto n</text:span><text:span text:style-name="T696">á</text:span><text:span text:style-name="T697">stro</text:span><text:span text:style-name="T698">j</text:span><text:span text:style-name="T699">ům</text:span><text:span text:style-name="T700">,<text:s/></text:span><text:span text:style-name="T701">k</text:span><text:span text:style-name="T702">t</text:span><text:span text:style-name="T703">e</text:span><text:span text:style-name="T704">r</text:span><text:span text:style-name="T705">é<text:s/></text:span><text:span text:style-name="T706">umožňu</text:span><text:span text:style-name="T707">jí</text:span></text:p>
      <text:p text:style-name="P708"><text:span text:style-name="T709">ka</text:span><text:span text:style-name="T710">mp</text:span><text:span text:style-name="T711">a</text:span><text:span text:style-name="T712">ň sl</text:span><text:span text:style-name="T713">ed</text:span><text:span text:style-name="T714">ov</text:span><text:span text:style-name="T715">a</text:span><text:span text:style-name="T716">t s</text:span><text:span text:style-name="T717">k</text:span><text:span text:style-name="T718">ut</text:span><text:span text:style-name="T719">eč</text:span><text:span text:style-name="T720">n</text:span><text:span text:style-name="T721">ě d</text:span><text:span text:style-name="T722">o po</text:span><text:span text:style-name="T723">d</text:span><text:span text:style-name="T724">ro</text:span><text:span text:style-name="T725">b</text:span><text:span text:style-name="T726">n</text:span><text:span text:style-name="T727">a<text:s/></text:span><text:span text:style-name="T728">s</text:span><text:span text:style-name="T729">e<text:s/></text:span><text:span text:style-name="T730">p</text:span><text:span text:style-name="T731">ak ka</text:span><text:span text:style-name="T732">mp</text:span><text:span text:style-name="T733">a</text:span><text:span text:style-name="T734">ň<text:s/></text:span><text:span text:style-name="T735">dá<text:s/></text:span><text:span text:style-name="T736">opt</text:span><text:span text:style-name="T737">i</text:span><text:span text:style-name="T738">m</text:span><text:span text:style-name="T739">a</text:span><text:span text:style-name="T740">l</text:span><text:span text:style-name="T741">i</text:span><text:span text:style-name="T742">zov</text:span><text:span text:style-name="T743">a</text:span><text:span text:style-name="T744">t z</text:span><text:span text:style-name="T745">a běh</text:span><text:span text:style-name="T746">u n</text:span><text:span text:style-name="T747">a<text:s/></text:span><text:span text:style-name="T748">v</text:span><text:span text:style-name="T749">e</text:span><text:span text:style-name="T750">l</text:span><text:span text:style-name="T751">ice</text:span></text:p>
      <text:p text:style-name="P752"><text:span text:style-name="T753">de</text:span><text:span text:style-name="T754">t</text:span><text:span text:style-name="T755">ai</text:span><text:span text:style-name="T756">ln</text:span><text:span text:style-name="T757">í<text:s/></text:span><text:span text:style-name="T758">úrovn</text:span><text:span text:style-name="T759">i</text:span><text:span text:style-name="T760">.</text:span></text:p>
      <text:p text:style-name="P761"><text:span text:style-name="T762">N</text:span><text:span text:style-name="T763">ek</text:span><text:span text:style-name="T764">om</text:span><text:span text:style-name="T765">e</text:span><text:span text:style-name="T766">r</text:span><text:span text:style-name="T767">č</text:span><text:span text:style-name="T768">n</text:span><text:span text:style-name="T769">í ka</text:span><text:span text:style-name="T770">mp</text:span><text:span text:style-name="T771">a</text:span><text:span text:style-name="T772">ň</text:span></text:p>
      <text:p text:style-name="P773"><text:span text:style-name="T774">K</text:span><text:span text:style-name="T775">a</text:span><text:span text:style-name="T776">mp</text:span><text:span text:style-name="T777">a</text:span><text:span text:style-name="T778">ň v n</text:span><text:span text:style-name="T779">e</text:span><text:span text:style-name="T780">z</text:span><text:span text:style-name="T781">i</text:span><text:span text:style-name="T782">s</text:span><text:span text:style-name="T783">k</text:span><text:span text:style-name="T784">ov</text:span><text:span text:style-name="T785">é</text:span><text:span text:style-name="T786">m s</text:span><text:span text:style-name="T787">ek</text:span><text:span text:style-name="T788">toru<text:s/></text:span><text:span text:style-name="T789">je<text:s/></text:span><text:span text:style-name="T790">ozn</text:span><text:span text:style-name="T791">ač</text:span><text:span text:style-name="T792">ov</text:span><text:span text:style-name="T793">á</text:span><text:span text:style-name="T794">n</text:span><text:span text:style-name="T795">a jak</text:span><text:span text:style-name="T796">o<text:s/></text:span><text:span text:style-name="T797">n</text:span><text:span text:style-name="T798">ek</text:span><text:span text:style-name="T799">om</text:span><text:span text:style-name="T800">e</text:span><text:span text:style-name="T801">r</text:span><text:span text:style-name="T802">č</text:span><text:span text:style-name="T803">n</text:span><text:span text:style-name="T804">í<text:s/></text:span><text:span text:style-name="T805">r</text:span><text:span text:style-name="T806">ek</text:span><text:span text:style-name="T807">l</text:span><text:span text:style-name="T808">a</text:span><text:span text:style-name="T809">m</text:span><text:span text:style-name="T810">a</text:span><text:span text:style-name="T811">.<text:s/></text:span><text:span text:style-name="T812">J</text:span><text:span text:style-name="T813">ak</text:span><text:span text:style-name="T814">o n</text:span><text:span text:style-name="T815">ek</text:span><text:span text:style-name="T816">om</text:span><text:span text:style-name="T817">e</text:span><text:span text:style-name="T818">r</text:span><text:span text:style-name="T819">č</text:span><text:span text:style-name="T820">n</text:span><text:span text:style-name="T821">í</text:span></text:p>
      <text:p text:style-name="P822"><text:span text:style-name="T823">r</text:span><text:span text:style-name="T824">ek</text:span><text:span text:style-name="T825">l</text:span><text:span text:style-name="T826">a</text:span><text:span text:style-name="T827">mu můž</text:span><text:span text:style-name="T828">e</text:span><text:span text:style-name="T829">m</text:span><text:span text:style-name="T830">e defi</text:span><text:span text:style-name="T831">nov</text:span><text:span text:style-name="T832">a</text:span><text:span text:style-name="T833">t<text:s/></text:span><text:span text:style-name="T834">jak</text:span><text:span text:style-name="T835">o r</text:span><text:span text:style-name="T836">ek</text:span><text:span text:style-name="T837">l</text:span><text:span text:style-name="T838">a</text:span><text:span text:style-name="T839">mu</text:span><text:span text:style-name="T840">,<text:s/></text:span><text:span text:style-name="T841">k</text:span><text:span text:style-name="T842">t</text:span><text:span text:style-name="T843">e</text:span><text:span text:style-name="T844">r</text:span><text:span text:style-name="T845">á<text:s/></text:span><text:span text:style-name="T846">n</text:span><text:span text:style-name="T847">ea</text:span><text:span text:style-name="T848">p</text:span><text:span text:style-name="T849">e</text:span><text:span text:style-name="T850">lu</text:span><text:span text:style-name="T851">je<text:s/></text:span><text:span text:style-name="T852">n</text:span><text:span text:style-name="T853">a<text:s/></text:span><text:span text:style-name="T854">spotř</text:span><text:span text:style-name="T855">eb</text:span><text:span text:style-name="T856">n</text:span><text:span text:style-name="T857">í ch</text:span><text:span text:style-name="T858">ov</text:span><text:span text:style-name="T859">á</text:span><text:span text:style-name="T860">n</text:span><text:span text:style-name="T861">í</text:span><text:span text:style-name="T862">,<text:s/></text:span><text:span text:style-name="T863">a</text:span><text:span text:style-name="T864">l</text:span><text:span text:style-name="T865">e<text:s/></text:span><text:span text:style-name="T866">n</text:span><text:span text:style-name="T867">abádá</text:span></text:p>
      <text:p text:style-name="P868"><text:span text:style-name="T869">č</text:span><text:span text:style-name="T870">lov</text:span><text:span text:style-name="T871">ěka k ji</text:span><text:span text:style-name="T872">n</text:span><text:span text:style-name="T873">é akci</text:span><text:span text:style-name="T874">.<text:s/></text:span><text:span text:style-name="T875">N</text:span><text:span text:style-name="T876">ek</text:span><text:span text:style-name="T877">om</text:span><text:span text:style-name="T878">e</text:span><text:span text:style-name="T879">r</text:span><text:span text:style-name="T880">č</text:span><text:span text:style-name="T881">n</text:span><text:span text:style-name="T882">í<text:s/></text:span><text:span text:style-name="T883">r</text:span><text:span text:style-name="T884">ek</text:span><text:span text:style-name="T885">l</text:span><text:span text:style-name="T886">a</text:span><text:span text:style-name="T887">m</text:span><text:span text:style-name="T888">a<text:s/></text:span><text:span text:style-name="T889">s</text:span><text:span text:style-name="T890">i<text:s/></text:span><text:span text:style-name="T891">ovš</text:span><text:span text:style-name="T892">e</text:span><text:span text:style-name="T893">m st</text:span><text:span text:style-name="T894">á</text:span><text:span text:style-name="T895">l</text:span><text:span text:style-name="T896">e<text:s/></text:span><text:span text:style-name="T897">z</text:span><text:span text:style-name="T898">ach</text:span><text:span text:style-name="T899">ov</text:span><text:span text:style-name="T900">á</text:span><text:span text:style-name="T901">v</text:span><text:span text:style-name="T902">á<text:s/></text:span><text:span text:style-name="T903">st</text:span><text:span text:style-name="T904">ej</text:span><text:span text:style-name="T905">n</text:span><text:span text:style-name="T906">é<text:s/></text:span><text:span text:style-name="T907">t</text:span><text:span text:style-name="T908">ech</text:span><text:span text:style-name="T909">n</text:span><text:span text:style-name="T910">ik</text:span><text:span text:style-name="T911">y<text:s/></text:span><text:span text:style-name="T912">a<text:s/></text:span><text:span text:style-name="T913">t</text:span><text:span text:style-name="T914">ak</text:span><text:span text:style-name="T915">t</text:span><text:span text:style-name="T916">ik</text:span><text:span text:style-name="T917">y</text:span><text:span text:style-name="T918">,</text:span></text:p>
      <text:p text:style-name="P919"><text:span text:style-name="T920">jak</text:span><text:span text:style-name="T921">o r</text:span><text:span text:style-name="T922">ek</text:span><text:span text:style-name="T923">l</text:span><text:span text:style-name="T924">a</text:span><text:span text:style-name="T925">m</text:span><text:span text:style-name="T926">a k</text:span><text:span text:style-name="T927">onv</text:span><text:span text:style-name="T928">e</text:span><text:span text:style-name="T929">n</text:span><text:span text:style-name="T930">č</text:span><text:span text:style-name="T931">n</text:span><text:span text:style-name="T932">íh</text:span><text:span text:style-name="T933">o typu</text:span><text:span text:style-name="T934">.<text:s/></text:span><text:span text:style-name="T935">P</text:span><text:span text:style-name="T936">ř</text:span><text:span text:style-name="T937">ík</text:span><text:span text:style-name="T938">l</text:span><text:span text:style-name="T939">ade</text:span><text:span text:style-name="T940">m můžou<text:s/></text:span><text:span text:style-name="T941">b</text:span><text:span text:style-name="T942">ýt r</text:span><text:span text:style-name="T943">ek</text:span><text:span text:style-name="T944">l</text:span><text:span text:style-name="T945">a</text:span><text:span text:style-name="T946">mn</text:span><text:span text:style-name="T947">í<text:s/></text:span><text:span text:style-name="T948">pos</text:span><text:span text:style-name="T949">e</text:span><text:span text:style-name="T950">lstv</text:span><text:span text:style-name="T951">í</text:span><text:span text:style-name="T952">,<text:s/></text:span><text:span text:style-name="T953">k</text:span><text:span text:style-name="T954">t</text:span><text:span text:style-name="T955">e</text:span><text:span text:style-name="T956">r</text:span><text:span text:style-name="T957">á<text:s/></text:span><text:span text:style-name="T958">vyzýv</text:span><text:span text:style-name="T959">ají<text:s/></text:span><text:span text:style-name="T960">n</text:span><text:span text:style-name="T961">a</text:span><text:span text:style-name="T962">př</text:span><text:span text:style-name="T963">.:</text:span></text:p>
      <text:p text:style-name="P964"><text:span text:style-name="T965">ro</text:span><text:span text:style-name="T966">diče</text:span><text:span text:style-name="T967">,<text:s/></text:span><text:span text:style-name="T968">ab</text:span><text:span text:style-name="T969">y<text:s/></text:span><text:span text:style-name="T970">b</text:span><text:span text:style-name="T971">yl</text:span><text:span text:style-name="T972">i<text:s/></text:span><text:span text:style-name="T973">vů</text:span><text:span text:style-name="T974">či<text:s/></text:span><text:span text:style-name="T975">svým<text:s/></text:span><text:span text:style-name="T976">dě</text:span><text:span text:style-name="T977">t</text:span><text:span text:style-name="T978">e</text:span><text:span text:style-name="T979">m o</text:span><text:span text:style-name="T980">h</text:span><text:span text:style-name="T981">l</text:span><text:span text:style-name="T982">ed</text:span><text:span text:style-name="T983">upln</text:span><text:span text:style-name="T984">í</text:span></text:p>
      <text:p text:style-name="P985"><text:span text:style-name="T986">m</text:span><text:span text:style-name="T987">aji</text:span><text:span text:style-name="T988">t</text:span><text:span text:style-name="T989">e</text:span><text:span text:style-name="T990">l</text:span><text:span text:style-name="T991">é<text:s/></text:span><text:span text:style-name="T992">psů</text:span><text:span text:style-name="T993">,<text:s/></text:span><text:span text:style-name="T994">ab</text:span><text:span text:style-name="T995">y po sv</text:span><text:span text:style-name="T996">é</text:span><text:span text:style-name="T997">m<text:s/></text:span><text:span text:style-name="T998">č</text:span><text:span text:style-name="T999">tyřno</text:span><text:span text:style-name="T1000">hé</text:span><text:span text:style-name="T1001">m m</text:span><text:span text:style-name="T1002">i</text:span><text:span text:style-name="T1003">l</text:span><text:span text:style-name="T1004">áčk</text:span><text:span text:style-name="T1005">ov</text:span><text:span text:style-name="T1006">i<text:s/></text:span><text:span text:style-name="T1007">u</text:span><text:span text:style-name="T1008">k</text:span><text:span text:style-name="T1009">l</text:span><text:span text:style-name="T1010">í</text:span><text:span text:style-name="T1011">z</text:span><text:span text:style-name="T1012">e</text:span><text:span text:style-name="T1013">l</text:span><text:span text:style-name="T1014">i e</text:span><text:span text:style-name="T1015">x</text:span><text:span text:style-name="T1016">k</text:span><text:span text:style-name="T1017">r</text:span><text:span text:style-name="T1018">e</text:span><text:span text:style-name="T1019">m</text:span><text:span text:style-name="T1020">e</text:span><text:span text:style-name="T1021">nty</text:span></text:p>
      <text:p text:style-name="P1022"><text:span text:style-name="T1023">k d</text:span><text:span text:style-name="T1024">o</text:span><text:span text:style-name="T1025">d</text:span><text:span text:style-name="T1026">ržov</text:span><text:span text:style-name="T1027">á</text:span><text:span text:style-name="T1028">n</text:span><text:span text:style-name="T1029">í<text:s/></text:span><text:span text:style-name="T1030">s</text:span><text:span text:style-name="T1031">i</text:span><text:span text:style-name="T1032">ln</text:span><text:span text:style-name="T1033">ič</text:span><text:span text:style-name="T1034">n</text:span><text:span text:style-name="T1035">ích<text:s/></text:span><text:span text:style-name="T1036">př</text:span><text:span text:style-name="T1037">ed</text:span><text:span text:style-name="T1038">p</text:span><text:span text:style-name="T1039">i</text:span><text:span text:style-name="T1040">sů</text:span></text:p>
      <text:p text:style-name="P1041"><text:span text:style-name="T1042">T</text:span><text:span text:style-name="T1043">yto<text:s/></text:span><text:span text:style-name="T1044">d</text:span><text:span text:style-name="T1045">ru</text:span><text:span text:style-name="T1046">h</text:span><text:span text:style-name="T1047">y r</text:span><text:span text:style-name="T1048">ek</text:span><text:span text:style-name="T1049">l</text:span><text:span text:style-name="T1050">a</text:span><text:span text:style-name="T1051">my<text:s/></text:span><text:span text:style-name="T1052">defi</text:span><text:span text:style-name="T1053">nu</text:span><text:span text:style-name="T1054">je</text:span><text:span text:style-name="T1055">m</text:span><text:span text:style-name="T1056">e jak</text:span><text:span text:style-name="T1057">o<text:s/></text:span><text:span text:style-name="T1058">"</text:span><text:span text:style-name="T1059">ryz</text:span><text:span text:style-name="T1060">e<text:s/></text:span><text:span text:style-name="T1061">n</text:span><text:span text:style-name="T1062">ek</text:span><text:span text:style-name="T1063">om</text:span><text:span text:style-name="T1064">e</text:span><text:span text:style-name="T1065">r</text:span><text:span text:style-name="T1066">č</text:span><text:span text:style-name="T1067">n</text:span><text:span text:style-name="T1068">í</text:span><text:span text:style-name="T1069">", (</text:span><text:span text:style-name="T1070">H</text:span><text:span text:style-name="T1071">aj</text:span><text:span text:style-name="T1072">nův výro</text:span><text:span text:style-name="T1073">k</text:span><text:span text:style-name="T1074">)<text:s/></text:span><text:span text:style-name="T1075">je</text:span><text:span text:style-name="T1076">l</text:span><text:span text:style-name="T1077">ik</text:span><text:span text:style-name="T1078">ož v n</text:span><text:span text:style-name="T1079">ich<text:s/></text:span><text:span text:style-name="T1080">n</text:span><text:span text:style-name="T1081">e</text:span><text:span text:style-name="T1082">půso</text:span><text:span text:style-name="T1083">bí</text:span></text:p>
      <text:p text:style-name="P1084"><text:span text:style-name="T1085">ž</text:span><text:span text:style-name="T1086">ád</text:span><text:span text:style-name="T1087">n</text:span><text:span text:style-name="T1088">á<text:s/></text:span><text:span text:style-name="T1089">zn</text:span><text:span text:style-name="T1090">ačka</text:span><text:span text:style-name="T1091">,<text:s/></text:span><text:span text:style-name="T1092">služ</text:span><text:span text:style-name="T1093">ba<text:s/></text:span><text:span text:style-name="T1094">n</text:span><text:span text:style-name="T1095">eb</text:span><text:span text:style-name="T1096">o pro</text:span><text:span text:style-name="T1097">d</text:span><text:span text:style-name="T1098">u</text:span><text:span text:style-name="T1099">k</text:span><text:span text:style-name="T1100">t</text:span><text:span text:style-name="T1101">,<text:s/></text:span><text:span text:style-name="T1102">k jeh</text:span><text:span text:style-name="T1103">ož<text:s/></text:span><text:span text:style-name="T1104">k</text:span><text:span text:style-name="T1105">oup</text:span><text:span text:style-name="T1106">i b</text:span><text:span text:style-name="T1107">y r</text:span><text:span text:style-name="T1108">ek</text:span><text:span text:style-name="T1109">l</text:span><text:span text:style-name="T1110">a</text:span><text:span text:style-name="T1111">m</text:span><text:span text:style-name="T1112">a<text:s/></text:span><text:span text:style-name="T1113">mo</text:span><text:span text:style-name="T1114">h</text:span><text:span text:style-name="T1115">l</text:span><text:span text:style-name="T1116">a<text:s/></text:span><text:span text:style-name="T1117">n</text:span><text:span text:style-name="T1118">abáda</text:span><text:span text:style-name="T1119">t</text:span><text:span text:style-name="T1120">.<text:s/></text:span><text:span text:style-name="T1121">N</text:span><text:span text:style-name="T1122">ek</text:span><text:span text:style-name="T1123">om</text:span><text:span text:style-name="T1124">e</text:span><text:span text:style-name="T1125">r</text:span><text:span text:style-name="T1126">č</text:span><text:span text:style-name="T1127">n</text:span><text:span text:style-name="T1128">í</text:span></text:p>
      <text:p text:style-name="P1129"><text:span text:style-name="T1130">r</text:span><text:span text:style-name="T1131">ek</text:span><text:span text:style-name="T1132">l</text:span><text:span text:style-name="T1133">a</text:span><text:span text:style-name="T1134">m</text:span><text:span text:style-name="T1135">a<text:s/></text:span><text:span text:style-name="T1136">můž</text:span><text:span text:style-name="T1137">e<text:s/></text:span><text:span text:style-name="T1138">m</text:span><text:span text:style-name="T1139">í</text:span><text:span text:style-name="T1140">t<text:s/></text:span><text:span text:style-name="T1141">ek</text:span><text:span text:style-name="T1142">onom</text:span><text:span text:style-name="T1143">ické d</text:span><text:span text:style-name="T1144">ůsl</text:span><text:span text:style-name="T1145">edk</text:span><text:span text:style-name="T1146">y</text:span><text:span text:style-name="T1147">,<text:s/></text:span><text:span text:style-name="T1148">a</text:span><text:span text:style-name="T1149">ť už<text:s/></text:span><text:span text:style-name="T1150">ch</text:span><text:span text:style-name="T1151">t</text:span><text:span text:style-name="T1152">ě</text:span><text:span text:style-name="T1153">n</text:span><text:span text:style-name="T1154">é či<text:s/></text:span><text:span text:style-name="T1155">n</text:span><text:span text:style-name="T1156">ech</text:span><text:span text:style-name="T1157">t</text:span><text:span text:style-name="T1158">ě</text:span><text:span text:style-name="T1159">n</text:span><text:span text:style-name="T1160">é</text:span><text:span text:style-name="T1161">.<text:s/></text:span><text:span text:style-name="T1162">R</text:span><text:span text:style-name="T1163">ek</text:span><text:span text:style-name="T1164">l</text:span><text:span text:style-name="T1165">a</text:span><text:span text:style-name="T1166">m</text:span><text:span text:style-name="T1167">a<text:s/></text:span><text:span text:style-name="T1168">BESIP</text:span><text:span text:style-name="T1169">u</text:span><text:span text:style-name="T1170">,<text:s/></text:span><text:span text:style-name="T1171">k</text:span><text:span text:style-name="T1172">t</text:span><text:span text:style-name="T1173">e</text:span><text:span text:style-name="T1174">r</text:span><text:span text:style-name="T1175">á</text:span></text:p>
      <text:p text:style-name="P1176"><text:span text:style-name="T1177">n</text:span><text:span text:style-name="T1178">abádá<text:s/></text:span><text:span text:style-name="T1179">ř</text:span><text:span text:style-name="T1180">idiče</text:span><text:span text:style-name="T1181">,<text:s/></text:span><text:span text:style-name="T1182">ab</text:span><text:span text:style-name="T1183">y z</text:span><text:span text:style-name="T1184">a jí</text:span><text:span text:style-name="T1185">z</text:span><text:span text:style-name="T1186">d</text:span><text:span text:style-name="T1187">y<text:s/></text:span><text:span text:style-name="T1188">d</text:span><text:span text:style-name="T1189">rž</text:span><text:span text:style-name="T1190">e</text:span><text:span text:style-name="T1191">l</text:span><text:span text:style-name="T1192">i<text:s/></text:span><text:span text:style-name="T1193">m</text:span><text:span text:style-name="T1194">í</text:span><text:span text:style-name="T1195">sto vol</text:span><text:span text:style-name="T1196">a</text:span><text:span text:style-name="T1197">ntů mo</text:span><text:span text:style-name="T1198">bi</text:span><text:span text:style-name="T1199">l<text:s/></text:span><text:span text:style-name="T1200">je<text:s/></text:span><text:span text:style-name="T1201">v z</text:span><text:span text:style-name="T1202">áj</text:span><text:span text:style-name="T1203">mu pro</text:span><text:span text:style-name="T1204">dejc</text:span><text:span text:style-name="T1205">ů<text:s/></text:span><text:span text:style-name="T1206">ha</text:span><text:span text:style-name="T1207">n</text:span><text:span text:style-name="T1208">d</text:span><text:span text:style-name="T1209">s</text:span><text:span text:style-name="T1210">f</text:span><text:span text:style-name="T1211">r</text:span><text:span text:style-name="T1212">ee<text:s/></text:span><text:span text:style-name="T1213">z</text:span><text:span text:style-name="T1214">a</text:span><text:span text:style-name="T1215">ř</text:span><text:span text:style-name="T1216">í</text:span><text:span text:style-name="T1217">z</text:span><text:span text:style-name="T1218">e</text:span><text:span text:style-name="T1219">n</text:span><text:span text:style-name="T1220">í</text:span><text:span text:style-name="T1221">.</text:span></text:p>
      <text:p text:style-name="P1222"><text:span text:style-name="T1223">(</text:span><text:span text:style-name="T1224">T</text:span><text:span text:style-name="T1225">ro</text:span><text:span text:style-name="T1226">ch</text:span><text:span text:style-name="T1227">u st</text:span><text:span text:style-name="T1228">a</text:span><text:span text:style-name="T1229">rš</text:span><text:span text:style-name="T1230">í<text:s/></text:span><text:span text:style-name="T1231">př</text:span><text:span text:style-name="T1232">ík</text:span><text:span text:style-name="T1233">l</text:span><text:span text:style-name="T1234">ad</text:span><text:span text:style-name="T1235">,<text:s/></text:span><text:span text:style-name="T1236">a</text:span><text:span text:style-name="T1237">l</text:span><text:span text:style-name="T1238">e f</text:span><text:span text:style-name="T1239">un</text:span><text:span text:style-name="T1240">kč</text:span><text:span text:style-name="T1241">n</text:span><text:span text:style-name="T1242">í</text:span><text:span text:style-name="T1243">)</text:span></text:p>
      <text:p text:style-name="P1244"><text:span text:style-name="T1245">O<text:s/></text:span><text:span text:style-name="T1246">ka</text:span><text:span text:style-name="T1247">mp</text:span><text:span text:style-name="T1248">a</text:span><text:span text:style-name="T1249">n</text:span><text:span text:style-name="T1250">ě<text:s/></text:span><text:span text:style-name="T1251">v n</text:span><text:span text:style-name="T1252">e</text:span><text:span text:style-name="T1253">z</text:span><text:span text:style-name="T1254">i</text:span><text:span text:style-name="T1255">s</text:span><text:span text:style-name="T1256">k</text:span><text:span text:style-name="T1257">ov</text:span><text:span text:style-name="T1258">é</text:span><text:span text:style-name="T1259">m s</text:span><text:span text:style-name="T1260">ek</text:span><text:span text:style-name="T1261">toru s</text:span><text:span text:style-name="T1262">e ča</text:span><text:span text:style-name="T1263">sto v</text:span><text:span text:style-name="T1264">ede k</text:span><text:span text:style-name="T1265">on</text:span><text:span text:style-name="T1266">k</text:span><text:span text:style-name="T1267">ur</text:span><text:span text:style-name="T1268">e</text:span><text:span text:style-name="T1269">n</text:span><text:span text:style-name="T1270">č</text:span><text:span text:style-name="T1271">n</text:span><text:span text:style-name="T1272">í b</text:span><text:span text:style-name="T1273">o</text:span><text:span text:style-name="T1274">j<text:s/></text:span><text:span text:style-name="T1275">o</text:span><text:span text:style-name="T1276">d<text:s/></text:span><text:span text:style-name="T1277">různý</text:span><text:span text:style-name="T1278">ch<text:s/></text:span><text:span text:style-name="T1279">r</text:span><text:span text:style-name="T1280">ek</text:span><text:span text:style-name="T1281">l</text:span><text:span text:style-name="T1282">a</text:span><text:span text:style-name="T1283">mn</text:span><text:span text:style-name="T1284">ích</text:span></text:p>
      <text:p text:style-name="P1285"><text:span text:style-name="T1286">age</text:span><text:span text:style-name="T1287">ntur</text:span><text:span text:style-name="T1288">,<text:s/></text:span><text:span text:style-name="T1289">k</text:span><text:span text:style-name="T1290">t</text:span><text:span text:style-name="T1291">e</text:span><text:span text:style-name="T1292">r</text:span><text:span text:style-name="T1293">é<text:s/></text:span><text:span text:style-name="T1294">s</text:span><text:span text:style-name="T1295">e<text:s/></text:span><text:span text:style-name="T1296">u</text:span><text:span text:style-name="T1297">ch</text:span><text:span text:style-name="T1298">ylu</text:span><text:span text:style-name="T1299">jí k<text:s/></text:span><text:span text:style-name="T1300">různým n</text:span><text:span text:style-name="T1301">eka</text:span><text:span text:style-name="T1302">lým t</text:span><text:span text:style-name="T1303">ak</text:span><text:span text:style-name="T1304">t</text:span><text:span text:style-name="T1305">iká</text:span><text:span text:style-name="T1306">m</text:span><text:span text:style-name="T1307">,<text:s/></text:span><text:span text:style-name="T1308">jak</text:span><text:span text:style-name="T1309">o<text:s/></text:span><text:span text:style-name="T1310">je<text:s/></text:span><text:span text:style-name="T1311">n</text:span><text:span text:style-name="T1312">a</text:span><text:span text:style-name="T1313">př</text:span><text:span text:style-name="T1314">.<text:s/></text:span><text:span text:style-name="T1315">po</text:span><text:span text:style-name="T1316">d</text:span><text:span text:style-name="T1317">pl</text:span><text:span text:style-name="T1318">áce</text:span><text:span text:style-name="T1319">n</text:span><text:span text:style-name="T1320">í</text:span><text:span text:style-name="T1321">.<text:s/></text:span><text:span text:style-name="T1322">R</text:span><text:span text:style-name="T1323">yz</text:span><text:span text:style-name="T1324">e</text:span></text:p>
      <text:p text:style-name="P1325"><text:span text:style-name="T1326">n</text:span><text:span text:style-name="T1327">ek</text:span><text:span text:style-name="T1328">om</text:span><text:span text:style-name="T1329">e</text:span><text:span text:style-name="T1330">r</text:span><text:span text:style-name="T1331">č</text:span><text:span text:style-name="T1332">n</text:span><text:span text:style-name="T1333">í<text:s/></text:span><text:span text:style-name="T1334">r</text:span><text:span text:style-name="T1335">ek</text:span><text:span text:style-name="T1336">l</text:span><text:span text:style-name="T1337">a</text:span><text:span text:style-name="T1338">my<text:s/></text:span><text:span text:style-name="T1339">b</text:span><text:span text:style-name="T1340">ýv</text:span><text:span text:style-name="T1341">ají<text:s/></text:span><text:span text:style-name="T1342">n</text:span><text:span text:style-name="T1343">ěkd</text:span><text:span text:style-name="T1344">y v</text:span><text:span text:style-name="T1345">e</text:span><text:span text:style-name="T1346">l</text:span><text:span text:style-name="T1347">ice<text:s/></text:span><text:span text:style-name="T1348">v</text:span><text:span text:style-name="T1349">e</text:span><text:span text:style-name="T1350">l</text:span><text:span text:style-name="T1351">k</text:span><text:span text:style-name="T1352">orys</text:span><text:span text:style-name="T1353">e fi</text:span><text:span text:style-name="T1354">n</text:span><text:span text:style-name="T1355">a</text:span><text:span text:style-name="T1356">n</text:span><text:span text:style-name="T1357">c</text:span><text:span text:style-name="T1358">ov</text:span><text:span text:style-name="T1359">á</text:span><text:span text:style-name="T1360">ny z v</text:span><text:span text:style-name="T1361">e</text:span><text:span text:style-name="T1362">ř</text:span><text:span text:style-name="T1363">ej</text:span><text:span text:style-name="T1364">ný</text:span><text:span text:style-name="T1365">ch<text:s/></text:span><text:span text:style-name="T1366">z</text:span><text:span text:style-name="T1367">d</text:span><text:span text:style-name="T1368">ro</text:span><text:span text:style-name="T1369">j</text:span><text:span text:style-name="T1370">ů<text:s/></text:span><text:span text:style-name="T1371">a<text:s/></text:span><text:span text:style-name="T1372">pro</text:span></text:p>
      <text:p text:style-name="P1373"><text:span text:style-name="T1374">age</text:span><text:span text:style-name="T1375">nturu s</text:span><text:span text:style-name="T1376">e jed</text:span><text:span text:style-name="T1377">n</text:span><text:span text:style-name="T1378">á<text:s/></text:span><text:span text:style-name="T1379">o v</text:span><text:span text:style-name="T1380">e</text:span><text:span text:style-name="T1381">l</text:span><text:span text:style-name="T1382">ice<text:s/></text:span><text:span text:style-name="T1383">lu</text:span><text:span text:style-name="T1384">k</text:span><text:span text:style-name="T1385">r</text:span><text:span text:style-name="T1386">a</text:span><text:span text:style-name="T1387">t</text:span><text:span text:style-name="T1388">i</text:span><text:span text:style-name="T1389">vn</text:span><text:span text:style-name="T1390">í a<text:s/></text:span><text:span text:style-name="T1391">spol</text:span><text:span text:style-name="T1392">eh</text:span><text:span text:style-name="T1393">l</text:span><text:span text:style-name="T1394">i</text:span><text:span text:style-name="T1395">vý z</text:span><text:span text:style-name="T1396">d</text:span><text:span text:style-name="T1397">ro</text:span><text:span text:style-name="T1398">j<text:s/></text:span><text:span text:style-name="T1399">př</text:span><text:span text:style-name="T1400">íj</text:span><text:span text:style-name="T1401">mů</text:span><text:span text:style-name="T1402">.</text:span></text:p>
      <text:p text:style-name="P1403"><text:span text:style-name="T1404">P</text:span><text:span text:style-name="T1405">o</text:span><text:span text:style-name="T1406">d</text:span><text:span text:style-name="T1407">l</text:span><text:span text:style-name="T1408">e bě</text:span><text:span text:style-name="T1409">žn</text:span><text:span text:style-name="T1410">é e</text:span><text:span text:style-name="T1411">vrops</text:span><text:span text:style-name="T1412">ké<text:s/></text:span><text:span text:style-name="T1413">roz</text:span><text:span text:style-name="T1414">h</text:span><text:span text:style-name="T1415">o</text:span><text:span text:style-name="T1416">d</text:span><text:span text:style-name="T1417">ov</text:span><text:span text:style-name="T1418">ací<text:s/></text:span><text:span text:style-name="T1419">pr</text:span><text:span text:style-name="T1420">a</text:span><text:span text:style-name="T1421">x</text:span><text:span text:style-name="T1422">e<text:s/></text:span><text:span text:style-name="T1423">t</text:span><text:span text:style-name="T1424">ak</text:span><text:span text:style-name="T1425">t</text:span><text:span text:style-name="T1426">é</text:span><text:span text:style-name="T1427">ž n</text:span><text:span text:style-name="T1428">e</text:span><text:span text:style-name="T1429">n</text:span><text:span text:style-name="T1430">í<text:s/></text:span><text:span text:style-name="T1431">př</text:span><text:span text:style-name="T1432">í</text:span><text:span text:style-name="T1433">pustn</text:span><text:span text:style-name="T1434">é</text:span><text:span text:style-name="T1435">,<text:s/></text:span><text:span text:style-name="T1436">ab</text:span><text:span text:style-name="T1437">y v<text:s/></text:span><text:span text:style-name="T1438">k</text:span><text:span text:style-name="T1439">om</text:span><text:span text:style-name="T1440">e</text:span><text:span text:style-name="T1441">r</text:span><text:span text:style-name="T1442">č</text:span><text:span text:style-name="T1443">n</text:span><text:span text:style-name="T1444">í<text:s/></text:span><text:span text:style-name="T1445">r</text:span><text:span text:style-name="T1446">ek</text:span><text:span text:style-name="T1447">l</text:span><text:span text:style-name="T1448">a</text:span><text:span text:style-name="T1449">m</text:span><text:span text:style-name="T1450">ě b</text:span><text:span text:style-name="T1451">ylo</text:span></text:p>
      <text:p text:style-name="P1452"><text:span text:style-name="T1453">využ</text:span><text:span text:style-name="T1454">í</text:span><text:span text:style-name="T1455">v</text:span><text:span text:style-name="T1456">á</text:span><text:span text:style-name="T1457">no v</text:span><text:span text:style-name="T1458">e</text:span><text:span text:style-name="T1459">ř</text:span><text:span text:style-name="T1460">ej</text:span><text:span text:style-name="T1461">ný</text:span><text:span text:style-name="T1462">ch a</text:span><text:span text:style-name="T1463">utor</text:span><text:span text:style-name="T1464">i</text:span><text:span text:style-name="T1465">t</text:span><text:span text:style-name="T1466">,<text:s/></text:span><text:span text:style-name="T1467">t</text:span><text:span text:style-name="T1468">.</text:span><text:span text:style-name="T1469">j</text:span><text:span text:style-name="T1470">.<text:s/></text:span><text:span text:style-name="T1471">význ</text:span><text:span text:style-name="T1472">a</text:span><text:span text:style-name="T1473">mn</text:span><text:span text:style-name="T1474">í<text:s/></text:span><text:span text:style-name="T1475">pol</text:span><text:span text:style-name="T1476">i</text:span><text:span text:style-name="T1477">t</text:span><text:span text:style-name="T1478">ici</text:span><text:span text:style-name="T1479">,<text:s/></text:span><text:span text:style-name="T1480">př</text:span><text:span text:style-name="T1481">ed</text:span><text:span text:style-name="T1482">st</text:span><text:span text:style-name="T1483">a</text:span><text:span text:style-name="T1484">v</text:span><text:span text:style-name="T1485">i</text:span><text:span text:style-name="T1486">t</text:span><text:span text:style-name="T1487">e</text:span><text:span text:style-name="T1488">l</text:span><text:span text:style-name="T1489">é cí</text:span><text:span text:style-name="T1490">r</text:span><text:span text:style-name="T1491">k</text:span><text:span text:style-name="T1492">v</text:span><text:span text:style-name="T1493">í</text:span><text:span text:style-name="T1494">,<text:s/></text:span><text:span text:style-name="T1495">akade</text:span><text:span text:style-name="T1496">m</text:span><text:span text:style-name="T1497">ici a</text:span><text:span text:style-name="T1498">tp</text:span><text:span text:style-name="T1499">. -<text:s/></text:span><text:span text:style-name="T1500">o</text:span><text:span text:style-name="T1501">d</text:span></text:p>
      <text:p text:style-name="P1502"><text:span text:style-name="T1503">t</text:span><text:span text:style-name="T1504">ěch</text:span><text:span text:style-name="T1505">to oso</text:span><text:span text:style-name="T1506">b<text:s/></text:span><text:span text:style-name="T1507">s</text:span><text:span text:style-name="T1508">e<text:s/></text:span><text:span text:style-name="T1509">vyž</text:span><text:span text:style-name="T1510">ad</text:span><text:span text:style-name="T1511">u</text:span><text:span text:style-name="T1512">je<text:s/></text:span><text:span text:style-name="T1513">n</text:span><text:span text:style-name="T1514">e</text:span><text:span text:style-name="T1515">utr</text:span><text:span text:style-name="T1516">a</text:span><text:span text:style-name="T1517">l</text:span><text:span text:style-name="T1518">i</text:span><text:span text:style-name="T1519">t</text:span><text:span text:style-name="T1520">a</text:span><text:span text:style-name="T1521">.<text:s/></text:span><text:span text:style-name="T1522">V<text:s/></text:span><text:span text:style-name="T1523">n</text:span><text:span text:style-name="T1524">ek</text:span><text:span text:style-name="T1525">om</text:span><text:span text:style-name="T1526">e</text:span><text:span text:style-name="T1527">r</text:span><text:span text:style-name="T1528">č</text:span><text:span text:style-name="T1529">n</text:span><text:span text:style-name="T1530">í<text:s/></text:span><text:span text:style-name="T1531">r</text:span><text:span text:style-name="T1532">ek</text:span><text:span text:style-name="T1533">l</text:span><text:span text:style-name="T1534">a</text:span><text:span text:style-name="T1535">m</text:span><text:span text:style-name="T1536">ě<text:s/></text:span><text:span text:style-name="T1537">s</text:span><text:span text:style-name="T1538">e<text:s/></text:span><text:span text:style-name="T1539">to zpr</text:span><text:span text:style-name="T1540">a</text:span><text:span text:style-name="T1541">v</text:span><text:span text:style-name="T1542">id</text:span><text:span text:style-name="T1543">l</text:span><text:span text:style-name="T1544">a<text:s/></text:span><text:span text:style-name="T1545">n</text:span><text:span text:style-name="T1546">e</text:span><text:span text:style-name="T1547">ř</text:span><text:span text:style-name="T1548">e</text:span><text:span text:style-name="T1549">š</text:span><text:span text:style-name="T1550">í</text:span><text:span text:style-name="T1551">,<text:s/></text:span><text:span text:style-name="T1552">po</text:span><text:span text:style-name="T1553">k</text:span><text:span text:style-name="T1554">u</text:span><text:span text:style-name="T1555">d<text:s/></text:span><text:span text:style-name="T1556">s</text:span><text:span text:style-name="T1557">e</text:span></text:p>
      <text:p text:style-name="P1558"><text:span text:style-name="T1559">jed</text:span><text:span text:style-name="T1560">n</text:span><text:span text:style-name="T1561">á<text:s/></text:span><text:span text:style-name="T1562">o r</text:span><text:span text:style-name="T1563">ek</text:span><text:span text:style-name="T1564">l</text:span><text:span text:style-name="T1565">a</text:span><text:span text:style-name="T1566">mu ryz</text:span><text:span text:style-name="T1567">e<text:s/></text:span><text:span text:style-name="T1568">n</text:span><text:span text:style-name="T1569">ek</text:span><text:span text:style-name="T1570">om</text:span><text:span text:style-name="T1571">e</text:span><text:span text:style-name="T1572">r</text:span><text:span text:style-name="T1573">č</text:span><text:span text:style-name="T1574">n</text:span><text:span text:style-name="T1575">íh</text:span><text:span text:style-name="T1576">o typu</text:span><text:span text:style-name="T1577">,<text:s/></text:span><text:span text:style-name="T1578">v</text:span><text:span text:style-name="T1579">e</text:span><text:span text:style-name="T1580">ř</text:span><text:span text:style-name="T1581">ej</text:span><text:span text:style-name="T1582">n</text:span><text:span text:style-name="T1583">á a</text:span><text:span text:style-name="T1584">utor</text:span><text:span text:style-name="T1585">i</text:span><text:span text:style-name="T1586">t</text:span><text:span text:style-name="T1587">a<text:s/></text:span><text:span text:style-name="T1588">n</text:span><text:span text:style-name="T1589">e</text:span><text:span text:style-name="T1590">n</text:span><text:span text:style-name="T1591">í<text:s/></text:span><text:span text:style-name="T1592">po</text:span><text:span text:style-name="T1593">d</text:span><text:span text:style-name="T1594">pl</text:span><text:span text:style-name="T1595">ace</text:span><text:span text:style-name="T1596">n</text:span><text:span text:style-name="T1597">á<text:s/></text:span><text:span text:style-name="T1598">n</text:span><text:span text:style-name="T1599">eb</text:span><text:span text:style-name="T1600">o n</text:span><text:span text:style-name="T1601">e</text:span><text:span text:style-name="T1602">n</text:span><text:span text:style-name="T1603">í ji</text:span><text:span text:style-name="T1604">n</text:span><text:span text:style-name="T1605">ak</text:span></text:p>
      <text:p text:style-name="P1606"><text:span text:style-name="T1607">n</text:span><text:span text:style-name="T1608">e</text:span><text:span text:style-name="T1609">v</text:span><text:span text:style-name="T1610">h</text:span><text:span text:style-name="T1611">o</text:span><text:span text:style-name="T1612">d</text:span><text:span text:style-name="T1613">n</text:span><text:span text:style-name="T1614">á<text:s/></text:span><text:span text:style-name="T1615">pro sp</text:span><text:span text:style-name="T1616">ecifick</text:span><text:span text:style-name="T1617">ý typ r</text:span><text:span text:style-name="T1618">ek</text:span><text:span text:style-name="T1619">l</text:span><text:span text:style-name="T1620">a</text:span><text:span text:style-name="T1621">my</text:span><text:span text:style-name="T1622">.<text:s/></text:span><text:span text:style-name="T1623">S</text:span><text:span text:style-name="T1624">a</text:span><text:span text:style-name="T1625">mozř</text:span><text:span text:style-name="T1626">ej</text:span><text:span text:style-name="T1627">m</text:span><text:span text:style-name="T1628">ě<text:s/></text:span><text:span text:style-name="T1629">mus</text:span><text:span text:style-name="T1630">í<text:s/></text:span><text:span text:style-name="T1631">oso</text:span><text:span text:style-name="T1632">ba dá</text:span><text:span text:style-name="T1633">t povol</text:span><text:span text:style-name="T1634">e</text:span><text:span text:style-name="T1635">n</text:span><text:span text:style-name="T1636">í ke<text:s/></text:span><text:span text:style-name="T1637">sv</text:span><text:span text:style-name="T1638">é</text:span><text:span text:style-name="T1639">mu použ</text:span><text:span text:style-name="T1640">i</text:span><text:span text:style-name="T1641">t</text:span><text:span text:style-name="T1642">í</text:span><text:span text:style-name="T1643">,</text:span></text:p>
      <text:p text:style-name="P1644"><text:span text:style-name="T1645">st</text:span><text:span text:style-name="T1646">ej</text:span><text:span text:style-name="T1647">n</text:span><text:span text:style-name="T1648">ě jak</text:span><text:span text:style-name="T1649">o u<text:s/></text:span><text:span text:style-name="T1650">k</text:span><text:span text:style-name="T1651">om</text:span><text:span text:style-name="T1652">e</text:span><text:span text:style-name="T1653">r</text:span><text:span text:style-name="T1654">č</text:span><text:span text:style-name="T1655">n</text:span><text:span text:style-name="T1656">í<text:s/></text:span><text:span text:style-name="T1657">r</text:span><text:span text:style-name="T1658">ek</text:span><text:span text:style-name="T1659">l</text:span><text:span text:style-name="T1660">a</text:span><text:span text:style-name="T1661">my s</text:span><text:span text:style-name="T1662">e<text:s/></text:span><text:span text:style-name="T1663">z</text:span><text:span text:style-name="T1664">de<text:s/></text:span><text:span text:style-name="T1665">s</text:span><text:span text:style-name="T1666">e</text:span><text:span text:style-name="T1667">t</text:span><text:span text:style-name="T1668">ká</text:span><text:span text:style-name="T1669">m</text:span><text:span text:style-name="T1670">e<text:s/></text:span><text:span text:style-name="T1671">s nutnost</text:span><text:span text:style-name="T1672">í<text:s/></text:span><text:span text:style-name="T1673">svol</text:span><text:span text:style-name="T1674">e</text:span><text:span text:style-name="T1675">n</text:span><text:span text:style-name="T1676">í k<text:s/></text:span><text:span text:style-name="T1677">použ</text:span><text:span text:style-name="T1678">i</text:span><text:span text:style-name="T1679">t</text:span><text:span text:style-name="T1680">í jak<text:s/></text:span><text:span text:style-name="T1681">um</text:span><text:span text:style-name="T1682">ě</text:span><text:span text:style-name="T1683">l</text:span><text:span text:style-name="T1684">eck</text:span><text:span text:style-name="T1685">ý</text:span><text:span text:style-name="T1686">ch</text:span></text:p>
      <text:p text:style-name="P1687"><text:span text:style-name="T1688">n</text:span><text:span text:style-name="T1689">eb</text:span><text:span text:style-name="T1690">o ost</text:span><text:span text:style-name="T1691">a</text:span><text:span text:style-name="T1692">tn</text:span><text:span text:style-name="T1693">ích dě</text:span><text:span text:style-name="T1694">l</text:span><text:span text:style-name="T1695">.<text:s/></text:span><text:span text:style-name="T1696">J</text:span><text:span text:style-name="T1697">i</text:span><text:span text:style-name="T1698">ž zm</text:span><text:span text:style-name="T1699">í</text:span><text:span text:style-name="T1700">n</text:span><text:span text:style-name="T1701">ě</text:span><text:span text:style-name="T1702">n</text:span><text:span text:style-name="T1703">é<text:s/></text:span><text:span text:style-name="T1704">oso</text:span><text:span text:style-name="T1705">b</text:span><text:span text:style-name="T1706">y t</text:span><text:span text:style-name="T1707">aké k</text:span><text:span text:style-name="T1708">ontrolu</text:span><text:span text:style-name="T1709">jí</text:span><text:span text:style-name="T1710">,<text:s/></text:span><text:span text:style-name="T1711">jak ča</text:span><text:span text:style-name="T1712">sto v r</text:span><text:span text:style-name="T1713">ek</text:span><text:span text:style-name="T1714">l</text:span><text:span text:style-name="T1715">a</text:span><text:span text:style-name="T1716">m</text:span><text:span text:style-name="T1717">ách<text:s/></text:span><text:span text:style-name="T1718">vystupu</text:span><text:span text:style-name="T1719">jí</text:span><text:span text:style-name="T1720">,<text:s/></text:span><text:span text:style-name="T1721">ab</text:span><text:span text:style-name="T1722">y</text:span></text:p>
      <text:p text:style-name="P1723"><text:span text:style-name="T1724">jejich<text:s/></text:span><text:span text:style-name="T1725">tv</text:span><text:span text:style-name="T1726">á</text:span><text:span text:style-name="T1727">ř n</text:span><text:span text:style-name="T1728">e</text:span><text:span text:style-name="T1729">z</text:span><text:span text:style-name="T1730">e</text:span><text:span text:style-name="T1731">vš</text:span><text:span text:style-name="T1732">ed</text:span><text:span text:style-name="T1733">n</text:span><text:span text:style-name="T1734">ě</text:span><text:span text:style-name="T1735">l</text:span><text:span text:style-name="T1736">a</text:span><text:span text:style-name="T1737">.</text:span></text:p>
      <text:p text:style-name="P1738"><text:span text:style-name="T1739">I<text:s/></text:span><text:span text:style-name="T1740">ryz</text:span><text:span text:style-name="T1741">e<text:s/></text:span><text:span text:style-name="T1742">n</text:span><text:span text:style-name="T1743">ek</text:span><text:span text:style-name="T1744">om</text:span><text:span text:style-name="T1745">e</text:span><text:span text:style-name="T1746">r</text:span><text:span text:style-name="T1747">č</text:span><text:span text:style-name="T1748">n</text:span><text:span text:style-name="T1749">í<text:s/></text:span><text:span text:style-name="T1750">r</text:span><text:span text:style-name="T1751">ek</text:span><text:span text:style-name="T1752">l</text:span><text:span text:style-name="T1753">a</text:span><text:span text:style-name="T1754">my n</text:span><text:span text:style-name="T1755">ej</text:span><text:span text:style-name="T1756">sou vž</text:span><text:span text:style-name="T1757">d</text:span><text:span text:style-name="T1758">y n</text:span><text:span text:style-name="T1759">a<text:s/></text:span><text:span text:style-name="T1760">stopro</text:span><text:span text:style-name="T1761">ce</text:span><text:span text:style-name="T1762">ntn</text:span><text:span text:style-name="T1763">ě d</text:span><text:span text:style-name="T1764">o</text:span><text:span text:style-name="T1765">b</text:span><text:span text:style-name="T1766">r</text:span><text:span text:style-name="T1767">é<text:s/></text:span><text:span text:style-name="T1768">str</text:span><text:span text:style-name="T1769">a</text:span><text:span text:style-name="T1770">n</text:span><text:span text:style-name="T1771">ě<text:s/></text:span><text:span text:style-name="T1772">-<text:s/></text:span><text:span text:style-name="T1773">mo</text:span><text:span text:style-name="T1774">h</text:span><text:span text:style-name="T1775">ou</text:span></text:p>
      <text:p text:style-name="P1776"><text:span text:style-name="T1777">zprostř</text:span><text:span text:style-name="T1778">edk</text:span><text:span text:style-name="T1779">ov</text:span><text:span text:style-name="T1780">á</text:span><text:span text:style-name="T1781">v</text:span><text:span text:style-name="T1782">a</text:span><text:span text:style-name="T1783">t sporn</text:span><text:span text:style-name="T1784">é h</text:span><text:span text:style-name="T1785">o</text:span><text:span text:style-name="T1786">d</text:span><text:span text:style-name="T1787">noty n</text:span><text:span text:style-name="T1788">eb</text:span><text:span text:style-name="T1789">o použ</text:span><text:span text:style-name="T1790">í</text:span><text:span text:style-name="T1791">v</text:span><text:span text:style-name="T1792">a</text:span><text:span text:style-name="T1793">t pro</text:span><text:span text:style-name="T1794">b</text:span><text:span text:style-name="T1795">l</text:span><text:span text:style-name="T1796">e</text:span><text:span text:style-name="T1797">m</text:span><text:span text:style-name="T1798">a</text:span><text:span text:style-name="T1799">t</text:span><text:span text:style-name="T1800">ické<text:s/></text:span><text:span text:style-name="T1801">postupy<text:s/></text:span><text:span text:style-name="T1802">k<text:s/></text:span><text:span text:style-name="T1803">pros</text:span><text:span text:style-name="T1804">a</text:span><text:span text:style-name="T1805">zov</text:span><text:span text:style-name="T1806">á</text:span><text:span text:style-name="T1807">n</text:span><text:span text:style-name="T1808">í</text:span></text:p>
      <text:p text:style-name="P1809"><text:span text:style-name="T1810">h</text:span><text:span text:style-name="T1811">o</text:span><text:span text:style-name="T1812">d</text:span><text:span text:style-name="T1813">not</text:span><text:span text:style-name="T1814">,<text:s/></text:span><text:span text:style-name="T1815">k</text:span><text:span text:style-name="T1816">t</text:span><text:span text:style-name="T1817">e</text:span><text:span text:style-name="T1818">r</text:span><text:span text:style-name="T1819">é j</text:span><text:span text:style-name="T1820">sou spol</text:span><text:span text:style-name="T1821">eč</text:span><text:span text:style-name="T1822">nost</text:span><text:span text:style-name="T1823">í<text:s/></text:span><text:span text:style-name="T1824">zpr</text:span><text:span text:style-name="T1825">a</text:span><text:span text:style-name="T1826">v</text:span><text:span text:style-name="T1827">id</text:span><text:span text:style-name="T1828">l</text:span><text:span text:style-name="T1829">a<text:s/></text:span><text:span text:style-name="T1830">př</text:span><text:span text:style-name="T1831">ijí</text:span><text:span text:style-name="T1832">m</text:span><text:span text:style-name="T1833">á</text:span><text:span text:style-name="T1834">ny</text:span><text:span text:style-name="T1835">.</text:span></text:p>
      <text:p text:style-name="P1836"><text:span text:style-name="T1837">D</text:span><text:span text:style-name="T1838">á</text:span><text:span text:style-name="T1839">l</text:span><text:span text:style-name="T1840">e<text:s/></text:span><text:span text:style-name="T1841">s</text:span><text:span text:style-name="T1842">e<text:s/></text:span><text:span text:style-name="T1843">n</text:span><text:span text:style-name="T1844">a<text:s/></text:span><text:span text:style-name="T1845">ryz</text:span><text:span text:style-name="T1846">e<text:s/></text:span><text:span text:style-name="T1847">n</text:span><text:span text:style-name="T1848">ek</text:span><text:span text:style-name="T1849">om</text:span><text:span text:style-name="T1850">e</text:span><text:span text:style-name="T1851">r</text:span><text:span text:style-name="T1852">č</text:span><text:span text:style-name="T1853">n</text:span><text:span text:style-name="T1854">í<text:s/></text:span><text:span text:style-name="T1855">r</text:span><text:span text:style-name="T1856">ek</text:span><text:span text:style-name="T1857">l</text:span><text:span text:style-name="T1858">a</text:span><text:span text:style-name="T1859">mu upl</text:span><text:span text:style-name="T1860">a</text:span><text:span text:style-name="T1861">tňu</text:span><text:span text:style-name="T1862">je<text:s/></text:span><text:span text:style-name="T1863">z</text:span><text:span text:style-name="T1864">áka</text:span><text:span text:style-name="T1865">z vys</text:span><text:span text:style-name="T1866">í</text:span><text:span text:style-name="T1867">l</text:span><text:span text:style-name="T1868">á</text:span><text:span text:style-name="T1869">n</text:span><text:span text:style-name="T1870">í<text:s/></text:span><text:span text:style-name="T1871">v</text:span><text:span text:style-name="T1872">e<text:s/></text:span><text:span text:style-name="T1873">v</text:span><text:span text:style-name="T1874">e</text:span><text:span text:style-name="T1875">ř</text:span><text:span text:style-name="T1876">ej</text:span><text:span text:style-name="T1877">nopr</text:span><text:span text:style-name="T1878">á</text:span><text:span text:style-name="T1879">vn</text:span><text:span text:style-name="T1880">í</text:span><text:span text:style-name="T1881">m roz</text:span><text:span text:style-name="T1882">h</text:span><text:span text:style-name="T1883">l</text:span><text:span text:style-name="T1884">a</text:span><text:span text:style-name="T1885">su<text:s/></text:span><text:span text:style-name="T1886">či</text:span></text:p>
      <text:p text:style-name="P1887"><text:span text:style-name="T1888">t</text:span><text:span text:style-name="T1889">e</text:span><text:span text:style-name="T1890">l</text:span><text:span text:style-name="T1891">e</text:span><text:span text:style-name="T1892">v</text:span><text:span text:style-name="T1893">i</text:span><text:span text:style-name="T1894">z</text:span><text:span text:style-name="T1895">i k d</text:span><text:span text:style-name="T1896">os</text:span><text:span text:style-name="T1897">a</text:span><text:span text:style-name="T1898">ž</text:span><text:span text:style-name="T1899">e</text:span><text:span text:style-name="T1900">n</text:span><text:span text:style-name="T1901">í ji</text:span><text:span text:style-name="T1902">n</text:span><text:span text:style-name="T1903">éh</text:span><text:span text:style-name="T1904">o n</text:span><text:span text:style-name="T1905">e</text:span><text:span text:style-name="T1906">ž z</text:span><text:span text:style-name="T1907">ada</text:span><text:span text:style-name="T1908">v</text:span><text:span text:style-name="T1909">a</text:span><text:span text:style-name="T1910">t</text:span><text:span text:style-name="T1911">e</text:span><text:span text:style-name="T1912">l</text:span><text:span text:style-name="T1913">e</text:span><text:span text:style-name="T1914">m st</text:span><text:span text:style-name="T1915">a</text:span><text:span text:style-name="T1916">nov</text:span><text:span text:style-name="T1917">e</text:span><text:span text:style-name="T1918">n</text:span><text:span text:style-name="T1919">éh</text:span><text:span text:style-name="T1920">o<text:s/></text:span><text:span text:style-name="T1921">cí</text:span><text:span text:style-name="T1922">l</text:span><text:span text:style-name="T1923">e<text:s/></text:span><text:span text:style-name="T1924">z</text:span><text:span text:style-name="T1925">a jak</text:span><text:span text:style-name="T1926">ý</text:span><text:span text:style-name="T1927">k</text:span><text:span text:style-name="T1928">ol</text:span><text:span text:style-name="T1929">i</text:span><text:span text:style-name="T1930">v úpl</text:span><text:span text:style-name="T1931">a</text:span><text:span text:style-name="T1932">t</text:span><text:span text:style-name="T1933">ek</text:span><text:span text:style-name="T1934">.<text:s/></text:span><text:span text:style-name="T1935">T</text:span><text:span text:style-name="T1936">aké<text:s/></text:span><text:span text:style-name="T1937">s</text:span><text:span text:style-name="T1938">e</text:span></text:p>
      <text:p text:style-name="P1939"><text:span text:style-name="T1940">upl</text:span><text:span text:style-name="T1941">a</text:span><text:span text:style-name="T1942">tňu</text:span><text:span text:style-name="T1943">je<text:s/></text:span><text:span text:style-name="T1944">z</text:span><text:span text:style-name="T1945">áka</text:span><text:span text:style-name="T1946">z s</text:span><text:span text:style-name="T1947">k</text:span><text:span text:style-name="T1948">ryt</text:span><text:span text:style-name="T1949">é či<text:s/></text:span><text:span text:style-name="T1950">po</text:span><text:span text:style-name="T1951">d</text:span><text:span text:style-name="T1952">pr</text:span><text:span text:style-name="T1953">ah</text:span><text:span text:style-name="T1954">ov</text:span><text:span text:style-name="T1955">é<text:s/></text:span><text:span text:style-name="T1956">r</text:span><text:span text:style-name="T1957">ek</text:span><text:span text:style-name="T1958">l</text:span><text:span text:style-name="T1959">a</text:span><text:span text:style-name="T1960">my</text:span><text:span text:style-name="T1961">.<text:s/></text:span><text:span text:style-name="T1962">V<text:s/></text:span><text:span text:style-name="T1963">pr</text:span><text:span text:style-name="T1964">a</text:span><text:span text:style-name="T1965">x</text:span><text:span text:style-name="T1966">i je<text:s/></text:span><text:span text:style-name="T1967">ovš</text:span><text:span text:style-name="T1968">e</text:span><text:span text:style-name="T1969">m<text:s/></text:span><text:span text:style-name="T1970">ča</text:span><text:span text:style-name="T1971">sto t</text:span><text:span text:style-name="T1972">ě</text:span><text:span text:style-name="T1973">ž</text:span><text:span text:style-name="T1974">ké<text:s/></text:span><text:span text:style-name="T1975">rozl</text:span><text:span text:style-name="T1976">i</text:span><text:span text:style-name="T1977">š</text:span><text:span text:style-name="T1978">i</text:span><text:span text:style-name="T1979">t</text:span><text:span text:style-name="T1980">,<text:s/></text:span><text:span text:style-name="T1981">kd</text:span><text:span text:style-name="T1982">y s</text:span><text:span text:style-name="T1983">e</text:span></text:p>
      <text:p text:style-name="P1984"><text:span text:style-name="T1985">m</text:span><text:span text:style-name="T1986">édia<text:s/></text:span><text:span text:style-name="T1987">z</text:span><text:span text:style-name="T1988">a</text:span><text:span text:style-name="T1989">s</text:span><text:span text:style-name="T1990">a</text:span><text:span text:style-name="T1991">zu</text:span><text:span text:style-name="T1992">jí<text:s/></text:span><text:span text:style-name="T1993">o pros</text:span><text:span text:style-name="T1994">a</text:span><text:span text:style-name="T1995">z</text:span><text:span text:style-name="T1996">e</text:span><text:span text:style-name="T1997">n</text:span><text:span text:style-name="T1998">í<text:s/></text:span><text:span text:style-name="T1999">ur</text:span><text:span text:style-name="T2000">či</text:span><text:span text:style-name="T2001">tý</text:span><text:span text:style-name="T2002">ch<text:s/></text:span><text:span text:style-name="T2003">n</text:span><text:span text:style-name="T2004">ek</text:span><text:span text:style-name="T2005">om</text:span><text:span text:style-name="T2006">e</text:span><text:span text:style-name="T2007">r</text:span><text:span text:style-name="T2008">č</text:span><text:span text:style-name="T2009">n</text:span><text:span text:style-name="T2010">ích h</text:span><text:span text:style-name="T2011">o</text:span><text:span text:style-name="T2012">d</text:span><text:span text:style-name="T2013">not<text:s/></text:span><text:span text:style-name="T2014">a kd</text:span><text:span text:style-name="T2015">y v</text:span><text:span text:style-name="T2016">e<text:s/></text:span><text:span text:style-name="T2017">prosp</text:span><text:span text:style-name="T2018">ěch<text:s/></text:span><text:span text:style-name="T2019">t</text:span><text:span text:style-name="T2020">ěch</text:span><text:span text:style-name="T2021">to<text:s/></text:span><text:span text:style-name="T2022">h</text:span><text:span text:style-name="T2023">o</text:span><text:span text:style-name="T2024">d</text:span><text:span text:style-name="T2025">not</text:span></text:p>
      <text:p text:style-name="P2026"><text:span text:style-name="T2027">provozu</text:span><text:span text:style-name="T2028">jí<text:s/></text:span><text:span text:style-name="T2029">r</text:span><text:span text:style-name="T2030">ek</text:span><text:span text:style-name="T2031">l</text:span><text:span text:style-name="T2032">a</text:span><text:span text:style-name="T2033">mu</text:span><text:span text:style-name="T2034">,<text:s/></text:span><text:span text:style-name="T2035">je</text:span><text:span text:style-name="T2036">ž<text:s/></text:span><text:span text:style-name="T2037">b</text:span><text:span text:style-name="T2038">y mo</text:span><text:span text:style-name="T2039">h</text:span><text:span text:style-name="T2040">l</text:span><text:span text:style-name="T2041">a b</text:span><text:span text:style-name="T2042">ýt ozn</text:span><text:span text:style-name="T2043">ače</text:span><text:span text:style-name="T2044">n</text:span><text:span text:style-name="T2045">á jak</text:span><text:span text:style-name="T2046">o s</text:span><text:span text:style-name="T2047">k</text:span><text:span text:style-name="T2048">ryt</text:span><text:span text:style-name="T2049">á</text:span><text:span text:style-name="T2050">. (</text:span><text:span text:style-name="T2051">S</text:span><text:span text:style-name="T2052">k</text:span><text:span text:style-name="T2053">ryt</text:span><text:span text:style-name="T2054">á<text:s/></text:span><text:span text:style-name="T2055">r</text:span><text:span text:style-name="T2056">ek</text:span><text:span text:style-name="T2057">l</text:span><text:span text:style-name="T2058">a</text:span><text:span text:style-name="T2059">m</text:span><text:span text:style-name="T2060">a b</text:span><text:span text:style-name="T2061">yl</text:span><text:span text:style-name="T2062">a<text:s/></text:span><text:span text:style-name="T2063">v ro</text:span><text:span text:style-name="T2064">ce<text:s/></text:span><text:span text:style-name="T2065">2015</text:span></text:p>
      <text:p text:style-name="P2066"><text:span text:style-name="T2067">plošn</text:span><text:span text:style-name="T2068">ě<text:s/></text:span><text:span text:style-name="T2069">z</text:span><text:span text:style-name="T2070">aká</text:span><text:span text:style-name="T2071">z</text:span><text:span text:style-name="T2072">á</text:span><text:span text:style-name="T2073">n</text:span><text:span text:style-name="T2074">a<text:s/></text:span><text:span text:style-name="T2075">z</text:span><text:span text:style-name="T2076">ák</text:span><text:span text:style-name="T2077">on</text:span><text:span text:style-name="T2078">e</text:span><text:span text:style-name="T2079">m o r</text:span><text:span text:style-name="T2080">eg</text:span><text:span text:style-name="T2081">ul</text:span><text:span text:style-name="T2082">aci<text:s/></text:span><text:span text:style-name="T2083">r</text:span><text:span text:style-name="T2084">ek</text:span><text:span text:style-name="T2085">l</text:span><text:span text:style-name="T2086">a</text:span><text:span text:style-name="T2087">my</text:span><text:span text:style-name="T2088">)</text:span></text:p>
      <text:p text:style-name="P2089"><text:span text:style-name="T2090">R</text:span><text:span text:style-name="T2091">oz</text:span><text:span text:style-name="T2092">dí</text:span><text:span text:style-name="T2093">l m</text:span><text:span text:style-name="T2094">e</text:span><text:span text:style-name="T2095">z</text:span><text:span text:style-name="T2096">i k</text:span><text:span text:style-name="T2097">om</text:span><text:span text:style-name="T2098">e</text:span><text:span text:style-name="T2099">r</text:span><text:span text:style-name="T2100">č</text:span><text:span text:style-name="T2101">n</text:span><text:span text:style-name="T2102">í a<text:s/></text:span><text:span text:style-name="T2103">n</text:span><text:span text:style-name="T2104">ek</text:span><text:span text:style-name="T2105">om</text:span><text:span text:style-name="T2106">e</text:span><text:span text:style-name="T2107">r</text:span><text:span text:style-name="T2108">č</text:span><text:span text:style-name="T2109">n</text:span><text:span text:style-name="T2110">í ka</text:span><text:span text:style-name="T2111">mp</text:span><text:span text:style-name="T2112">a</text:span><text:span text:style-name="T2113">n</text:span><text:span text:style-name="T2114">í</text:span></text:p>
      <text:p text:style-name="P2115"><text:span text:style-name="T2116">R</text:span><text:span text:style-name="T2117">oz</text:span><text:span text:style-name="T2118">dí</text:span><text:span text:style-name="T2119">l m</text:span><text:span text:style-name="T2120">e</text:span><text:span text:style-name="T2121">z</text:span><text:span text:style-name="T2122">i k</text:span><text:span text:style-name="T2123">om</text:span><text:span text:style-name="T2124">e</text:span><text:span text:style-name="T2125">r</text:span><text:span text:style-name="T2126">č</text:span><text:span text:style-name="T2127">n</text:span><text:span text:style-name="T2128">í a<text:s/></text:span><text:span text:style-name="T2129">n</text:span><text:span text:style-name="T2130">ek</text:span><text:span text:style-name="T2131">om</text:span><text:span text:style-name="T2132">e</text:span><text:span text:style-name="T2133">r</text:span><text:span text:style-name="T2134">č</text:span><text:span text:style-name="T2135">n</text:span><text:span text:style-name="T2136">í<text:s/></text:span><text:span text:style-name="T2137">r</text:span><text:span text:style-name="T2138">ek</text:span><text:span text:style-name="T2139">l</text:span><text:span text:style-name="T2140">a</text:span><text:span text:style-name="T2141">mou t</text:span><text:span text:style-name="T2142">ed</text:span><text:span text:style-name="T2143">y spo</text:span><text:span text:style-name="T2144">čí</text:span><text:span text:style-name="T2145">v</text:span><text:span text:style-name="T2146">á<text:s/></text:span><text:span text:style-name="T2147">pr</text:span><text:span text:style-name="T2148">i</text:span><text:span text:style-name="T2149">m</text:span><text:span text:style-name="T2150">á</text:span><text:span text:style-name="T2151">rn</text:span><text:span text:style-name="T2152">ě<text:s/></text:span><text:span text:style-name="T2153">v<text:s/></text:span><text:span text:style-name="T2154">její</text:span><text:span text:style-name="T2155">m ú</text:span><text:span text:style-name="T2156">če</text:span><text:span text:style-name="T2157">lu</text:span><text:span text:style-name="T2158">.<text:s/></text:span><text:span text:style-name="T2159">N</text:span><text:span text:style-name="T2160">ek</text:span><text:span text:style-name="T2161">om</text:span><text:span text:style-name="T2162">e</text:span><text:span text:style-name="T2163">r</text:span><text:span text:style-name="T2164">č</text:span><text:span text:style-name="T2165">n</text:span><text:span text:style-name="T2166">í</text:span></text:p>
      <text:p text:style-name="P2167"><text:span text:style-name="T2168">r</text:span><text:span text:style-name="T2169">ek</text:span><text:span text:style-name="T2170">l</text:span><text:span text:style-name="T2171">a</text:span><text:span text:style-name="T2172">m</text:span><text:span text:style-name="T2173">a chce<text:s/></text:span><text:span text:style-name="T2174">ovl</text:span><text:span text:style-name="T2175">i</text:span><text:span text:style-name="T2176">vn</text:span><text:span text:style-name="T2177">i</text:span><text:span text:style-name="T2178">t n</text:span><text:span text:style-name="T2179">á</text:span><text:span text:style-name="T2180">zory</text:span><text:span text:style-name="T2181">,<text:s/></text:span><text:span text:style-name="T2182">vn</text:span><text:span text:style-name="T2183">í</text:span><text:span text:style-name="T2184">m</text:span><text:span text:style-name="T2185">á</text:span><text:span text:style-name="T2186">n</text:span><text:span text:style-name="T2187">í<text:s/></text:span><text:span text:style-name="T2188">n</text:span><text:span text:style-name="T2189">eb</text:span><text:span text:style-name="T2190">o<text:s/></text:span><text:span text:style-name="T2191">ch</text:span><text:span text:style-name="T2192">ov</text:span><text:span text:style-name="T2193">á</text:span><text:span text:style-name="T2194">n</text:span><text:span text:style-name="T2195">í<text:s/></text:span><text:span text:style-name="T2196">př</text:span><text:span text:style-name="T2197">íje</text:span><text:span text:style-name="T2198">m</text:span><text:span text:style-name="T2199">c</text:span><text:span text:style-name="T2200">ů</text:span><text:span text:style-name="T2201">,<text:s/></text:span><text:span text:style-name="T2202">a</text:span><text:span text:style-name="T2203">n</text:span><text:span text:style-name="T2204">i</text:span><text:span text:style-name="T2205">ž<text:s/></text:span><text:span text:style-name="T2206">b</text:span><text:span text:style-name="T2207">y t</text:span><text:span text:style-name="T2208">e</text:span><text:span text:style-name="T2209">nto<text:s/></text:span><text:span text:style-name="T2210">její<text:s/></text:span><text:span text:style-name="T2211">z</text:span><text:span text:style-name="T2212">á</text:span><text:span text:style-name="T2213">m</text:span><text:span text:style-name="T2214">ě</text:span><text:span text:style-name="T2215">r<text:s/></text:span><text:span text:style-name="T2216">b</text:span><text:span text:style-name="T2217">yl</text:span></text:p>
      <text:p text:style-name="P2218"><text:span text:style-name="T2219">mot</text:span><text:span text:style-name="T2220">i</text:span><text:span text:style-name="T2221">vov</text:span><text:span text:style-name="T2222">á</text:span><text:span text:style-name="T2223">n o</text:span><text:span text:style-name="T2224">čeká</text:span><text:span text:style-name="T2225">v</text:span><text:span text:style-name="T2226">á</text:span><text:span text:style-name="T2227">n</text:span><text:span text:style-name="T2228">í</text:span><text:span text:style-name="T2229">m z</text:span><text:span text:style-name="T2230">i</text:span><text:span text:style-name="T2231">s</text:span><text:span text:style-name="T2232">k</text:span><text:span text:style-name="T2233">u</text:span><text:span text:style-name="T2234">.<text:s/></text:span><text:span text:style-name="T2235">K</text:span><text:span text:style-name="T2236">om</text:span><text:span text:style-name="T2237">e</text:span><text:span text:style-name="T2238">r</text:span><text:span text:style-name="T2239">č</text:span><text:span text:style-name="T2240">n</text:span><text:span text:style-name="T2241">í<text:s/></text:span><text:span text:style-name="T2242">r</text:span><text:span text:style-name="T2243">ek</text:span><text:span text:style-name="T2244">l</text:span><text:span text:style-name="T2245">a</text:span><text:span text:style-name="T2246">m</text:span><text:span text:style-name="T2247">a je<text:s/></text:span><text:span text:style-name="T2248">už o</text:span><text:span text:style-name="T2249">d<text:s/></text:span><text:span text:style-name="T2250">z</text:span><text:span text:style-name="T2251">ačá</text:span><text:span text:style-name="T2252">t</text:span><text:span text:style-name="T2253">k</text:span><text:span text:style-name="T2254">u n</text:span><text:span text:style-name="T2255">a</text:span><text:span text:style-name="T2256">st</text:span><text:span text:style-name="T2257">a</text:span><text:span text:style-name="T2258">v</text:span><text:span text:style-name="T2259">e</text:span><text:span text:style-name="T2260">n</text:span><text:span text:style-name="T2261">á<text:s/></text:span><text:span text:style-name="T2262">t</text:span><text:span text:style-name="T2263">ak</text:span><text:span text:style-name="T2264">,<text:s/></text:span><text:span text:style-name="T2265">ab</text:span><text:span text:style-name="T2266">y př</text:span><text:span text:style-name="T2267">i</text:span><text:span text:style-name="T2268">n</text:span><text:span text:style-name="T2269">e</text:span><text:span text:style-name="T2270">sl</text:span><text:span text:style-name="T2271">a</text:span></text:p>
      <text:p text:style-name="P2272"><text:span text:style-name="T2273">z</text:span><text:span text:style-name="T2274">ada</text:span><text:span text:style-name="T2275">v</text:span><text:span text:style-name="T2276">a</text:span><text:span text:style-name="T2277">t</text:span><text:span text:style-name="T2278">e</text:span><text:span text:style-name="T2279">l</text:span><text:span text:style-name="T2280">i k</text:span><text:span text:style-name="T2281">ýž</text:span><text:span text:style-name="T2282">e</text:span><text:span text:style-name="T2283">ný výsl</text:span><text:span text:style-name="T2284">edek<text:s/></text:span><text:span text:style-name="T2285">(</text:span><text:span text:style-name="T2286">p</text:span><text:span text:style-name="T2287">e</text:span><text:span text:style-name="T2288">n</text:span><text:span text:style-name="T2289">í</text:span><text:span text:style-name="T2290">z</text:span><text:span text:style-name="T2291">e</text:span><text:span text:style-name="T2292">,<text:s/></text:span><text:span text:style-name="T2293">rozpozn</text:span><text:span text:style-name="T2294">a</text:span><text:span text:style-name="T2295">t</text:span><text:span text:style-name="T2296">e</text:span><text:span text:style-name="T2297">lnost</text:span><text:span text:style-name="T2298">,<text:s/></text:span><text:span text:style-name="T2299">v</text:span><text:span text:style-name="T2300">íc<text:s/></text:span><text:span text:style-name="T2301">z</text:span><text:span text:style-name="T2302">áka</text:span><text:span text:style-name="T2303">zn</text:span><text:span text:style-name="T2304">ík</text:span><text:span text:style-name="T2305">ů</text:span><text:span text:style-name="T2306">)<text:s/></text:span><text:span text:style-name="T2307">a je<text:s/></text:span><text:span text:style-name="T2308">př</text:span><text:span text:style-name="T2309">e</text:span><text:span text:style-name="T2310">sn</text:span><text:span text:style-name="T2311">ě<text:s/></text:span><text:span text:style-name="T2312">mon</text:span><text:span text:style-name="T2313">i</text:span><text:span text:style-name="T2314">torov</text:span><text:span text:style-name="T2315">á</text:span><text:span text:style-name="T2316">n</text:span><text:span text:style-name="T2317">a</text:span></text:p>
      <text:p text:style-name="P2318"><text:span text:style-name="T2319">a<text:s/></text:span><text:span text:style-name="T2320">vy</text:span><text:span text:style-name="T2321">h</text:span><text:span text:style-name="T2322">o</text:span><text:span text:style-name="T2323">d</text:span><text:span text:style-name="T2324">no</text:span><text:span text:style-name="T2325">c</text:span><text:span text:style-name="T2326">ov</text:span><text:span text:style-name="T2327">á</text:span><text:span text:style-name="T2328">n</text:span><text:span text:style-name="T2329">a</text:span><text:span text:style-name="T2330">.<text:s/></text:span><text:span text:style-name="T2331">K</text:span><text:span text:style-name="T2332">om</text:span><text:span text:style-name="T2333">e</text:span><text:span text:style-name="T2334">r</text:span><text:span text:style-name="T2335">č</text:span><text:span text:style-name="T2336">n</text:span><text:span text:style-name="T2337">í a<text:s/></text:span><text:span text:style-name="T2338">n</text:span><text:span text:style-name="T2339">ek</text:span><text:span text:style-name="T2340">om</text:span><text:span text:style-name="T2341">e</text:span><text:span text:style-name="T2342">r</text:span><text:span text:style-name="T2343">č</text:span><text:span text:style-name="T2344">n</text:span><text:span text:style-name="T2345">í<text:s/></text:span><text:span text:style-name="T2346">r</text:span><text:span text:style-name="T2347">ek</text:span><text:span text:style-name="T2348">l</text:span><text:span text:style-name="T2349">a</text:span><text:span text:style-name="T2350">my m</text:span><text:span text:style-name="T2351">ají<text:s/></text:span><text:span text:style-name="T2352">ovš</text:span><text:span text:style-name="T2353">e</text:span><text:span text:style-name="T2354">m totožn</text:span><text:span text:style-name="T2355">é k</text:span><text:span text:style-name="T2356">omun</text:span><text:span text:style-name="T2357">ikač</text:span><text:span text:style-name="T2358">n</text:span><text:span text:style-name="T2359">í</text:span></text:p>
      <text:p text:style-name="P2360"><text:span text:style-name="T2361">prostř</text:span><text:span text:style-name="T2362">edk</text:span><text:span text:style-name="T2363">y<text:s/></text:span><text:span text:style-name="T2364">a k</text:span><text:span text:style-name="T2365">omun</text:span><text:span text:style-name="T2366">ikač</text:span><text:span text:style-name="T2367">n</text:span><text:span text:style-name="T2368">í<text:s/></text:span><text:span text:style-name="T2369">str</text:span><text:span text:style-name="T2370">a</text:span><text:span text:style-name="T2371">t</text:span><text:span text:style-name="T2372">egii</text:span><text:span text:style-name="T2373">.<text:s/></text:span><text:span text:style-name="T2374">H</text:span><text:span text:style-name="T2375">aj</text:span><text:span text:style-name="T2376">n<text:s/></text:span><text:span text:style-name="T2377">(2002)<text:s/></text:span><text:span text:style-name="T2378">p</text:span><text:span text:style-name="T2379">í</text:span><text:span text:style-name="T2380">š</text:span><text:span text:style-name="T2381">e</text:span><text:span text:style-name="T2382">: "</text:span><text:span text:style-name="T2383">Z</text:span><text:span text:style-name="T2384">a<text:s/></text:span><text:span text:style-name="T2385">n</text:span><text:span text:style-name="T2386">ek</text:span><text:span text:style-name="T2387">om</text:span><text:span text:style-name="T2388">e</text:span><text:span text:style-name="T2389">r</text:span><text:span text:style-name="T2390">č</text:span><text:span text:style-name="T2391">n</text:span><text:span text:style-name="T2392">í<text:s/></text:span><text:span text:style-name="T2393">r</text:span><text:span text:style-name="T2394">ek</text:span><text:span text:style-name="T2395">l</text:span><text:span text:style-name="T2396">a</text:span><text:span text:style-name="T2397">mu<text:s/></text:span><text:span text:style-name="T2398">[...]<text:s/></text:span><text:span text:style-name="T2399">můž</text:span><text:span text:style-name="T2400">e</text:span><text:span text:style-name="T2401">m</text:span><text:span text:style-name="T2402">e</text:span></text:p>
      <text:p text:style-name="P2403"><text:span text:style-name="T2404">po</text:span><text:span text:style-name="T2405">k</text:span><text:span text:style-name="T2406">l</text:span><text:span text:style-name="T2407">áda</text:span><text:span text:style-name="T2408">t př</text:span><text:span text:style-name="T2409">e</text:span><text:span text:style-name="T2410">sv</text:span><text:span text:style-name="T2411">ědč</text:span><text:span text:style-name="T2412">ov</text:span><text:span text:style-name="T2413">ací<text:s/></text:span><text:span text:style-name="T2414">pro</text:span><text:span text:style-name="T2415">ce</text:span><text:span text:style-name="T2416">s</text:span><text:span text:style-name="T2417">,<text:s/></text:span><text:span text:style-name="T2418">jí</text:span><text:span text:style-name="T2419">mž m</text:span><text:span text:style-name="T2420">á b</text:span><text:span text:style-name="T2421">ýt ovl</text:span><text:span text:style-name="T2422">i</text:span><text:span text:style-name="T2423">vn</text:span><text:span text:style-name="T2424">ě</text:span><text:span text:style-name="T2425">no l</text:span><text:span text:style-name="T2426">id</text:span><text:span text:style-name="T2427">s</text:span><text:span text:style-name="T2428">ké ch</text:span><text:span text:style-name="T2429">ov</text:span><text:span text:style-name="T2430">á</text:span><text:span text:style-name="T2431">n</text:span><text:span text:style-name="T2432">í</text:span><text:span text:style-name="T2433">,<text:s/></text:span><text:span text:style-name="T2434">k</text:span><text:span text:style-name="T2435">t</text:span><text:span text:style-name="T2436">e</text:span><text:span text:style-name="T2437">r</text:span><text:span text:style-name="T2438">é<text:s/></text:span><text:span text:style-name="T2439">s</text:span><text:span text:style-name="T2440">e<text:s/></text:span><text:span text:style-name="T2441">n</text:span><text:span text:style-name="T2442">e</text:span><text:span text:style-name="T2443">tý</text:span><text:span text:style-name="T2444">ká</text:span></text:p>
      <text:p text:style-name="P2445"><text:span text:style-name="T2446">o</text:span><text:span text:style-name="T2447">b</text:span><text:span text:style-name="T2448">st</text:span><text:span text:style-name="T2449">a</text:span><text:span text:style-name="T2450">r</text:span><text:span text:style-name="T2451">á</text:span><text:span text:style-name="T2452">n</text:span><text:span text:style-name="T2453">í<text:s/></text:span><text:span text:style-name="T2454">už</text:span><text:span text:style-name="T2455">i</text:span><text:span text:style-name="T2456">tný</text:span><text:span text:style-name="T2457">ch<text:s/></text:span><text:span text:style-name="T2458">(</text:span><text:span text:style-name="T2459">z</text:span><text:span text:style-name="T2460">ej</text:span><text:span text:style-name="T2461">m</text:span><text:span text:style-name="T2462">é</text:span><text:span text:style-name="T2463">n</text:span><text:span text:style-name="T2464">a h</text:span><text:span text:style-name="T2465">motný</text:span><text:span text:style-name="T2466">ch</text:span><text:span text:style-name="T2467">)<text:s/></text:span><text:span text:style-name="T2468">h</text:span><text:span text:style-name="T2469">o</text:span><text:span text:style-name="T2470">d</text:span><text:span text:style-name="T2471">not</text:span><text:span text:style-name="T2472">,<text:s/></text:span><text:span text:style-name="T2473">př</text:span><text:span text:style-name="T2474">i<text:s/></text:span><text:span text:style-name="T2475">n</text:span><text:span text:style-name="T2476">ě</text:span><text:span text:style-name="T2477">mž s</text:span><text:span text:style-name="T2478">e<text:s/></text:span><text:span text:style-name="T2479">vš</text:span><text:span text:style-name="T2480">ak<text:s/></text:span><text:span text:style-name="T2481">použ</text:span><text:span text:style-name="T2482">í</text:span><text:span text:style-name="T2483">v</text:span><text:span text:style-name="T2484">ají<text:s/></text:span><text:span text:style-name="T2485">st</text:span><text:span text:style-name="T2486">ej</text:span><text:span text:style-name="T2487">n</text:span><text:span text:style-name="T2488">é<text:s/></text:span><text:span text:style-name="T2489">m</text:span><text:span text:style-name="T2490">e</text:span><text:span text:style-name="T2491">to</text:span><text:span text:style-name="T2492">d</text:span><text:span text:style-name="T2493">y</text:span></text:p>
      <text:p text:style-name="P2494"><text:span text:style-name="T2495">(</text:span><text:span text:style-name="T2496">st</text:span><text:span text:style-name="T2497">ej</text:span><text:span text:style-name="T2498">n</text:span><text:span text:style-name="T2499">é<text:s/></text:span><text:span text:style-name="T2500">t</text:span><text:span text:style-name="T2501">ech</text:span><text:span text:style-name="T2502">n</text:span><text:span text:style-name="T2503">ik</text:span><text:span text:style-name="T2504">y</text:span><text:span text:style-name="T2505">)<text:s/></text:span><text:span text:style-name="T2506">půso</text:span><text:span text:style-name="T2507">be</text:span><text:span text:style-name="T2508">n</text:span><text:span text:style-name="T2509">í</text:span><text:span text:style-name="T2510">,<text:s/></text:span><text:span text:style-name="T2511">k</text:span><text:span text:style-name="T2512">t</text:span><text:span text:style-name="T2513">e</text:span><text:span text:style-name="T2514">r</text:span><text:span text:style-name="T2515">é<text:s/></text:span><text:span text:style-name="T2516">s</text:span><text:span text:style-name="T2517">e<text:s/></text:span><text:span text:style-name="T2518">upl</text:span><text:span text:style-name="T2519">a</text:span><text:span text:style-name="T2520">tňu</text:span><text:span text:style-name="T2521">jí<text:s/></text:span><text:span text:style-name="T2522">př</text:span><text:span text:style-name="T2523">i<text:s/></text:span><text:span text:style-name="T2524">r</text:span><text:span text:style-name="T2525">ek</text:span><text:span text:style-name="T2526">l</text:span><text:span text:style-name="T2527">a</text:span><text:span text:style-name="T2528">mn</text:span><text:span text:style-name="T2529">í</text:span><text:span text:style-name="T2530">m<text:s/></text:span><text:span text:style-name="T2531">d</text:span><text:span text:style-name="T2532">oporu</text:span><text:span text:style-name="T2533">č</text:span><text:span text:style-name="T2534">ov</text:span><text:span text:style-name="T2535">á</text:span><text:span text:style-name="T2536">n</text:span><text:span text:style-name="T2537">í<text:s/></text:span><text:span text:style-name="T2538">z</text:span><text:span text:style-name="T2539">b</text:span><text:span text:style-name="T2540">ož</text:span><text:span text:style-name="T2541">í a<text:s/></text:span><text:span text:style-name="T2542">služ</text:span><text:span text:style-name="T2543">eb</text:span><text:span text:style-name="T2544">."</text:span></text:p>
      <text:p text:style-name="P2545"><text:span text:style-name="T2546">D</text:span><text:span text:style-name="T2547">efi</text:span><text:span text:style-name="T2548">n</text:span><text:span text:style-name="T2549">ice<text:s/></text:span><text:span text:style-name="T2550">ovš</text:span><text:span text:style-name="T2551">e</text:span><text:span text:style-name="T2552">m můžou<text:s/></text:span><text:span text:style-name="T2553">b</text:span><text:span text:style-name="T2554">ýt sporn</text:span><text:span text:style-name="T2555">é a<text:s/></text:span><text:span text:style-name="T2556">v<text:s/></text:span><text:span text:style-name="T2557">če</text:span><text:span text:style-name="T2558">s</text:span><text:span text:style-name="T2559">k</text:span><text:span text:style-name="T2560">u s</text:span><text:span text:style-name="T2561">e<text:s/></text:span><text:span text:style-name="T2562">t</text:span><text:span text:style-name="T2563">ak</text:span><text:span text:style-name="T2564">t</text:span><text:span text:style-name="T2565">é</text:span><text:span text:style-name="T2566">ž můž</text:span><text:span text:style-name="T2567">e</text:span><text:span text:style-name="T2568">m</text:span><text:span text:style-name="T2569">e<text:s/></text:span><text:span text:style-name="T2570">s</text:span><text:span text:style-name="T2571">e</text:span><text:span text:style-name="T2572">t</text:span><text:span text:style-name="T2573">ka</text:span><text:span text:style-name="T2574">t s po</text:span><text:span text:style-name="T2575">j</text:span><text:span text:style-name="T2576">my<text:s/></text:span><text:span text:style-name="T2577">jak</text:span><text:span text:style-name="T2578">o</text:span></text:p>
      <text:p text:style-name="P2579"><text:span text:style-name="T2580">cha</text:span><text:span text:style-name="T2581">r</text:span><text:span text:style-name="T2582">i</text:span><text:span text:style-name="T2583">t</text:span><text:span text:style-name="T2584">a</text:span><text:span text:style-name="T2585">t</text:span><text:span text:style-name="T2586">i</text:span><text:span text:style-name="T2587">vn</text:span><text:span text:style-name="T2588">í<text:s/></text:span><text:span text:style-name="T2589">r</text:span><text:span text:style-name="T2590">eklama<text:s/></text:span><text:span text:style-name="T2591">n</text:span><text:span text:style-name="T2592">eb</text:span><text:span text:style-name="T2593">o<text:s/></text:span><text:span text:style-name="T2594">so</text:span><text:span text:style-name="T2595">ciál</text:span><text:span text:style-name="T2596">n</text:span><text:span text:style-name="T2597">í<text:s/></text:span><text:span text:style-name="T2598">r</text:span><text:span text:style-name="T2599">eklama</text:span><text:span text:style-name="T2600">,<text:s/></text:span><text:span text:style-name="T2601">k</text:span><text:span text:style-name="T2602">t</text:span><text:span text:style-name="T2603">e</text:span><text:span text:style-name="T2604">r</text:span><text:span text:style-name="T2605">é<text:s/></text:span><text:span text:style-name="T2606">pop</text:span><text:span text:style-name="T2607">i</text:span><text:span text:style-name="T2608">su</text:span><text:span text:style-name="T2609">jí<text:s/></text:span><text:span text:style-name="T2610">st</text:span><text:span text:style-name="T2611">ej</text:span><text:span text:style-name="T2612">nou v</text:span><text:span text:style-name="T2613">ěc</text:span><text:span text:style-name="T2614">.<text:s/></text:span><text:span text:style-name="T2615">N</text:span><text:span text:style-name="T2616">ek</text:span><text:span text:style-name="T2617">om</text:span><text:span text:style-name="T2618">e</text:span><text:span text:style-name="T2619">r</text:span><text:span text:style-name="T2620">č</text:span><text:span text:style-name="T2621">n</text:span><text:span text:style-name="T2622">í<text:s/></text:span><text:span text:style-name="T2623">r</text:span><text:span text:style-name="T2624">ek</text:span><text:span text:style-name="T2625">l</text:span><text:span text:style-name="T2626">a</text:span><text:span text:style-name="T2627">m</text:span><text:span text:style-name="T2628">a</text:span></text:p>
      <text:p text:style-name="P2629"><text:span text:style-name="T2630">dá</text:span><text:span text:style-name="T2631">l</text:span><text:span text:style-name="T2632">e<text:s/></text:span><text:span text:style-name="T2633">n</text:span><text:span text:style-name="T2634">e</text:span><text:span text:style-name="T2635">m</text:span><text:span text:style-name="T2636">á<text:s/></text:span><text:span text:style-name="T2637">p</text:span><text:span text:style-name="T2638">e</text:span><text:span text:style-name="T2639">vn</text:span><text:span text:style-name="T2640">é h</text:span><text:span text:style-name="T2641">r</text:span><text:span text:style-name="T2642">a</text:span><text:span text:style-name="T2643">n</text:span><text:span text:style-name="T2644">ice k</text:span><text:span text:style-name="T2645">vůl</text:span><text:span text:style-name="T2646">i<text:s/></text:span><text:span text:style-name="T2647">př</text:span><text:span text:style-name="T2648">ech</text:span><text:span text:style-name="T2649">o</text:span><text:span text:style-name="T2650">d</text:span><text:span text:style-name="T2651">ným typům n</text:span><text:span text:style-name="T2652">ek</text:span><text:span text:style-name="T2653">om</text:span><text:span text:style-name="T2654">e</text:span><text:span text:style-name="T2655">r</text:span><text:span text:style-name="T2656">č</text:span><text:span text:style-name="T2657">n</text:span><text:span text:style-name="T2658">í<text:s/></text:span><text:span text:style-name="T2659">r</text:span><text:span text:style-name="T2660">ek</text:span><text:span text:style-name="T2661">l</text:span><text:span text:style-name="T2662">a</text:span><text:span text:style-name="T2663">my</text:span><text:span text:style-name="T2664">:<text:s/></text:span><text:span text:style-name="T2665">H</text:span><text:span text:style-name="T2666">aj</text:span><text:span text:style-name="T2667">n<text:s/></text:span><text:span text:style-name="T2668">(2002)<text:s/></text:span><text:span text:style-name="T2669">je</text:span></text:p>
      <text:p text:style-name="P2670"><text:span text:style-name="T2671">pop</text:span><text:span text:style-name="T2672">i</text:span><text:span text:style-name="T2673">su</text:span><text:span text:style-name="T2674">je jak</text:span><text:span text:style-name="T2675">o<text:s/></text:span><text:span text:style-name="T2676">„</text:span><text:span text:style-name="T2677">sout</text:span><text:span text:style-name="T2678">ě</text:span><text:span text:style-name="T2679">ž</text:span><text:span text:style-name="T2680">e<text:s/></text:span><text:span text:style-name="T2681">o<text:s/></text:span><text:span text:style-name="T2682">dá</text:span><text:span text:style-name="T2683">r</text:span><text:span text:style-name="T2684">c</text:span><text:span text:style-name="T2685">ovu p</text:span><text:span text:style-name="T2686">e</text:span><text:span text:style-name="T2687">n</text:span><text:span text:style-name="T2688">ě</text:span><text:span text:style-name="T2689">ž</text:span><text:span text:style-name="T2690">e</text:span><text:span text:style-name="T2691">n</text:span><text:span text:style-name="T2692">k</text:span><text:span text:style-name="T2693">u</text:span><text:span text:style-name="T2694">“.<text:s/></text:span><text:span text:style-name="T2695">J</text:span><text:span text:style-name="T2696">ed</text:span><text:span text:style-name="T2697">n</text:span><text:span text:style-name="T2698">á<text:s/></text:span><text:span text:style-name="T2699">s</text:span><text:span text:style-name="T2700">e<text:s/></text:span><text:span text:style-name="T2701">o<text:s/></text:span><text:span text:style-name="T2702">k</text:span><text:span text:style-name="T2703">om</text:span><text:span text:style-name="T2704">e</text:span><text:span text:style-name="T2705">r</text:span><text:span text:style-name="T2706">č</text:span><text:span text:style-name="T2707">n</text:span><text:span text:style-name="T2708">í<text:s/></text:span><text:span text:style-name="T2709">r</text:span><text:span text:style-name="T2710">ek</text:span><text:span text:style-name="T2711">l</text:span><text:span text:style-name="T2712">a</text:span><text:span text:style-name="T2713">my s n</text:span><text:span text:style-name="T2714">ek</text:span><text:span text:style-name="T2715">om</text:span><text:span text:style-name="T2716">e</text:span><text:span text:style-name="T2717">r</text:span><text:span text:style-name="T2718">č</text:span><text:span text:style-name="T2719">n</text:span><text:span text:style-name="T2720">í</text:span><text:span text:style-name="T2721">m</text:span></text:p>
      <text:p text:style-name="P2722"><text:span text:style-name="T2723">pos</text:span><text:span text:style-name="T2724">e</text:span><text:span text:style-name="T2725">lstv</text:span><text:span text:style-name="T2726">í</text:span><text:span text:style-name="T2727">m</text:span><text:span text:style-name="T2728">,<text:s/></text:span><text:span text:style-name="T2729">r</text:span><text:span text:style-name="T2730">ek</text:span><text:span text:style-name="T2731">l</text:span><text:span text:style-name="T2732">a</text:span><text:span text:style-name="T2733">my n</text:span><text:span text:style-name="T2734">a<text:s/></text:span><text:span text:style-name="T2735">výro</text:span><text:span text:style-name="T2736">bk</text:span><text:span text:style-name="T2737">y</text:span><text:span text:style-name="T2738">,<text:s/></text:span><text:span text:style-name="T2739">jejich</text:span><text:span text:style-name="T2740">ž z</text:span><text:span text:style-name="T2741">ak</text:span><text:span text:style-name="T2742">oup</text:span><text:span text:style-name="T2743">e</text:span><text:span text:style-name="T2744">n</text:span><text:span text:style-name="T2745">í</text:span><text:span text:style-name="T2746">m<text:s/></text:span><text:span text:style-name="T2747">č</text:span><text:span text:style-name="T2748">lov</text:span><text:span text:style-name="T2749">ěk<text:s/></text:span><text:span text:style-name="T2750">př</text:span><text:span text:style-name="T2751">i</text:span><text:span text:style-name="T2752">sp</text:span><text:span text:style-name="T2753">í</text:span><text:span text:style-name="T2754">v</text:span><text:span text:style-name="T2755">á<text:s/></text:span><text:span text:style-name="T2756">n</text:span><text:span text:style-name="T2757">a h</text:span><text:span text:style-name="T2758">um</text:span><text:span text:style-name="T2759">a</text:span><text:span text:style-name="T2760">n</text:span><text:span text:style-name="T2761">i</text:span><text:span text:style-name="T2762">t</text:span><text:span text:style-name="T2763">á</text:span><text:span text:style-name="T2764">rn</text:span><text:span text:style-name="T2765">í<text:s/></text:span><text:span text:style-name="T2766">ú</text:span><text:span text:style-name="T2767">če</text:span><text:span text:style-name="T2768">ly n</text:span><text:span text:style-name="T2769">eb</text:span><text:span text:style-name="T2770">o</text:span></text:p>
      <text:p text:style-name="P2771"><text:span text:style-name="T2772">typy r</text:span><text:span text:style-name="T2773">ek</text:span><text:span text:style-name="T2774">l</text:span><text:span text:style-name="T2775">a</text:span><text:span text:style-name="T2776">m</text:span><text:span text:style-name="T2777">,<text:s/></text:span><text:span text:style-name="T2778">kde je<text:s/></text:span><text:span text:style-name="T2779">uv</text:span><text:span text:style-name="T2780">ede</text:span><text:span text:style-name="T2781">ný ú</text:span><text:span text:style-name="T2782">če</text:span><text:span text:style-name="T2783">t n</text:span><text:span text:style-name="T2784">a d</text:span><text:span text:style-name="T2785">o</text:span><text:span text:style-name="T2786">b</text:span><text:span text:style-name="T2787">rovolný př</text:span><text:span text:style-name="T2788">í</text:span><text:span text:style-name="T2789">sp</text:span><text:span text:style-name="T2790">ě</text:span><text:span text:style-name="T2791">v</text:span><text:span text:style-name="T2792">ek</text:span><text:span text:style-name="T2793">.<text:s/></text:span><text:span text:style-name="T2794">T</text:span><text:span text:style-name="T2795">yto<text:s/></text:span><text:span text:style-name="T2796">h</text:span><text:span text:style-name="T2797">y</text:span><text:span text:style-name="T2798">b</text:span><text:span text:style-name="T2799">r</text:span><text:span text:style-name="T2800">id</text:span><text:span text:style-name="T2801">n</text:span><text:span text:style-name="T2802">í f</text:span><text:span text:style-name="T2803">ormy<text:s/></text:span><text:span text:style-name="T2804">ja</text:span><text:span text:style-name="T2805">sn</text:span><text:span text:style-name="T2806">ě<text:s/></text:span><text:span text:style-name="T2807">u</text:span><text:span text:style-name="T2808">ka</text:span><text:span text:style-name="T2809">zu</text:span><text:span text:style-name="T2810">jí</text:span><text:span text:style-name="T2811">,</text:span></text:p>
      <text:p text:style-name="P2812"><text:span text:style-name="T2813">ž</text:span><text:span text:style-name="T2814">e<text:s/></text:span><text:span text:style-name="T2815">v</text:span><text:span text:style-name="T2816">é</text:span><text:span text:style-name="T2817">st zř</text:span><text:span text:style-name="T2818">e</text:span><text:span text:style-name="T2819">t</text:span><text:span text:style-name="T2820">e</text:span><text:span text:style-name="T2821">lnou<text:s/></text:span><text:span text:style-name="T2822">h</text:span><text:span text:style-name="T2823">r</text:span><text:span text:style-name="T2824">a</text:span><text:span text:style-name="T2825">n</text:span><text:span text:style-name="T2826">ici<text:s/></text:span><text:span text:style-name="T2827">m</text:span><text:span text:style-name="T2828">e</text:span><text:span text:style-name="T2829">z</text:span><text:span text:style-name="T2830">i k</text:span><text:span text:style-name="T2831">om</text:span><text:span text:style-name="T2832">e</text:span><text:span text:style-name="T2833">r</text:span><text:span text:style-name="T2834">č</text:span><text:span text:style-name="T2835">n</text:span><text:span text:style-name="T2836">í a<text:s/></text:span><text:span text:style-name="T2837">n</text:span><text:span text:style-name="T2838">ek</text:span><text:span text:style-name="T2839">om</text:span><text:span text:style-name="T2840">e</text:span><text:span text:style-name="T2841">r</text:span><text:span text:style-name="T2842">č</text:span><text:span text:style-name="T2843">n</text:span><text:span text:style-name="T2844">í<text:s/></text:span><text:span text:style-name="T2845">r</text:span><text:span text:style-name="T2846">ek</text:span><text:span text:style-name="T2847">l</text:span><text:span text:style-name="T2848">a</text:span><text:span text:style-name="T2849">mou n</text:span><text:span text:style-name="T2850">e</text:span><text:span text:style-name="T2851">n</text:span><text:span text:style-name="T2852">í<text:s/></text:span><text:span text:style-name="T2853">pr</text:span><text:span text:style-name="T2854">ak</text:span><text:span text:style-name="T2855">t</text:span><text:span text:style-name="T2856">ick</text:span><text:span text:style-name="T2857">y možn</text:span><text:span text:style-name="T2858">é</text:span><text:span text:style-name="T2859">.</text:span></text:p>
      <text:p text:style-name="P2860"><text:span text:style-name="T2861">D</text:span><text:span text:style-name="T2862">e</text:span><text:span text:style-name="T2863">s</text:span><text:span text:style-name="T2864">ig</text:span><text:span text:style-name="T2865">n v<text:s/></text:span><text:span text:style-name="T2866">k</text:span><text:span text:style-name="T2867">ont</text:span><text:span text:style-name="T2868">e</text:span><text:span text:style-name="T2869">xtu m</text:span><text:span text:style-name="T2870">a</text:span><text:span text:style-name="T2871">r</text:span><text:span text:style-name="T2872">ke</text:span><text:span text:style-name="T2873">t</text:span><text:span text:style-name="T2874">i</text:span><text:span text:style-name="T2875">n</text:span><text:span text:style-name="T2876">g</text:span><text:span text:style-name="T2877">u<text:s/></text:span><text:span text:style-name="T2878">(</text:span><text:span text:style-name="T2879">k</text:span><text:span text:style-name="T2880">r</text:span><text:span text:style-name="T2881">ea</text:span><text:span text:style-name="T2882">t</text:span><text:span text:style-name="T2883">i</text:span><text:span text:style-name="T2884">vn</text:span><text:span text:style-name="T2885">í b</text:span><text:span text:style-name="T2886">r</text:span><text:span text:style-name="T2887">ief</text:span><text:span text:style-name="T2888">,<text:s/></text:span><text:span text:style-name="T2889">rol</text:span><text:span text:style-name="T2890">e a</text:span><text:span text:style-name="T2891">rt<text:s/></text:span><text:span text:style-name="T2892">di</text:span><text:span text:style-name="T2893">r</text:span><text:span text:style-name="T2894">ec</text:span><text:span text:style-name="T2895">t</text:span><text:span text:style-name="T2896">i</text:span><text:span text:style-name="T2897">n</text:span><text:span text:style-name="T2898">g</text:span><text:span text:style-name="T2899">u</text:span><text:span text:style-name="T2900">).</text:span></text:p>
      <text:p text:style-name="P2901"><text:span text:style-name="T2902">Ú</text:span><text:span text:style-name="T2903">sp</text:span><text:span text:style-name="T2904">ě</text:span><text:span text:style-name="T2905">šn</text:span><text:span text:style-name="T2906">á<text:s/></text:span><text:span text:style-name="T2907">r</text:span><text:span text:style-name="T2908">ek</text:span><text:span text:style-name="T2909">l</text:span><text:span text:style-name="T2910">a</text:span><text:span text:style-name="T2911">mn</text:span><text:span text:style-name="T2912">í ka</text:span><text:span text:style-name="T2913">mp</text:span><text:span text:style-name="T2914">a</text:span><text:span text:style-name="T2915">ň s</text:span><text:span text:style-name="T2916">e<text:s/></text:span><text:span text:style-name="T2917">s</text:span><text:span text:style-name="T2918">k</text:span><text:span text:style-name="T2919">l</text:span><text:span text:style-name="T2920">ádá<text:s/></text:span><text:span text:style-name="T2921">z<text:s/></text:span><text:span text:style-name="T2922">d</text:span><text:span text:style-name="T2923">o</text:span><text:span text:style-name="T2924">b</text:span><text:span text:style-name="T2925">r</text:span><text:span text:style-name="T2926">é<text:s/></text:span><text:span text:style-name="T2927">str</text:span><text:span text:style-name="T2928">a</text:span><text:span text:style-name="T2929">t</text:span><text:span text:style-name="T2930">egie</text:span><text:span text:style-name="T2931">,<text:s/></text:span><text:span text:style-name="T2932">d</text:span><text:span text:style-name="T2933">o</text:span><text:span text:style-name="T2934">b</text:span><text:span text:style-name="T2935">r</text:span><text:span text:style-name="T2936">éh</text:span><text:span text:style-name="T2937">o<text:s/></text:span><text:span text:style-name="T2938">k</text:span><text:span text:style-name="T2939">r</text:span><text:span text:style-name="T2940">ea</text:span><text:span text:style-name="T2941">t</text:span><text:span text:style-name="T2942">i</text:span><text:span text:style-name="T2943">vn</text:span><text:span text:style-name="T2944">íh</text:span><text:span text:style-name="T2945">o<text:s/></text:span><text:span text:style-name="T2946">b</text:span><text:span text:style-name="T2947">r</text:span><text:span text:style-name="T2948">ief</text:span><text:span text:style-name="T2949">u</text:span><text:span text:style-name="T2950">/</text:span><text:span text:style-name="T2951">k</text:span><text:span text:style-name="T2952">on</text:span><text:span text:style-name="T2953">ce</text:span><text:span text:style-name="T2954">ptu<text:s/></text:span><text:span text:style-name="T2955">a</text:span></text:p>
      <text:p text:style-name="P2956"><text:span text:style-name="T2957">v</text:span><text:span text:style-name="T2958">h</text:span><text:span text:style-name="T2959">o</text:span><text:span text:style-name="T2960">d</text:span><text:span text:style-name="T2961">n</text:span><text:span text:style-name="T2962">é<text:s/></text:span><text:span text:style-name="T2963">vol</text:span><text:span text:style-name="T2964">b</text:span><text:span text:style-name="T2965">y<text:s/></text:span><text:span text:style-name="T2966">k</text:span><text:span text:style-name="T2967">omun</text:span><text:span text:style-name="T2968">ikač</text:span><text:span text:style-name="T2969">n</text:span><text:span text:style-name="T2970">ích ka</text:span><text:span text:style-name="T2971">n</text:span><text:span text:style-name="T2972">á</text:span><text:span text:style-name="T2973">lů</text:span><text:span text:style-name="T2974">.<text:s/></text:span><text:span text:style-name="T2975">K</text:span><text:span text:style-name="T2976">r</text:span><text:span text:style-name="T2977">ea</text:span><text:span text:style-name="T2978">t</text:span><text:span text:style-name="T2979">i</text:span><text:span text:style-name="T2980">vn</text:span><text:span text:style-name="T2981">í b</text:span><text:span text:style-name="T2982">r</text:span><text:span text:style-name="T2983">ief<text:s/></text:span><text:span text:style-name="T2984">př</text:span><text:span text:style-name="T2985">ichá</text:span><text:span text:style-name="T2986">z</text:span><text:span text:style-name="T2987">í<text:s/></text:span><text:span text:style-name="T2988">o</text:span><text:span text:style-name="T2989">d k</text:span><text:span text:style-name="T2990">l</text:span><text:span text:style-name="T2991">ie</text:span><text:span text:style-name="T2992">nt</text:span><text:span text:style-name="T2993">a k age</text:span><text:span text:style-name="T2994">ntuř</text:span><text:span text:style-name="T2995">e a je</text:span></text:p>
      <text:p text:style-name="P2996"><text:span text:style-name="T2997">sou</text:span><text:span text:style-name="T2998">b</text:span><text:span text:style-name="T2999">or</text:span><text:span text:style-name="T3000">e</text:span><text:span text:style-name="T3001">m n</text:span><text:span text:style-name="T3002">ejd</text:span><text:span text:style-name="T3003">ůl</text:span><text:span text:style-name="T3004">e</text:span><text:span text:style-name="T3005">ž</text:span><text:span text:style-name="T3006">i</text:span><text:span text:style-name="T3007">t</text:span><text:span text:style-name="T3008">ěj</text:span><text:span text:style-name="T3009">š</text:span><text:span text:style-name="T3010">ích i</text:span><text:span text:style-name="T3011">n</text:span><text:span text:style-name="T3012">f</text:span><text:span text:style-name="T3013">orm</text:span><text:span text:style-name="T3014">ací</text:span><text:span text:style-name="T3015">,<text:s/></text:span><text:span text:style-name="T3016">o</text:span><text:span text:style-name="T3017">d k</text:span><text:span text:style-name="T3018">t</text:span><text:span text:style-name="T3019">e</text:span><text:span text:style-name="T3020">rý</text:span><text:span text:style-name="T3021">ch<text:s/></text:span><text:span text:style-name="T3022">s</text:span><text:span text:style-name="T3023">e<text:s/></text:span><text:span text:style-name="T3024">p</text:span><text:span text:style-name="T3025">ak age</text:span><text:span text:style-name="T3026">ntur</text:span><text:span text:style-name="T3027">a dá</text:span><text:span text:style-name="T3028">l</text:span><text:span text:style-name="T3029">e<text:s/></text:span><text:span text:style-name="T3030">o</text:span><text:span text:style-name="T3031">d</text:span><text:span text:style-name="T3032">p</text:span><text:span text:style-name="T3033">íchá</text:span><text:span text:style-name="T3034">v</text:span><text:span text:style-name="T3035">á a<text:s/></text:span><text:span text:style-name="T3036">n</text:span><text:span text:style-name="T3037">a</text:span><text:span text:style-name="T3038">v</text:span><text:span text:style-name="T3039">a</text:span><text:span text:style-name="T3040">zu</text:span><text:span text:style-name="T3041">je</text:span></text:p>
      <text:p text:style-name="P3042"><text:span text:style-name="T3043">n</text:span><text:span text:style-name="T3044">a<text:s/></text:span><text:span text:style-name="T3045">n</text:span><text:span text:style-name="T3046">ě<text:s/></text:span><text:span text:style-name="T3047">svým<text:s/></text:span><text:span text:style-name="T3048">a</text:span><text:span text:style-name="T3049">rt<text:s/></text:span><text:span text:style-name="T3050">di</text:span><text:span text:style-name="T3051">r</text:span><text:span text:style-name="T3052">ec</text:span><text:span text:style-name="T3053">t</text:span><text:span text:style-name="T3054">i</text:span><text:span text:style-name="T3055">n</text:span><text:span text:style-name="T3056">ge</text:span><text:span text:style-name="T3057">m</text:span><text:span text:style-name="T3058">.<text:s/></text:span><text:span text:style-name="T3059">M</text:span><text:span text:style-name="T3060">e</text:span><text:span text:style-name="T3061">z</text:span><text:span text:style-name="T3062">i<text:s/></text:span><text:span text:style-name="T3063">n</text:span><text:span text:style-name="T3064">ejd</text:span><text:span text:style-name="T3065">ůl</text:span><text:span text:style-name="T3066">e</text:span><text:span text:style-name="T3067">ž</text:span><text:span text:style-name="T3068">i</text:span><text:span text:style-name="T3069">t</text:span><text:span text:style-name="T3070">ěj</text:span><text:span text:style-name="T3071">š</text:span><text:span text:style-name="T3072">í i</text:span><text:span text:style-name="T3073">n</text:span><text:span text:style-name="T3074">f</text:span><text:span text:style-name="T3075">orm</text:span><text:span text:style-name="T3076">ace b</text:span><text:span text:style-name="T3077">y m</text:span><text:span text:style-name="T3078">ě</text:span><text:span text:style-name="T3079">l p</text:span><text:span text:style-name="T3080">a</text:span><text:span text:style-name="T3081">tř</text:span><text:span text:style-name="T3082">i</text:span><text:span text:style-name="T3083">t n</text:span><text:span text:style-name="T3084">a</text:span><text:span text:style-name="T3085">př</text:span><text:span text:style-name="T3086">.<text:s/></text:span><text:span text:style-name="T3087">rozpo</text:span><text:span text:style-name="T3088">če</text:span><text:span text:style-name="T3089">t</text:span><text:span text:style-name="T3090">,<text:s/></text:span><text:span text:style-name="T3091">ja</text:span><text:span text:style-name="T3092">sn</text:span><text:span text:style-name="T3093">é</text:span></text:p>
      <text:p text:style-name="P3094"><text:span text:style-name="T3095">cí</text:span><text:span text:style-name="T3096">l</text:span><text:span text:style-name="T3097">e</text:span><text:span text:style-name="T3098">,<text:s/></text:span><text:span text:style-name="T3099">cí</text:span><text:span text:style-name="T3100">lov</text:span><text:span text:style-name="T3101">é<text:s/></text:span><text:span text:style-name="T3102">s</text:span><text:span text:style-name="T3103">k</text:span><text:span text:style-name="T3104">up</text:span><text:span text:style-name="T3105">i</text:span><text:span text:style-name="T3106">ny</text:span><text:span text:style-name="T3107">,<text:s/></text:span><text:span text:style-name="T3108">k</text:span><text:span text:style-name="T3109">t</text:span><text:span text:style-name="T3110">e</text:span><text:span text:style-name="T3111">r</text:span><text:span text:style-name="T3112">é chce</text:span><text:span text:style-name="T3113">m</text:span><text:span text:style-name="T3114">e<text:s/></text:span><text:span text:style-name="T3115">oslov</text:span><text:span text:style-name="T3116">i</text:span><text:span text:style-name="T3117">t<text:s/></text:span><text:span text:style-name="T3118">a jak</text:span><text:span text:style-name="T3119">ým</text:span><text:span text:style-name="T3120">i<text:s/></text:span><text:span text:style-name="T3121">způso</text:span><text:span text:style-name="T3122">b</text:span><text:span text:style-name="T3123">y<text:s/></text:span><text:span text:style-name="T3124">je chce</text:span><text:span text:style-name="T3125">m</text:span><text:span text:style-name="T3126">e<text:s/></text:span><text:span text:style-name="T3127">oslov</text:span><text:span text:style-name="T3128">i</text:span><text:span text:style-name="T3129">t</text:span><text:span text:style-name="T3130">.<text:s/></text:span><text:span text:style-name="T3131">S</text:span><text:span text:style-name="T3132">a</text:span><text:span text:style-name="T3133">mozř</text:span><text:span text:style-name="T3134">ej</text:span><text:span text:style-name="T3135">m</text:span><text:span text:style-name="T3136">ě je i</text:span></text:p>
      <text:p text:style-name="P3137"><text:span text:style-name="T3138">d</text:span><text:span text:style-name="T3139">ůl</text:span><text:span text:style-name="T3140">e</text:span><text:span text:style-name="T3141">ž</text:span><text:span text:style-name="T3142">i</text:span><text:span text:style-name="T3143">t</text:span><text:span text:style-name="T3144">é<text:s/></text:span><text:span text:style-name="T3145">př</text:span><text:span text:style-name="T3146">eda</text:span><text:span text:style-name="T3147">t<text:s/></text:span><text:span text:style-name="T3148">i</text:span><text:span text:style-name="T3149">n</text:span><text:span text:style-name="T3150">f</text:span><text:span text:style-name="T3151">orm</text:span><text:span text:style-name="T3152">aci</text:span><text:span text:style-name="T3153">,<text:s/></text:span><text:span text:style-name="T3154">c</text:span><text:span text:style-name="T3155">o vl</text:span><text:span text:style-name="T3156">a</text:span><text:span text:style-name="T3157">stn</text:span><text:span text:style-name="T3158">ě chce</text:span><text:span text:style-name="T3159">m</text:span><text:span text:style-name="T3160">e<text:s/></text:span><text:span text:style-name="T3161">př</text:span><text:span text:style-name="T3162">eda</text:span><text:span text:style-name="T3163">t</text:span><text:span text:style-name="T3164">.<text:s/></text:span><text:span text:style-name="T3165">V</text:span><text:span text:style-name="T3166">h</text:span><text:span text:style-name="T3167">o</text:span><text:span text:style-name="T3168">d</text:span><text:span text:style-name="T3169">n</text:span><text:span text:style-name="T3170">é je i<text:s/></text:span><text:span text:style-name="T3171">vyty</text:span><text:span text:style-name="T3172">či</text:span><text:span text:style-name="T3173">t<text:s/></text:span><text:span text:style-name="T3174">ji</text:span><text:span text:style-name="T3175">st</text:span><text:span text:style-name="T3176">é<text:s/></text:span><text:span text:style-name="T3177">m</text:span><text:span text:style-name="T3178">a</text:span><text:span text:style-name="T3179">nt</text:span><text:span text:style-name="T3180">i</text:span><text:span text:style-name="T3181">n</text:span><text:span text:style-name="T3182">e</text:span><text:span text:style-name="T3183">ly n</text:span><text:span text:style-name="T3184">eb</text:span><text:span text:style-name="T3185">o</text:span></text:p>
      <text:p text:style-name="P3186"><text:span text:style-name="T3187">ji</text:span><text:span text:style-name="T3188">st</text:span><text:span text:style-name="T3189">é ce</text:span><text:span text:style-name="T3190">sty rovnou s</text:span><text:span text:style-name="T3191">h</text:span><text:span text:style-name="T3192">l</text:span><text:span text:style-name="T3193">eda</text:span><text:span text:style-name="T3194">t<text:s/></text:span><text:span text:style-name="T3195">jak</text:span><text:span text:style-name="T3196">o n</text:span><text:span text:style-name="T3197">e</text:span><text:span text:style-name="T3198">v</text:span><text:span text:style-name="T3199">h</text:span><text:span text:style-name="T3200">o</text:span><text:span text:style-name="T3201">d</text:span><text:span text:style-name="T3202">n</text:span><text:span text:style-name="T3203">é</text:span><text:span text:style-name="T3204">.<text:s/></text:span><text:span text:style-name="T3205">N</text:span><text:span text:style-name="T3206">echce</text:span><text:span text:style-name="T3207">t</text:span><text:span text:style-name="T3208">e</text:span><text:span text:style-name="T3209">-</text:span><text:span text:style-name="T3210">l</text:span><text:span text:style-name="T3211">i<text:s/></text:span><text:span text:style-name="T3212">m</text:span><text:span text:style-name="T3213">a</text:span><text:span text:style-name="T3214">s</text:span><text:span text:style-name="T3215">k</text:span><text:span text:style-name="T3216">ot</text:span><text:span text:style-name="T3217">a</text:span><text:span text:style-name="T3218">,<text:s/></text:span><text:span text:style-name="T3219">n</text:span><text:span text:style-name="T3220">a</text:span><text:span text:style-name="T3221">p</text:span><text:span text:style-name="T3222">i</text:span><text:span text:style-name="T3223">št</text:span><text:span text:style-name="T3224">e<text:s/></text:span><text:span text:style-name="T3225">to</text:span><text:span text:style-name="T3226">.<text:s/></text:span><text:span text:style-name="T3227">R</text:span><text:span text:style-name="T3228">ol</text:span><text:span text:style-name="T3229">e a</text:span><text:span text:style-name="T3230">rt<text:s/></text:span><text:span text:style-name="T3231">di</text:span><text:span text:style-name="T3232">r</text:span><text:span text:style-name="T3233">ec</text:span><text:span text:style-name="T3234">t</text:span><text:span text:style-name="T3235">i</text:span><text:span text:style-name="T3236">n</text:span><text:span text:style-name="T3237">g</text:span><text:span text:style-name="T3238">u</text:span></text:p>
      <text:p text:style-name="P3239"><text:span text:style-name="T3240">z</text:span><text:span text:style-name="T3241">de<text:s/></text:span><text:span text:style-name="T3242">s</text:span><text:span text:style-name="T3243">h</text:span><text:span text:style-name="T3244">l</text:span><text:span text:style-name="T3245">edá</text:span><text:span text:style-name="T3246">v</text:span><text:span text:style-name="T3247">á<text:s/></text:span><text:span text:style-name="T3248">pom</text:span><text:span text:style-name="T3249">ě</text:span><text:span text:style-name="T3250">rn</text:span><text:span text:style-name="T3251">ě d</text:span><text:span text:style-name="T3252">ůl</text:span><text:span text:style-name="T3253">e</text:span><text:span text:style-name="T3254">ž</text:span><text:span text:style-name="T3255">i</text:span><text:span text:style-name="T3256">tou rol</text:span><text:span text:style-name="T3257">i</text:span><text:span text:style-name="T3258">,<text:s/></text:span><text:span text:style-name="T3259">pro plynulou tvor</text:span><text:span text:style-name="T3260">b</text:span><text:span text:style-name="T3261">u<text:s/></text:span><text:span text:style-name="T3262">ka</text:span><text:span text:style-name="T3263">mp</text:span><text:span text:style-name="T3264">a</text:span><text:span text:style-name="T3265">n</text:span><text:span text:style-name="T3266">ě je<text:s/></text:span><text:span text:style-name="T3267">tot</text:span><text:span text:style-name="T3268">i</text:span><text:span text:style-name="T3269">ž v</text:span><text:span text:style-name="T3270">h</text:span><text:span text:style-name="T3271">o</text:span><text:span text:style-name="T3272">d</text:span><text:span text:style-name="T3273">n</text:span><text:span text:style-name="T3274">é</text:span><text:span text:style-name="T3275">,<text:s/></text:span><text:span text:style-name="T3276">ab</text:span><text:span text:style-name="T3277">y s</text:span><text:span text:style-name="T3278">e</text:span></text:p>
      <text:p text:style-name="P3279"><text:span text:style-name="T3280">fi</text:span><text:span text:style-name="T3281">rm</text:span><text:span text:style-name="T3282">a a k</text:span><text:span text:style-name="T3283">r</text:span><text:span text:style-name="T3284">ea</text:span><text:span text:style-name="T3285">t</text:span><text:span text:style-name="T3286">i</text:span><text:span text:style-name="T3287">vn</text:span><text:span text:style-name="T3288">í age</text:span><text:span text:style-name="T3289">ntur</text:span><text:span text:style-name="T3290">a<text:s/></text:span><text:span text:style-name="T3291">spo</text:span><text:span text:style-name="T3292">ji</text:span><text:span text:style-name="T3293">ly<text:s/></text:span><text:span text:style-name="T3294">a<text:s/></text:span><text:span text:style-name="T3295">už o</text:span><text:span text:style-name="T3296">d<text:s/></text:span><text:span text:style-name="T3297">z</text:span><text:span text:style-name="T3298">ačá</text:span><text:span text:style-name="T3299">t</text:span><text:span text:style-name="T3300">k</text:span><text:span text:style-name="T3301">u př</text:span><text:span text:style-name="T3302">í</text:span><text:span text:style-name="T3303">p</text:span><text:span text:style-name="T3304">ad</text:span><text:span text:style-name="T3305">n</text:span><text:span text:style-name="T3306">é<text:s/></text:span><text:span text:style-name="T3307">sm</text:span><text:span text:style-name="T3308">ě</text:span><text:span text:style-name="T3309">ry<text:s/></text:span><text:span text:style-name="T3310">a ce</text:span><text:span text:style-name="T3311">sty l</text:span><text:span text:style-name="T3312">adi</text:span><text:span text:style-name="T3313">ly spolu</text:span><text:span text:style-name="T3314">.<text:s/></text:span><text:span text:style-name="T3315">R</text:span><text:span text:style-name="T3316">ol</text:span><text:span text:style-name="T3317">e<text:s/></text:span><text:span text:style-name="T3318">A</text:span><text:span text:style-name="T3319">rt</text:span></text:p>
      <text:p text:style-name="P3320"><text:span text:style-name="T3321">di</text:span><text:span text:style-name="T3322">r</text:span><text:span text:style-name="T3323">ec</text:span><text:span text:style-name="T3324">tor</text:span><text:span text:style-name="T3325">a je<text:s/></text:span><text:span text:style-name="T3326">v tomto př</text:span><text:span text:style-name="T3327">í</text:span><text:span text:style-name="T3328">p</text:span><text:span text:style-name="T3329">adě<text:s/></text:span><text:span text:style-name="T3330">pom</text:span><text:span text:style-name="T3331">ě</text:span><text:span text:style-name="T3332">rn</text:span><text:span text:style-name="T3333">ě ab</text:span><text:span text:style-name="T3334">str</text:span><text:span text:style-name="T3335">ak</text:span><text:span text:style-name="T3336">tn</text:span><text:span text:style-name="T3337">í</text:span><text:span text:style-name="T3338">,<text:s/></text:span><text:span text:style-name="T3339">a</text:span><text:span text:style-name="T3340">l</text:span><text:span text:style-name="T3341">e<text:s/></text:span><text:span text:style-name="T3342">v z</text:span><text:span text:style-name="T3343">á</text:span><text:span text:style-name="T3344">s</text:span><text:span text:style-name="T3345">adě<text:s/></text:span><text:span text:style-name="T3346">s</text:span><text:span text:style-name="T3347">e jed</text:span><text:span text:style-name="T3348">n</text:span><text:span text:style-name="T3349">á<text:s/></text:span><text:span text:style-name="T3350">o př</text:span><text:span text:style-name="T3351">e</text:span><text:span text:style-name="T3352">tvoř</text:span><text:span text:style-name="T3353">e</text:span><text:span text:style-name="T3354">n</text:span><text:span text:style-name="T3355">í</text:span></text:p>
      <text:p text:style-name="P3356"><text:span text:style-name="T3357">ab</text:span><text:span text:style-name="T3358">str</text:span><text:span text:style-name="T3359">ak</text:span><text:span text:style-name="T3360">tn</text:span><text:span text:style-name="T3361">ích<text:s/></text:span><text:span text:style-name="T3362">myšl</text:span><text:span text:style-name="T3363">e</text:span><text:span text:style-name="T3364">n</text:span><text:span text:style-name="T3365">ek<text:s/></text:span><text:span text:style-name="T3366">n</text:span><text:span text:style-name="T3367">eb</text:span><text:span text:style-name="T3368">o n</text:span><text:span text:style-name="T3369">á</text:span><text:span text:style-name="T3370">p</text:span><text:span text:style-name="T3371">ad</text:span><text:span text:style-name="T3372">ů n</text:span><text:span text:style-name="T3373">a k</text:span><text:span text:style-name="T3374">on</text:span><text:span text:style-name="T3375">k</text:span><text:span text:style-name="T3376">r</text:span><text:span text:style-name="T3377">é</text:span><text:span text:style-name="T3378">tn</text:span><text:span text:style-name="T3379">í k</text:span><text:span text:style-name="T3380">on</text:span><text:span text:style-name="T3381">ce</text:span><text:span text:style-name="T3382">pty<text:s/></text:span><text:span text:style-name="T3383">či<text:s/></text:span><text:span text:style-name="T3384">n</text:span><text:span text:style-name="T3385">á</text:span><text:span text:style-name="T3386">vr</text:span><text:span text:style-name="T3387">h</text:span><text:span text:style-name="T3388">y n</text:span><text:span text:style-name="T3389">a k</text:span><text:span text:style-name="T3390">omun</text:span><text:span text:style-name="T3391">ikaci</text:span><text:span text:style-name="T3392">.<text:s/></text:span><text:span text:style-name="T3393">N</text:span><text:span text:style-name="T3394">a</text:span></text:p>
      <text:p text:style-name="P3395"><text:span text:style-name="T3396">z</text:span><text:span text:style-name="T3397">ák</text:span><text:span text:style-name="T3398">l</text:span><text:span text:style-name="T3399">adě<text:s/></text:span><text:span text:style-name="T3400">t</text:span><text:span text:style-name="T3401">ěch</text:span><text:span text:style-name="T3402">to<text:s/></text:span><text:span text:style-name="T3403">k</text:span><text:span text:style-name="T3404">on</text:span><text:span text:style-name="T3405">ce</text:span><text:span text:style-name="T3406">ptů s</text:span><text:span text:style-name="T3407">e<text:s/></text:span><text:span text:style-name="T3408">p</text:span><text:span text:style-name="T3409">ak dá</text:span><text:span text:style-name="T3410">l</text:span><text:span text:style-name="T3411">e b</text:span><text:span text:style-name="T3412">u</text:span><text:span text:style-name="T3413">d</text:span><text:span text:style-name="T3414">u</text:span><text:span text:style-name="T3415">je a<text:s/></text:span><text:span text:style-name="T3416">rozv</text:span><text:span text:style-name="T3417">íjí ce</text:span><text:span text:style-name="T3418">l</text:span><text:span text:style-name="T3419">á ka</text:span><text:span text:style-name="T3420">mp</text:span><text:span text:style-name="T3421">a</text:span><text:span text:style-name="T3422">ň</text:span><text:span text:style-name="T3423">,<text:s/></text:span><text:span text:style-name="T3424">kde b</text:span><text:span text:style-name="T3425">y v<text:s/></text:span><text:span text:style-name="T3426">če</text:span><text:span text:style-name="T3427">l</text:span><text:span text:style-name="T3428">e<text:s/></text:span><text:span text:style-name="T3429">m</text:span><text:span text:style-name="T3430">ě</text:span><text:span text:style-name="T3431">l<text:s/></text:span><text:span text:style-name="T3432">ideá</text:span><text:span text:style-name="T3433">ln</text:span><text:span text:style-name="T3434">ě</text:span></text:p>
      <text:p text:style-name="P3435"><text:span text:style-name="T3436">s</text:span><text:span text:style-name="T3437">edě</text:span><text:span text:style-name="T3438">t<text:s/></text:span><text:span text:style-name="T3439">a</text:span><text:span text:style-name="T3440">rt<text:s/></text:span><text:span text:style-name="T3441">di</text:span><text:span text:style-name="T3442">r</text:span><text:span text:style-name="T3443">ec</text:span><text:span text:style-name="T3444">tor<text:s/></text:span><text:span text:style-name="T3445">a<text:s/></text:span><text:span text:style-name="T3446">v</text:span><text:span text:style-name="T3447">é</text:span><text:span text:style-name="T3448">st tvor</text:span><text:span text:style-name="T3449">b</text:span><text:span text:style-name="T3450">u spr</text:span><text:span text:style-name="T3451">á</text:span><text:span text:style-name="T3452">vným sm</text:span><text:span text:style-name="T3453">ě</text:span><text:span text:style-name="T3454">r</text:span><text:span text:style-name="T3455">e</text:span><text:span text:style-name="T3456">m</text:span><text:span text:style-name="T3457">.<text:s/></text:span><text:span text:style-name="T3458">P</text:span><text:span text:style-name="T3459">ro v</text:span><text:span text:style-name="T3460">ede</text:span><text:span text:style-name="T3461">n</text:span><text:span text:style-name="T3462">í<text:s/></text:span><text:span text:style-name="T3463">t</text:span><text:span text:style-name="T3464">é</text:span><text:span text:style-name="T3465">to tvor</text:span><text:span text:style-name="T3466">b</text:span><text:span text:style-name="T3467">y<text:s/></text:span><text:span text:style-name="T3468">je<text:s/></text:span><text:span text:style-name="T3469">s</text:span><text:span text:style-name="T3470">a</text:span><text:span text:style-name="T3471">mozř</text:span><text:span text:style-name="T3472">ej</text:span><text:span text:style-name="T3473">m</text:span><text:span text:style-name="T3474">ě</text:span></text:p>
      <text:p text:style-name="P3475"><text:span text:style-name="T3476">d</text:span><text:span text:style-name="T3477">ůl</text:span><text:span text:style-name="T3478">e</text:span><text:span text:style-name="T3479">ž</text:span><text:span text:style-name="T3480">i</text:span><text:span text:style-name="T3481">t</text:span><text:span text:style-name="T3482">é</text:span><text:span text:style-name="T3483">,<text:s/></text:span><text:span text:style-name="T3484">ab</text:span><text:span text:style-name="T3485">y<text:s/></text:span><text:span text:style-name="T3486">A</text:span><text:span text:style-name="T3487">rt<text:s/></text:span><text:span text:style-name="T3488">di</text:span><text:span text:style-name="T3489">r</text:span><text:span text:style-name="T3490">ec</text:span><text:span text:style-name="T3491">tor zn</text:span><text:span text:style-name="T3492">a</text:span><text:span text:style-name="T3493">l m</text:span><text:span text:style-name="T3494">a</text:span><text:span text:style-name="T3495">r</text:span><text:span text:style-name="T3496">ke</text:span><text:span text:style-name="T3497">t</text:span><text:span text:style-name="T3498">i</text:span><text:span text:style-name="T3499">n</text:span><text:span text:style-name="T3500">g</text:span><text:span text:style-name="T3501">ov</text:span><text:span text:style-name="T3502">é i</text:span><text:span text:style-name="T3503">n</text:span><text:span text:style-name="T3504">icia</text:span><text:span text:style-name="T3505">t</text:span><text:span text:style-name="T3506">i</text:span><text:span text:style-name="T3507">vy zn</text:span><text:span text:style-name="T3508">ačk</text:span><text:span text:style-name="T3509">y</text:span><text:span text:style-name="T3510">,<text:s/></text:span><text:span text:style-name="T3511">její<text:s/></text:span><text:span text:style-name="T3512">str</text:span><text:span text:style-name="T3513">a</text:span><text:span text:style-name="T3514">t</text:span><text:span text:style-name="T3515">egick</text:span><text:span text:style-name="T3516">ý pos</text:span><text:span text:style-name="T3517">i</text:span><text:span text:style-name="T3518">t</text:span><text:span text:style-name="T3519">i</text:span><text:span text:style-name="T3520">on</text:span><text:span text:style-name="T3521">i</text:span><text:span text:style-name="T3522">n</text:span><text:span text:style-name="T3523">g</text:span><text:span text:style-name="T3524">,</text:span></text:p>
      <text:p text:style-name="P3525"><text:span text:style-name="T3526">cí</text:span><text:span text:style-name="T3527">lovou s</text:span><text:span text:style-name="T3528">k</text:span><text:span text:style-name="T3529">up</text:span><text:span text:style-name="T3530">i</text:span><text:span text:style-name="T3531">nu<text:s/></text:span><text:span text:style-name="T3532">a<text:s/></text:span><text:span text:style-name="T3533">s</text:span><text:span text:style-name="T3534">k</text:span><text:span text:style-name="T3535">ut</text:span><text:span text:style-name="T3536">eč</text:span><text:span text:style-name="T3537">ný<text:s/></text:span><text:span text:style-name="T3538">cí</text:span><text:span text:style-name="T3539">l<text:s/></text:span><text:span text:style-name="T3540">ka</text:span><text:span text:style-name="T3541">mp</text:span><text:span text:style-name="T3542">a</text:span><text:span text:style-name="T3543">n</text:span><text:span text:style-name="T3544">ě</text:span><text:span text:style-name="T3545">.<text:s/></text:span><text:span text:style-name="T3546">T</text:span><text:span text:style-name="T3547">yto<text:s/></text:span><text:span text:style-name="T3548">i</text:span><text:span text:style-name="T3549">n</text:span><text:span text:style-name="T3550">f</text:span><text:span text:style-name="T3551">orm</text:span><text:span text:style-name="T3552">ace b</text:span><text:span text:style-name="T3553">y<text:s/></text:span><text:span text:style-name="T3554">ideá</text:span><text:span text:style-name="T3555">ln</text:span><text:span text:style-name="T3556">ě<text:s/></text:span><text:span text:style-name="T3557">m</text:span><text:span text:style-name="T3558">ě</text:span><text:span text:style-name="T3559">ly<text:s/></text:span><text:span text:style-name="T3560">b</text:span><text:span text:style-name="T3561">ýt<text:s/></text:span><text:span text:style-name="T3562">ja</text:span><text:span text:style-name="T3563">sn</text:span><text:span text:style-name="T3564">ě<text:s/></text:span><text:span text:style-name="T3565">uv</text:span><text:span text:style-name="T3566">ede</text:span><text:span text:style-name="T3567">ny v</text:span></text:p>
      <text:p text:style-name="P3568"><text:span text:style-name="T3569">k</text:span><text:span text:style-name="T3570">r</text:span><text:span text:style-name="T3571">ea</text:span><text:span text:style-name="T3572">t</text:span><text:span text:style-name="T3573">i</text:span><text:span text:style-name="T3574">vn</text:span><text:span text:style-name="T3575">í</text:span><text:span text:style-name="T3576">m<text:s/></text:span><text:span text:style-name="T3577">b</text:span><text:span text:style-name="T3578">r</text:span><text:span text:style-name="T3579">ief</text:span><text:span text:style-name="T3580">u</text:span><text:span text:style-name="T3581">,<text:s/></text:span><text:span text:style-name="T3582">k</text:span><text:span text:style-name="T3583">t</text:span><text:span text:style-name="T3584">e</text:span><text:span text:style-name="T3585">rý př</text:span><text:span text:style-name="T3586">icha</text:span><text:span text:style-name="T3587">z</text:span><text:span text:style-name="T3588">í<text:s/></text:span><text:span text:style-name="T3589">o</text:span><text:span text:style-name="T3590">d k</text:span><text:span text:style-name="T3591">l</text:span><text:span text:style-name="T3592">ie</text:span><text:span text:style-name="T3593">nt</text:span><text:span text:style-name="T3594">a</text:span><text:span text:style-name="T3595">.</text:span></text:p>
      <text:p text:style-name="P3596"><text:span text:style-name="T3597">R</text:span><text:span text:style-name="T3598">oz</text:span><text:span text:style-name="T3599">dí</text:span><text:span text:style-name="T3600">ln</text:span><text:span text:style-name="T3601">é<text:s/></text:span><text:span text:style-name="T3602">n</text:span><text:span text:style-name="T3603">á</text:span><text:span text:style-name="T3604">stro</text:span><text:span text:style-name="T3605">je k</text:span><text:span text:style-name="T3606">omun</text:span><text:span text:style-name="T3607">ikace a<text:s/></text:span><text:span text:style-name="T3608">v</text:span><text:span text:style-name="T3609">i</text:span><text:span text:style-name="T3610">zu</text:span><text:span text:style-name="T3611">á</text:span><text:span text:style-name="T3612">ln</text:span><text:span text:style-name="T3613">íh</text:span><text:span text:style-name="T3614">o ř</text:span><text:span text:style-name="T3615">e</text:span><text:span text:style-name="T3616">š</text:span><text:span text:style-name="T3617">e</text:span><text:span text:style-name="T3618">n</text:span><text:span text:style-name="T3619">í<text:s/></text:span><text:span text:style-name="T3620">v o</text:span><text:span text:style-name="T3621">b</text:span><text:span text:style-name="T3622">ou s</text:span><text:span text:style-name="T3623">ek</text:span><text:span text:style-name="T3624">tor</text:span><text:span text:style-name="T3625">ech<text:s/></text:span><text:span text:style-name="T3626">+</text:span></text:p>
      <text:p text:style-name="P3627"><text:span text:style-name="T3628">př</text:span><text:span text:style-name="T3629">í</text:span><text:span text:style-name="T3630">p</text:span><text:span text:style-name="T3631">ad</text:span><text:span text:style-name="T3632">ov</text:span><text:span text:style-name="T3633">é<text:s/></text:span><text:span text:style-name="T3634">stu</text:span><text:span text:style-name="T3635">die</text:span><text:span text:style-name="T3636">.</text:span></text:p>
      <text:p text:style-name="P3637"><text:span text:style-name="T3638">M</text:span><text:span text:style-name="T3639">o</text:span><text:span text:style-name="T3640">h</text:span><text:span text:style-name="T3641">lo<text:s/></text:span><text:span text:style-name="T3642">b</text:span><text:span text:style-name="T3643">y s</text:span><text:span text:style-name="T3644">e<text:s/></text:span><text:span text:style-name="T3645">z</text:span><text:span text:style-name="T3646">dá</text:span><text:span text:style-name="T3647">t</text:span><text:span text:style-name="T3648">,<text:s/></text:span><text:span text:style-name="T3649">ž</text:span><text:span text:style-name="T3650">e<text:s/></text:span><text:span text:style-name="T3651">n</text:span><text:span text:style-name="T3652">e</text:span><text:span text:style-name="T3653">m</text:span><text:span text:style-name="T3654">á<text:s/></text:span><text:span text:style-name="T3655">v n</text:span><text:span text:style-name="T3656">e</text:span><text:span text:style-name="T3657">z</text:span><text:span text:style-name="T3658">i</text:span><text:span text:style-name="T3659">s</text:span><text:span text:style-name="T3660">k</text:span><text:span text:style-name="T3661">ov</text:span><text:span text:style-name="T3662">é</text:span><text:span text:style-name="T3663">m s</text:span><text:span text:style-name="T3664">ek</text:span><text:span text:style-name="T3665">toru<text:s/></text:span><text:span text:style-name="T3666">k</text:span><text:span text:style-name="T3667">vůl</text:span><text:span text:style-name="T3668">i jeh</text:span><text:span text:style-name="T3669">o r</text:span><text:span text:style-name="T3670">e</text:span><text:span text:style-name="T3671">l</text:span><text:span text:style-name="T3672">a</text:span><text:span text:style-name="T3673">t</text:span><text:span text:style-name="T3674">i</text:span><text:span text:style-name="T3675">vn</text:span><text:span text:style-name="T3676">ě<text:s/></text:span><text:span text:style-name="T3677">m</text:span><text:span text:style-name="T3678">a</text:span><text:span text:style-name="T3679">l</text:span><text:span text:style-name="T3680">é cí</text:span><text:span text:style-name="T3681">lov</text:span><text:span text:style-name="T3682">é<text:s/></text:span><text:span text:style-name="T3683">s</text:span><text:span text:style-name="T3684">k</text:span><text:span text:style-name="T3685">up</text:span><text:span text:style-name="T3686">i</text:span><text:span text:style-name="T3687">n</text:span><text:span text:style-name="T3688">ě</text:span></text:p>
      <text:p text:style-name="P3689"><text:span text:style-name="T3690">smysl<text:s/></text:span><text:span text:style-name="T3691">dě</text:span><text:span text:style-name="T3692">l</text:span><text:span text:style-name="T3693">a</text:span><text:span text:style-name="T3694">t v</text:span><text:span text:style-name="T3695">e</text:span><text:span text:style-name="T3696">l</text:span><text:span text:style-name="T3697">ké ka</text:span><text:span text:style-name="T3698">mp</text:span><text:span text:style-name="T3699">a</text:span><text:span text:style-name="T3700">n</text:span><text:span text:style-name="T3701">ě a<text:s/></text:span><text:span text:style-name="T3702">roz</text:span><text:span text:style-name="T3703">jí</text:span><text:span text:style-name="T3704">ž</text:span><text:span text:style-name="T3705">dě</text:span><text:span text:style-name="T3706">t<text:s/></text:span><text:span text:style-name="T3707">d</text:span><text:span text:style-name="T3708">r</text:span><text:span text:style-name="T3709">ah</text:span><text:span text:style-name="T3710">ý m</text:span><text:span text:style-name="T3711">a</text:span><text:span text:style-name="T3712">r</text:span><text:span text:style-name="T3713">ke</text:span><text:span text:style-name="T3714">t</text:span><text:span text:style-name="T3715">i</text:span><text:span text:style-name="T3716">n</text:span><text:span text:style-name="T3717">g</text:span><text:span text:style-name="T3718">.<text:s/></text:span><text:span text:style-name="T3719">O</text:span><text:span text:style-name="T3720">p</text:span><text:span text:style-name="T3721">ak je<text:s/></text:span><text:span text:style-name="T3722">ovš</text:span><text:span text:style-name="T3723">e</text:span><text:span text:style-name="T3724">m pr</text:span><text:span text:style-name="T3725">a</text:span><text:span text:style-name="T3726">v</text:span><text:span text:style-name="T3727">d</text:span><text:span text:style-name="T3728">ou<text:s/></text:span><text:span text:style-name="T3729">-<text:s/></text:span><text:span text:style-name="T3730">n</text:span><text:span text:style-name="T3731">e</text:span><text:span text:style-name="T3732">z</text:span><text:span text:style-name="T3733">i</text:span><text:span text:style-name="T3734">s</text:span><text:span text:style-name="T3735">k</text:span><text:span text:style-name="T3736">ov</text:span><text:span text:style-name="T3737">é</text:span></text:p>
      <text:p text:style-name="P3738"><text:span text:style-name="T3739">or</text:span><text:span text:style-name="T3740">ga</text:span><text:span text:style-name="T3741">n</text:span><text:span text:style-name="T3742">i</text:span><text:span text:style-name="T3743">z</text:span><text:span text:style-name="T3744">ace j</text:span><text:span text:style-name="T3745">sou<text:s/></text:span><text:span text:style-name="T3746">ča</text:span><text:span text:style-name="T3747">sto v t</text:span><text:span text:style-name="T3748">ě</text:span><text:span text:style-name="T3749">žš</text:span><text:span text:style-name="T3750">í<text:s/></text:span><text:span text:style-name="T3751">s</text:span><text:span text:style-name="T3752">i</text:span><text:span text:style-name="T3753">tu</text:span><text:span text:style-name="T3754">aci<text:s/></text:span><text:span text:style-name="T3755">n</text:span><text:span text:style-name="T3756">e</text:span><text:span text:style-name="T3757">ž or</text:span><text:span text:style-name="T3758">ga</text:span><text:span text:style-name="T3759">n</text:span><text:span text:style-name="T3760">i</text:span><text:span text:style-name="T3761">z</text:span><text:span text:style-name="T3762">ace k</text:span><text:span text:style-name="T3763">om</text:span><text:span text:style-name="T3764">e</text:span><text:span text:style-name="T3765">r</text:span><text:span text:style-name="T3766">č</text:span><text:span text:style-name="T3767">n</text:span><text:span text:style-name="T3768">í</text:span><text:span text:style-name="T3769">,<text:s/></text:span><text:span text:style-name="T3770">je</text:span><text:span text:style-name="T3771">l</text:span><text:span text:style-name="T3772">ik</text:span><text:span text:style-name="T3773">ož s</text:span><text:span text:style-name="T3774">e<text:s/></text:span><text:span text:style-name="T3775">mus</text:span><text:span text:style-name="T3776">í<text:s/></text:span><text:span text:style-name="T3777">soustř</text:span><text:span text:style-name="T3778">edi</text:span><text:span text:style-name="T3779">t n</text:span><text:span text:style-name="T3780">a</text:span></text:p>
      <text:p text:style-name="P3781"><text:span text:style-name="T3782">d</text:span><text:span text:style-name="T3783">v</text:span><text:span text:style-name="T3784">ě<text:s/></text:span><text:span text:style-name="T3785">s</text:span><text:span text:style-name="T3786">k</text:span><text:span text:style-name="T3787">up</text:span><text:span text:style-name="T3788">i</text:span><text:span text:style-name="T3789">ny z</text:span><text:span text:style-name="T3790">á</text:span><text:span text:style-name="T3791">rov</text:span><text:span text:style-name="T3792">e</text:span><text:span text:style-name="T3793">ň</text:span><text:span text:style-name="T3794">:<text:s/></text:span><text:span text:style-name="T3795">sv</text:span><text:span text:style-name="T3796">é<text:s/></text:span><text:span text:style-name="T3797">z</text:span><text:span text:style-name="T3798">áka</text:span><text:span text:style-name="T3799">zn</text:span><text:span text:style-name="T3800">ík</text:span><text:span text:style-name="T3801">y</text:span><text:span text:style-name="T3802">/</text:span><text:span text:style-name="T3803">k</text:span><text:span text:style-name="T3804">l</text:span><text:span text:style-name="T3805">ie</text:span><text:span text:style-name="T3806">nty<text:s/></text:span><text:span text:style-name="T3807">a<text:s/></text:span><text:span text:style-name="T3808">l</text:span><text:span text:style-name="T3809">idi</text:span><text:span text:style-name="T3810">,<text:s/></text:span><text:span text:style-name="T3811">k</text:span><text:span text:style-name="T3812">t</text:span><text:span text:style-name="T3813">e</text:span><text:span text:style-name="T3814">ř</text:span><text:span text:style-name="T3815">í<text:s/></text:span><text:span text:style-name="T3816">or</text:span><text:span text:style-name="T3817">ga</text:span><text:span text:style-name="T3818">n</text:span><text:span text:style-name="T3819">i</text:span><text:span text:style-name="T3820">z</text:span><text:span text:style-name="T3821">aci fi</text:span><text:span text:style-name="T3822">n</text:span><text:span text:style-name="T3823">a</text:span><text:span text:style-name="T3824">n</text:span><text:span text:style-name="T3825">č</text:span><text:span text:style-name="T3826">n</text:span><text:span text:style-name="T3827">ě<text:s/></text:span><text:span text:style-name="T3828">po</text:span><text:span text:style-name="T3829">d</text:span><text:span text:style-name="T3830">poru</text:span><text:span text:style-name="T3831">jí</text:span><text:span text:style-name="T3832">.</text:span></text:p>
      <text:p text:style-name="P3833"><text:span text:style-name="T3834">N</text:span><text:span text:style-name="T3835">á</text:span><text:span text:style-name="T3836">stro</text:span><text:span text:style-name="T3837">je k</text:span><text:span text:style-name="T3838">omun</text:span><text:span text:style-name="T3839">ikace<text:s/></text:span><text:span text:style-name="T3840">v n</text:span><text:span text:style-name="T3841">e</text:span><text:span text:style-name="T3842">z</text:span><text:span text:style-name="T3843">i</text:span><text:span text:style-name="T3844">s</text:span><text:span text:style-name="T3845">k</text:span><text:span text:style-name="T3846">ov</text:span><text:span text:style-name="T3847">é</text:span><text:span text:style-name="T3848">m s</text:span><text:span text:style-name="T3849">ek</text:span><text:span text:style-name="T3850">toru n</text:span><text:span text:style-name="T3851">ej</text:span><text:span text:style-name="T3852">sou t</text:span><text:span text:style-name="T3853">ak<text:s/></text:span><text:span text:style-name="T3854">vz</text:span><text:span text:style-name="T3855">dá</text:span><text:span text:style-name="T3856">l</text:span><text:span text:style-name="T3857">e</text:span><text:span text:style-name="T3858">n</text:span><text:span text:style-name="T3859">é<text:s/></text:span><text:span text:style-name="T3860">o</text:span><text:span text:style-name="T3861">d<text:s/></text:span><text:span text:style-name="T3862">n</text:span><text:span text:style-name="T3863">á</text:span><text:span text:style-name="T3864">stro</text:span><text:span text:style-name="T3865">j</text:span><text:span text:style-name="T3866">ů m</text:span><text:span text:style-name="T3867">a</text:span><text:span text:style-name="T3868">r</text:span><text:span text:style-name="T3869">ke</text:span><text:span text:style-name="T3870">t</text:span><text:span text:style-name="T3871">i</text:span><text:span text:style-name="T3872">n</text:span><text:span text:style-name="T3873">g</text:span><text:span text:style-name="T3874">ov</text:span><text:span text:style-name="T3875">é</text:span></text:p>
      <text:p text:style-name="P3876"><text:span text:style-name="T3877">k</text:span><text:span text:style-name="T3878">omun</text:span><text:span text:style-name="T3879">ikace<text:s/></text:span><text:span text:style-name="T3880">v<text:s/></text:span><text:span text:style-name="T3881">k</text:span><text:span text:style-name="T3882">om</text:span><text:span text:style-name="T3883">e</text:span><text:span text:style-name="T3884">r</text:span><text:span text:style-name="T3885">č</text:span><text:span text:style-name="T3886">n</text:span><text:span text:style-name="T3887">í</text:span><text:span text:style-name="T3888">m s</text:span><text:span text:style-name="T3889">ek</text:span><text:span text:style-name="T3890">toru</text:span><text:span text:style-name="T3891">.<text:s/></text:span><text:span text:style-name="T3892">Č</text:span><text:span text:style-name="T3893">a</text:span><text:span text:style-name="T3894">sto můž</text:span><text:span text:style-name="T3895">e</text:span><text:span text:style-name="T3896">m</text:span><text:span text:style-name="T3897">e<text:s/></text:span><text:span text:style-name="T3898">n</text:span><text:span text:style-name="T3899">a</text:span><text:span text:style-name="T3900">r</text:span><text:span text:style-name="T3901">a</text:span><text:span text:style-name="T3902">z</text:span><text:span text:style-name="T3903">i</text:span><text:span text:style-name="T3904">t n</text:span><text:span text:style-name="T3905">a<text:s/></text:span><text:span text:style-name="T3906">G</text:span><text:span text:style-name="T3907">u</text:span><text:span text:style-name="T3908">e</text:span><text:span text:style-name="T3909">r</text:span><text:span text:style-name="T3910">i</text:span><text:span text:style-name="T3911">ll</text:span><text:span text:style-name="T3912">a<text:s/></text:span><text:span text:style-name="T3913">m</text:span><text:span text:style-name="T3914">a</text:span><text:span text:style-name="T3915">r</text:span><text:span text:style-name="T3916">ke</text:span><text:span text:style-name="T3917">t</text:span><text:span text:style-name="T3918">i</text:span><text:span text:style-name="T3919">n</text:span><text:span text:style-name="T3920">g<text:s/></text:span><text:span text:style-name="T3921">(</text:span><text:span text:style-name="T3922">v</text:span><text:span text:style-name="T3923">e</text:span><text:span text:style-name="T3924">l</text:span><text:span text:style-name="T3925">ice</text:span></text:p>
      <text:p text:style-name="P3926"><text:span text:style-name="T3927">popul</text:span><text:span text:style-name="T3928">á</text:span><text:span text:style-name="T3929">rn</text:span><text:span text:style-name="T3930">í</text:span><text:span text:style-name="T3931">),<text:s/></text:span><text:span text:style-name="T3932">použ</text:span><text:span text:style-name="T3933">i</text:span><text:span text:style-name="T3934">t</text:span><text:span text:style-name="T3935">í i</text:span><text:span text:style-name="T3936">nt</text:span><text:span text:style-name="T3937">e</text:span><text:span text:style-name="T3938">rn</text:span><text:span text:style-name="T3939">e</text:span><text:span text:style-name="T3940">tu</text:span><text:span text:style-name="T3941">,<text:s/></text:span><text:span text:style-name="T3942">so</text:span><text:span text:style-name="T3943">ciá</text:span><text:span text:style-name="T3944">ln</text:span><text:span text:style-name="T3945">ích<text:s/></text:span><text:span text:style-name="T3946">s</text:span><text:span text:style-name="T3947">í</text:span><text:span text:style-name="T3948">t</text:span><text:span text:style-name="T3949">í a jejich<text:s/></text:span><text:span text:style-name="T3950">pot</text:span><text:span text:style-name="T3951">e</text:span><text:span text:style-name="T3952">n</text:span><text:span text:style-name="T3953">ciá</text:span><text:span text:style-name="T3954">l n</text:span><text:span text:style-name="T3955">a<text:s/></text:span><text:span text:style-name="T3956">v</text:span><text:span text:style-name="T3957">i</text:span><text:span text:style-name="T3958">r</text:span><text:span text:style-name="T3959">á</text:span><text:span text:style-name="T3960">ln</text:span><text:span text:style-name="T3961">í<text:s/></text:span><text:span text:style-name="T3962">m</text:span><text:span text:style-name="T3963">a</text:span><text:span text:style-name="T3964">r</text:span><text:span text:style-name="T3965">ke</text:span><text:span text:style-name="T3966">t</text:span><text:span text:style-name="T3967">i</text:span><text:span text:style-name="T3968">n</text:span><text:span text:style-name="T3969">g</text:span><text:span text:style-name="T3970">.<text:s/></text:span><text:span text:style-name="T3971">D</text:span><text:span text:style-name="T3972">á</text:span><text:span text:style-name="T3973">l</text:span><text:span text:style-name="T3974">e<text:s/></text:span><text:span text:style-name="T3975">s</text:span><text:span text:style-name="T3976">e</text:span></text:p>
      <text:p text:style-name="P3977"><text:span text:style-name="T3978">můž</text:span><text:span text:style-name="T3979">e</text:span><text:span text:style-name="T3980">m</text:span><text:span text:style-name="T3981">e<text:s/></text:span><text:span text:style-name="T3982">s</text:span><text:span text:style-name="T3983">e</text:span><text:span text:style-name="T3984">t</text:span><text:span text:style-name="T3985">ka</text:span><text:span text:style-name="T3986">t s</text:span><text:span text:style-name="T3987">e<text:s/></text:span><text:span text:style-name="T3988">sp</text:span><text:span text:style-name="T3989">ecifick</text:span><text:span text:style-name="T3990">ým</text:span><text:span text:style-name="T3991">i e</text:span><text:span text:style-name="T3992">v</text:span><text:span text:style-name="T3993">e</text:span><text:span text:style-name="T3994">nty pro z</text:span><text:span text:style-name="T3995">áje</text:span><text:span text:style-name="T3996">m</text:span><text:span text:style-name="T3997">ce</text:span><text:span text:style-name="T3998">,<text:s/></text:span><text:span text:style-name="T3999">mo</text:span><text:span text:style-name="T4000">bi</text:span><text:span text:style-name="T4001">ln</text:span><text:span text:style-name="T4002">í a</text:span><text:span text:style-name="T4003">pl</text:span><text:span text:style-name="T4004">ikace</text:span><text:span text:style-name="T4005">,<text:s/></text:span><text:span text:style-name="T4006">w</text:span><text:span text:style-name="T4007">eb</text:span><text:span text:style-name="T4008">ov</text:span><text:span text:style-name="T4009">é a</text:span><text:span text:style-name="T4010">pl</text:span><text:span text:style-name="T4011">ikace a</text:span></text:p>
      <text:p text:style-name="P4012"><text:span text:style-name="T4013">mno</text:span><text:span text:style-name="T4014">h</text:span><text:span text:style-name="T4015">o<text:s/></text:span><text:span text:style-name="T4016">da</text:span><text:span text:style-name="T4017">lš</text:span><text:span text:style-name="T4018">ích</text:span><text:span text:style-name="T4019">.<text:s/></text:span><text:span text:style-name="T4020">N</text:span><text:span text:style-name="T4021">e</text:span><text:span text:style-name="T4022">z</text:span><text:span text:style-name="T4023">i</text:span><text:span text:style-name="T4024">s</text:span><text:span text:style-name="T4025">k</text:span><text:span text:style-name="T4026">ový m</text:span><text:span text:style-name="T4027">a</text:span><text:span text:style-name="T4028">r</text:span><text:span text:style-name="T4029">ke</text:span><text:span text:style-name="T4030">t</text:span><text:span text:style-name="T4031">i</text:span><text:span text:style-name="T4032">n</text:span><text:span text:style-name="T4033">g<text:s/></text:span><text:span text:style-name="T4034">s</text:span><text:span text:style-name="T4035">e a</text:span><text:span text:style-name="T4036">l</text:span><text:span text:style-name="T4037">e<text:s/></text:span><text:span text:style-name="T4038">l</text:span><text:span text:style-name="T4039">i</text:span><text:span text:style-name="T4040">š</text:span><text:span text:style-name="T4041">í<text:s/></text:span><text:span text:style-name="T4042">z</text:span><text:span text:style-name="T4043">ej</text:span><text:span text:style-name="T4044">m</text:span><text:span text:style-name="T4045">é</text:span><text:span text:style-name="T4046">n</text:span><text:span text:style-name="T4047">a<text:s/></text:span><text:span text:style-name="T4048">v použ</text:span><text:span text:style-name="T4049">í</text:span><text:span text:style-name="T4050">v</text:span><text:span text:style-name="T4051">á</text:span><text:span text:style-name="T4052">n</text:span><text:span text:style-name="T4053">í<text:s/></text:span><text:span text:style-name="T4054">c</text:span><text:span text:style-name="T4055">row</text:span><text:span text:style-name="T4056">df</text:span><text:span text:style-name="T4057">un</text:span><text:span text:style-name="T4058">di</text:span><text:span text:style-name="T4059">n</text:span><text:span text:style-name="T4060">g</text:span><text:span text:style-name="T4061">u<text:s/></text:span><text:span text:style-name="T4062">a</text:span></text:p>
      <text:p text:style-name="P4063"><text:span text:style-name="T4064">f</text:span><text:span text:style-name="T4065">un</text:span><text:span text:style-name="T4066">d</text:span><text:span text:style-name="T4067">r</text:span><text:span text:style-name="T4068">ai</text:span><text:span text:style-name="T4069">s</text:span><text:span text:style-name="T4070">i</text:span><text:span text:style-name="T4071">n</text:span><text:span text:style-name="T4072">g</text:span><text:span text:style-name="T4073">u</text:span><text:span text:style-name="T4074">.<text:s/></text:span><text:span text:style-name="T4075">V<text:s/></text:span><text:span text:style-name="T4076">r</text:span><text:span text:style-name="T4077">á</text:span><text:span text:style-name="T4078">m</text:span><text:span text:style-name="T4079">ci<text:s/></text:span><text:span text:style-name="T4080">n</text:span><text:span text:style-name="T4081">e</text:span><text:span text:style-name="T4082">z</text:span><text:span text:style-name="T4083">i</text:span><text:span text:style-name="T4084">s</text:span><text:span text:style-name="T4085">k</text:span><text:span text:style-name="T4086">ov</text:span><text:span text:style-name="T4087">é ka</text:span><text:span text:style-name="T4088">mp</text:span><text:span text:style-name="T4089">a</text:span><text:span text:style-name="T4090">n</text:span><text:span text:style-name="T4091">ě<text:s/></text:span><text:span text:style-name="T4092">s</text:span><text:span text:style-name="T4093">e<text:s/></text:span><text:span text:style-name="T4094">t</text:span><text:span text:style-name="T4095">ak ča</text:span><text:span text:style-name="T4096">sto propo</text:span><text:span text:style-name="T4097">j</text:span><text:span text:style-name="T4098">u</text:span><text:span text:style-name="T4099">je<text:s/></text:span><text:span text:style-name="T4100">m</text:span><text:span text:style-name="T4101">a</text:span><text:span text:style-name="T4102">r</text:span><text:span text:style-name="T4103">ke</text:span><text:span text:style-name="T4104">t</text:span><text:span text:style-name="T4105">i</text:span><text:span text:style-name="T4106">n</text:span><text:span text:style-name="T4107">g<text:s/></text:span><text:span text:style-name="T4108">s<text:s/></text:span><text:span text:style-name="T4109">f</text:span><text:span text:style-name="T4110">un</text:span><text:span text:style-name="T4111">d</text:span><text:span text:style-name="T4112">r</text:span><text:span text:style-name="T4113">ai</text:span><text:span text:style-name="T4114">s</text:span><text:span text:style-name="T4115">i</text:span><text:span text:style-name="T4116">n</text:span><text:span text:style-name="T4117">ge</text:span><text:span text:style-name="T4118">m</text:span><text:span text:style-name="T4119">.</text:span></text:p>
      <text:p text:style-name="P4120"><text:span text:style-name="T4121">N</text:span><text:span text:style-name="T4122">e</text:span><text:span text:style-name="T4123">z</text:span><text:span text:style-name="T4124">i</text:span><text:span text:style-name="T4125">s</text:span><text:span text:style-name="T4126">k</text:span><text:span text:style-name="T4127">ov</text:span><text:span text:style-name="T4128">á<text:s/></text:span><text:span text:style-name="T4129">or</text:span><text:span text:style-name="T4130">ga</text:span><text:span text:style-name="T4131">n</text:span><text:span text:style-name="T4132">i</text:span><text:span text:style-name="T4133">z</text:span><text:span text:style-name="T4134">ace<text:s/></text:span><text:span text:style-name="T4135">m</text:span><text:span text:style-name="T4136">a</text:span><text:span text:style-name="T4137">r</text:span><text:span text:style-name="T4138">ke</text:span><text:span text:style-name="T4139">tu</text:span><text:span text:style-name="T4140">je<text:s/></text:span><text:span text:style-name="T4141">vl</text:span><text:span text:style-name="T4142">a</text:span><text:span text:style-name="T4143">stn</text:span><text:span text:style-name="T4144">í<text:s/></text:span><text:span text:style-name="T4145">pro</text:span><text:span text:style-name="T4146">d</text:span><text:span text:style-name="T4147">u</text:span><text:span text:style-name="T4148">k</text:span><text:span text:style-name="T4149">ty př</text:span><text:span text:style-name="T4150">í</text:span><text:span text:style-name="T4151">p</text:span><text:span text:style-name="T4152">ad</text:span><text:span text:style-name="T4153">ným z</text:span><text:span text:style-name="T4154">áje</text:span><text:span text:style-name="T4155">m</text:span><text:span text:style-name="T4156">c</text:span><text:span text:style-name="T4157">ům o<text:s/></text:span><text:span text:style-name="T4158">její<text:s/></text:span><text:span text:style-name="T4159">služ</text:span><text:span text:style-name="T4160">b</text:span><text:span text:style-name="T4161">y<text:s/></text:span><text:span text:style-name="T4162">a</text:span><text:span text:style-name="T4163">l</text:span><text:span text:style-name="T4164">e je</text:span></text:p>
      <text:p text:style-name="P4165"><text:span text:style-name="T4166">z</text:span><text:span text:style-name="T4167">á</text:span><text:span text:style-name="T4168">rov</text:span><text:span text:style-name="T4169">e</text:span><text:span text:style-name="T4170">ň v po</text:span><text:span text:style-name="T4171">d</text:span><text:span text:style-name="T4172">st</text:span><text:span text:style-name="T4173">a</text:span><text:span text:style-name="T4174">t</text:span><text:span text:style-name="T4175">ě<text:s/></text:span><text:span text:style-name="T4176">z</text:span><text:span text:style-name="T4177">á</text:span><text:span text:style-name="T4178">v</text:span><text:span text:style-name="T4179">i</text:span><text:span text:style-name="T4180">sl</text:span><text:span text:style-name="T4181">á<text:s/></text:span><text:span text:style-name="T4182">n</text:span><text:span text:style-name="T4183">a f</text:span><text:span text:style-name="T4184">un</text:span><text:span text:style-name="T4185">d</text:span><text:span text:style-name="T4186">r</text:span><text:span text:style-name="T4187">ai</text:span><text:span text:style-name="T4188">s</text:span><text:span text:style-name="T4189">i</text:span><text:span text:style-name="T4190">n</text:span><text:span text:style-name="T4191">g</text:span><text:span text:style-name="T4192">u</text:span><text:span text:style-name="T4193">,<text:s/></text:span><text:span text:style-name="T4194">k</text:span><text:span text:style-name="T4195">t</text:span><text:span text:style-name="T4196">e</text:span><text:span text:style-name="T4197">rý n</text:span><text:span text:style-name="T4198">e</text:span><text:span text:style-name="T4199">mus</text:span><text:span text:style-name="T4200">í<text:s/></text:span><text:span text:style-name="T4201">nutn</text:span><text:span text:style-name="T4202">ě<text:s/></text:span><text:span text:style-name="T4203">zn</text:span><text:span text:style-name="T4204">a</text:span><text:span text:style-name="T4205">m</text:span><text:span text:style-name="T4206">e</text:span><text:span text:style-name="T4207">n</text:span><text:span text:style-name="T4208">a</text:span><text:span text:style-name="T4209">t<text:s/></text:span><text:span text:style-name="T4210">je</text:span><text:span text:style-name="T4211">n s</text:span><text:span text:style-name="T4212">bí</text:span><text:span text:style-name="T4213">r</text:span><text:span text:style-name="T4214">a</text:span><text:span text:style-name="T4215">n</text:span><text:span text:style-name="T4216">í<text:s/></text:span><text:span text:style-name="T4217">p</text:span><text:span text:style-name="T4218">e</text:span><text:span text:style-name="T4219">n</text:span><text:span text:style-name="T4220">ě</text:span><text:span text:style-name="T4221">z</text:span><text:span text:style-name="T4222">,</text:span></text:p>
      <text:p text:style-name="P4223"><text:span text:style-name="T4224">a</text:span><text:span text:style-name="T4225">l</text:span><text:span text:style-name="T4226">e<text:s/></text:span><text:span text:style-name="T4227">můž</text:span><text:span text:style-name="T4228">e jí</text:span><text:span text:style-name="T4229">t<text:s/></text:span><text:span text:style-name="T4230">i<text:s/></text:span><text:span text:style-name="T4231">o<text:s/></text:span><text:span text:style-name="T4232">h</text:span><text:span text:style-name="T4233">motn</text:span><text:span text:style-name="T4234">é<text:s/></text:span><text:span text:style-name="T4235">z</text:span><text:span text:style-name="T4236">d</text:span><text:span text:style-name="T4237">ro</text:span><text:span text:style-name="T4238">je či<text:s/></text:span><text:span text:style-name="T4239">l</text:span><text:span text:style-name="T4240">id</text:span><text:span text:style-name="T4241">s</text:span><text:span text:style-name="T4242">ké<text:s/></text:span><text:span text:style-name="T4243">z</text:span><text:span text:style-name="T4244">d</text:span><text:span text:style-name="T4245">ro</text:span><text:span text:style-name="T4246">je</text:span><text:span text:style-name="T4247">,<text:s/></text:span><text:span text:style-name="T4248">n</text:span><text:span text:style-name="T4249">a</text:span><text:span text:style-name="T4250">př</text:span><text:span text:style-name="T4251">.<text:s/></text:span><text:span text:style-name="T4252">d</text:span><text:span text:style-name="T4253">o</text:span><text:span text:style-name="T4254">b</text:span><text:span text:style-name="T4255">rovoln</text:span><text:span text:style-name="T4256">ic</text:span><text:span text:style-name="T4257">tv</text:span><text:span text:style-name="T4258">í</text:span><text:span text:style-name="T4259">.<text:s/></text:span><text:span text:style-name="T4260">N</text:span><text:span text:style-name="T4261">ejča</text:span><text:span text:style-name="T4262">st</text:span><text:span text:style-name="T4263">ěj</text:span><text:span text:style-name="T4264">š</text:span><text:span text:style-name="T4265">í<text:s/></text:span><text:span text:style-name="T4266">m</text:span><text:span text:style-name="T4267">e</text:span><text:span text:style-name="T4268">to</text:span><text:span text:style-name="T4269">d</text:span><text:span text:style-name="T4270">ou<text:s/></text:span><text:span text:style-name="T4271">j</text:span><text:span text:style-name="T4272">sou v</text:span></text:p>
      <text:p text:style-name="P4273"><text:span text:style-name="T4274">r</text:span><text:span text:style-name="T4275">á</text:span><text:span text:style-name="T4276">m</text:span><text:span text:style-name="T4277">ci f</text:span><text:span text:style-name="T4278">un</text:span><text:span text:style-name="T4279">d</text:span><text:span text:style-name="T4280">r</text:span><text:span text:style-name="T4281">ai</text:span><text:span text:style-name="T4282">s</text:span><text:span text:style-name="T4283">i</text:span><text:span text:style-name="T4284">n</text:span><text:span text:style-name="T4285">g</text:span><text:span text:style-name="T4286">u<text:s/></text:span><text:span text:style-name="T4287">dá</text:span><text:span text:style-name="T4288">r</text:span><text:span text:style-name="T4289">c</text:span><text:span text:style-name="T4290">ovs</text:span><text:span text:style-name="T4291">ké<text:s/></text:span><text:span text:style-name="T4292">SMS</text:span><text:span text:style-name="T4293">,<text:s/></text:span><text:span text:style-name="T4294">v</text:span><text:span text:style-name="T4295">e</text:span><text:span text:style-name="T4296">ř</text:span><text:span text:style-name="T4297">ej</text:span><text:span text:style-name="T4298">n</text:span><text:span text:style-name="T4299">é<text:s/></text:span><text:span text:style-name="T4300">s</text:span><text:span text:style-name="T4301">bí</text:span><text:span text:style-name="T4302">r</text:span><text:span text:style-name="T4303">k</text:span><text:span text:style-name="T4304">y n</text:span><text:span text:style-name="T4305">eb</text:span><text:span text:style-name="T4306">o<text:s/></text:span><text:span text:style-name="T4307">be</text:span><text:span text:style-name="T4308">n</text:span><text:span text:style-name="T4309">efič</text:span><text:span text:style-name="T4310">n</text:span><text:span text:style-name="T4311">í akce</text:span><text:span text:style-name="T4312">.<text:s/></text:span><text:span text:style-name="T4313">K</text:span><text:span text:style-name="T4314">r</text:span><text:span text:style-name="T4315">ech</text:span><text:span text:style-name="T4316">ovs</text:span><text:span text:style-name="T4317">ká<text:s/></text:span><text:span text:style-name="T4318">(2018)</text:span></text:p>
      <text:p text:style-name="P4319"><text:span text:style-name="T4320">uv</text:span><text:span text:style-name="T4321">ádí</text:span><text:span text:style-name="T4322">,<text:s/></text:span><text:span text:style-name="T4323">ž</text:span><text:span text:style-name="T4324">e f</text:span><text:span text:style-name="T4325">un</text:span><text:span text:style-name="T4326">kce<text:s/></text:span><text:span text:style-name="T4327">m</text:span><text:span text:style-name="T4328">a</text:span><text:span text:style-name="T4329">r</text:span><text:span text:style-name="T4330">ke</text:span><text:span text:style-name="T4331">t</text:span><text:span text:style-name="T4332">i</text:span><text:span text:style-name="T4333">n</text:span><text:span text:style-name="T4334">g</text:span><text:span text:style-name="T4335">u v n</text:span><text:span text:style-name="T4336">e</text:span><text:span text:style-name="T4337">z</text:span><text:span text:style-name="T4338">i</text:span><text:span text:style-name="T4339">s</text:span><text:span text:style-name="T4340">k</text:span><text:span text:style-name="T4341">ov</text:span><text:span text:style-name="T4342">é<text:s/></text:span><text:span text:style-name="T4343">or</text:span><text:span text:style-name="T4344">ga</text:span><text:span text:style-name="T4345">n</text:span><text:span text:style-name="T4346">i</text:span><text:span text:style-name="T4347">z</text:span><text:span text:style-name="T4348">aci<text:s/></text:span><text:span text:style-name="T4349">lz</text:span><text:span text:style-name="T4350">e dě</text:span><text:span text:style-name="T4351">l</text:span><text:span text:style-name="T4352">i</text:span><text:span text:style-name="T4353">t n</text:span><text:span text:style-name="T4354">a č</text:span><text:span text:style-name="T4355">tyř</text:span><text:span text:style-name="T4356">i<text:s/></text:span><text:span text:style-name="T4357">z</text:span><text:span text:style-name="T4358">ák</text:span><text:span text:style-name="T4359">l</text:span><text:span text:style-name="T4360">ad</text:span><text:span text:style-name="T4361">n</text:span><text:span text:style-name="T4362">í<text:s/></text:span><text:span text:style-name="T4363">s</text:span><text:span text:style-name="T4364">k</text:span><text:span text:style-name="T4365">up</text:span><text:span text:style-name="T4366">i</text:span><text:span text:style-name="T4367">ny</text:span><text:span text:style-name="T4368">.</text:span></text:p>
      <text:p text:style-name="P4369"><text:span text:style-name="T4370">A</text:span><text:span text:style-name="T4371">tr</text:span><text:span text:style-name="T4372">ak</text:span><text:span text:style-name="T4373">t</text:span><text:span text:style-name="T4374">i</text:span><text:span text:style-name="T4375">v</text:span><text:span text:style-name="T4376">i</text:span><text:span text:style-name="T4377">t</text:span><text:span text:style-name="T4378">a<text:s/></text:span><text:span text:style-name="T4379">pro po</text:span><text:span text:style-name="T4380">d</text:span><text:span text:style-name="T4381">porov</text:span><text:span text:style-name="T4382">a</text:span><text:span text:style-name="T4383">t</text:span><text:span text:style-name="T4384">e</text:span><text:span text:style-name="T4385">l</text:span><text:span text:style-name="T4386">e<text:s/></text:span><text:span text:style-name="T4387">(</text:span><text:span text:style-name="T4388">ka</text:span><text:span text:style-name="T4389">mp</text:span><text:span text:style-name="T4390">a</text:span><text:span text:style-name="T4391">n</text:span><text:span text:style-name="T4392">ě</text:span><text:span text:style-name="T4393">,<text:s/></text:span><text:span text:style-name="T4394">e</text:span><text:span text:style-name="T4395">v</text:span><text:span text:style-name="T4396">e</text:span><text:span text:style-name="T4397">nty</text:span><text:span text:style-name="T4398">,<text:s/></text:span><text:span text:style-name="T4399">be</text:span><text:span text:style-name="T4400">n</text:span><text:span text:style-name="T4401">efič</text:span><text:span text:style-name="T4402">n</text:span><text:span text:style-name="T4403">í akce a</text:span><text:span text:style-name="T4404">po</text:span><text:span text:style-name="T4405">d</text:span><text:span text:style-name="T4406">.),<text:s/></text:span><text:span text:style-name="T4407">a</text:span><text:span text:style-name="T4408">tr</text:span><text:span text:style-name="T4409">ak</text:span><text:span text:style-name="T4410">t</text:span><text:span text:style-name="T4411">i</text:span><text:span text:style-name="T4412">v</text:span><text:span text:style-name="T4413">i</text:span><text:span text:style-name="T4414">t</text:span><text:span text:style-name="T4415">a<text:s/></text:span><text:span text:style-name="T4416">pro</text:span></text:p>
      <text:p text:style-name="P4417"><text:span text:style-name="T4418">d</text:span><text:span text:style-name="T4419">o</text:span><text:span text:style-name="T4420">b</text:span><text:span text:style-name="T4421">rovoln</text:span><text:span text:style-name="T4422">ík</text:span><text:span text:style-name="T4423">y<text:s/></text:span><text:span text:style-name="T4424">(</text:span><text:span text:style-name="T4425">vý</text:span><text:span text:style-name="T4426">h</text:span><text:span text:style-name="T4427">o</text:span><text:span text:style-name="T4428">d</text:span><text:span text:style-name="T4429">y<text:s/></text:span><text:span text:style-name="T4430">d</text:span><text:span text:style-name="T4431">o</text:span><text:span text:style-name="T4432">b</text:span><text:span text:style-name="T4433">rovoln</text:span><text:span text:style-name="T4434">ic</text:span><text:span text:style-name="T4435">tv</text:span><text:span text:style-name="T4436">í</text:span><text:span text:style-name="T4437">,<text:s/></text:span><text:span text:style-name="T4438">s</text:span><text:span text:style-name="T4439">dě</text:span><text:span text:style-name="T4440">l</text:span><text:span text:style-name="T4441">e</text:span><text:span text:style-name="T4442">n</text:span><text:span text:style-name="T4443">í<text:s/></text:span><text:span text:style-name="T4444">v</text:span><text:span text:style-name="T4445">i</text:span><text:span text:style-name="T4446">z</text:span><text:span text:style-name="T4447">e a<text:s/></text:span><text:span text:style-name="T4448">posl</text:span><text:span text:style-name="T4449">á</text:span><text:span text:style-name="T4450">n</text:span><text:span text:style-name="T4451">í a</text:span><text:span text:style-name="T4452">po</text:span><text:span text:style-name="T4453">d</text:span><text:span text:style-name="T4454">.),<text:s/></text:span><text:span text:style-name="T4455">utv</text:span><text:span text:style-name="T4456">á</text:span><text:span text:style-name="T4457">ř</text:span><text:span text:style-name="T4458">e</text:span><text:span text:style-name="T4459">n</text:span><text:span text:style-name="T4460">í<text:s/></text:span><text:span text:style-name="T4461">vzt</text:span><text:span text:style-name="T4462">ah</text:span><text:span text:style-name="T4463">ů<text:s/></text:span><text:span text:style-name="T4464">(</text:span><text:span text:style-name="T4465">utv</text:span><text:span text:style-name="T4466">á</text:span><text:span text:style-name="T4467">ř</text:span><text:span text:style-name="T4468">e</text:span><text:span text:style-name="T4469">n</text:span><text:span text:style-name="T4470">í a</text:span></text:p>
      <text:p text:style-name="P4471"><text:span text:style-name="T4472">u</text:span><text:span text:style-name="T4473">d</text:span><text:span text:style-name="T4474">rž</text:span><text:span text:style-name="T4475">e</text:span><text:span text:style-name="T4476">n</text:span><text:span text:style-name="T4477">í d</text:span><text:span text:style-name="T4478">o</text:span><text:span text:style-name="T4479">b</text:span><text:span text:style-name="T4480">rý</text:span><text:span text:style-name="T4481">ch<text:s/></text:span><text:span text:style-name="T4482">vzt</text:span><text:span text:style-name="T4483">ah</text:span><text:span text:style-name="T4484">ů s</text:span><text:span text:style-name="T4485">e<text:s/></text:span><text:span text:style-name="T4486">vš</text:span><text:span text:style-name="T4487">e</text:span><text:span text:style-name="T4488">m</text:span><text:span text:style-name="T4489">i<text:s/></text:span><text:span text:style-name="T4490">z</text:span><text:span text:style-name="T4491">ai</text:span><text:span text:style-name="T4492">nt</text:span><text:span text:style-name="T4493">e</text:span><text:span text:style-name="T4494">r</text:span><text:span text:style-name="T4495">e</text:span><text:span text:style-name="T4496">sov</text:span><text:span text:style-name="T4497">a</text:span><text:span text:style-name="T4498">ným</text:span><text:span text:style-name="T4499">i<text:s/></text:span><text:span text:style-name="T4500">str</text:span><text:span text:style-name="T4501">a</text:span><text:span text:style-name="T4502">n</text:span><text:span text:style-name="T4503">a</text:span><text:span text:style-name="T4504">m</text:span><text:span text:style-name="T4505">i</text:span><text:span text:style-name="T4506">)<text:s/></text:span><text:span text:style-name="T4507">a k</text:span><text:span text:style-name="T4508">omun</text:span><text:span text:style-name="T4509">ikace<text:s/></text:span><text:span text:style-name="T4510">(</text:span><text:span text:style-name="T4511">vzt</text:span><text:span text:style-name="T4512">ah</text:span><text:span text:style-name="T4513">y s</text:span></text:p>
      <text:p text:style-name="P4514"><text:span text:style-name="T4515">v</text:span><text:span text:style-name="T4516">e</text:span><text:span text:style-name="T4517">ř</text:span><text:span text:style-name="T4518">ej</text:span><text:span text:style-name="T4519">nost</text:span><text:span text:style-name="T4520">í</text:span><text:span text:style-name="T4521">,<text:s/></text:span><text:span text:style-name="T4522">pu</text:span><text:span text:style-name="T4523">b</text:span><text:span text:style-name="T4524">l</text:span><text:span text:style-name="T4525">ici</text:span><text:span text:style-name="T4526">t</text:span><text:span text:style-name="T4527">a a</text:span><text:span text:style-name="T4528">po</text:span><text:span text:style-name="T4529">d</text:span><text:span text:style-name="T4530">.).</text:span></text:p>
      <text:p text:style-name="P4531"><text:span text:style-name="T4532">M</text:span><text:span text:style-name="T4533">a</text:span><text:span text:style-name="T4534">r</text:span><text:span text:style-name="T4535">ke</text:span><text:span text:style-name="T4536">t</text:span><text:span text:style-name="T4537">i</text:span><text:span text:style-name="T4538">n</text:span><text:span text:style-name="T4539">g<text:s/></text:span><text:span text:style-name="T4540">v n</text:span><text:span text:style-name="T4541">e</text:span><text:span text:style-name="T4542">z</text:span><text:span text:style-name="T4543">i</text:span><text:span text:style-name="T4544">s</text:span><text:span text:style-name="T4545">k</text:span><text:span text:style-name="T4546">ov</text:span><text:span text:style-name="T4547">é</text:span><text:span text:style-name="T4548">m s</text:span><text:span text:style-name="T4549">ek</text:span><text:span text:style-name="T4550">toru s</text:span><text:span text:style-name="T4551">e<text:s/></text:span><text:span text:style-name="T4552">svým</text:span><text:span text:style-name="T4553">i<text:s/></text:span><text:span text:style-name="T4554">ús</text:span><text:span text:style-name="T4555">ka</text:span><text:span text:style-name="T4556">l</text:span><text:span text:style-name="T4557">í</text:span><text:span text:style-name="T4558">m</text:span><text:span text:style-name="T4559">i<text:s/></text:span><text:span text:style-name="T4560">př</text:span><text:span text:style-name="T4561">i</text:span><text:span text:style-name="T4562">n</text:span><text:span text:style-name="T4563">á</text:span><text:span text:style-name="T4564">š</text:span><text:span text:style-name="T4565">í i<text:s/></text:span><text:span text:style-name="T4566">v</text:span><text:span text:style-name="T4567">ě</text:span><text:span text:style-name="T4568">tš</text:span><text:span text:style-name="T4569">í<text:s/></text:span><text:span text:style-name="T4570">možnost<text:s/></text:span><text:span text:style-name="T4571">k</text:span><text:span text:style-name="T4572">r</text:span><text:span text:style-name="T4573">ea</text:span><text:span text:style-name="T4574">t</text:span><text:span text:style-name="T4575">i</text:span><text:span text:style-name="T4576">vn</text:span><text:span text:style-name="T4577">íh</text:span><text:span text:style-name="T4578">o</text:span></text:p>
      <text:p text:style-name="P4579"><text:span text:style-name="T4580">rozm</text:span><text:span text:style-name="T4581">ach</text:span><text:span text:style-name="T4582">u</text:span><text:span text:style-name="T4583">.<text:s/></text:span><text:span text:style-name="T4584">D</text:span><text:span text:style-name="T4585">a</text:span><text:span text:style-name="T4586">l</text:span><text:span text:style-name="T4587">ek</text:span><text:span text:style-name="T4588">o v</text:span><text:span text:style-name="T4589">íck</text:span><text:span text:style-name="T4590">r</text:span><text:span text:style-name="T4591">á</text:span><text:span text:style-name="T4592">t s</text:span><text:span text:style-name="T4593">e<text:s/></text:span><text:span text:style-name="T4594">s</text:span><text:span text:style-name="T4595">e</text:span><text:span text:style-name="T4596">t</text:span><text:span text:style-name="T4597">ká</text:span><text:span text:style-name="T4598">v</text:span><text:span text:style-name="T4599">á</text:span><text:span text:style-name="T4600">m</text:span><text:span text:style-name="T4601">e<text:s/></text:span><text:span text:style-name="T4602">s<text:s/></text:span><text:span text:style-name="T4603">g</text:span><text:span text:style-name="T4604">u</text:span><text:span text:style-name="T4605">e</text:span><text:span text:style-name="T4606">r</text:span><text:span text:style-name="T4607">i</text:span><text:span text:style-name="T4608">ll</text:span><text:span text:style-name="T4609">a<text:s/></text:span><text:span text:style-name="T4610">m</text:span><text:span text:style-name="T4611">a</text:span><text:span text:style-name="T4612">r</text:span><text:span text:style-name="T4613">ke</text:span><text:span text:style-name="T4614">t</text:span><text:span text:style-name="T4615">i</text:span><text:span text:style-name="T4616">n</text:span><text:span text:style-name="T4617">ge</text:span><text:span text:style-name="T4618">m</text:span><text:span text:style-name="T4619">,<text:s/></text:span><text:span text:style-name="T4620">k</text:span><text:span text:style-name="T4621">t</text:span><text:span text:style-name="T4622">e</text:span><text:span text:style-name="T4623">rý využ</text:span><text:span text:style-name="T4624">i</text:span><text:span text:style-name="T4625">l</text:span><text:span text:style-name="T4626">a<text:s/></text:span><text:span text:style-name="T4627">n</text:span><text:span text:style-name="T4628">a</text:span><text:span text:style-name="T4629">př</text:span><text:span text:style-name="T4630">.<text:s/></text:span><text:span text:style-name="T4631">IKEA<text:s/></text:span><text:span text:style-name="T4632">v</text:span></text:p>
      <text:p text:style-name="P4633"><text:span text:style-name="T4634">ro</text:span><text:span text:style-name="T4635">ce<text:s/></text:span><text:span text:style-name="T4636">2016,<text:s/></text:span><text:span text:style-name="T4637">kd</text:span><text:span text:style-name="T4638">y v</text:span><text:span text:style-name="T4639">e<text:s/></text:span><text:span text:style-name="T4640">sv</text:span><text:span text:style-name="T4641">é</text:span><text:span text:style-name="T4642">m nors</text:span><text:span text:style-name="T4643">ké</text:span><text:span text:style-name="T4644">m o</text:span><text:span text:style-name="T4645">bch</text:span><text:span text:style-name="T4646">o</text:span><text:span text:style-name="T4647">dě<text:s/></text:span><text:span text:style-name="T4648">vyst</text:span><text:span text:style-name="T4649">a</text:span><text:span text:style-name="T4650">v</text:span><text:span text:style-name="T4651">ě</text:span><text:span text:style-name="T4652">l</text:span><text:span text:style-name="T4653">a dě</text:span><text:span text:style-name="T4654">ts</text:span><text:span text:style-name="T4655">k</text:span><text:span text:style-name="T4656">ý po</text:span><text:span text:style-name="T4657">k</text:span><text:span text:style-name="T4658">o</text:span><text:span text:style-name="T4659">jíček</text:span><text:span text:style-name="T4660">,<text:s/></text:span><text:span text:style-name="T4661">k</text:span><text:span text:style-name="T4662">t</text:span><text:span text:style-name="T4663">e</text:span><text:span text:style-name="T4664">rý<text:s/></text:span><text:span text:style-name="T4665">b</text:span><text:span text:style-name="T4666">yl<text:s/></text:span><text:span text:style-name="T4667">a</text:span><text:span text:style-name="T4668">l</text:span><text:span text:style-name="T4669">e<text:s/></text:span><text:span text:style-name="T4670">vyst</text:span><text:span text:style-name="T4671">a</text:span><text:span text:style-name="T4672">v</text:span><text:span text:style-name="T4673">ě</text:span><text:span text:style-name="T4674">n</text:span></text:p>
      <text:p text:style-name="P4675"><text:span text:style-name="T4676">po</text:span><text:span text:style-name="T4677">d</text:span><text:span text:style-name="T4678">l</text:span><text:span text:style-name="T4679">e<text:s/></text:span><text:span text:style-name="T4680">pop</text:span><text:span text:style-name="T4681">i</text:span><text:span text:style-name="T4682">su upr</text:span><text:span text:style-name="T4683">ch</text:span><text:span text:style-name="T4684">l</text:span><text:span text:style-name="T4685">ice<text:s/></text:span><text:span text:style-name="T4686">z<text:s/></text:span><text:span text:style-name="T4687">S</text:span><text:span text:style-name="T4688">ýr</text:span><text:span text:style-name="T4689">ie</text:span><text:span text:style-name="T4690">.<text:s/></text:span><text:span text:style-name="T4691">N</text:span><text:span text:style-name="T4692">a<text:s/></text:span><text:span text:style-name="T4693">otr</text:span><text:span text:style-name="T4694">ha</text:span><text:span text:style-name="T4695">ný</text:span><text:span text:style-name="T4696">ch<text:s/></text:span><text:span text:style-name="T4697">z</text:span><text:span text:style-name="T4698">dech a<text:s/></text:span><text:span text:style-name="T4699">zn</text:span><text:span text:style-name="T4700">iče</text:span><text:span text:style-name="T4701">ný</text:span><text:span text:style-name="T4702">ch k</text:span><text:span text:style-name="T4703">us</text:span><text:span text:style-name="T4704">ech<text:s/></text:span><text:span text:style-name="T4705">n</text:span><text:span text:style-name="T4706">áb</text:span><text:span text:style-name="T4707">yt</text:span><text:span text:style-name="T4708">k</text:span><text:span text:style-name="T4709">u<text:s/></text:span><text:span text:style-name="T4710">b</text:span><text:span text:style-name="T4711">yly</text:span></text:p>
      <text:p text:style-name="P4712"><text:span text:style-name="T4713">pov</text:span><text:span text:style-name="T4714">ě</text:span><text:span text:style-name="T4715">š</text:span><text:span text:style-name="T4716">e</text:span><text:span text:style-name="T4717">ny<text:s/></text:span><text:span text:style-name="T4718">ce</text:span><text:span text:style-name="T4719">nov</text:span><text:span text:style-name="T4720">k</text:span><text:span text:style-name="T4721">y</text:span><text:span text:style-name="T4722">,<text:s/></text:span><text:span text:style-name="T4723">k</text:span><text:span text:style-name="T4724">t</text:span><text:span text:style-name="T4725">e</text:span><text:span text:style-name="T4726">r</text:span><text:span text:style-name="T4727">é<text:s/></text:span><text:span text:style-name="T4728">ž</text:span><text:span text:style-name="T4729">áda</text:span><text:span text:style-name="T4730">ly o<text:s/></text:span><text:span text:style-name="T4731">da</text:span><text:span text:style-name="T4732">r</text:span><text:span text:style-name="T4733">.<text:s/></text:span><text:span text:style-name="T4734">A</text:span><text:span text:style-name="T4735">čk</text:span><text:span text:style-name="T4736">ol</text:span><text:span text:style-name="T4737">i</text:span><text:span text:style-name="T4738">v<text:s/></text:span><text:span text:style-name="T4739">IKEA<text:s/></text:span><text:span text:style-name="T4740">n</text:span><text:span text:style-name="T4741">e</text:span><text:span text:style-name="T4742">n</text:span><text:span text:style-name="T4743">í<text:s/></text:span><text:span text:style-name="T4744">str</text:span><text:span text:style-name="T4745">ik</text:span><text:span text:style-name="T4746">tn</text:span><text:span text:style-name="T4747">ě<text:s/></text:span><text:span text:style-name="T4748">n</text:span><text:span text:style-name="T4749">e</text:span><text:span text:style-name="T4750">z</text:span><text:span text:style-name="T4751">i</text:span><text:span text:style-name="T4752">s</text:span><text:span text:style-name="T4753">k</text:span><text:span text:style-name="T4754">ov</text:span><text:span text:style-name="T4755">á<text:s/></text:span><text:span text:style-name="T4756">or</text:span><text:span text:style-name="T4757">ga</text:span><text:span text:style-name="T4758">n</text:span><text:span text:style-name="T4759">i</text:span><text:span text:style-name="T4760">z</text:span><text:span text:style-name="T4761">ace</text:span><text:span text:style-name="T4762">,</text:span></text:p>
      <text:p text:style-name="P4763"><text:span text:style-name="T4764">ka</text:span><text:span text:style-name="T4765">mp</text:span><text:span text:style-name="T4766">a</text:span><text:span text:style-name="T4767">ň<text:s/></text:span><text:span text:style-name="T4768">b</text:span><text:span text:style-name="T4769">yl</text:span><text:span text:style-name="T4770">a či</text:span><text:span text:style-name="T4771">st</text:span><text:span text:style-name="T4772">ě<text:s/></text:span><text:span text:style-name="T4773">n</text:span><text:span text:style-name="T4774">e</text:span><text:span text:style-name="T4775">z</text:span><text:span text:style-name="T4776">i</text:span><text:span text:style-name="T4777">s</text:span><text:span text:style-name="T4778">k</text:span><text:span text:style-name="T4779">ovou</text:span><text:span text:style-name="T4780">.</text:span><text:span text:style-name="T4781">Č</text:span><text:span text:style-name="T4782">a</text:span><text:span text:style-name="T4783">sto s</text:span><text:span text:style-name="T4784">e<text:s/></text:span><text:span text:style-name="T4785">ovš</text:span><text:span text:style-name="T4786">e</text:span><text:span text:style-name="T4787">m st</text:span><text:span text:style-name="T4788">á</text:span><text:span text:style-name="T4789">v</text:span><text:span text:style-name="T4790">á</text:span><text:span text:style-name="T4791">,<text:s/></text:span><text:span text:style-name="T4792">ž</text:span><text:span text:style-name="T4793">e<text:s/></text:span><text:span text:style-name="T4794">n</text:span><text:span text:style-name="T4795">e</text:span><text:span text:style-name="T4796">z</text:span><text:span text:style-name="T4797">i</text:span><text:span text:style-name="T4798">s</text:span><text:span text:style-name="T4799">k</text:span><text:span text:style-name="T4800">ov</text:span><text:span text:style-name="T4801">é<text:s/></text:span><text:span text:style-name="T4802">or</text:span><text:span text:style-name="T4803">ga</text:span><text:span text:style-name="T4804">n</text:span><text:span text:style-name="T4805">i</text:span><text:span text:style-name="T4806">z</text:span><text:span text:style-name="T4807">ace<text:s/></text:span><text:span text:style-name="T4808">n</text:span><text:span text:style-name="T4809">e</text:span><text:span text:style-name="T4810">m</text:span><text:span text:style-name="T4811">ají<text:s/></text:span><text:span text:style-name="T4812">tol</text:span><text:span text:style-name="T4813">ik</text:span></text:p>
      <text:p text:style-name="P4814"><text:span text:style-name="T4815">d</text:span><text:span text:style-name="T4816">ostupný</text:span><text:span text:style-name="T4817">ch<text:s/></text:span><text:span text:style-name="T4818">prostř</text:span><text:span text:style-name="T4819">edk</text:span><text:span text:style-name="T4820">ů n</text:span><text:span text:style-name="T4821">a<text:s/></text:span><text:span text:style-name="T4822">m</text:span><text:span text:style-name="T4823">a</text:span><text:span text:style-name="T4824">r</text:span><text:span text:style-name="T4825">ke</text:span><text:span text:style-name="T4826">t</text:span><text:span text:style-name="T4827">i</text:span><text:span text:style-name="T4828">n</text:span><text:span text:style-name="T4829">g a<text:s/></text:span><text:span text:style-name="T4830">my s</text:span><text:span text:style-name="T4831">e<text:s/></text:span><text:span text:style-name="T4832">t</text:span><text:span text:style-name="T4833">ak<text:s/></text:span><text:span text:style-name="T4834">můž</text:span><text:span text:style-name="T4835">e</text:span><text:span text:style-name="T4836">m</text:span><text:span text:style-name="T4837">e<text:s/></text:span><text:span text:style-name="T4838">s</text:span><text:span text:style-name="T4839">e</text:span><text:span text:style-name="T4840">t</text:span><text:span text:style-name="T4841">ka</text:span><text:span text:style-name="T4842">t s pl</text:span><text:span text:style-name="T4843">aká</text:span><text:span text:style-name="T4844">ty<text:s/></text:span><text:span text:style-name="T4845">či<text:s/></text:span><text:span text:style-name="T4846">pol</text:span><text:span text:style-name="T4847">e</text:span><text:span text:style-name="T4848">py n</text:span><text:span text:style-name="T4849">a</text:span></text:p>
      <text:p text:style-name="P4850"><text:span text:style-name="T4851">v</text:span><text:span text:style-name="T4852">e</text:span><text:span text:style-name="T4853">ř</text:span><text:span text:style-name="T4854">ej</text:span><text:span text:style-name="T4855">ný</text:span><text:span text:style-name="T4856">ch<text:s/></text:span><text:span text:style-name="T4857">m</text:span><text:span text:style-name="T4858">í</text:span><text:span text:style-name="T4859">st</text:span><text:span text:style-name="T4860">ech</text:span><text:span text:style-name="T4861">,<text:s/></text:span><text:span text:style-name="T4862">z</text:span><text:span text:style-name="T4863">e k</text:span><text:span text:style-name="T4864">t</text:span><text:span text:style-name="T4865">e</text:span><text:span text:style-name="T4866">rý</text:span><text:span text:style-name="T4867">ch<text:s/></text:span><text:span text:style-name="T4868">s</text:span><text:span text:style-name="T4869">i<text:s/></text:span><text:span text:style-name="T4870">lz</text:span><text:span text:style-name="T4871">e<text:s/></text:span><text:span text:style-name="T4872">utr</text:span><text:span text:style-name="T4873">h</text:span><text:span text:style-name="T4874">nout<text:s/></text:span><text:span text:style-name="T4875">k</text:span><text:span text:style-name="T4876">us p</text:span><text:span text:style-name="T4877">a</text:span><text:span text:style-name="T4878">p</text:span><text:span text:style-name="T4879">í</text:span><text:span text:style-name="T4880">ru s t</text:span><text:span text:style-name="T4881">e</text:span><text:span text:style-name="T4882">l</text:span><text:span text:style-name="T4883">ef</text:span><text:span text:style-name="T4884">on</text:span><text:span text:style-name="T4885">í</text:span><text:span text:style-name="T4886">m<text:s/></text:span><text:span text:style-name="T4887">čí</text:span><text:span text:style-name="T4888">sl</text:span><text:span text:style-name="T4889">e</text:span><text:span text:style-name="T4890">m n</text:span><text:span text:style-name="T4891">eb</text:span><text:span text:style-name="T4892">o<text:s/></text:span><text:span text:style-name="T4893">čí</text:span><text:span text:style-name="T4894">sl</text:span><text:span text:style-name="T4895">e</text:span><text:span text:style-name="T4896">m ú</text:span><text:span text:style-name="T4897">č</text:span><text:span text:style-name="T4898">tu</text:span><text:span text:style-name="T4899">.</text:span></text:p>
      <text:p text:style-name="P4900"><text:span text:style-name="T4901">D</text:span><text:span text:style-name="T4902">a</text:span><text:span text:style-name="T4903">lš</text:span><text:span text:style-name="T4904">í<text:s/></text:span><text:span text:style-name="T4905">v</text:span><text:span text:style-name="T4906">i</text:span><text:span text:style-name="T4907">zu</text:span><text:span text:style-name="T4908">á</text:span><text:span text:style-name="T4909">ln</text:span><text:span text:style-name="T4910">í<text:s/></text:span><text:span text:style-name="T4911">ř</text:span><text:span text:style-name="T4912">e</text:span><text:span text:style-name="T4913">š</text:span><text:span text:style-name="T4914">e</text:span><text:span text:style-name="T4915">n</text:span><text:span text:style-name="T4916">í<text:s/></text:span><text:span text:style-name="T4917">můž</text:span><text:span text:style-name="T4918">e b</text:span><text:span text:style-name="T4919">ýt<text:s/></text:span><text:span text:style-name="T4920">i</text:span><text:span text:style-name="T4921">nz</text:span><text:span text:style-name="T4922">e</text:span><text:span text:style-name="T4923">r</text:span><text:span text:style-name="T4924">ce<text:s/></text:span><text:span text:style-name="T4925">v r</text:span><text:span text:style-name="T4926">e</text:span><text:span text:style-name="T4927">l</text:span><text:span text:style-name="T4928">e</text:span><text:span text:style-name="T4929">v</text:span><text:span text:style-name="T4930">a</text:span><text:span text:style-name="T4931">ntn</text:span><text:span text:style-name="T4932">ích<text:s/></text:span><text:span text:style-name="T4933">m</text:span><text:span text:style-name="T4934">í</text:span><text:span text:style-name="T4935">st</text:span><text:span text:style-name="T4936">ech</text:span><text:span text:style-name="T4937">,<text:s/></text:span><text:span text:style-name="T4938">jak</text:span><text:span text:style-name="T4939">o n</text:span><text:span text:style-name="T4940">a</text:span><text:span text:style-name="T4941">př</text:span><text:span text:style-name="T4942">.<text:s/></text:span><text:span text:style-name="T4943">akce b</text:span><text:span text:style-name="T4944">r</text:span><text:span text:style-name="T4945">i</text:span><text:span text:style-name="T4946">ts</text:span><text:span text:style-name="T4947">kéh</text:span><text:span text:style-name="T4948">o</text:span></text:p>
      <text:p text:style-name="P4949"><text:span text:style-name="T4950">h</text:span><text:span text:style-name="T4951">r</text:span><text:span text:style-name="T4952">ab</text:span><text:span text:style-name="T4953">stv</text:span><text:span text:style-name="T4954">í<text:s/></text:span><text:span text:style-name="T4955">L</text:span><text:span text:style-name="T4956">i</text:span><text:span text:style-name="T4957">n</text:span><text:span text:style-name="T4958">c</text:span><text:span text:style-name="T4959">olns</text:span><text:span text:style-name="T4960">hi</text:span><text:span text:style-name="T4961">r</text:span><text:span text:style-name="T4962">e</text:span><text:span text:style-name="T4963">,<text:s/></text:span><text:span text:style-name="T4964">jejich</text:span><text:span text:style-name="T4965">ž v</text:span><text:span text:style-name="T4966">e</text:span><text:span text:style-name="T4967">ř</text:span><text:span text:style-name="T4968">ej</text:span><text:span text:style-name="T4969">n</text:span><text:span text:style-name="T4970">á ka</text:span><text:span text:style-name="T4971">mp</text:span><text:span text:style-name="T4972">a</text:span><text:span text:style-name="T4973">ň prot</text:span><text:span text:style-name="T4974">i<text:s/></text:span><text:span text:style-name="T4975">s</text:span><text:span text:style-name="T4976">e</text:span><text:span text:style-name="T4977">xu</text:span><text:span text:style-name="T4978">á</text:span><text:span text:style-name="T4979">ln</text:span><text:span text:style-name="T4980">í</text:span><text:span text:style-name="T4981">mu zn</text:span><text:span text:style-name="T4982">e</text:span><text:span text:style-name="T4983">už</text:span><text:span text:style-name="T4984">í</text:span><text:span text:style-name="T4985">v</text:span><text:span text:style-name="T4986">á</text:span><text:span text:style-name="T4987">n</text:span><text:span text:style-name="T4988">í<text:s/></text:span><text:span text:style-name="T4989">vyv</text:span><text:span text:style-name="T4990">ě</text:span><text:span text:style-name="T4991">s</text:span><text:span text:style-name="T4992">i</text:span><text:span text:style-name="T4993">l</text:span><text:span text:style-name="T4994">a<text:s/></text:span><text:span text:style-name="T4995">pl</text:span><text:span text:style-name="T4996">aká</text:span><text:span text:style-name="T4997">ty n</text:span><text:span text:style-name="T4998">a</text:span></text:p>
      <text:p text:style-name="P4999"><text:span text:style-name="T5000">dá</text:span><text:span text:style-name="T5001">ms</text:span><text:span text:style-name="T5002">ké<text:s/></text:span><text:span text:style-name="T5003">z</text:span><text:span text:style-name="T5004">ách</text:span><text:span text:style-name="T5005">o</text:span><text:span text:style-name="T5006">d</text:span><text:span text:style-name="T5007">y v r</text:span><text:span text:style-name="T5008">e</text:span><text:span text:style-name="T5009">st</text:span><text:span text:style-name="T5010">a</text:span><text:span text:style-name="T5011">ur</text:span><text:span text:style-name="T5012">acích a ba</text:span><text:span text:style-name="T5013">r</text:span><text:span text:style-name="T5014">ech</text:span><text:span text:style-name="T5015">.<text:s/></text:span><text:span text:style-name="T5016">T</text:span><text:span text:style-name="T5017">yto pl</text:span><text:span text:style-name="T5018">aká</text:span><text:span text:style-name="T5019">ty ž</text:span><text:span text:style-name="T5020">e</text:span><text:span text:style-name="T5021">n</text:span><text:span text:style-name="T5022">á</text:span><text:span text:style-name="T5023">m r</text:span><text:span text:style-name="T5024">adi</text:span><text:span text:style-name="T5025">ly</text:span><text:span text:style-name="T5026">,<text:s/></text:span><text:span text:style-name="T5027">jak<text:s/></text:span><text:span text:style-name="T5028">vy</text:span><text:span text:style-name="T5029">c</text:span><text:span text:style-name="T5030">ouv</text:span><text:span text:style-name="T5031">a</text:span><text:span text:style-name="T5032">t z r</text:span><text:span text:style-name="T5033">a</text:span><text:span text:style-name="T5034">n</text:span><text:span text:style-name="T5035">de</text:span><text:span text:style-name="T5036">,<text:s/></text:span><text:span text:style-name="T5037">z</text:span><text:span text:style-name="T5038">e</text:span></text:p>
      <text:p text:style-name="P5039"><text:span text:style-name="T5040">k</text:span><text:span text:style-name="T5041">t</text:span><text:span text:style-name="T5042">e</text:span><text:span text:style-name="T5043">r</text:span><text:span text:style-name="T5044">éh</text:span><text:span text:style-name="T5045">o n</text:span><text:span text:style-name="T5046">e</text:span><text:span text:style-name="T5047">m</text:span><text:span text:style-name="T5048">ají d</text:span><text:span text:style-name="T5049">o</text:span><text:span text:style-name="T5050">b</text:span><text:span text:style-name="T5051">rý po</text:span><text:span text:style-name="T5052">ci</text:span><text:span text:style-name="T5053">t</text:span><text:span text:style-name="T5054">.<text:s/></text:span><text:span text:style-name="T5055">T</text:span><text:span text:style-name="T5056">o<text:s/></text:span><text:span text:style-name="T5057">je<text:s/></text:span><text:span text:style-name="T5058">v</text:span><text:span text:style-name="T5059">e</text:span><text:span text:style-name="T5060">l</text:span><text:span text:style-name="T5061">ik</text:span><text:span text:style-name="T5062">ý<text:s/></text:span><text:span text:style-name="T5063">k</text:span><text:span text:style-name="T5064">ontr</text:span><text:span text:style-name="T5065">a</text:span><text:span text:style-name="T5066">st oprot</text:span><text:span text:style-name="T5067">i<text:s/></text:span><text:span text:style-name="T5068">z</text:span><text:span text:style-name="T5069">i</text:span><text:span text:style-name="T5070">s</text:span><text:span text:style-name="T5071">k</text:span><text:span text:style-name="T5072">ov</text:span><text:span text:style-name="T5073">é</text:span><text:span text:style-name="T5074">mu s</text:span><text:span text:style-name="T5075">ek</text:span><text:span text:style-name="T5076">toru</text:span><text:span text:style-name="T5077">,<text:s/></text:span><text:span text:style-name="T5078">kde je ka</text:span><text:span text:style-name="T5079">ž</text:span><text:span text:style-name="T5080">dá</text:span></text:p>
      <text:p text:style-name="P5081"><text:span text:style-name="T5082">ka</text:span><text:span text:style-name="T5083">mp</text:span><text:span text:style-name="T5084">a</text:span><text:span text:style-name="T5085">ň p</text:span><text:span text:style-name="T5086">eč</text:span><text:span text:style-name="T5087">l</text:span><text:span text:style-name="T5088">i</text:span><text:span text:style-name="T5089">v</text:span><text:span text:style-name="T5090">ě<text:s/></text:span><text:span text:style-name="T5091">mon</text:span><text:span text:style-name="T5092">i</text:span><text:span text:style-name="T5093">torov</text:span><text:span text:style-name="T5094">á</text:span><text:span text:style-name="T5095">n</text:span><text:span text:style-name="T5096">a</text:span><text:span text:style-name="T5097">,<text:s/></text:span><text:span text:style-name="T5098">sl</text:span><text:span text:style-name="T5099">ed</text:span><text:span text:style-name="T5100">ov</text:span><text:span text:style-name="T5101">á</text:span><text:span text:style-name="T5102">n</text:span><text:span text:style-name="T5103">a a její k</text:span><text:span text:style-name="T5104">omun</text:span><text:span text:style-name="T5105">ikač</text:span><text:span text:style-name="T5106">n</text:span><text:span text:style-name="T5107">í ka</text:span><text:span text:style-name="T5108">n</text:span><text:span text:style-name="T5109">á</text:span><text:span text:style-name="T5110">ly mo</text:span><text:span text:style-name="T5111">h</text:span><text:span text:style-name="T5112">ou<text:s/></text:span><text:span text:style-name="T5113">b</text:span><text:span text:style-name="T5114">ýt zvol</text:span><text:span text:style-name="T5115">e</text:span><text:span text:style-name="T5116">ny t</text:span><text:span text:style-name="T5117">ak</text:span><text:span text:style-name="T5118">,</text:span></text:p>
      <text:p text:style-name="P5119"><text:span text:style-name="T5120">ab</text:span><text:span text:style-name="T5121">y z</text:span><text:span text:style-name="T5122">a</text:span><text:span text:style-name="T5123">u</text:span><text:span text:style-name="T5124">ja</text:span><text:span text:style-name="T5125">ly<text:s/></text:span><text:span text:style-name="T5126">c</text:span><text:span text:style-name="T5127">o n</text:span><text:span text:style-name="T5128">ej</text:span><text:span text:style-name="T5129">v</text:span><text:span text:style-name="T5130">íce<text:s/></text:span><text:span text:style-name="T5131">l</text:span><text:span text:style-name="T5132">idí a<text:s/></text:span><text:span text:style-name="T5133">vy</text:span><text:span text:style-name="T5134">ge</text:span><text:span text:style-name="T5135">n</text:span><text:span text:style-name="T5136">e</text:span><text:span text:style-name="T5137">rov</text:span><text:span text:style-name="T5138">a</text:span><text:span text:style-name="T5139">ly t</text:span><text:span text:style-name="T5140">ak c</text:span><text:span text:style-name="T5141">o n</text:span><text:span text:style-name="T5142">ej</text:span><text:span text:style-name="T5143">v</text:span><text:span text:style-name="T5144">ě</text:span><text:span text:style-name="T5145">tš</text:span><text:span text:style-name="T5146">í<text:s/></text:span><text:span text:style-name="T5147">z</text:span><text:span text:style-name="T5148">i</text:span><text:span text:style-name="T5149">s</text:span><text:span text:style-name="T5150">k<text:s/></text:span><text:span text:style-name="T5151">pro spol</text:span><text:span text:style-name="T5152">eč</text:span><text:span text:style-name="T5153">nost</text:span><text:span text:style-name="T5154">.<text:s/></text:span><text:span text:style-name="T5155">N</text:span><text:span text:style-name="T5156">a</text:span><text:span text:style-name="T5157">př</text:span><text:span text:style-name="T5158">.<text:s/></text:span><text:span text:style-name="T5159">B</text:span><text:span text:style-name="T5160">i</text:span><text:span text:style-name="T5161">ll</text:span><text:span text:style-name="T5162">b</text:span><text:span text:style-name="T5163">o</text:span><text:span text:style-name="T5164">a</text:span><text:span text:style-name="T5165">r</text:span><text:span text:style-name="T5166">d</text:span><text:span text:style-name="T5167">y</text:span></text:p>
      <text:p text:style-name="P5168"><text:span text:style-name="T5169">n</text:span><text:span text:style-name="T5170">a dá</text:span><text:span text:style-name="T5171">ln</text:span><text:span text:style-name="T5172">icích</text:span><text:span text:style-name="T5173">,<text:s/></text:span><text:span text:style-name="T5174">r</text:span><text:span text:style-name="T5175">ek</text:span><text:span text:style-name="T5176">l</text:span><text:span text:style-name="T5177">a</text:span><text:span text:style-name="T5178">mn</text:span><text:span text:style-name="T5179">í<text:s/></text:span><text:span text:style-name="T5180">s</text:span><text:span text:style-name="T5181">dě</text:span><text:span text:style-name="T5182">l</text:span><text:span text:style-name="T5183">e</text:span><text:span text:style-name="T5184">n</text:span><text:span text:style-name="T5185">í<text:s/></text:span><text:span text:style-name="T5186">n</text:span><text:span text:style-name="T5187">a<text:s/></text:span><text:span text:style-name="T5188">osv</text:span><text:span text:style-name="T5189">íce</text:span><text:span text:style-name="T5190">ný</text:span><text:span text:style-name="T5191">ch<text:s/></text:span><text:span text:style-name="T5192">t</text:span><text:span text:style-name="T5193">ab</text:span><text:span text:style-name="T5194">ul</text:span><text:span text:style-name="T5195">ích<text:s/></text:span><text:span text:style-name="T5196">v m</text:span><text:span text:style-name="T5197">í</text:span><text:span text:style-name="T5198">st</text:span><text:span text:style-name="T5199">ech</text:span><text:span text:style-name="T5200">,<text:s/></text:span><text:span text:style-name="T5201">kde<text:s/></text:span><text:span text:style-name="T5202">pro</text:span><text:span text:style-name="T5203">chá</text:span><text:span text:style-name="T5204">z</text:span><text:span text:style-name="T5205">í h</text:span><text:span text:style-name="T5206">o</text:span><text:span text:style-name="T5207">d</text:span><text:span text:style-name="T5208">n</text:span><text:span text:style-name="T5209">ě</text:span></text:p>
      <text:p text:style-name="P5210"><text:span text:style-name="T5211">l</text:span><text:span text:style-name="T5212">idí</text:span><text:span text:style-name="T5213">/</text:span><text:span text:style-name="T5214">tur</text:span><text:span text:style-name="T5215">i</text:span><text:span text:style-name="T5216">stů<text:s/></text:span><text:span text:style-name="T5217">(</text:span><text:span text:style-name="T5218">ce</text:span><text:span text:style-name="T5219">ntr</text:span><text:span text:style-name="T5220">a<text:s/></text:span><text:span text:style-name="T5221">m</text:span><text:span text:style-name="T5222">ě</text:span><text:span text:style-name="T5223">st</text:span><text:span text:style-name="T5224">)<text:s/></text:span><text:span text:style-name="T5225">n</text:span><text:span text:style-name="T5226">eb</text:span><text:span text:style-name="T5227">o t</text:span><text:span text:style-name="T5228">e</text:span><text:span text:style-name="T5229">l</text:span><text:span text:style-name="T5230">e</text:span><text:span text:style-name="T5231">v</text:span><text:span text:style-name="T5232">i</text:span><text:span text:style-name="T5233">zn</text:span><text:span text:style-name="T5234">í<text:s/></text:span><text:span text:style-name="T5235">r</text:span><text:span text:style-name="T5236">ek</text:span><text:span text:style-name="T5237">l</text:span><text:span text:style-name="T5238">a</text:span><text:span text:style-name="T5239">my</text:span><text:span text:style-name="T5240">.<text:s/></text:span><text:span text:style-name="T5241">T</text:span><text:span text:style-name="T5242">yto<text:s/></text:span><text:span text:style-name="T5243">d</text:span><text:span text:style-name="T5244">ru</text:span><text:span text:style-name="T5245">h</text:span><text:span text:style-name="T5246">y v</text:span><text:span text:style-name="T5247">i</text:span><text:span text:style-name="T5248">zu</text:span><text:span text:style-name="T5249">á</text:span><text:span text:style-name="T5250">ln</text:span><text:span text:style-name="T5251">íh</text:span><text:span text:style-name="T5252">o s</text:span><text:span text:style-name="T5253">dě</text:span><text:span text:style-name="T5254">l</text:span><text:span text:style-name="T5255">e</text:span><text:span text:style-name="T5256">n</text:span><text:span text:style-name="T5257">í j</text:span><text:span text:style-name="T5258">sou<text:s/></text:span><text:span text:style-name="T5259">dík</text:span><text:span text:style-name="T5260">y sv</text:span><text:span text:style-name="T5261">é</text:span><text:span text:style-name="T5262">mu</text:span></text:p>
      <text:p text:style-name="P5263"><text:span text:style-name="T5264">pot</text:span><text:span text:style-name="T5265">e</text:span><text:span text:style-name="T5266">n</text:span><text:span text:style-name="T5267">ciá</text:span><text:span text:style-name="T5268">lu n</text:span><text:span text:style-name="T5269">á</text:span><text:span text:style-name="T5270">so</text:span><text:span text:style-name="T5271">b</text:span><text:span text:style-name="T5272">n</text:span><text:span text:style-name="T5273">ě d</text:span><text:span text:style-name="T5274">r</text:span><text:span text:style-name="T5275">a</text:span><text:span text:style-name="T5276">žš</text:span><text:span text:style-name="T5277">í</text:span><text:span text:style-name="T5278">,<text:s/></text:span><text:span text:style-name="T5279">to<text:s/></text:span><text:span text:style-name="T5280">a</text:span><text:span text:style-name="T5281">l</text:span><text:span text:style-name="T5282">e<text:s/></text:span><text:span text:style-name="T5283">n</text:span><text:span text:style-name="T5284">e</text:span><text:span text:style-name="T5285">zn</text:span><text:span text:style-name="T5286">a</text:span><text:span text:style-name="T5287">m</text:span><text:span text:style-name="T5288">e</text:span><text:span text:style-name="T5289">n</text:span><text:span text:style-name="T5290">á<text:s/></text:span><text:span text:style-name="T5291">ž</text:span><text:span text:style-name="T5292">e d</text:span><text:span text:style-name="T5293">o</text:span><text:span text:style-name="T5294">b</text:span><text:span text:style-name="T5295">r</text:span><text:span text:style-name="T5296">á k</text:span><text:span text:style-name="T5297">r</text:span><text:span text:style-name="T5298">ea</text:span><text:span text:style-name="T5299">t</text:span><text:span text:style-name="T5300">i</text:span><text:span text:style-name="T5301">v</text:span><text:span text:style-name="T5302">a<text:s/></text:span><text:span text:style-name="T5303">mus</text:span><text:span text:style-name="T5304">í b</text:span><text:span text:style-name="T5305">ýt vž</text:span><text:span text:style-name="T5306">d</text:span><text:span text:style-name="T5307">y vym</text:span><text:span text:style-name="T5308">a</text:span><text:span text:style-name="T5309">zl</text:span><text:span text:style-name="T5310">e</text:span><text:span text:style-name="T5311">n</text:span><text:span text:style-name="T5312">á a<text:s/></text:span><text:span text:style-name="T5313">z</text:span><text:span text:style-name="T5314">a</text:span></text:p>
      <text:p text:style-name="P5315"><text:span text:style-name="T5316">v</text:span><text:span text:style-name="T5317">e</text:span><text:span text:style-name="T5318">l</text:span><text:span text:style-name="T5319">iké<text:s/></text:span><text:span text:style-name="T5320">p</text:span><text:span text:style-name="T5321">e</text:span><text:span text:style-name="T5322">n</text:span><text:span text:style-name="T5323">í</text:span><text:span text:style-name="T5324">z</text:span><text:span text:style-name="T5325">e</text:span><text:span text:style-name="T5326">.</text:span></text:p>
      <text:p text:style-name="P5327"><text:span text:style-name="T5328">P</text:span><text:span text:style-name="T5329">ř</text:span><text:span text:style-name="T5330">í</text:span><text:span text:style-name="T5331">p</text:span><text:span text:style-name="T5332">ad</text:span><text:span text:style-name="T5333">ov</text:span><text:span text:style-name="T5334">á<text:s/></text:span><text:span text:style-name="T5335">stu</text:span><text:span text:style-name="T5336">die<text:s/></text:span><text:span text:style-name="T5337">1:<text:s/></text:span><text:span text:style-name="T5338">K</text:span><text:span text:style-name="T5339">am</text:span><text:span text:style-name="T5340">p</text:span><text:span text:style-name="T5341">a</text:span><text:span text:style-name="T5342">ň v<text:s/></text:span><text:span text:style-name="T5343">k</text:span><text:span text:style-name="T5344">o</text:span><text:span text:style-name="T5345">me</text:span><text:span text:style-name="T5346">r</text:span><text:span text:style-name="T5347">č</text:span><text:span text:style-name="T5348">n</text:span><text:span text:style-name="T5349">ím<text:s/></text:span><text:span text:style-name="T5350">s</text:span><text:span text:style-name="T5351">ek</text:span><text:span text:style-name="T5352">toru<text:s/></text:span><text:span text:style-name="T5353">-<text:s/></text:span><text:span text:style-name="T5354">R</text:span><text:span text:style-name="T5355">o</text:span><text:span text:style-name="T5356">hlik</text:span><text:span text:style-name="T5357">.</text:span><text:span text:style-name="T5358">c</text:span><text:span text:style-name="T5359">z</text:span><text:span text:style-name="T5360">:<text:s/></text:span><text:span text:style-name="T5361">D</text:span><text:span text:style-name="T5362">o</text:span><text:span text:style-name="T5363">b</text:span><text:span text:style-name="T5364">r</text:span><text:span text:style-name="T5365">é jídl</text:span><text:span text:style-name="T5366">o</text:span><text:span text:style-name="T5367">,<text:s/></text:span><text:span text:style-name="T5368">d</text:span><text:span text:style-name="T5369">o</text:span><text:span text:style-name="T5370">b</text:span><text:span text:style-name="T5371">ř</text:span><text:span text:style-name="T5372">í lidé</text:span><text:span text:style-name="T5373">,<text:s/></text:span><text:span text:style-name="T5374">le</text:span><text:span text:style-name="T5375">pš</text:span><text:span text:style-name="T5376">í</text:span></text:p>
      <text:p text:style-name="P5377"><text:span text:style-name="T5378">sv</text:span><text:span text:style-name="T5379">ě</text:span><text:span text:style-name="T5380">t</text:span><text:span text:style-name="T5381">.</text:span></text:p>
      <text:p text:style-name="P5382"><text:span text:style-name="T5383">T</text:span><text:span text:style-name="T5384">e</text:span><text:span text:style-name="T5385">nto spot<text:s/></text:span><text:span text:style-name="T5386">v</text:span><text:span text:style-name="T5387">idě</text:span><text:span text:style-name="T5388">l v t</text:span><text:span text:style-name="T5389">e</text:span><text:span text:style-name="T5390">l</text:span><text:span text:style-name="T5391">e</text:span><text:span text:style-name="T5392">v</text:span><text:span text:style-name="T5393">i</text:span><text:span text:style-name="T5394">z</text:span><text:span text:style-name="T5395">i<text:s/></text:span><text:span text:style-name="T5396">sn</text:span><text:span text:style-name="T5397">ad ka</text:span><text:span text:style-name="T5398">ž</text:span><text:span text:style-name="T5399">d</text:span><text:span text:style-name="T5400">ý z n</text:span><text:span text:style-name="T5401">á</text:span><text:span text:style-name="T5402">s</text:span><text:span text:style-name="T5403">.<text:s/></text:span><text:span text:style-name="T5404">J</text:span><text:span text:style-name="T5405">ed</text:span><text:span text:style-name="T5406">n</text:span><text:span text:style-name="T5407">á<text:s/></text:span><text:span text:style-name="T5408">s</text:span><text:span text:style-name="T5409">e<text:s/></text:span><text:span text:style-name="T5410">o<text:s/></text:span><text:span text:style-name="T5411">ka</text:span><text:span text:style-name="T5412">mp</text:span><text:span text:style-name="T5413">a</text:span><text:span text:style-name="T5414">ň<text:s/></text:span><text:span text:style-name="T5415">d</text:span><text:span text:style-name="T5416">oru</text:span><text:span text:style-name="T5417">č</text:span><text:span text:style-name="T5418">ov</text:span><text:span text:style-name="T5419">ací<text:s/></text:span><text:span text:style-name="T5420">služ</text:span><text:span text:style-name="T5421">b</text:span><text:span text:style-name="T5422">y<text:s/></text:span><text:span text:style-name="T5423">R</text:span><text:span text:style-name="T5424">o</text:span><text:span text:style-name="T5425">h</text:span><text:span text:style-name="T5426">l</text:span><text:span text:style-name="T5427">ik</text:span><text:span text:style-name="T5428">.</text:span><text:span text:style-name="T5429">c</text:span><text:span text:style-name="T5430">z</text:span><text:span text:style-name="T5431">.</text:span></text:p>
      <text:p text:style-name="P5432"><text:span text:style-name="T5433">D</text:span><text:span text:style-name="T5434">voum</text:span><text:span text:style-name="T5435">i</text:span><text:span text:style-name="T5436">nutový r</text:span><text:span text:style-name="T5437">ek</text:span><text:span text:style-name="T5438">l</text:span><text:span text:style-name="T5439">a</text:span><text:span text:style-name="T5440">mn</text:span><text:span text:style-name="T5441">í<text:s/></text:span><text:span text:style-name="T5442">m</text:span><text:span text:style-name="T5443">i</text:span><text:span text:style-name="T5444">n</text:span><text:span text:style-name="T5445">ifi</text:span><text:span text:style-name="T5446">lm prop</text:span><text:span text:style-name="T5447">ag</text:span><text:span text:style-name="T5448">u</text:span><text:span text:style-name="T5449">je<text:s/></text:span><text:span text:style-name="T5450">onl</text:span><text:span text:style-name="T5451">i</text:span><text:span text:style-name="T5452">n</text:span><text:span text:style-name="T5453">e<text:s/></text:span><text:span text:style-name="T5454">sup</text:span><text:span text:style-name="T5455">e</text:span><text:span text:style-name="T5456">rm</text:span><text:span text:style-name="T5457">a</text:span><text:span text:style-name="T5458">r</text:span><text:span text:style-name="T5459">ke</text:span><text:span text:style-name="T5460">t<text:s/></text:span><text:span text:style-name="T5461">a ci</text:span><text:span text:style-name="T5462">tov</text:span><text:span text:style-name="T5463">ě<text:s/></text:span><text:span text:style-name="T5464">z</text:span><text:span text:style-name="T5465">a</text:span><text:span text:style-name="T5466">lož</text:span><text:span text:style-name="T5467">e</text:span><text:span text:style-name="T5468">ným</text:span><text:span text:style-name="T5469">i<text:s/></text:span><text:span text:style-name="T5470">s</text:span><text:span text:style-name="T5471">cé</text:span><text:span text:style-name="T5472">n</text:span><text:span text:style-name="T5473">a</text:span><text:span text:style-name="T5474">m</text:span><text:span text:style-name="T5475">i</text:span></text:p>
      <text:p text:style-name="P5476"><text:span text:style-name="T5477">vypr</text:span><text:span text:style-name="T5478">a</text:span><text:span text:style-name="T5479">v</text:span><text:span text:style-name="T5480">í<text:s/></text:span><text:span text:style-name="T5481">př</text:span><text:span text:style-name="T5482">íběh</text:span><text:span text:style-name="T5483">,<text:s/></text:span><text:span text:style-name="T5484">k</text:span><text:span text:style-name="T5485">t</text:span><text:span text:style-name="T5486">e</text:span><text:span text:style-name="T5487">rý s</text:span><text:span text:style-name="T5488">e<text:s/></text:span><text:span text:style-name="T5489">o</text:span><text:span text:style-name="T5490">deh</text:span><text:span text:style-name="T5491">r</text:span><text:span text:style-name="T5492">á</text:span><text:span text:style-name="T5493">v</text:span><text:span text:style-name="T5494">á<text:s/></text:span><text:span text:style-name="T5495">v</text:span><text:span text:style-name="T5496">e fik</text:span><text:span text:style-name="T5497">t</text:span><text:span text:style-name="T5498">i</text:span><text:span text:style-name="T5499">vn</text:span><text:span text:style-name="T5500">í<text:s/></text:span><text:span text:style-name="T5501">r</text:span><text:span text:style-name="T5502">ea</text:span><text:span text:style-name="T5503">l</text:span><text:span text:style-name="T5504">i</text:span><text:span text:style-name="T5505">t</text:span><text:span text:style-name="T5506">ě</text:span><text:span text:style-name="T5507">,<text:s/></text:span><text:span text:style-name="T5508">kde<text:s/></text:span><text:span text:style-name="T5509">vš</text:span><text:span text:style-name="T5510">ich</text:span><text:span text:style-name="T5511">n</text:span><text:span text:style-name="T5512">i jí<text:s/></text:span><text:span text:style-name="T5513">st</text:span><text:span text:style-name="T5514">ej</text:span><text:span text:style-name="T5515">n</text:span><text:span text:style-name="T5516">é</text:span><text:span text:style-name="T5517">,<text:s/></text:span><text:span text:style-name="T5518">m</text:span><text:span text:style-name="T5519">a</text:span><text:span text:style-name="T5520">sov</text:span><text:span text:style-name="T5521">ě<text:s/></text:span><text:span text:style-name="T5522">pro</text:span><text:span text:style-name="T5523">d</text:span><text:span text:style-name="T5524">u</text:span><text:span text:style-name="T5525">k</text:span><text:span text:style-name="T5526">ov</text:span><text:span text:style-name="T5527">a</text:span><text:span text:style-name="T5528">n</text:span><text:span text:style-name="T5529">é</text:span></text:p>
      <text:p text:style-name="P5530"><text:span text:style-name="T5531">jíd</text:span><text:span text:style-name="T5532">lo</text:span><text:span text:style-name="T5533">.<text:s/></text:span><text:span text:style-name="T5534">H</text:span><text:span text:style-name="T5535">l</text:span><text:span text:style-name="T5536">a</text:span><text:span text:style-name="T5537">vn</text:span><text:span text:style-name="T5538">í ak</text:span><text:span text:style-name="T5539">t</text:span><text:span text:style-name="T5540">é</text:span><text:span text:style-name="T5541">r<text:s/></text:span><text:span text:style-name="T5542">je<text:s/></text:span><text:span text:style-name="T5543">ml</text:span><text:span text:style-name="T5544">ad</text:span><text:span text:style-name="T5545">ý<text:s/></text:span><text:span text:style-name="T5546">h</text:span><text:span text:style-name="T5547">o</text:span><text:span text:style-name="T5548">ch</text:span><text:span text:style-name="T5549">,<text:s/></text:span><text:span text:style-name="T5550">k</text:span><text:span text:style-name="T5551">t</text:span><text:span text:style-name="T5552">e</text:span><text:span text:style-name="T5553">rý<text:s/></text:span><text:span text:style-name="T5554">je<text:s/></text:span><text:span text:style-name="T5555">touto r</text:span><text:span text:style-name="T5556">ea</text:span><text:span text:style-name="T5557">l</text:span><text:span text:style-name="T5558">i</text:span><text:span text:style-name="T5559">tou zn</text:span><text:span text:style-name="T5560">ač</text:span><text:span text:style-name="T5561">n</text:span><text:span text:style-name="T5562">ě<text:s/></text:span><text:span text:style-name="T5563">z</text:span><text:span text:style-name="T5564">a</text:span><text:span text:style-name="T5565">rmou</text:span><text:span text:style-name="T5566">ce</text:span><text:span text:style-name="T5567">n<text:s/></text:span><text:span text:style-name="T5568">a<text:s/></text:span><text:span text:style-name="T5569">roz</text:span><text:span text:style-name="T5570">h</text:span><text:span text:style-name="T5571">o</text:span><text:span text:style-name="T5572">d</text:span><text:span text:style-name="T5573">n</text:span><text:span text:style-name="T5574">e<text:s/></text:span><text:span text:style-name="T5575">s</text:span><text:span text:style-name="T5576">e<text:s/></text:span><text:span text:style-name="T5577">prot</text:span><text:span text:style-name="T5578">i</text:span></text:p>
      <text:p text:style-name="P5579"><text:span text:style-name="T5580">syst</text:span><text:span text:style-name="T5581">é</text:span><text:span text:style-name="T5582">mu vz</text:span><text:span text:style-name="T5583">b</text:span><text:span text:style-name="T5584">ouř</text:span><text:span text:style-name="T5585">i</text:span><text:span text:style-name="T5586">t</text:span><text:span text:style-name="T5587">.<text:s/></text:span><text:span text:style-name="T5588">V</text:span><text:span text:style-name="T5589">y</text:span><text:span text:style-name="T5590">jede<text:s/></text:span><text:span text:style-name="T5591">t</text:span><text:span text:style-name="T5592">ed</text:span><text:span text:style-name="T5593">y n</text:span><text:span text:style-name="T5594">a<text:s/></text:span><text:span text:style-name="T5595">v</text:span><text:span text:style-name="T5596">e</text:span><text:span text:style-name="T5597">n</text:span><text:span text:style-name="T5598">k</text:span><text:span text:style-name="T5599">ov</text:span><text:span text:style-name="T5600">,<text:s/></text:span><text:span text:style-name="T5601">kde<text:s/></text:span><text:span text:style-name="T5602">pozn</text:span><text:span text:style-name="T5603">á<text:s/></text:span><text:span text:style-name="T5604">pr</text:span><text:span text:style-name="T5605">a</text:span><text:span text:style-name="T5606">v</text:span><text:span text:style-name="T5607">é</text:span><text:span text:style-name="T5608">,<text:s/></text:span><text:span text:style-name="T5609">po</text:span><text:span text:style-name="T5610">c</text:span><text:span text:style-name="T5611">t</text:span><text:span text:style-name="T5612">i</text:span><text:span text:style-name="T5613">v</text:span><text:span text:style-name="T5614">ě<text:s/></text:span><text:span text:style-name="T5615">vyro</text:span><text:span text:style-name="T5616">be</text:span><text:span text:style-name="T5617">n</text:span><text:span text:style-name="T5618">é jíd</text:span><text:span text:style-name="T5619">lo z</text:span></text:p>
      <text:p text:style-name="P5620"><text:span text:style-name="T5621">př</text:span><text:span text:style-name="T5622">í</text:span><text:span text:style-name="T5623">ro</text:span><text:span text:style-name="T5624">d</text:span><text:span text:style-name="T5625">n</text:span><text:span text:style-name="T5626">ích<text:s/></text:span><text:span text:style-name="T5627">z</text:span><text:span text:style-name="T5628">d</text:span><text:span text:style-name="T5629">ro</text:span><text:span text:style-name="T5630">j</text:span><text:span text:style-name="T5631">ů</text:span><text:span text:style-name="T5632">,<text:s/></text:span><text:span text:style-name="T5633">k</text:span><text:span text:style-name="T5634">t</text:span><text:span text:style-name="T5635">e</text:span><text:span text:style-name="T5636">r</text:span><text:span text:style-name="T5637">é h</text:span><text:span text:style-name="T5638">o n</text:span><text:span text:style-name="T5639">a</text:span><text:span text:style-name="T5640">mot</text:span><text:span text:style-name="T5641">i</text:span><text:span text:style-name="T5642">vu</text:span><text:span text:style-name="T5643">je d</text:span><text:span text:style-name="T5644">o<text:s/></text:span><text:span text:style-name="T5645">akce</text:span><text:span text:style-name="T5646">.<text:s/></text:span><text:span text:style-name="T5647">R</text:span><text:span text:style-name="T5648">oz</text:span><text:span text:style-name="T5649">h</text:span><text:span text:style-name="T5650">o</text:span><text:span text:style-name="T5651">d</text:span><text:span text:style-name="T5652">n</text:span><text:span text:style-name="T5653">e<text:s/></text:span><text:span text:style-name="T5654">s</text:span><text:span text:style-name="T5655">e jíd</text:span><text:span text:style-name="T5656">lo př</text:span><text:span text:style-name="T5657">i</text:span><text:span text:style-name="T5658">v</text:span><text:span text:style-name="T5659">é</text:span><text:span text:style-name="T5660">zt zp</text:span><text:span text:style-name="T5661">ě</text:span><text:span text:style-name="T5662">t<text:s/></text:span><text:span text:style-name="T5663">d</text:span><text:span text:style-name="T5664">o sv</text:span><text:span text:style-name="T5665">éh</text:span><text:span text:style-name="T5666">o</text:span></text:p>
      <text:p text:style-name="P5667"><text:span text:style-name="T5668">m</text:span><text:span text:style-name="T5669">ě</text:span><text:span text:style-name="T5670">st</text:span><text:span text:style-name="T5671">ečka</text:span><text:span text:style-name="T5672">,<text:s/></text:span><text:span text:style-name="T5673">kde h</text:span><text:span text:style-name="T5674">o př</text:span><text:span text:style-name="T5675">edá<text:s/></text:span><text:span text:style-name="T5676">zl</text:span><text:span text:style-name="T5677">é<text:s/></text:span><text:span text:style-name="T5678">pol</text:span><text:span text:style-name="T5679">icii</text:span><text:span text:style-name="T5680">,<text:s/></text:span><text:span text:style-name="T5681">k</text:span><text:span text:style-name="T5682">t</text:span><text:span text:style-name="T5683">e</text:span><text:span text:style-name="T5684">r</text:span><text:span text:style-name="T5685">á<text:s/></text:span><text:span text:style-name="T5686">s</text:span><text:span text:style-name="T5687">e<text:s/></text:span><text:span text:style-name="T5688">st</text:span><text:span text:style-name="T5689">a</text:span><text:span text:style-name="T5690">r</text:span><text:span text:style-name="T5691">á<text:s/></text:span><text:span text:style-name="T5692">o poř</text:span><text:span text:style-name="T5693">ádek</text:span><text:span text:style-name="T5694">.<text:s/></text:span><text:span text:style-name="T5695">P</text:span><text:span text:style-name="T5696">ř</text:span><text:span text:style-name="T5697">ek</text:span><text:span text:style-name="T5698">v</text:span><text:span text:style-name="T5699">a</text:span><text:span text:style-name="T5700">p</text:span><text:span text:style-name="T5701">i</text:span><text:span text:style-name="T5702">v</text:span><text:span text:style-name="T5703">ě<text:s/></text:span><text:span text:style-name="T5704">s</text:span><text:span text:style-name="T5705">e<text:s/></text:span><text:span text:style-name="T5706">o</text:span><text:span text:style-name="T5707">ch</text:span><text:span text:style-name="T5708">utn</text:span><text:span text:style-name="T5709">á</text:span><text:span text:style-name="T5710">v</text:span><text:span text:style-name="T5711">ka<text:s/></text:span><text:span text:style-name="T5712">po</text:span><text:span text:style-name="T5713">da</text:span><text:span text:style-name="T5714">ř</text:span><text:span text:style-name="T5715">í</text:span></text:p>
      <text:p text:style-name="P5716"><text:span text:style-name="T5717">a<text:s/></text:span><text:span text:style-name="T5718">vš</text:span><text:span text:style-name="T5719">ich</text:span><text:span text:style-name="T5720">n</text:span><text:span text:style-name="T5721">i<text:s/></text:span><text:span text:style-name="T5722">z</text:span><text:span text:style-name="T5723">ač</text:span><text:span text:style-name="T5724">nou<text:s/></text:span><text:span text:style-name="T5725">jí</text:span><text:span text:style-name="T5726">st př</text:span><text:span text:style-name="T5727">í</text:span><text:span text:style-name="T5728">ro</text:span><text:span text:style-name="T5729">d</text:span><text:span text:style-name="T5730">n</text:span><text:span text:style-name="T5731">í a<text:s/></text:span><text:span text:style-name="T5732">po</text:span><text:span text:style-name="T5733">c</text:span><text:span text:style-name="T5734">t</text:span><text:span text:style-name="T5735">i</text:span><text:span text:style-name="T5736">v</text:span><text:span text:style-name="T5737">é jíd</text:span><text:span text:style-name="T5738">lo</text:span><text:span text:style-name="T5739">.<text:s/></text:span><text:span text:style-name="T5740">T</text:span><text:span text:style-name="T5741">a</text:span><text:span text:style-name="T5742">to<text:s/></text:span><text:span text:style-name="T5743">ka</text:span><text:span text:style-name="T5744">mp</text:span><text:span text:style-name="T5745">a</text:span><text:span text:style-name="T5746">ň<text:s/></text:span><text:span text:style-name="T5747">je ge</text:span><text:span text:style-name="T5748">n</text:span><text:span text:style-name="T5749">iá</text:span><text:span text:style-name="T5750">ln</text:span><text:span text:style-name="T5751">í</text:span><text:span text:style-name="T5752">,<text:s/></text:span><text:span text:style-name="T5753">je</text:span><text:span text:style-name="T5754">l</text:span><text:span text:style-name="T5755">ik</text:span><text:span text:style-name="T5756">ož<text:s/></text:span><text:span text:style-name="T5757">h</text:span><text:span text:style-name="T5758">r</text:span><text:span text:style-name="T5759">aje<text:s/></text:span><text:span text:style-name="T5760">n</text:span><text:span text:style-name="T5761">a ci</text:span><text:span text:style-name="T5762">ty<text:s/></text:span><text:span text:style-name="T5763">a</text:span></text:p>
      <text:p text:style-name="P5764"><text:span text:style-name="T5765">z</text:span><text:span text:style-name="T5766">á</text:span><text:span text:style-name="T5767">rov</text:span><text:span text:style-name="T5768">e</text:span><text:span text:style-name="T5769">ň př</text:span><text:span text:style-name="T5770">i</text:span><text:span text:style-name="T5771">rovn</text:span><text:span text:style-name="T5772">á</text:span><text:span text:style-name="T5773">v</text:span><text:span text:style-name="T5774">á k</text:span><text:span text:style-name="T5775">v</text:span><text:span text:style-name="T5776">a</text:span><text:span text:style-name="T5777">l</text:span><text:span text:style-name="T5778">i</text:span><text:span text:style-name="T5779">tu<text:s/></text:span><text:span text:style-name="T5780">jíd</text:span><text:span text:style-name="T5781">l</text:span><text:span text:style-name="T5782">a k</text:span><text:span text:style-name="T5783">oup</text:span><text:span text:style-name="T5784">e</text:span><text:span text:style-name="T5785">n</text:span><text:span text:style-name="T5786">éh</text:span><text:span text:style-name="T5787">o m</text:span><text:span text:style-name="T5788">i</text:span><text:span text:style-name="T5789">mo<text:s/></text:span><text:span text:style-name="T5790">R</text:span><text:span text:style-name="T5791">o</text:span><text:span text:style-name="T5792">h</text:span><text:span text:style-name="T5793">l</text:span><text:span text:style-name="T5794">ik</text:span><text:span text:style-name="T5795">.</text:span><text:span text:style-name="T5796">c</text:span><text:span text:style-name="T5797">z<text:s/></text:span><text:span text:style-name="T5798">k<text:s/></text:span><text:span text:style-name="T5799">n</text:span><text:span text:style-name="T5800">e</text:span><text:span text:style-name="T5801">ur</text:span><text:span text:style-name="T5802">či</text:span><text:span text:style-name="T5803">t</text:span><text:span text:style-name="T5804">é</text:span><text:span text:style-name="T5805">,<text:s/></text:span><text:span text:style-name="T5806">z</text:span><text:span text:style-name="T5807">e</text:span><text:span text:style-name="T5808">l</text:span><text:span text:style-name="T5809">e</text:span><text:span text:style-name="T5810">n</text:span><text:span text:style-name="T5811">é</text:span><text:span text:style-name="T5812">,<text:s/></text:span><text:span text:style-name="T5813">ž</text:span><text:span text:style-name="T5814">e</text:span><text:span text:style-name="T5815">l</text:span><text:span text:style-name="T5816">a</text:span><text:span text:style-name="T5817">t</text:span><text:span text:style-name="T5818">i</text:span><text:span text:style-name="T5819">nov</text:span><text:span text:style-name="T5820">é</text:span></text:p>
      <text:p text:style-name="P5821"><text:span text:style-name="T5822">k</text:span><text:span text:style-name="T5823">ry</text:span><text:span text:style-name="T5824">ch</text:span><text:span text:style-name="T5825">l</text:span><text:span text:style-name="T5826">i</text:span><text:span text:style-name="T5827">.<text:s/></text:span><text:span text:style-name="T5828">D</text:span><text:span text:style-name="T5829">o pop</text:span><text:span text:style-name="T5830">i</text:span><text:span text:style-name="T5831">su sv</text:span><text:span text:style-name="T5832">éh</text:span><text:span text:style-name="T5833">o v</text:span><text:span text:style-name="T5834">idea<text:s/></text:span><text:span text:style-name="T5835">R</text:span><text:span text:style-name="T5836">o</text:span><text:span text:style-name="T5837">h</text:span><text:span text:style-name="T5838">l</text:span><text:span text:style-name="T5839">ik<text:s/></text:span><text:span text:style-name="T5840">v</text:span><text:span text:style-name="T5841">e</text:span><text:span text:style-name="T5842">ps</text:span><text:span text:style-name="T5843">a</text:span><text:span text:style-name="T5844">l n</text:span><text:span text:style-name="T5845">á</text:span><text:span text:style-name="T5846">sl</text:span><text:span text:style-name="T5847">ed</text:span><text:span text:style-name="T5848">u</text:span><text:span text:style-name="T5849">jící<text:s/></text:span><text:span text:style-name="T5850">o</text:span><text:span text:style-name="T5851">d</text:span><text:span text:style-name="T5852">st</text:span><text:span text:style-name="T5853">a</text:span><text:span text:style-name="T5854">v</text:span><text:span text:style-name="T5855">ce</text:span><text:span text:style-name="T5856">:</text:span></text:p>
      <text:p text:style-name="P5857"><text:span text:style-name="T5858">"</text:span><text:span text:style-name="T5859">V<text:s/></text:span><text:span text:style-name="T5860">R</text:span><text:span text:style-name="T5861">o</text:span><text:span text:style-name="T5862">h</text:span><text:span text:style-name="T5863">l</text:span><text:span text:style-name="T5864">ík</text:span><text:span text:style-name="T5865">u v</text:span><text:span text:style-name="T5866">ě</text:span><text:span text:style-name="T5867">ř</text:span><text:span text:style-name="T5868">í</text:span><text:span text:style-name="T5869">m</text:span><text:span text:style-name="T5870">e</text:span><text:span text:style-name="T5871">,<text:s/></text:span><text:span text:style-name="T5872">ž</text:span><text:span text:style-name="T5873">e<text:s/></text:span><text:span text:style-name="T5874">l</text:span><text:span text:style-name="T5875">idé j</text:span><text:span text:style-name="T5876">sou v<text:s/></text:span><text:span text:style-name="T5877">jád</text:span><text:span text:style-name="T5878">ru<text:s/></text:span><text:span text:style-name="T5879">d</text:span><text:span text:style-name="T5880">o</text:span><text:span text:style-name="T5881">b</text:span><text:span text:style-name="T5882">ř</text:span><text:span text:style-name="T5883">í</text:span><text:span text:style-name="T5884">.<text:s/></text:span><text:span text:style-name="T5885">J</text:span><text:span text:style-name="T5886">sm</text:span><text:span text:style-name="T5887">e jed</text:span><text:span text:style-name="T5888">n</text:span><text:span text:style-name="T5889">a<text:s/></text:span><text:span text:style-name="T5890">v</text:span><text:span text:style-name="T5891">e</text:span><text:span text:style-name="T5892">l</text:span><text:span text:style-name="T5893">ká<text:s/></text:span><text:span text:style-name="T5894">ro</text:span><text:span text:style-name="T5895">di</text:span><text:span text:style-name="T5896">n</text:span><text:span text:style-name="T5897">a a<text:s/></text:span><text:span text:style-name="T5898">v</text:span><text:span text:style-name="T5899">í</text:span><text:span text:style-name="T5900">m</text:span><text:span text:style-name="T5901">e</text:span><text:span text:style-name="T5902">,<text:s/></text:span><text:span text:style-name="T5903">jak je d</text:span><text:span text:style-name="T5904">ůl</text:span><text:span text:style-name="T5905">e</text:span><text:span text:style-name="T5906">ž</text:span><text:span text:style-name="T5907">i</text:span><text:span text:style-name="T5908">t</text:span><text:span text:style-name="T5909">é</text:span></text:p>
      <text:p text:style-name="P5910"><text:span text:style-name="T5911">poslou</text:span><text:span text:style-name="T5912">cha</text:span><text:span text:style-name="T5913">t<text:s/></text:span><text:span text:style-name="T5914">h</text:span><text:span text:style-name="T5915">l</text:span><text:span text:style-name="T5916">a</text:span><text:span text:style-name="T5917">s sv</text:span><text:span text:style-name="T5918">éh</text:span><text:span text:style-name="T5919">o sr</text:span><text:span text:style-name="T5920">dce a<text:s/></text:span><text:span text:style-name="T5921">m</text:span><text:span text:style-name="T5922">í</text:span><text:span text:style-name="T5923">t možnost vy</text:span><text:span text:style-name="T5924">jád</text:span><text:span text:style-name="T5925">ř</text:span><text:span text:style-name="T5926">i</text:span><text:span text:style-name="T5927">t vl</text:span><text:span text:style-name="T5928">a</text:span><text:span text:style-name="T5929">stn</text:span><text:span text:style-name="T5930">í<text:s/></text:span><text:span text:style-name="T5931">n</text:span><text:span text:style-name="T5932">á</text:span><text:span text:style-name="T5933">zor</text:span><text:span text:style-name="T5934">.<text:s/></text:span><text:span text:style-name="T5935">V</text:span><text:span text:style-name="T5936">idí</text:span><text:span text:style-name="T5937">m</text:span><text:span text:style-name="T5938">e<text:s/></text:span><text:span text:style-name="T5939">sv</text:span><text:span text:style-name="T5940">ě</text:span><text:span text:style-name="T5941">t z t</text:span><text:span text:style-name="T5942">é<text:s/></text:span><text:span text:style-name="T5943">l</text:span><text:span text:style-name="T5944">e</text:span><text:span text:style-name="T5945">pš</text:span><text:span text:style-name="T5946">í</text:span></text:p>
      <text:p text:style-name="P5947"><text:span text:style-name="T5948">str</text:span><text:span text:style-name="T5949">á</text:span><text:span text:style-name="T5950">n</text:span><text:span text:style-name="T5951">k</text:span><text:span text:style-name="T5952">y<text:s/></text:span><text:span text:style-name="T5953">a<text:s/></text:span><text:span text:style-name="T5954">n</text:span><text:span text:style-name="T5955">e</text:span><text:span text:style-name="T5956">ust</text:span><text:span text:style-name="T5957">á</text:span><text:span text:style-name="T5958">l</text:span><text:span text:style-name="T5959">e h</text:span><text:span text:style-name="T5960">l</text:span><text:span text:style-name="T5961">edá</text:span><text:span text:style-name="T5962">m</text:span><text:span text:style-name="T5963">e ce</text:span><text:span text:style-name="T5964">sty</text:span><text:span text:style-name="T5965">,<text:s/></text:span><text:span text:style-name="T5966">jak<text:s/></text:span><text:span text:style-name="T5967">s</text:span><text:span text:style-name="T5968">i<text:s/></text:span><text:span text:style-name="T5969">vz</text:span><text:span text:style-name="T5970">áje</text:span><text:span text:style-name="T5971">mn</text:span><text:span text:style-name="T5972">ě dě</text:span><text:span text:style-name="T5973">l</text:span><text:span text:style-name="T5974">a</text:span><text:span text:style-name="T5975">t r</text:span><text:span text:style-name="T5976">ad</text:span><text:span text:style-name="T5977">ost</text:span><text:span text:style-name="T5978">.<text:s/></text:span><text:span text:style-name="T5979">A<text:s/></text:span><text:span text:style-name="T5980">st</text:span><text:span text:style-name="T5981">ej</text:span><text:span text:style-name="T5982">n</text:span><text:span text:style-name="T5983">ě<text:s/></text:span><text:span text:style-name="T5984">t</text:span><text:span text:style-name="T5985">ak<text:s/></text:span><text:span text:style-name="T5986">to<text:s/></text:span><text:span text:style-name="T5987">cí</text:span><text:span text:style-name="T5988">t</text:span><text:span text:style-name="T5989">í i<text:s/></text:span><text:span text:style-name="T5990">mno</text:span><text:span text:style-name="T5991">h</text:span><text:span text:style-name="T5992">o</text:span></text:p>
      <text:p text:style-name="P5993"><text:span text:style-name="T5994">da</text:span><text:span text:style-name="T5995">lš</text:span><text:span text:style-name="T5996">ích<text:s/></text:span><text:span text:style-name="T5997">l</text:span><text:span text:style-name="T5998">idí</text:span><text:span text:style-name="T5999">,<text:s/></text:span><text:span text:style-name="T6000">o<text:s/></text:span><text:span text:style-name="T6001">k</text:span><text:span text:style-name="T6002">t</text:span><text:span text:style-name="T6003">e</text:span><text:span text:style-name="T6004">rý</text:span><text:span text:style-name="T6005">ch je<text:s/></text:span><text:span text:style-name="T6006">n</text:span><text:span text:style-name="T6007">a</text:span><text:span text:style-name="T6008">š</text:span><text:span text:style-name="T6009">e<text:s/></text:span><text:span text:style-name="T6010">nov</text:span><text:span text:style-name="T6011">é<text:s/></text:span><text:span text:style-name="T6012">v</text:span><text:span text:style-name="T6013">ide</text:span><text:span text:style-name="T6014">o</text:span><text:span text:style-name="T6015">.</text:span></text:p>
      <text:p text:style-name="P6016"><text:span text:style-name="T6017">O</text:span><text:span text:style-name="T6018">deh</text:span><text:span text:style-name="T6019">r</text:span><text:span text:style-name="T6020">á</text:span><text:span text:style-name="T6021">v</text:span><text:span text:style-name="T6022">á<text:s/></text:span><text:span text:style-name="T6023">s</text:span><text:span text:style-name="T6024">e<text:s/></text:span><text:span text:style-name="T6025">v</text:span><text:span text:style-name="T6026">e<text:s/></text:span><text:span text:style-name="T6027">sv</text:span><text:span text:style-name="T6028">ě</text:span><text:span text:style-name="T6029">t</text:span><text:span text:style-name="T6030">ě</text:span><text:span text:style-name="T6031">,<text:s/></text:span><text:span text:style-name="T6032">kde i<text:s/></text:span><text:span text:style-name="T6033">z</text:span><text:span text:style-name="T6034">dá</text:span><text:span text:style-name="T6035">nl</text:span><text:span text:style-name="T6036">i</text:span><text:span text:style-name="T6037">v</text:span><text:span text:style-name="T6038">ě<text:s/></text:span><text:span text:style-name="T6039">m</text:span><text:span text:style-name="T6040">a</text:span><text:span text:style-name="T6041">l</text:span><text:span text:style-name="T6042">é d</text:span><text:span text:style-name="T6043">o</text:span><text:span text:style-name="T6044">b</text:span><text:span text:style-name="T6045">roty mo</text:span><text:span text:style-name="T6046">h</text:span><text:span text:style-name="T6047">ou m</text:span><text:span text:style-name="T6048">í</text:span><text:span text:style-name="T6049">t v</text:span><text:span text:style-name="T6050">e</text:span><text:span text:style-name="T6051">l</text:span><text:span text:style-name="T6052">k</text:span><text:span text:style-name="T6053">ý význ</text:span><text:span text:style-name="T6054">a</text:span><text:span text:style-name="T6055">m<text:s/></text:span><text:span text:style-name="T6056">a kde<text:s/></text:span><text:span text:style-name="T6057">vl</text:span><text:span text:style-name="T6058">ád</text:span><text:span text:style-name="T6059">n</text:span><text:span text:style-name="T6060">e</text:span></text:p>
      <text:p text:style-name="P6061"><text:span text:style-name="T6062">poz</text:span><text:span text:style-name="T6063">i</text:span><text:span text:style-name="T6064">t</text:span><text:span text:style-name="T6065">i</text:span><text:span text:style-name="T6066">vn</text:span><text:span text:style-name="T6067">í e</text:span><text:span text:style-name="T6068">n</text:span><text:span text:style-name="T6069">e</text:span><text:span text:style-name="T6070">r</text:span><text:span text:style-name="T6071">gie</text:span><text:span text:style-name="T6072">.<text:s/></text:span><text:span text:style-name="T6073">V<text:s/></text:span><text:span text:style-name="T6074">tomto nov</text:span><text:span text:style-name="T6075">é</text:span><text:span text:style-name="T6076">m sv</text:span><text:span text:style-name="T6077">ě</text:span><text:span text:style-name="T6078">t</text:span><text:span text:style-name="T6079">ě<text:s/></text:span><text:span text:style-name="T6080">př</text:span><text:span text:style-name="T6081">ichá</text:span><text:span text:style-name="T6082">z</text:span><text:span text:style-name="T6083">í<text:s/></text:span><text:span text:style-name="T6084">–<text:s/></text:span><text:span text:style-name="T6085">spol</text:span><text:span text:style-name="T6086">eč</text:span><text:span text:style-name="T6087">n</text:span><text:span text:style-name="T6088">ě<text:s/></text:span><text:span text:style-name="T6089">s</text:span><text:span text:style-name="T6090">e<text:s/></text:span><text:span text:style-name="T6091">znovuo</text:span><text:span text:style-name="T6092">bje</text:span><text:span text:style-name="T6093">v</text:span><text:span text:style-name="T6094">e</text:span><text:span text:style-name="T6095">nou s</text:span><text:span text:style-name="T6096">i</text:span><text:span text:style-name="T6097">lou l</text:span><text:span text:style-name="T6098">id</text:span><text:span text:style-name="T6099">s</text:span><text:span text:style-name="T6100">k</text:span><text:span text:style-name="T6101">ost</text:span><text:span text:style-name="T6102">i</text:span></text:p>
      <text:p text:style-name="P6103"><text:span text:style-name="T6104">a<text:s/></text:span><text:span text:style-name="T6105">vstř</text:span><text:span text:style-name="T6106">íc</text:span><text:span text:style-name="T6107">nost</text:span><text:span text:style-name="T6108">i<text:s/></text:span><text:span text:style-name="T6109">–<text:s/></text:span><text:span text:style-name="T6110">n</text:span><text:span text:style-name="T6111">á</text:span><text:span text:style-name="T6112">vr</text:span><text:span text:style-name="T6113">a</text:span><text:span text:style-name="T6114">t<text:s/></text:span><text:span text:style-name="T6115">ke k</text:span><text:span text:style-name="T6116">oř</text:span><text:span text:style-name="T6117">e</text:span><text:span text:style-name="T6118">nům</text:span><text:span text:style-name="T6119">.<text:s/></text:span><text:span text:style-name="T6120">K<text:s/></text:span><text:span text:style-name="T6121">př</text:span><text:span text:style-name="T6122">í</text:span><text:span text:style-name="T6123">ro</text:span><text:span text:style-name="T6124">dě</text:span><text:span text:style-name="T6125">,<text:s/></text:span><text:span text:style-name="T6126">po</text:span><text:span text:style-name="T6127">c</text:span><text:span text:style-name="T6128">t</text:span><text:span text:style-name="T6129">i</text:span><text:span text:style-name="T6130">v</text:span><text:span text:style-name="T6131">é</text:span><text:span text:style-name="T6132">mu ř</text:span><text:span text:style-name="T6133">e</text:span><text:span text:style-name="T6134">m</text:span><text:span text:style-name="T6135">e</text:span><text:span text:style-name="T6136">slu<text:s/></text:span><text:span text:style-name="T6137">a k<text:s/></text:span><text:span text:style-name="T6138">v</text:span><text:span text:style-name="T6139">e</text:span><text:span text:style-name="T6140">n</text:span><text:span text:style-name="T6141">k</text:span><text:span text:style-name="T6142">ovu</text:span><text:span text:style-name="T6143">,<text:s/></text:span><text:span text:style-name="T6144">kde<text:s/></text:span><text:span text:style-name="T6145">s</text:span><text:span text:style-name="T6146">e<text:s/></text:span><text:span text:style-name="T6147">s</text:span><text:span text:style-name="T6148">k</text:span><text:span text:style-name="T6149">rýv</text:span><text:span text:style-name="T6150">á</text:span></text:p>
      <text:p text:style-name="P6151"><text:span text:style-name="T6152">i</text:span><text:span text:style-name="T6153">nsp</text:span><text:span text:style-name="T6154">i</text:span><text:span text:style-name="T6155">r</text:span><text:span text:style-name="T6156">ace<text:s/></text:span><text:span text:style-name="T6157">pro vš</text:span><text:span text:style-name="T6158">ech</text:span><text:span text:style-name="T6159">ny</text:span><text:span text:style-name="T6160">,<text:s/></text:span><text:span text:style-name="T6161">kd</text:span><text:span text:style-name="T6162">o v</text:span><text:span text:style-name="T6163">ě</text:span><text:span text:style-name="T6164">ř</text:span><text:span text:style-name="T6165">í</text:span><text:span text:style-name="T6166">,<text:s/></text:span><text:span text:style-name="T6167">ž</text:span><text:span text:style-name="T6168">e je ča</text:span><text:span text:style-name="T6169">s n</text:span><text:span text:style-name="T6170">a d</text:span><text:span text:style-name="T6171">o</text:span><text:span text:style-name="T6172">b</text:span><text:span text:style-name="T6173">r</text:span><text:span text:style-name="T6174">é<text:s/></text:span><text:span text:style-name="T6175">v</text:span><text:span text:style-name="T6176">ěci a h</text:span><text:span text:style-name="T6177">l</text:span><text:span text:style-name="T6178">a</text:span><text:span text:style-name="T6179">vn</text:span><text:span text:style-name="T6180">ě<text:s/></text:span><text:span text:style-name="T6181">n</text:span><text:span text:style-name="T6182">a d</text:span><text:span text:style-name="T6183">o</text:span><text:span text:style-name="T6184">b</text:span><text:span text:style-name="T6185">r</text:span><text:span text:style-name="T6186">é jíd</text:span><text:span text:style-name="T6187">lo</text:span><text:span text:style-name="T6188">."</text:span></text:p>
      <text:p text:style-name="P6189"><text:span text:style-name="T6190">R</text:span><text:span text:style-name="T6191">ek</text:span><text:span text:style-name="T6192">l</text:span><text:span text:style-name="T6193">a</text:span><text:span text:style-name="T6194">m</text:span><text:span text:style-name="T6195">a<text:s/></text:span><text:span text:style-name="T6196">t</text:span><text:span text:style-name="T6197">ak<text:s/></text:span><text:span text:style-name="T6198">sl</text:span><text:span text:style-name="T6199">ed</text:span><text:span text:style-name="T6200">u</text:span><text:span text:style-name="T6201">jící<text:s/></text:span><text:span text:style-name="T6202">n</text:span><text:span text:style-name="T6203">abádá k<text:s/></text:span><text:span text:style-name="T6204">n</text:span><text:span text:style-name="T6205">ák</text:span><text:span text:style-name="T6206">upu po</text:span><text:span text:style-name="T6207">c</text:span><text:span text:style-name="T6208">t</text:span><text:span text:style-name="T6209">i</text:span><text:span text:style-name="T6210">v</text:span><text:span text:style-name="T6211">éh</text:span><text:span text:style-name="T6212">o<text:s/></text:span><text:span text:style-name="T6213">a d</text:span><text:span text:style-name="T6214">o</text:span><text:span text:style-name="T6215">b</text:span><text:span text:style-name="T6216">r</text:span><text:span text:style-name="T6217">éh</text:span><text:span text:style-name="T6218">o<text:s/></text:span><text:span text:style-name="T6219">jíd</text:span><text:span text:style-name="T6220">l</text:span><text:span text:style-name="T6221">a<text:s/></text:span><text:span text:style-name="T6222">m</text:span><text:span text:style-name="T6223">í</text:span><text:span text:style-name="T6224">sto n</text:span><text:span text:style-name="T6225">ek</text:span><text:span text:style-name="T6226">v</text:span><text:span text:style-name="T6227">a</text:span><text:span text:style-name="T6228">l</text:span><text:span text:style-name="T6229">i</text:span><text:span text:style-name="T6230">tn</text:span><text:span text:style-name="T6231">ích<text:s/></text:span><text:span text:style-name="T6232">n</text:span><text:span text:style-name="T6233">ah</text:span><text:span text:style-name="T6234">r</text:span><text:span text:style-name="T6235">á</text:span><text:span text:style-name="T6236">ž</text:span><text:span text:style-name="T6237">ek</text:span><text:span text:style-name="T6238">,</text:span></text:p>
      <text:p text:style-name="P6239"><text:span text:style-name="T6240">a</text:span><text:span text:style-name="T6241">l</text:span><text:span text:style-name="T6242">e je</text:span><text:span text:style-name="T6243">n z<text:s/></text:span><text:span text:style-name="T6244">R</text:span><text:span text:style-name="T6245">o</text:span><text:span text:style-name="T6246">h</text:span><text:span text:style-name="T6247">l</text:span><text:span text:style-name="T6248">ik</text:span><text:span text:style-name="T6249">u</text:span><text:span text:style-name="T6250">,<text:s/></text:span><text:span text:style-name="T6251">protož</text:span><text:span text:style-name="T6252">e<text:s/></text:span><text:span text:style-name="T6253">t</text:span><text:span text:style-name="T6254">e</text:span><text:span text:style-name="T6255">n m</text:span><text:span text:style-name="T6256">á<text:s/></text:span><text:span text:style-name="T6257">n</text:span><text:span text:style-name="T6258">ej</text:span><text:span text:style-name="T6259">l</text:span><text:span text:style-name="T6260">e</text:span><text:span text:style-name="T6261">pš</text:span><text:span text:style-name="T6262">í k</text:span><text:span text:style-name="T6263">v</text:span><text:span text:style-name="T6264">a</text:span><text:span text:style-name="T6265">l</text:span><text:span text:style-name="T6266">i</text:span><text:span text:style-name="T6267">tu z</text:span><text:span text:style-name="T6268">e<text:s/></text:span><text:span text:style-name="T6269">z</text:span><text:span text:style-name="T6270">d</text:span><text:span text:style-name="T6271">ro</text:span><text:span text:style-name="T6272">j</text:span><text:span text:style-name="T6273">ů z v</text:span><text:span text:style-name="T6274">e</text:span><text:span text:style-name="T6275">n</text:span><text:span text:style-name="T6276">k</text:span><text:span text:style-name="T6277">ov</text:span><text:span text:style-name="T6278">a</text:span><text:span text:style-name="T6279">.<text:s/></text:span><text:span text:style-name="T6280">T</text:span><text:span text:style-name="T6281">u</text:span><text:span text:style-name="T6282">dí</text:span><text:span text:style-name="T6283">ž n</text:span><text:span text:style-name="T6284">a</text:span><text:span text:style-name="T6285">l</text:span><text:span text:style-name="T6286">ákají<text:s/></text:span><text:span text:style-name="T6287">z</text:span><text:span text:style-name="T6288">áka</text:span><text:span text:style-name="T6289">zn</text:span><text:span text:style-name="T6290">ík</text:span><text:span text:style-name="T6291">y</text:span></text:p>
      <text:p text:style-name="P6292"><text:span text:style-name="T6293">k<text:s/></text:span><text:span text:style-name="T6294">n</text:span><text:span text:style-name="T6295">ák</text:span><text:span text:style-name="T6296">upu n</text:span><text:span text:style-name="T6297">a<text:s/></text:span><text:span text:style-name="T6298">R</text:span><text:span text:style-name="T6299">o</text:span><text:span text:style-name="T6300">h</text:span><text:span text:style-name="T6301">l</text:span><text:span text:style-name="T6302">ik</text:span><text:span text:style-name="T6303">u<text:s/></text:span><text:span text:style-name="T6304">a<text:s/></text:span><text:span text:style-name="T6305">zvýš</text:span><text:span text:style-name="T6306">í<text:s/></text:span><text:span text:style-name="T6307">sv</text:span><text:span text:style-name="T6308">é<text:s/></text:span><text:span text:style-name="T6309">z</text:span><text:span text:style-name="T6310">i</text:span><text:span text:style-name="T6311">s</text:span><text:span text:style-name="T6312">k</text:span><text:span text:style-name="T6313">y</text:span><text:span text:style-name="T6314">,<text:s/></text:span><text:span text:style-name="T6315">př</text:span><text:span text:style-name="T6316">í</text:span><text:span text:style-name="T6317">p</text:span><text:span text:style-name="T6318">ad</text:span><text:span text:style-name="T6319">n</text:span><text:span text:style-name="T6320">ě je<text:s/></text:span><text:span text:style-name="T6321">p</text:span><text:span text:style-name="T6322">ak i<text:s/></text:span><text:span text:style-name="T6323">možnost s</text:span><text:span text:style-name="T6324">i<text:s/></text:span><text:span text:style-name="T6325">zvýš</text:span><text:span text:style-name="T6326">i</text:span><text:span text:style-name="T6327">t m</text:span><text:span text:style-name="T6328">a</text:span><text:span text:style-name="T6329">rž</text:span><text:span text:style-name="T6330">e dík</text:span><text:span text:style-name="T6331">y</text:span></text:p>
      <text:p text:style-name="P6332"><text:span text:style-name="T6333">popul</text:span><text:span text:style-name="T6334">a</text:span><text:span text:style-name="T6335">r</text:span><text:span text:style-name="T6336">i</text:span><text:span text:style-name="T6337">t</text:span><text:span text:style-name="T6338">ě e</text:span><text:span text:style-name="T6339">-</text:span><text:span text:style-name="T6340">s</text:span><text:span text:style-name="T6341">h</text:span><text:span text:style-name="T6342">opu<text:s/></text:span><text:span text:style-name="T6343">a<text:s/></text:span><text:span text:style-name="T6344">n</text:span><text:span text:style-name="T6345">abí</text:span><text:span text:style-name="T6346">z</text:span><text:span text:style-name="T6347">e</text:span><text:span text:style-name="T6348">n</text:span><text:span text:style-name="T6349">í e</text:span><text:span text:style-name="T6350">xt</text:span><text:span text:style-name="T6351">e</text:span><text:span text:style-name="T6352">rn</text:span><text:span text:style-name="T6353">í</text:span><text:span text:style-name="T6354">m<text:s/></text:span><text:span text:style-name="T6355">d</text:span><text:span text:style-name="T6356">o</text:span><text:span text:style-name="T6357">da</text:span><text:span text:style-name="T6358">v</text:span><text:span text:style-name="T6359">a</text:span><text:span text:style-name="T6360">t</text:span><text:span text:style-name="T6361">e</text:span><text:span text:style-name="T6362">lům m</text:span><text:span text:style-name="T6363">e</text:span><text:span text:style-name="T6364">nš</text:span><text:span text:style-name="T6365">í<text:s/></text:span><text:span text:style-name="T6366">pro</text:span><text:span text:style-name="T6367">ce</text:span><text:span text:style-name="T6368">nt</text:span><text:span text:style-name="T6369">a</text:span><text:span text:style-name="T6370">.</text:span></text:p>
      <text:p text:style-name="P6371"><text:span text:style-name="T6372">P</text:span><text:span text:style-name="T6373">ř</text:span><text:span text:style-name="T6374">í</text:span><text:span text:style-name="T6375">p</text:span><text:span text:style-name="T6376">ad</text:span><text:span text:style-name="T6377">ov</text:span><text:span text:style-name="T6378">á<text:s/></text:span><text:span text:style-name="T6379">stu</text:span><text:span text:style-name="T6380">die<text:s/></text:span><text:span text:style-name="T6381">2:<text:s/></text:span><text:span text:style-name="T6382">K</text:span><text:span text:style-name="T6383">am</text:span><text:span text:style-name="T6384">p</text:span><text:span text:style-name="T6385">a</text:span><text:span text:style-name="T6386">ň v n</text:span><text:span text:style-name="T6387">ek</text:span><text:span text:style-name="T6388">o</text:span><text:span text:style-name="T6389">me</text:span><text:span text:style-name="T6390">r</text:span><text:span text:style-name="T6391">č</text:span><text:span text:style-name="T6392">n</text:span><text:span text:style-name="T6393">ím<text:s/></text:span><text:span text:style-name="T6394">s</text:span><text:span text:style-name="T6395">ek</text:span><text:span text:style-name="T6396">toru<text:s/></text:span><text:span text:style-name="T6397">-<text:s/></text:span><text:span text:style-name="T6398">E</text:span><text:span text:style-name="T6399">s</text:span><text:span text:style-name="T6400">k</text:span><text:span text:style-name="T6401">ortn</text:span><text:span text:style-name="T6402">í<text:s/></text:span><text:span text:style-name="T6403">s</text:span><text:span text:style-name="T6404">l</text:span><text:span text:style-name="T6405">už</text:span><text:span text:style-name="T6406">ba<text:s/></text:span><text:span text:style-name="T6407">G</text:span><text:span text:style-name="T6408">i</text:span><text:span text:style-name="T6409">r</text:span><text:span text:style-name="T6410">l</text:span><text:span text:style-name="T6411">s o</text:span><text:span text:style-name="T6412">f<text:s/></text:span><text:span text:style-name="T6413">P</text:span><text:span text:style-name="T6414">a</text:span><text:span text:style-name="T6415">r</text:span><text:span text:style-name="T6416">adi</text:span><text:span text:style-name="T6417">s</text:span><text:span text:style-name="T6418">e</text:span></text:p>
      <text:p text:style-name="P6419"><text:span text:style-name="T6420">R</text:span><text:span text:style-name="T6421">i</text:span><text:span text:style-name="T6422">z</text:span><text:span text:style-name="T6423">ik</text:span><text:span text:style-name="T6424">o prost</text:span><text:span text:style-name="T6425">i</text:span><text:span text:style-name="T6426">tu</text:span><text:span text:style-name="T6427">ce e</text:span><text:span text:style-name="T6428">x</text:span><text:span text:style-name="T6429">i</text:span><text:span text:style-name="T6430">stu</text:span><text:span text:style-name="T6431">je<text:s/></text:span><text:span text:style-name="T6432">už o</text:span><text:span text:style-name="T6433">d<text:s/></text:span><text:span text:style-name="T6434">n</text:span><text:span text:style-name="T6435">e</text:span><text:span text:style-name="T6436">p</text:span><text:span text:style-name="T6437">a</text:span><text:span text:style-name="T6438">m</text:span><text:span text:style-name="T6439">ě</text:span><text:span text:style-name="T6440">t</text:span><text:span text:style-name="T6441">i a<text:s/></text:span><text:span text:style-name="T6442">v<text:s/></text:span><text:span text:style-name="T6443">d</text:span><text:span text:style-name="T6444">n</text:span><text:span text:style-name="T6445">e</text:span><text:span text:style-name="T6446">šn</text:span><text:span text:style-name="T6447">í i</text:span><text:span text:style-name="T6448">nt</text:span><text:span text:style-name="T6449">e</text:span><text:span text:style-name="T6450">rn</text:span><text:span text:style-name="T6451">e</text:span><text:span text:style-name="T6452">tov</text:span><text:span text:style-name="T6453">é d</text:span><text:span text:style-name="T6454">o</text:span><text:span text:style-name="T6455">bě je<text:s/></text:span><text:span text:style-name="T6456">r</text:span><text:span text:style-name="T6457">i</text:span><text:span text:style-name="T6458">z</text:span><text:span text:style-name="T6459">ik</text:span><text:span text:style-name="T6460">o<text:s/></text:span><text:span text:style-name="T6461">je</text:span><text:span text:style-name="T6462">št</text:span><text:span text:style-name="T6463">ě<text:s/></text:span><text:span text:style-name="T6464">vyšš</text:span><text:span text:style-name="T6465">í</text:span><text:span text:style-name="T6466">.</text:span></text:p>
      <text:p text:style-name="P6467"><text:span text:style-name="T6468">D</text:span><text:span text:style-name="T6469">ůr</text:span><text:span text:style-name="T6470">a</text:span><text:span text:style-name="T6471">z n</text:span><text:span text:style-name="T6472">a a</text:span><text:span text:style-name="T6473">nonym</text:span><text:span text:style-name="T6474">i</text:span><text:span text:style-name="T6475">tu průmysl<text:s/></text:span><text:span text:style-name="T6476">dá</text:span><text:span text:style-name="T6477">l</text:span><text:span text:style-name="T6478">e<text:s/></text:span><text:span text:style-name="T6479">pos</text:span><text:span text:style-name="T6480">i</text:span><text:span text:style-name="T6481">lu</text:span><text:span text:style-name="T6482">je a<text:s/></text:span><text:span text:style-name="T6483">n</text:span><text:span text:style-name="T6484">ikd</text:span><text:span text:style-name="T6485">o s</text:span><text:span text:style-name="T6486">i<text:s/></text:span><text:span text:style-name="T6487">n</text:span><text:span text:style-name="T6488">edě</text:span><text:span text:style-name="T6489">l</text:span><text:span text:style-name="T6490">á h</text:span><text:span text:style-name="T6491">l</text:span><text:span text:style-name="T6492">a</text:span><text:span text:style-name="T6493">vu n</text:span><text:span text:style-name="T6494">ad<text:s/></text:span><text:span text:style-name="T6495">o</text:span><text:span text:style-name="T6496">bě</text:span><text:span text:style-name="T6497">tm</text:span><text:span text:style-name="T6498">i<text:s/></text:span><text:span text:style-name="T6499">z t</text:span><text:span text:style-name="T6500">ěch</text:span><text:span text:style-name="T6501">to o</text:span><text:span text:style-name="T6502">d</text:span><text:span text:style-name="T6503">v</text:span><text:span text:style-name="T6504">ě</text:span><text:span text:style-name="T6505">tv</text:span><text:span text:style-name="T6506">í</text:span></text:p>
      <text:p text:style-name="P6507"><text:span text:style-name="T6508">a k</text:span><text:span text:style-name="T6509">l</text:span><text:span text:style-name="T6510">ie</text:span><text:span text:style-name="T6511">nt</text:span><text:span text:style-name="T6512">i</text:span><text:span text:style-name="T6513">,<text:s/></text:span><text:span text:style-name="T6514">k</text:span><text:span text:style-name="T6515">t</text:span><text:span text:style-name="T6516">e</text:span><text:span text:style-name="T6517">ř</text:span><text:span text:style-name="T6518">í<text:s/></text:span><text:span text:style-name="T6519">z</text:span><text:span text:style-name="T6520">a<text:s/></text:span><text:span text:style-name="T6521">služ</text:span><text:span text:style-name="T6522">b</text:span><text:span text:style-name="T6523">y pl</text:span><text:span text:style-name="T6524">a</text:span><text:span text:style-name="T6525">t</text:span><text:span text:style-name="T6526">í</text:span><text:span text:style-name="T6527">,<text:s/></text:span><text:span text:style-name="T6528">j</text:span><text:span text:style-name="T6529">sou sou</text:span><text:span text:style-name="T6530">čá</text:span><text:span text:style-name="T6531">st</text:span><text:span text:style-name="T6532">í ce</text:span><text:span text:style-name="T6533">l</text:span><text:span text:style-name="T6534">éh</text:span><text:span text:style-name="T6535">o<text:s/></text:span><text:span text:style-name="T6536">k</text:span><text:span text:style-name="T6537">olo</text:span><text:span text:style-name="T6538">běh</text:span><text:span text:style-name="T6539">u pro</text:span><text:span text:style-name="T6540">b</text:span><text:span text:style-name="T6541">l</text:span><text:span text:style-name="T6542">é</text:span><text:span text:style-name="T6543">mu</text:span><text:span text:style-name="T6544">.<text:s/></text:span><text:span text:style-name="T6545">F</text:span><text:span text:style-name="T6546">r</text:span><text:span text:style-name="T6547">a</text:span><text:span text:style-name="T6548">n</text:span><text:span text:style-name="T6549">c</text:span><text:span text:style-name="T6550">ouzs</text:span><text:span text:style-name="T6551">ká</text:span></text:p>
      <text:p text:style-name="P6552"><text:span text:style-name="T6553">fe</text:span><text:span text:style-name="T6554">m</text:span><text:span text:style-name="T6555">i</text:span><text:span text:style-name="T6556">n</text:span><text:span text:style-name="T6557">i</text:span><text:span text:style-name="T6558">st</text:span><text:span text:style-name="T6559">ická<text:s/></text:span><text:span text:style-name="T6560">or</text:span><text:span text:style-name="T6561">ga</text:span><text:span text:style-name="T6562">n</text:span><text:span text:style-name="T6563">i</text:span><text:span text:style-name="T6564">z</text:span><text:span text:style-name="T6565">ace<text:s/></text:span><text:span text:style-name="T6566">M</text:span><text:span text:style-name="T6567">ouv</text:span><text:span text:style-name="T6568">e</text:span><text:span text:style-name="T6569">m</text:span><text:span text:style-name="T6570">e</text:span><text:span text:style-name="T6571">nt<text:s/></text:span><text:span text:style-name="T6572">d</text:span><text:span text:style-name="T6573">u<text:s/></text:span><text:span text:style-name="T6574">N</text:span><text:span text:style-name="T6575">id</text:span><text:span text:style-name="T6576">,<text:s/></text:span><text:span text:style-name="T6577">k</text:span><text:span text:style-name="T6578">t</text:span><text:span text:style-name="T6579">e</text:span><text:span text:style-name="T6580">r</text:span><text:span text:style-name="T6581">á<text:s/></text:span><text:span text:style-name="T6582">s</text:span><text:span text:style-name="T6583">e<text:s/></text:span><text:span text:style-name="T6584">st</text:span><text:span text:style-name="T6585">a</text:span><text:span text:style-name="T6586">r</text:span><text:span text:style-name="T6587">á<text:s/></text:span><text:span text:style-name="T6588">o<text:s/></text:span><text:span text:style-name="T6589">be</text:span><text:span text:style-name="T6590">zp</text:span><text:span text:style-name="T6591">ečí<text:s/></text:span><text:span text:style-name="T6592">t</text:span><text:span text:style-name="T6593">ěch</text:span><text:span text:style-name="T6594">to ž</text:span><text:span text:style-name="T6595">e</text:span><text:span text:style-name="T6596">n<text:s/></text:span><text:span text:style-name="T6597">a</text:span></text:p>
      <text:p text:style-name="P6598"><text:span text:style-name="T6599">m</text:span><text:span text:style-name="T6600">a</text:span><text:span text:style-name="T6601">r</text:span><text:span text:style-name="T6602">ke</text:span><text:span text:style-name="T6603">t</text:span><text:span text:style-name="T6604">i</text:span><text:span text:style-name="T6605">n</text:span><text:span text:style-name="T6606">g</text:span><text:span text:style-name="T6607">ov</text:span><text:span text:style-name="T6608">á age</text:span><text:span text:style-name="T6609">ntur</text:span><text:span text:style-name="T6610">a<text:s/></text:span><text:span text:style-name="T6611">M</text:span><text:span text:style-name="T6612">c</text:span><text:span text:style-name="T6613">C</text:span><text:span text:style-name="T6614">a</text:span><text:span text:style-name="T6615">nn<text:s/></text:span><text:span text:style-name="T6616">P</text:span><text:span text:style-name="T6617">a</text:span><text:span text:style-name="T6618">r</text:span><text:span text:style-name="T6619">i</text:span><text:span text:style-name="T6620">s s</text:span><text:span text:style-name="T6621">e<text:s/></text:span><text:span text:style-name="T6622">roz</text:span><text:span text:style-name="T6623">h</text:span><text:span text:style-name="T6624">o</text:span><text:span text:style-name="T6625">d</text:span><text:span text:style-name="T6626">ly n</text:span><text:span text:style-name="T6627">a<text:s/></text:span><text:span text:style-name="T6628">t</text:span><text:span text:style-name="T6629">e</text:span><text:span text:style-name="T6630">nto pro</text:span><text:span text:style-name="T6631">b</text:span><text:span text:style-name="T6632">l</text:span><text:span text:style-name="T6633">é</text:span><text:span text:style-name="T6634">m<text:s/></text:span><text:span text:style-name="T6635">k</text:span><text:span text:style-name="T6636">l</text:span><text:span text:style-name="T6637">ie</text:span><text:span text:style-name="T6638">nty upozorn</text:span><text:span text:style-name="T6639">i</text:span><text:span text:style-name="T6640">t<text:s/></text:span><text:span text:style-name="T6641">a</text:span></text:p>
      <text:p text:style-name="P6642"><text:span text:style-name="T6643">o</text:span><text:span text:style-name="T6644">d</text:span><text:span text:style-name="T6645">st</text:span><text:span text:style-name="T6646">a</text:span><text:span text:style-name="T6647">rtov</text:span><text:span text:style-name="T6648">a</text:span><text:span text:style-name="T6649">l</text:span><text:span text:style-name="T6650">i<text:s/></text:span><text:span text:style-name="T6651">v ro</text:span><text:span text:style-name="T6652">ce<text:s/></text:span><text:span text:style-name="T6653">2016<text:s/></text:span><text:span text:style-name="T6654">ka</text:span><text:span text:style-name="T6655">mp</text:span><text:span text:style-name="T6656">a</text:span><text:span text:style-name="T6657">ň s n</text:span><text:span text:style-name="T6658">á</text:span><text:span text:style-name="T6659">zv</text:span><text:span text:style-name="T6660">e</text:span><text:span text:style-name="T6661">m<text:s/></text:span><text:span text:style-name="T6662">"</text:span><text:span text:style-name="T6663">G</text:span><text:span text:style-name="T6664">i</text:span><text:span text:style-name="T6665">rls o</text:span><text:span text:style-name="T6666">f<text:s/></text:span><text:span text:style-name="T6667">P</text:span><text:span text:style-name="T6668">a</text:span><text:span text:style-name="T6669">r</text:span><text:span text:style-name="T6670">adi</text:span><text:span text:style-name="T6671">s</text:span><text:span text:style-name="T6672">e</text:span><text:span text:style-name="T6673">".<text:s/></text:span><text:span text:style-name="T6674">V<text:s/></text:span><text:span text:style-name="T6675">r</text:span><text:span text:style-name="T6676">á</text:span><text:span text:style-name="T6677">m</text:span><text:span text:style-name="T6678">ci<text:s/></text:span><text:span text:style-name="T6679">t</text:span><text:span text:style-name="T6680">é</text:span><text:span text:style-name="T6681">to<text:s/></text:span><text:span text:style-name="T6682">ka</text:span><text:span text:style-name="T6683">mp</text:span><text:span text:style-name="T6684">a</text:span><text:span text:style-name="T6685">n</text:span><text:span text:style-name="T6686">ě b</text:span><text:span text:style-name="T6687">yl</text:span></text:p>
      <text:p text:style-name="P6688"><text:span text:style-name="T6689">spušt</text:span><text:span text:style-name="T6690">ě</text:span><text:span text:style-name="T6691">n w</text:span><text:span text:style-name="T6692">eb</text:span><text:span text:style-name="T6693">,<text:s/></text:span><text:span text:style-name="T6694">k</text:span><text:span text:style-name="T6695">t</text:span><text:span text:style-name="T6696">e</text:span><text:span text:style-name="T6697">rý n</text:span><text:span text:style-name="T6698">á</text:span><text:span text:style-name="T6699">všt</text:span><text:span text:style-name="T6700">ě</text:span><text:span text:style-name="T6701">vn</text:span><text:span text:style-name="T6702">ík</text:span><text:span text:style-name="T6703">ům umožňov</text:span><text:span text:style-name="T6704">a</text:span><text:span text:style-name="T6705">l s</text:span><text:span text:style-name="T6706">i<text:s/></text:span><text:span text:style-name="T6707">vy</text:span><text:span text:style-name="T6708">b</text:span><text:span text:style-name="T6709">r</text:span><text:span text:style-name="T6710">a</text:span><text:span text:style-name="T6711">t ž</text:span><text:span text:style-name="T6712">e</text:span><text:span text:style-name="T6713">nu</text:span><text:span text:style-name="T6714">,<text:s/></text:span><text:span text:style-name="T6715">s</text:span><text:span text:style-name="T6716">e k</text:span><text:span text:style-name="T6717">t</text:span><text:span text:style-name="T6718">e</text:span><text:span text:style-name="T6719">rou<text:s/></text:span><text:span text:style-name="T6720">ch</text:span><text:span text:style-name="T6721">t</text:span><text:span text:style-name="T6722">ě</text:span><text:span text:style-name="T6723">l</text:span><text:span text:style-name="T6724">i<text:s/></text:span><text:span text:style-name="T6725">n</text:span><text:span text:style-name="T6726">a</text:span><text:span text:style-name="T6727">v</text:span><text:span text:style-name="T6728">á</text:span><text:span text:style-name="T6729">z</text:span><text:span text:style-name="T6730">a</text:span><text:span text:style-name="T6731">t<text:s/></text:span><text:span text:style-name="T6732">b</text:span><text:span text:style-name="T6733">l</text:span><text:span text:style-name="T6734">i</text:span><text:span text:style-name="T6735">žš</text:span><text:span text:style-name="T6736">í</text:span></text:p>
      <text:p text:style-name="P6737"><text:span text:style-name="T6738">k</text:span><text:span text:style-name="T6739">ont</text:span><text:span text:style-name="T6740">ak</text:span><text:span text:style-name="T6741">t</text:span><text:span text:style-name="T6742">.<text:s/></text:span><text:span text:style-name="T6743">W</text:span><text:span text:style-name="T6744">eb<text:s/></text:span><text:span text:style-name="T6745">umožňov</text:span><text:span text:style-name="T6746">a</text:span><text:span text:style-name="T6747">l<text:s/></text:span><text:span text:style-name="T6748">f</text:span><text:span text:style-name="T6749">un</text:span><text:span text:style-name="T6750">kci cha</text:span><text:span text:style-name="T6751">tov</text:span><text:span text:style-name="T6752">á</text:span><text:span text:style-name="T6753">n</text:span><text:span text:style-name="T6754">í<text:s/></text:span><text:span text:style-name="T6755">n</text:span><text:span text:style-name="T6756">eb</text:span><text:span text:style-name="T6757">o z</text:span><text:span text:style-name="T6758">a</text:span><text:span text:style-name="T6759">vol</text:span><text:span text:style-name="T6760">á</text:span><text:span text:style-name="T6761">n</text:span><text:span text:style-name="T6762">í<text:s/></text:span><text:span text:style-name="T6763">př</text:span><text:span text:style-name="T6764">ed d</text:span><text:span text:style-name="T6765">omluvou s</text:span><text:span text:style-name="T6766">ch</text:span><text:span text:style-name="T6767">ůz</text:span><text:span text:style-name="T6768">k</text:span><text:span text:style-name="T6769">y</text:span><text:span text:style-name="T6770">.</text:span></text:p>
      <text:p text:style-name="P6771"><text:span text:style-name="T6772">P</text:span><text:span text:style-name="T6773">ř</text:span><text:span text:style-name="T6774">ek</text:span><text:span text:style-name="T6775">v</text:span><text:span text:style-name="T6776">a</text:span><text:span text:style-name="T6777">p</text:span><text:span text:style-name="T6778">e</text:span><text:span text:style-name="T6779">n</text:span><text:span text:style-name="T6780">í<text:s/></text:span><text:span text:style-name="T6781">n</text:span><text:span text:style-name="T6782">ic</text:span><text:span text:style-name="T6783">m</text:span><text:span text:style-name="T6784">é</text:span><text:span text:style-name="T6785">n</text:span><text:span text:style-name="T6786">ě<text:s/></text:span><text:span text:style-name="T6787">př</text:span><text:span text:style-name="T6788">i</text:span><text:span text:style-name="T6789">šlo v mom</text:span><text:span text:style-name="T6790">e</text:span><text:span text:style-name="T6791">nt</text:span><text:span text:style-name="T6792">,<text:s/></text:span><text:span text:style-name="T6793">kd</text:span><text:span text:style-name="T6794">y s</text:span><text:span text:style-name="T6795">e k</text:span><text:span text:style-name="T6796">l</text:span><text:span text:style-name="T6797">ie</text:span><text:span text:style-name="T6798">nt roz</text:span><text:span text:style-name="T6799">h</text:span><text:span text:style-name="T6800">o</text:span><text:span text:style-name="T6801">d</text:span><text:span text:style-name="T6802">l s</text:span><text:span text:style-name="T6803">i jed</text:span><text:span text:style-name="T6804">nu z t</text:span><text:span text:style-name="T6805">ěch</text:span><text:span text:style-name="T6806">to ž</text:span><text:span text:style-name="T6807">e</text:span><text:span text:style-name="T6808">n o</text:span><text:span text:style-name="T6809">bjed</text:span><text:span text:style-name="T6810">n</text:span><text:span text:style-name="T6811">a</text:span><text:span text:style-name="T6812">t</text:span><text:span text:style-name="T6813">.<text:s/></text:span><text:span text:style-name="T6814">P</text:span><text:span text:style-name="T6815">ř</text:span><text:span text:style-name="T6816">i</text:span></text:p>
      <text:p text:style-name="P6817"><text:span text:style-name="T6818">zo</text:span><text:span text:style-name="T6819">b</text:span><text:span text:style-name="T6820">r</text:span><text:span text:style-name="T6821">a</text:span><text:span text:style-name="T6822">z</text:span><text:span text:style-name="T6823">e</text:span><text:span text:style-name="T6824">n</text:span><text:span text:style-name="T6825">í<text:s/></text:span><text:span text:style-name="T6826">v</text:span><text:span text:style-name="T6827">íce f</text:span><text:span text:style-name="T6828">ot</text:span><text:span text:style-name="T6829">ek b</text:span><text:span text:style-name="T6830">yly u</text:span><text:span text:style-name="T6831">ká</text:span><text:span text:style-name="T6832">z</text:span><text:span text:style-name="T6833">á</text:span><text:span text:style-name="T6834">ny<text:s/></text:span><text:span text:style-name="T6835">f</text:span><text:span text:style-name="T6836">ot</text:span><text:span text:style-name="T6837">k</text:span><text:span text:style-name="T6838">y zml</text:span><text:span text:style-name="T6839">áce</text:span><text:span text:style-name="T6840">n</text:span><text:span text:style-name="T6841">éh</text:span><text:span text:style-name="T6842">o<text:s/></text:span><text:span text:style-name="T6843">a<text:s/></text:span><text:span text:style-name="T6844">z</text:span><text:span text:style-name="T6845">k</text:span><text:span text:style-name="T6846">rv</text:span><text:span text:style-name="T6847">a</text:span><text:span text:style-name="T6848">v</text:span><text:span text:style-name="T6849">e</text:span><text:span text:style-name="T6850">n</text:span><text:span text:style-name="T6851">éh</text:span><text:span text:style-name="T6852">o t</text:span><text:span text:style-name="T6853">ě</text:span><text:span text:style-name="T6854">l</text:span><text:span text:style-name="T6855">a</text:span><text:span text:style-name="T6856">.<text:s/></text:span><text:span text:style-name="T6857">Z</text:span><text:span text:style-name="T6858">ji</text:span><text:span text:style-name="T6859">st</text:span><text:span text:style-name="T6860">i</text:span><text:span text:style-name="T6861">l</text:span><text:span text:style-name="T6862">,<text:s/></text:span><text:span text:style-name="T6863">ž</text:span><text:span text:style-name="T6864">e<text:s/></text:span><text:span text:style-name="T6865">ž</text:span><text:span text:style-name="T6866">e</text:span><text:span text:style-name="T6867">n</text:span><text:span text:style-name="T6868">a</text:span><text:span text:style-name="T6869">,<text:s/></text:span><text:span text:style-name="T6870">s</text:span><text:span text:style-name="T6871">e</text:span></text:p>
      <text:p text:style-name="P6872"><text:span text:style-name="T6873">k</text:span><text:span text:style-name="T6874">t</text:span><text:span text:style-name="T6875">e</text:span><text:span text:style-name="T6876">rou s</text:span><text:span text:style-name="T6877">e ch</text:span><text:span text:style-name="T6878">t</text:span><text:span text:style-name="T6879">ě</text:span><text:span text:style-name="T6880">l s</text:span><text:span text:style-name="T6881">e</text:span><text:span text:style-name="T6882">t</text:span><text:span text:style-name="T6883">ka</text:span><text:span text:style-name="T6884">t<text:s/></text:span><text:span text:style-name="T6885">je ji</text:span><text:span text:style-name="T6886">ž po smrt</text:span><text:span text:style-name="T6887">i</text:span><text:span text:style-name="T6888">,<text:s/></text:span><text:span text:style-name="T6889">st</text:span><text:span text:style-name="T6890">ej</text:span><text:span text:style-name="T6891">n</text:span><text:span text:style-name="T6892">ě jak</text:span><text:span text:style-name="T6893">o vš</text:span><text:span text:style-name="T6894">ech</text:span><text:span text:style-name="T6895">ny ž</text:span><text:span text:style-name="T6896">e</text:span><text:span text:style-name="T6897">ny</text:span><text:span text:style-name="T6898">,<text:s/></text:span><text:span text:style-name="T6899">k</text:span><text:span text:style-name="T6900">t</text:span><text:span text:style-name="T6901">e</text:span><text:span text:style-name="T6902">r</text:span><text:span text:style-name="T6903">é<text:s/></text:span><text:span text:style-name="T6904">n</text:span><text:span text:style-name="T6905">a<text:s/></text:span><text:span text:style-name="T6906">t</text:span><text:span text:style-name="T6907">é</text:span><text:span text:style-name="T6908">to str</text:span><text:span text:style-name="T6909">á</text:span><text:span text:style-name="T6910">n</text:span><text:span text:style-name="T6911">ce b</text:span><text:span text:style-name="T6912">yly</text:span></text:p>
      <text:p text:style-name="P6913"><text:span text:style-name="T6914">zv</text:span><text:span text:style-name="T6915">e</text:span><text:span text:style-name="T6916">ř</text:span><text:span text:style-name="T6917">ej</text:span><text:span text:style-name="T6918">n</text:span><text:span text:style-name="T6919">ě</text:span><text:span text:style-name="T6920">ny</text:span><text:span text:style-name="T6921">.<text:s/></text:span><text:span text:style-name="T6922">P</text:span><text:span text:style-name="T6923">o</text:span><text:span text:style-name="T6924">k</text:span><text:span text:style-name="T6925">u</text:span><text:span text:style-name="T6926">d<text:s/></text:span><text:span text:style-name="T6927">s</text:span><text:span text:style-name="T6928">e k</text:span><text:span text:style-name="T6929">l</text:span><text:span text:style-name="T6930">ie</text:span><text:span text:style-name="T6931">nt roz</text:span><text:span text:style-name="T6932">h</text:span><text:span text:style-name="T6933">o</text:span><text:span text:style-name="T6934">d</text:span><text:span text:style-name="T6935">l př</text:span><text:span text:style-name="T6936">í</text:span><text:span text:style-name="T6937">mo z</text:span><text:span text:style-name="T6938">a</text:span><text:span text:style-name="T6939">vol</text:span><text:span text:style-name="T6940">a</text:span><text:span text:style-name="T6941">t</text:span><text:span text:style-name="T6942">,<text:s/></text:span><text:span text:style-name="T6943">b</text:span><text:span text:style-name="T6944">ylo mu s</text:span><text:span text:style-name="T6945">dě</text:span><text:span text:style-name="T6946">l</text:span><text:span text:style-name="T6947">e</text:span><text:span text:style-name="T6948">no</text:span><text:span text:style-name="T6949">,<text:s/></text:span><text:span text:style-name="T6950">ž</text:span><text:span text:style-name="T6951">e dí</text:span><text:span text:style-name="T6952">v</text:span><text:span text:style-name="T6953">ka<text:s/></text:span><text:span text:style-name="T6954">s</text:span><text:span text:style-name="T6955">e<text:s/></text:span><text:span text:style-name="T6956">n</text:span><text:span text:style-name="T6957">a<text:s/></text:span><text:span text:style-name="T6958">s</text:span><text:span text:style-name="T6959">ch</text:span><text:span text:style-name="T6960">ůz</text:span><text:span text:style-name="T6961">k</text:span><text:span text:style-name="T6962">u</text:span></text:p>
      <text:p text:style-name="P6963"><text:span text:style-name="T6964">n</text:span><text:span text:style-name="T6965">e</text:span><text:span text:style-name="T6966">můž</text:span><text:span text:style-name="T6967">e d</text:span><text:span text:style-name="T6968">ost</text:span><text:span text:style-name="T6969">a</text:span><text:span text:style-name="T6970">v</text:span><text:span text:style-name="T6971">i</text:span><text:span text:style-name="T6972">t</text:span><text:span text:style-name="T6973">,<text:s/></text:span><text:span text:style-name="T6974">je</text:span><text:span text:style-name="T6975">l</text:span><text:span text:style-name="T6976">ik</text:span><text:span text:style-name="T6977">ož<text:s/></text:span><text:span text:style-name="T6978">b</text:span><text:span text:style-name="T6979">yl</text:span><text:span text:style-name="T6980">a<text:s/></text:span><text:span text:style-name="T6981">z</text:span><text:span text:style-name="T6982">a</text:span><text:span text:style-name="T6983">vr</text:span><text:span text:style-name="T6984">a</text:span><text:span text:style-name="T6985">ž</text:span><text:span text:style-name="T6986">dě</text:span><text:span text:style-name="T6987">n</text:span><text:span text:style-name="T6988">a<text:s/></text:span><text:span text:style-name="T6989">spolu s pop</text:span><text:span text:style-name="T6990">i</text:span><text:span text:style-name="T6991">s</text:span><text:span text:style-name="T6992">e</text:span><text:span text:style-name="T6993">m</text:span><text:span text:style-name="T6994">,<text:s/></text:span><text:span text:style-name="T6995">jak k její<text:s/></text:span><text:span text:style-name="T6996">smrt</text:span><text:span text:style-name="T6997">i d</text:span><text:span text:style-name="T6998">ošlo</text:span><text:span text:style-name="T6999">.</text:span></text:p>
      <text:p text:style-name="P7000"><text:span text:style-name="T7001">V</text:span><text:span text:style-name="T7002">ide</text:span><text:span text:style-name="T7003">o<text:s/></text:span><text:span text:style-name="T7004">-<text:s/></text:span><text:span text:style-name="T7005">G</text:span><text:span text:style-name="T7006">i</text:span><text:span text:style-name="T7007">rls o</text:span><text:span text:style-name="T7008">f<text:s/></text:span><text:span text:style-name="T7009">P</text:span><text:span text:style-name="T7010">a</text:span><text:span text:style-name="T7011">r</text:span><text:span text:style-name="T7012">adi</text:span><text:span text:style-name="T7013">s</text:span><text:span text:style-name="T7014">e<text:s/></text:span><text:span text:style-name="T7015">C</text:span><text:span text:style-name="T7016">a</text:span><text:span text:style-name="T7017">s</text:span><text:span text:style-name="T7018">e<text:s/></text:span><text:span text:style-name="T7019">S</text:span><text:span text:style-name="T7020">tu</text:span><text:span text:style-name="T7021">d</text:span><text:span text:style-name="T7022">y</text:span></text:p>
      <text:p text:style-name="P7023"><text:span text:style-name="T7024">Z</text:span><text:span text:style-name="T7025">d</text:span><text:span text:style-name="T7026">ro</text:span><text:span text:style-name="T7027">je</text:span><text:span text:style-name="T7028">:<text:s/></text:span><text:span text:style-name="T7029">P</text:span><text:span text:style-name="T7030">.<text:s/></text:span><text:span text:style-name="T7031">H</text:span><text:span text:style-name="T7032">aj</text:span><text:span text:style-name="T7033">n</text:span><text:span text:style-name="T7034">:<text:s/></text:span><text:span text:style-name="T7035">N</text:span><text:span text:style-name="T7036">ek</text:span><text:span text:style-name="T7037">om</text:span><text:span text:style-name="T7038">e</text:span><text:span text:style-name="T7039">r</text:span><text:span text:style-name="T7040">č</text:span><text:span text:style-name="T7041">n</text:span><text:span text:style-name="T7042">í<text:s/></text:span><text:span text:style-name="T7043">r</text:span><text:span text:style-name="T7044">ek</text:span><text:span text:style-name="T7045">l</text:span><text:span text:style-name="T7046">a</text:span><text:span text:style-name="T7047">m</text:span><text:span text:style-name="T7048">a a<text:s/></text:span><text:span text:style-name="T7049">pr</text:span><text:span text:style-name="T7050">á</text:span><text:span text:style-name="T7051">vo</text:span><text:span text:style-name="T7052">,<text:s/></text:span><text:span text:style-name="T7053">P</text:span><text:span text:style-name="T7054">.<text:s/></text:span><text:span text:style-name="T7055">K</text:span><text:span text:style-name="T7056">ade</text:span><text:span text:style-name="T7057">r</text:span><text:span text:style-name="T7058">ka</text:span><text:span text:style-name="T7059">:<text:s/></text:span><text:span text:style-name="T7060">R</text:span><text:span text:style-name="T7061">ek</text:span><text:span text:style-name="T7062">l</text:span><text:span text:style-name="T7063">a</text:span><text:span text:style-name="T7064">m</text:span><text:span text:style-name="T7065">a<text:s/></text:span><text:span text:style-name="T7066">v n</text:span><text:span text:style-name="T7067">e</text:span><text:span text:style-name="T7068">z</text:span><text:span text:style-name="T7069">i</text:span><text:span text:style-name="T7070">s</text:span><text:span text:style-name="T7071">k</text:span><text:span text:style-name="T7072">ov</text:span><text:span text:style-name="T7073">é</text:span><text:span text:style-name="T7074">m s</text:span><text:span text:style-name="T7075">ek</text:span><text:span text:style-name="T7076">toru</text:span><text:span text:style-name="T7077">:</text:span></text:p>
      <text:p text:style-name="P7078"><text:span text:style-name="T7079">a</text:span><text:span text:style-name="T7080">n</text:span><text:span text:style-name="T7081">a</text:span><text:span text:style-name="T7082">lýz</text:span><text:span text:style-name="T7083">a<text:s/></text:span><text:span text:style-name="T7084">r</text:span><text:span text:style-name="T7085">ece</text:span><text:span text:style-name="T7086">p</text:span><text:span text:style-name="T7087">ce<text:s/></text:span><text:span text:style-name="T7088">n</text:span><text:span text:style-name="T7089">ek</text:span><text:span text:style-name="T7090">om</text:span><text:span text:style-name="T7091">e</text:span><text:span text:style-name="T7092">r</text:span><text:span text:style-name="T7093">č</text:span><text:span text:style-name="T7094">n</text:span><text:span text:style-name="T7095">í<text:s/></text:span><text:span text:style-name="T7096">r</text:span><text:span text:style-name="T7097">ek</text:span><text:span text:style-name="T7098">l</text:span><text:span text:style-name="T7099">a</text:span><text:span text:style-name="T7100">my v mo</text:span><text:span text:style-name="T7101">de</text:span><text:span text:style-name="T7102">rov</text:span><text:span text:style-name="T7103">a</text:span><text:span text:style-name="T7104">ný</text:span><text:span text:style-name="T7105">ch<text:s/></text:span><text:span text:style-name="T7106">s</text:span><text:span text:style-name="T7107">k</text:span><text:span text:style-name="T7108">up</text:span><text:span text:style-name="T7109">i</text:span><text:span text:style-name="T7110">nový</text:span><text:span text:style-name="T7111">ch di</text:span><text:span text:style-name="T7112">s</text:span><text:span text:style-name="T7113">k</text:span><text:span text:style-name="T7114">us</text:span><text:span text:style-name="T7115">ích</text:span><text:span text:style-name="T7116">,<text:s/></text:span><text:span text:style-name="T7117">A</text:span><text:span text:style-name="T7118">t</text:span><text:span text:style-name="T7119">la</text:span><text:span text:style-name="T7120">nt</text:span><text:span text:style-name="T7121">ic</text:span><text:span text:style-name="T7122">.</text:span><text:span text:style-name="T7123">c</text:span><text:span text:style-name="T7124">z</text:span><text:span text:style-name="T7125">:</text:span></text:p>
      <text:p text:style-name="P7126"><text:span text:style-name="T7127">R</text:span><text:span text:style-name="T7128">ek</text:span><text:span text:style-name="T7129">l</text:span><text:span text:style-name="T7130">a</text:span><text:span text:style-name="T7131">mn</text:span><text:span text:style-name="T7132">í ka</text:span><text:span text:style-name="T7133">mp</text:span><text:span text:style-name="T7134">a</text:span><text:span text:style-name="T7135">n</text:span><text:span text:style-name="T7136">ě</text:span><text:span text:style-name="T7137">,<text:s/></text:span><text:span text:style-name="T7138">V</text:span><text:span text:style-name="T7139">ladimí</text:span><text:span text:style-name="T7140">r<text:s/></text:span><text:span text:style-name="T7141">M</text:span><text:span text:style-name="T7142">a</text:span><text:span text:style-name="T7143">tu</text:span><text:span text:style-name="T7144">la</text:span><text:span text:style-name="T7145">:<text:s/></text:span><text:span text:style-name="T7146">R</text:span><text:span text:style-name="T7147">ek</text:span><text:span text:style-name="T7148">l</text:span><text:span text:style-name="T7149">a</text:span><text:span text:style-name="T7150">mn</text:span><text:span text:style-name="T7151">í ka</text:span><text:span text:style-name="T7152">mp</text:span><text:span text:style-name="T7153">a</text:span><text:span text:style-name="T7154">n</text:span><text:span text:style-name="T7155">ě<text:s/></text:span><text:span text:style-name="T7156">–<text:s/></text:span><text:span text:style-name="T7157">n</text:span><text:span text:style-name="T7158">á</text:span><text:span text:style-name="T7159">vr</text:span><text:span text:style-name="T7160">h</text:span><text:span text:style-name="T7161">,<text:s/></text:span><text:span text:style-name="T7162">tvor</text:span><text:span text:style-name="T7163">ba a<text:s/></text:span><text:span text:style-name="T7164">rozpo</text:span><text:span text:style-name="T7165">če</text:span><text:span text:style-name="T7166">t</text:span><text:span text:style-name="T7167">,<text:s/></text:span><text:span text:style-name="T7168">T</text:span><text:span text:style-name="T7169">.</text:span></text:p>
      <text:p text:style-name="P7170"><text:span text:style-name="T7171">H</text:span><text:span text:style-name="T7172">ruš</text:span><text:span text:style-name="T7173">k</text:span><text:span text:style-name="T7174">ov</text:span><text:span text:style-name="T7175">á</text:span><text:span text:style-name="T7176">:<text:s/></text:span><text:span text:style-name="T7177">D</text:span><text:span text:style-name="T7178">i</text:span><text:span text:style-name="T7179">plomov</text:span><text:span text:style-name="T7180">á<text:s/></text:span><text:span text:style-name="T7181">pr</text:span><text:span text:style-name="T7182">áce<text:s/></text:span><text:span text:style-name="T7183">-<text:s/></text:span><text:span text:style-name="T7184">K</text:span><text:span text:style-name="T7185">omun</text:span><text:span text:style-name="T7186">ikač</text:span><text:span text:style-name="T7187">n</text:span><text:span text:style-name="T7188">í ka</text:span><text:span text:style-name="T7189">mp</text:span><text:span text:style-name="T7190">a</text:span><text:span text:style-name="T7191">ň v</text:span><text:span text:style-name="T7192">e<text:s/></text:span><text:span text:style-name="T7193">vy</text:span><text:span text:style-name="T7194">b</text:span><text:span text:style-name="T7195">r</text:span><text:span text:style-name="T7196">a</text:span><text:span text:style-name="T7197">n</text:span><text:span text:style-name="T7198">é<text:s/></text:span><text:span text:style-name="T7199">n</text:span><text:span text:style-name="T7200">e</text:span><text:span text:style-name="T7201">z</text:span><text:span text:style-name="T7202">i</text:span><text:span text:style-name="T7203">s</text:span><text:span text:style-name="T7204">k</text:span><text:span text:style-name="T7205">ov</text:span><text:span text:style-name="T7206">é<text:s/></text:span><text:span text:style-name="T7207">or</text:span><text:span text:style-name="T7208">ga</text:span><text:span text:style-name="T7209">n</text:span><text:span text:style-name="T7210">i</text:span><text:span text:style-name="T7211">z</text:span><text:span text:style-name="T7212">aci</text:span><text:span text:style-name="T7213">,<text:s/></text:span><text:span text:style-name="T7214">T</text:span><text:span text:style-name="T7215">ak</text:span><text:span text:style-name="T7216">ov</text:span><text:span text:style-name="T7217">í</text:span></text:p>
      <text:p text:style-name="P7218"><text:span text:style-name="T7219">j</text:span><text:span text:style-name="T7220">sm</text:span><text:span text:style-name="T7221">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3Font_0" svg:font-family="T3Font_0" style:font-family-generic="swiss" svg:panose-1="0 0 0 0 0 0 0 0 0 0"/>
    <style:font-face style:name="T3Font_1" svg:font-family="T3Font_1" style:font-family-generic="swiss" svg:panose-1="0 0 0 0 0 0 0 0 0 0"/>
    <style:font-face style:name="T3Font_2" svg:font-family="T3Font_2" style:font-family-generic="swiss" svg:panose-1="0 0 0 0 0 0 0 0 0 0"/>
    <style:font-face style:name="T3Font_3" svg:font-family="T3Font_3" style:font-family-generic="swiss" svg:panose-1="0 0 0 0 0 0 0 0 0 0"/>
    <style:font-face style:name="T3Font_4" svg:font-family="T3Font_4" style:font-family-generic="swiss" svg:panose-1="0 0 0 0 0 0 0 0 0 0"/>
    <style:font-face style:name="T3Font_5" svg:font-family="T3Font_5" style:font-family-generic="swiss" svg:panose-1="0 0 0 0 0 0 0 0 0 0"/>
    <style:font-face style:name="T3Font_6" svg:font-family="T3Font_6" style:font-family-generic="swiss" svg:panose-1="0 0 0 0 0 0 0 0 0 0"/>
    <style:font-face style:name="T3Font_7" svg:font-family="T3Font_7" style:font-family-generic="swiss" svg:panose-1="0 0 0 0 0 0 0 0 0 0"/>
    <style:font-face style:name="T3Font_8" svg:font-family="T3Font_8" style:font-family-generic="swiss" svg:panose-1="0 0 0 0 0 0 0 0 0 0"/>
    <style:font-face style:name="T3Font_9" svg:font-family="T3Font_9" style:font-family-generic="swiss" svg:panose-1="0 0 0 0 0 0 0 0 0 0"/>
    <style:font-face style:name="T3Font_10" svg:font-family="T3Font_10" style:font-family-generic="swiss" svg:panose-1="0 0 0 0 0 0 0 0 0 0"/>
    <style:font-face style:name="T3Font_11" svg:font-family="T3Font_11" style:font-family-generic="swiss" svg:panose-1="0 0 0 0 0 0 0 0 0 0"/>
    <style:font-face style:name="T3Font_12" svg:font-family="T3Font_12" style:font-family-generic="swiss" svg:panose-1="0 0 0 0 0 0 0 0 0 0"/>
    <style:font-face style:name="T3Font_42" svg:font-family="T3Font_42" style:font-family-generic="swiss" svg:panose-1="0 0 0 0 0 0 0 0 0 0"/>
    <style:font-face style:name="T3Font_44" svg:font-family="T3Font_44" style:font-family-generic="swiss" svg:panose-1="0 0 0 0 0 0 0 0 0 0"/>
    <style:font-face style:name="T3Font_45" svg:font-family="T3Font_45" style:font-family-generic="swiss" svg:panose-1="0 0 0 0 0 0 0 0 0 0"/>
    <style:font-face style:name="T3Font_48" svg:font-family="T3Font_48" style:font-family-generic="swiss" svg:panose-1="0 0 0 0 0 0 0 0 0 0"/>
    <style:font-face style:name="T3Font_47" svg:font-family="T3Font_47" style:font-family-generic="swiss" svg:panose-1="0 0 0 0 0 0 0 0 0 0"/>
    <style:font-face style:name="T3Font_46" svg:font-family="T3Font_46" style:font-family-generic="swiss" svg:panose-1="0 0 0 0 0 0 0 0 0 0"/>
    <style:font-face style:name="T3Font_43" svg:font-family="T3Font_43" style:font-family-generic="swiss" svg:panose-1="0 0 0 0 0 0 0 0 0 0"/>
    <style:font-face style:name="T3Font_40" svg:font-family="T3Font_40" style:font-family-generic="swiss" svg:panose-1="0 0 0 0 0 0 0 0 0 0"/>
    <style:font-face style:name="T3Font_41" svg:font-family="T3Font_41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18T11:26:00Z</meta:creation-date>
    <dc:date>2023-05-18T11:26:00Z</dc:date>
    <meta:template xlink:href="Normal.dotm" xlink:type="simple"/>
    <meta:editing-cycles>3</meta:editing-cycles>
    <meta:editing-duration>PT60S</meta:editing-duration>
    <meta:document-statistic meta:page-count="1" meta:paragraph-count="27" meta:word-count="2010" meta:character-count="13842" meta:row-count="98" meta:non-whitespace-character-count="11859"/>
  </office:meta>
</office:document-meta>
</file>